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Times New Roman" svg:font-family="'Times New Roman'" style:font-family-generic="roman"/>
  </office:font-face-decls>
  <office:automatic-styles>
    <style:style style:name="P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style:font-name="Times New Roman" fo:font-size="21pt" officeooo:rsid="000facb6" officeooo:paragraph-rsid="000facb6" style:font-size-asian="18.3500003814697pt" style:font-size-complex="21pt"/>
    </style:style>
    <style:style style:name="P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style:font-name="Times New Roman" fo:font-size="21pt" officeooo:rsid="000facb6" officeooo:paragraph-rsid="0018134a" style:font-size-asian="18.3500003814697pt" style:font-size-complex="21pt"/>
    </style:style>
    <style:style style:name="P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style:font-name="Times New Roman" fo:font-size="21pt" officeooo:rsid="000facb6" officeooo:paragraph-rsid="002e6881" style:font-size-asian="18.3500003814697pt" style:font-size-complex="21pt"/>
    </style:style>
    <style:style style:name="P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style:font-name="Times New Roman" fo:font-size="21pt" officeooo:rsid="000facb6" officeooo:paragraph-rsid="0089d86b" style:font-size-asian="18.3500003814697pt" style:font-size-complex="21pt"/>
    </style:style>
    <style:style style:name="P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start" style:justify-single-word="false"/>
      <style:text-properties style:font-name="Times New Roman" fo:font-size="21pt" officeooo:rsid="000facb6" officeooo:paragraph-rsid="000facb6" style:font-size-asian="18.3500003814697pt" style:font-size-complex="21pt"/>
    </style:style>
    <style:style style:name="P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style:font-name="Times New Roman" fo:font-size="21pt" officeooo:rsid="000facb6" officeooo:paragraph-rsid="011b57a1" style:font-size-asian="18.3500003814697pt" style:font-size-complex="21pt"/>
    </style:style>
    <style:style style:name="P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style:font-name="Times New Roman" fo:font-size="21pt" officeooo:rsid="000facb6" officeooo:paragraph-rsid="011dc478" style:font-size-asian="18.3500003814697pt" style:font-size-complex="21pt"/>
    </style:style>
    <style:style style:name="P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style:font-name="Times New Roman" fo:font-size="21pt" officeooo:rsid="000facb6" officeooo:paragraph-rsid="013df436" style:font-size-asian="18.3500003814697pt" style:font-size-complex="21pt"/>
    </style:style>
    <style:style style:name="P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center" style:justify-single-word="false"/>
      <style:text-properties style:font-name="Times New Roman" fo:font-size="21pt" officeooo:rsid="000facb6" officeooo:paragraph-rsid="000facb6" style:font-size-asian="18.3500003814697pt" style:font-size-complex="21pt"/>
    </style:style>
    <style:style style:name="P1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style:font-name="Times New Roman" fo:font-size="21pt" officeooo:rsid="000facb6" officeooo:paragraph-rsid="076a3983" style:font-size-asian="18.3500003814697pt" style:font-size-complex="21pt"/>
    </style:style>
    <style:style style:name="P1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style:font-name="Times New Roman" fo:font-size="21pt" officeooo:rsid="000facb6" officeooo:paragraph-rsid="0edb1475" style:font-size-asian="18.3500003814697pt" style:font-size-complex="21pt"/>
    </style:style>
    <style:style style:name="P1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style:font-name="Times New Roman" fo:font-size="21pt" officeooo:rsid="000facb6" officeooo:paragraph-rsid="0ee5faad" style:font-size-asian="18.3500003814697pt" style:font-size-complex="21pt"/>
    </style:style>
    <style:style style:name="P1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style:font-name="Times New Roman" fo:font-size="21pt" officeooo:rsid="000facb6" officeooo:paragraph-rsid="002f7d45" style:font-size-asian="18.3500003814697pt" style:font-size-complex="21pt"/>
    </style:style>
    <style:style style:name="P1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style:font-name="Times New Roman" fo:font-size="21pt" officeooo:rsid="000facb6" officeooo:paragraph-rsid="0f37132e" style:font-size-asian="18.3500003814697pt" style:font-size-complex="21pt"/>
    </style:style>
    <style:style style:name="P1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style:font-name="Times New Roman" fo:font-size="21pt" officeooo:rsid="000facb6" officeooo:paragraph-rsid="0f398653" style:font-size-asian="18.3500003814697pt" style:font-size-complex="21pt"/>
    </style:style>
    <style:style style:name="P1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style:font-name="Times New Roman" fo:font-size="21pt" officeooo:rsid="000facb6" officeooo:paragraph-rsid="0f3f01ba" style:font-size-asian="18.3500003814697pt" style:font-size-complex="21pt"/>
    </style:style>
    <style:style style:name="P1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style:font-name="Times New Roman" fo:font-size="21pt" officeooo:rsid="000facb6" officeooo:paragraph-rsid="0f4d62c9" style:font-size-asian="18.3500003814697pt" style:font-size-complex="21pt"/>
    </style:style>
    <style:style style:name="P1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style:font-name="Times New Roman" fo:font-size="21pt" officeooo:rsid="002aee95" officeooo:paragraph-rsid="002aee95" style:font-size-asian="18.3500003814697pt" style:font-size-complex="21pt"/>
    </style:style>
    <style:style style:name="P1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style:font-name="Times New Roman" fo:font-size="21pt" officeooo:rsid="01608ace" officeooo:paragraph-rsid="01608ace" style:font-size-asian="18.3500003814697pt" style:font-size-complex="21pt"/>
    </style:style>
    <style:style style:name="P2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style:font-name="Times New Roman" fo:font-size="21pt" officeooo:rsid="01608ace" officeooo:paragraph-rsid="076c6729" style:font-size-asian="18.3500003814697pt" style:font-size-complex="21pt"/>
    </style:style>
    <style:style style:name="P2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style:font-name="Times New Roman" fo:font-size="21pt" officeooo:rsid="0163da40" officeooo:paragraph-rsid="0163da40" style:font-size-asian="18.3500003814697pt" style:font-size-complex="21pt"/>
    </style:style>
    <style:style style:name="P2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style:font-name="Times New Roman" fo:font-size="21pt" officeooo:rsid="017c6048" officeooo:paragraph-rsid="017c6048" style:font-size-asian="18.3500003814697pt" style:font-size-complex="21pt"/>
    </style:style>
    <style:style style:name="P2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style:font-name="Times New Roman" fo:font-size="21pt" officeooo:rsid="0184bd5b" officeooo:paragraph-rsid="0184bd5b" style:font-size-asian="18.3500003814697pt" style:font-size-complex="21pt"/>
    </style:style>
    <style:style style:name="P2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style:font-name="Times New Roman" fo:font-size="21pt" officeooo:rsid="0184bd5b" officeooo:paragraph-rsid="0189c359" style:font-size-asian="18.3500003814697pt" style:font-size-complex="21pt"/>
    </style:style>
    <style:style style:name="P2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style:font-name="Times New Roman" fo:font-size="21pt" officeooo:rsid="0160bc9d" officeooo:paragraph-rsid="076c6729" style:font-size-asian="18.3500003814697pt" style:font-size-complex="21pt"/>
    </style:style>
    <style:style style:name="P2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style:font-name="Times New Roman" fo:font-size="21pt" officeooo:rsid="0cd42e9d" officeooo:paragraph-rsid="017c6048" style:font-size-asian="18.3500003814697pt" style:font-size-complex="21pt"/>
    </style:style>
    <style:style style:name="P2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style:font-name="Times New Roman" fo:font-size="21pt" officeooo:rsid="0f4939e9" officeooo:paragraph-rsid="0f4939e9" style:font-size-asian="18.3500003814697pt" style:font-size-complex="21pt"/>
    </style:style>
    <style:style style:name="P2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style:font-name="Times New Roman" fo:font-size="21pt" officeooo:rsid="0f49b5e2" officeooo:paragraph-rsid="0f49b5e2" style:font-size-asian="18.3500003814697pt" style:font-size-complex="21pt"/>
    </style:style>
    <style:style style:name="P2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center" style:justify-single-word="false"/>
      <style:text-properties style:font-name="Times New Roman" fo:font-size="21pt" fo:font-weight="bold" officeooo:rsid="000facb6" officeooo:paragraph-rsid="000facb6" style:font-size-asian="18.3500003814697pt" style:font-weight-asian="bold" style:font-size-complex="21pt" style:font-weight-complex="bold"/>
    </style:style>
    <style:style style:name="P3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center" style:justify-single-word="false"/>
      <style:text-properties style:font-name="Times New Roman" fo:font-size="21pt" fo:font-weight="bold" officeooo:rsid="00d6cd40" officeooo:paragraph-rsid="00d6cd40" style:font-size-asian="18.3500003814697pt" style:font-weight-asian="bold" style:font-size-complex="21pt" style:font-weight-complex="bold"/>
    </style:style>
    <style:style style:name="P3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center" style:justify-single-word="false"/>
      <style:text-properties style:font-name="Times New Roman" fo:font-size="21pt" fo:font-weight="bold" officeooo:rsid="0e36c7da" officeooo:paragraph-rsid="0e36c7da" style:font-size-asian="18.3500003814697pt" style:font-weight-asian="bold" style:font-size-complex="21pt" style:font-weight-complex="bold"/>
    </style:style>
    <style:style style:name="P3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center" style:justify-single-word="false"/>
      <style:text-properties style:font-name="Times New Roman" fo:font-size="21pt" fo:font-weight="bold" officeooo:rsid="010a98b0" officeooo:paragraph-rsid="000facb6" style:font-size-asian="18.3500003814697pt" style:font-weight-asian="bold" style:font-size-complex="21pt" style:font-weight-complex="bold"/>
    </style:style>
    <style:style style:name="P3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center" style:justify-single-word="false"/>
      <style:text-properties style:font-name="Times New Roman" fo:font-size="21pt" fo:font-weight="bold" officeooo:rsid="010fa2b9" officeooo:paragraph-rsid="000facb6" style:font-size-asian="18.3500003814697pt" style:font-weight-asian="bold" style:font-size-complex="21pt" style:font-weight-complex="bold"/>
    </style:style>
    <style:style style:name="P3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center" style:justify-single-word="false"/>
      <style:text-properties style:font-name="Times New Roman" fo:font-size="21pt" fo:font-weight="bold" officeooo:rsid="0194d610" officeooo:paragraph-rsid="0194d610" style:font-size-asian="18.3500003814697pt" style:font-weight-asian="bold" style:font-size-complex="21pt" style:font-weight-complex="bold"/>
    </style:style>
    <style:style style:name="P3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bold" officeooo:rsid="0194d610" officeooo:paragraph-rsid="0194d610" style:font-size-asian="18.3500003814697pt" style:font-weight-asian="bold" style:font-size-complex="21pt" style:font-weight-complex="bold"/>
    </style:style>
    <style:style style:name="P3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00da9cb7" officeooo:paragraph-rsid="00da9cb7" style:font-size-asian="18.3500003814697pt" style:font-weight-asian="normal" style:font-size-complex="21pt" style:font-weight-complex="normal"/>
    </style:style>
    <style:style style:name="P3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00da9cb7" officeooo:paragraph-rsid="00dfc6a1" style:font-size-asian="18.3500003814697pt" style:font-weight-asian="normal" style:font-size-complex="21pt" style:font-weight-complex="normal"/>
    </style:style>
    <style:style style:name="P3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00da9cb7" officeooo:paragraph-rsid="00e76c3f" style:font-size-asian="18.3500003814697pt" style:font-weight-asian="normal" style:font-size-complex="21pt" style:font-weight-complex="normal"/>
    </style:style>
    <style:style style:name="P3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00da9cb7" officeooo:paragraph-rsid="00f4d642" style:font-size-asian="18.3500003814697pt" style:font-weight-asian="normal" style:font-size-complex="21pt" style:font-weight-complex="normal"/>
    </style:style>
    <style:style style:name="P4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00da9cb7" officeooo:paragraph-rsid="071750b3" style:font-size-asian="18.3500003814697pt" style:font-weight-asian="normal" style:font-size-complex="21pt" style:font-weight-complex="normal"/>
    </style:style>
    <style:style style:name="P4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00da9cb7" officeooo:paragraph-rsid="0cb2de7e" style:font-size-asian="18.3500003814697pt" style:font-weight-asian="normal" style:font-size-complex="21pt" style:font-weight-complex="normal"/>
    </style:style>
    <style:style style:name="P4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00f6bed4" officeooo:paragraph-rsid="00f6bed4" style:font-size-asian="18.3500003814697pt" style:font-weight-asian="normal" style:font-size-complex="21pt" style:font-weight-complex="normal"/>
    </style:style>
    <style:style style:name="P4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00f7755f" officeooo:paragraph-rsid="00f7755f" style:font-size-asian="18.3500003814697pt" style:font-weight-asian="normal" style:font-size-complex="21pt" style:font-weight-complex="normal"/>
    </style:style>
    <style:style style:name="P4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01057fb5" officeooo:paragraph-rsid="01057fb5" style:font-size-asian="18.3500003814697pt" style:font-weight-asian="normal" style:font-size-complex="21pt" style:font-weight-complex="normal"/>
    </style:style>
    <style:style style:name="P4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01075857" officeooo:paragraph-rsid="01075857" style:font-size-asian="18.3500003814697pt" style:font-weight-asian="normal" style:font-size-complex="21pt" style:font-weight-complex="normal"/>
    </style:style>
    <style:style style:name="P4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01962d68" officeooo:paragraph-rsid="01962d68" style:font-size-asian="18.3500003814697pt" style:font-weight-asian="normal" style:font-size-complex="21pt" style:font-weight-complex="normal"/>
    </style:style>
    <style:style style:name="P4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01a0078a" officeooo:paragraph-rsid="01a0078a" style:font-size-asian="18.3500003814697pt" style:font-weight-asian="normal" style:font-size-complex="21pt" style:font-weight-complex="normal"/>
    </style:style>
    <style:style style:name="P4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01a0078a" officeooo:paragraph-rsid="01efa1cf" style:font-size-asian="18.3500003814697pt" style:font-weight-asian="normal" style:font-size-complex="21pt" style:font-weight-complex="normal"/>
    </style:style>
    <style:style style:name="P4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01a0078a" officeooo:paragraph-rsid="0cd8fcc5" style:font-size-asian="18.3500003814697pt" style:font-weight-asian="normal" style:font-size-complex="21pt" style:font-weight-complex="normal"/>
    </style:style>
    <style:style style:name="P5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0e36c7da" officeooo:paragraph-rsid="0e36c7da" style:font-size-asian="18.3500003814697pt" style:font-weight-asian="normal" style:font-size-complex="21pt" style:font-weight-complex="normal"/>
    </style:style>
    <style:style style:name="P5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0e39bebe" officeooo:paragraph-rsid="0e36c7da" style:font-size-asian="18.3500003814697pt" style:font-weight-asian="normal" style:font-size-complex="21pt" style:font-weight-complex="normal"/>
    </style:style>
    <style:style style:name="P5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0e4e3429" officeooo:paragraph-rsid="0e36c7da" style:font-size-asian="18.3500003814697pt" style:font-weight-asian="normal" style:font-size-complex="21pt" style:font-weight-complex="normal"/>
    </style:style>
    <style:style style:name="P5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0e524b22" officeooo:paragraph-rsid="0e6f669f" style:font-size-asian="18.3500003814697pt" style:font-weight-asian="normal" style:font-size-complex="21pt" style:font-weight-complex="normal"/>
    </style:style>
    <style:style style:name="P5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0e524b22" officeooo:paragraph-rsid="103721b2" style:font-size-asian="18.3500003814697pt" style:font-weight-asian="normal" style:font-size-complex="21pt" style:font-weight-complex="normal"/>
    </style:style>
    <style:style style:name="P5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center" style:justify-single-word="false"/>
      <style:text-properties style:font-name="Times New Roman" fo:font-size="21pt" fo:font-weight="normal" officeooo:rsid="0e524b22" officeooo:paragraph-rsid="103721b2" style:font-size-asian="18.3500003814697pt" style:font-weight-asian="normal" style:font-size-complex="21pt" style:font-weight-complex="normal"/>
    </style:style>
    <style:style style:name="P5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0e78b95f" officeooo:paragraph-rsid="0e7b8e29" style:font-size-asian="18.3500003814697pt" style:font-weight-asian="normal" style:font-size-complex="21pt" style:font-weight-complex="normal"/>
    </style:style>
    <style:style style:name="P5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1b637ce" officeooo:paragraph-rsid="01b637ce" style:font-size-asian="18.3500003814697pt" style:font-weight-asian="normal" style:font-size-complex="21pt" style:font-weight-complex="normal"/>
    </style:style>
    <style:style style:name="P5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1bae918" officeooo:paragraph-rsid="01bae918" style:font-size-asian="18.3500003814697pt" style:font-weight-asian="normal" style:font-size-complex="21pt" style:font-weight-complex="normal"/>
    </style:style>
    <style:style style:name="P5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1c4c29b" officeooo:paragraph-rsid="01c4c29b" style:font-size-asian="18.3500003814697pt" style:font-weight-asian="normal" style:font-size-complex="21pt" style:font-weight-complex="normal"/>
    </style:style>
    <style:style style:name="P6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1c91e9b" officeooo:paragraph-rsid="01c91e9b" style:font-size-asian="18.3500003814697pt" style:font-weight-asian="normal" style:font-size-complex="21pt" style:font-weight-complex="normal"/>
    </style:style>
    <style:style style:name="P6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1d09439" officeooo:paragraph-rsid="01d09439" style:font-size-asian="18.3500003814697pt" style:font-weight-asian="normal" style:font-size-complex="21pt" style:font-weight-complex="normal"/>
    </style:style>
    <style:style style:name="P6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1d09439" officeooo:paragraph-rsid="01d4fe16" style:font-size-asian="18.3500003814697pt" style:font-weight-asian="normal" style:font-size-complex="21pt" style:font-weight-complex="normal"/>
    </style:style>
    <style:style style:name="P6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1d4fe16" officeooo:paragraph-rsid="01dacdcd" style:font-size-asian="18.3500003814697pt" style:font-weight-asian="normal" style:font-size-complex="21pt" style:font-weight-complex="normal"/>
    </style:style>
    <style:style style:name="P6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1d4fe16" officeooo:paragraph-rsid="01d4fe16" style:font-size-asian="18.3500003814697pt" style:font-weight-asian="normal" style:font-size-complex="21pt" style:font-weight-complex="normal"/>
    </style:style>
    <style:style style:name="P6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1d4fe16" officeooo:paragraph-rsid="0fa6f020" style:font-size-asian="18.3500003814697pt" style:font-weight-asian="normal" style:font-size-complex="21pt" style:font-weight-complex="normal"/>
    </style:style>
    <style:style style:name="P6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1d4fe16" officeooo:paragraph-rsid="0fb1acfa" style:font-size-asian="18.3500003814697pt" style:font-weight-asian="normal" style:font-size-complex="21pt" style:font-weight-complex="normal"/>
    </style:style>
    <style:style style:name="P6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1e2f1ed" officeooo:paragraph-rsid="01e2f1ed" style:font-size-asian="18.3500003814697pt" style:font-weight-asian="normal" style:font-size-complex="21pt" style:font-weight-complex="normal"/>
    </style:style>
    <style:style style:name="P6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1e767cd" officeooo:paragraph-rsid="01e767cd" style:font-size-asian="18.3500003814697pt" style:font-weight-asian="normal" style:font-size-complex="21pt" style:font-weight-complex="normal"/>
    </style:style>
    <style:style style:name="P6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1e95279" officeooo:paragraph-rsid="01e95279" style:font-size-asian="18.3500003814697pt" style:font-weight-asian="normal" style:font-size-complex="21pt" style:font-weight-complex="normal"/>
    </style:style>
    <style:style style:name="P7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1ec705f" officeooo:paragraph-rsid="01ec705f" style:font-size-asian="18.3500003814697pt" style:font-weight-asian="normal" style:font-size-complex="21pt" style:font-weight-complex="normal"/>
    </style:style>
    <style:style style:name="P7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2e76135" officeooo:paragraph-rsid="02e76135" style:font-size-asian="18.3500003814697pt" style:font-weight-asian="normal" style:font-size-complex="21pt" style:font-weight-complex="normal"/>
    </style:style>
    <style:style style:name="P7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2e76135" officeooo:paragraph-rsid="0ec3b240" style:font-size-asian="18.3500003814697pt" style:font-weight-asian="normal" style:font-size-complex="21pt" style:font-weight-complex="normal"/>
    </style:style>
    <style:style style:name="P7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31d16c1" officeooo:paragraph-rsid="031d16c1" style:font-size-asian="18.3500003814697pt" style:font-weight-asian="normal" style:font-size-complex="21pt" style:font-weight-complex="normal"/>
    </style:style>
    <style:style style:name="P7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355600b" officeooo:paragraph-rsid="0355600b" style:font-size-asian="18.3500003814697pt" style:font-weight-asian="normal" style:font-size-complex="21pt" style:font-weight-complex="normal"/>
    </style:style>
    <style:style style:name="P7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23b1d2c" officeooo:paragraph-rsid="02375a1c" style:font-size-asian="18.3500003814697pt" style:font-weight-asian="normal" style:font-size-complex="21pt" style:font-weight-complex="normal"/>
    </style:style>
    <style:style style:name="P7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3b3b46e" officeooo:paragraph-rsid="03c1d92b" style:font-size-asian="18.3500003814697pt" style:font-weight-asian="normal" style:font-size-complex="21pt" style:font-weight-complex="normal"/>
    </style:style>
    <style:style style:name="P7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3c2462d" officeooo:paragraph-rsid="03c2462d" style:font-size-asian="18.3500003814697pt" style:font-weight-asian="normal" style:font-size-complex="21pt" style:font-weight-complex="normal"/>
    </style:style>
    <style:style style:name="P7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3ef8334" officeooo:paragraph-rsid="03ef8334" style:font-size-asian="18.3500003814697pt" style:font-weight-asian="normal" style:font-size-complex="21pt" style:font-weight-complex="normal"/>
    </style:style>
    <style:style style:name="P7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3ef8334" officeooo:paragraph-rsid="04526cc7" style:font-size-asian="18.3500003814697pt" style:font-weight-asian="normal" style:font-size-complex="21pt" style:font-weight-complex="normal"/>
    </style:style>
    <style:style style:name="P8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3ff5e72" officeooo:paragraph-rsid="03ff5e72" style:font-size-asian="18.3500003814697pt" style:font-weight-asian="normal" style:font-size-complex="21pt" style:font-weight-complex="normal"/>
    </style:style>
    <style:style style:name="P8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3ff5e72" officeooo:paragraph-rsid="045b98ca" style:font-size-asian="18.3500003814697pt" style:font-weight-asian="normal" style:font-size-complex="21pt" style:font-weight-complex="normal"/>
    </style:style>
    <style:style style:name="P8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40cb1f8" officeooo:paragraph-rsid="040cb1f8" style:font-size-asian="18.3500003814697pt" style:font-weight-asian="normal" style:font-size-complex="21pt" style:font-weight-complex="normal"/>
    </style:style>
    <style:style style:name="P8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4121fa8" officeooo:paragraph-rsid="04121fa8" style:font-size-asian="18.3500003814697pt" style:font-weight-asian="normal" style:font-size-complex="21pt" style:font-weight-complex="normal"/>
    </style:style>
    <style:style style:name="P8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41d5d50" officeooo:paragraph-rsid="041d5d50" style:font-size-asian="18.3500003814697pt" style:font-weight-asian="normal" style:font-size-complex="21pt" style:font-weight-complex="normal"/>
    </style:style>
    <style:style style:name="P8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41d5d50" officeooo:paragraph-rsid="046badb4" style:font-size-asian="18.3500003814697pt" style:font-weight-asian="normal" style:font-size-complex="21pt" style:font-weight-complex="normal"/>
    </style:style>
    <style:style style:name="P8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46fcf67" officeooo:paragraph-rsid="046fcf67" style:font-size-asian="18.3500003814697pt" style:font-weight-asian="normal" style:font-size-complex="21pt" style:font-weight-complex="normal"/>
    </style:style>
    <style:style style:name="P8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46fcf67" officeooo:paragraph-rsid="0489b9c0" style:font-size-asian="18.3500003814697pt" style:font-weight-asian="normal" style:font-size-complex="21pt" style:font-weight-complex="normal"/>
    </style:style>
    <style:style style:name="P8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46fcf67" officeooo:paragraph-rsid="049388d5" style:font-size-asian="18.3500003814697pt" style:font-weight-asian="normal" style:font-size-complex="21pt" style:font-weight-complex="normal"/>
    </style:style>
    <style:style style:name="P8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46fcf67" officeooo:paragraph-rsid="049a4eef" style:font-size-asian="18.3500003814697pt" style:font-weight-asian="normal" style:font-size-complex="21pt" style:font-weight-complex="normal"/>
    </style:style>
    <style:style style:name="P9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46fcf67" officeooo:paragraph-rsid="049c3fe2" style:font-size-asian="18.3500003814697pt" style:font-weight-asian="normal" style:font-size-complex="21pt" style:font-weight-complex="normal"/>
    </style:style>
    <style:style style:name="P9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46fcf67" officeooo:paragraph-rsid="1119f55a" style:font-size-asian="18.3500003814697pt" style:font-weight-asian="normal" style:font-size-complex="21pt" style:font-weight-complex="normal"/>
    </style:style>
    <style:style style:name="P9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4ae82f7" officeooo:paragraph-rsid="04ae82f7" style:font-size-asian="18.3500003814697pt" style:font-weight-asian="normal" style:font-size-complex="21pt" style:font-weight-complex="normal"/>
    </style:style>
    <style:style style:name="P9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4ae82f7" officeooo:paragraph-rsid="111f5eee" style:font-size-asian="18.3500003814697pt" style:font-weight-asian="normal" style:font-size-complex="21pt" style:font-weight-complex="normal"/>
    </style:style>
    <style:style style:name="P9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4c7be53" officeooo:paragraph-rsid="04ca2a6a" style:font-size-asian="18.3500003814697pt" style:font-weight-asian="normal" style:font-size-complex="21pt" style:font-weight-complex="normal"/>
    </style:style>
    <style:style style:name="P9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4c7be53" officeooo:paragraph-rsid="1126c443" style:font-size-asian="18.3500003814697pt" style:font-weight-asian="normal" style:font-size-complex="21pt" style:font-weight-complex="normal"/>
    </style:style>
    <style:style style:name="P9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4c7be53" officeooo:paragraph-rsid="112892de" style:font-size-asian="18.3500003814697pt" style:font-weight-asian="normal" style:font-size-complex="21pt" style:font-weight-complex="normal"/>
    </style:style>
    <style:style style:name="P9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4c7be53" officeooo:paragraph-rsid="1161523d" style:font-size-asian="18.3500003814697pt" style:font-weight-asian="normal" style:font-size-complex="21pt" style:font-weight-complex="normal"/>
    </style:style>
    <style:style style:name="P9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50f22ac" officeooo:paragraph-rsid="05222c48" style:font-size-asian="18.3500003814697pt" style:font-weight-asian="normal" style:font-size-complex="21pt" style:font-weight-complex="normal"/>
    </style:style>
    <style:style style:name="P9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50f22ac" officeooo:paragraph-rsid="052654f9" style:font-size-asian="18.3500003814697pt" style:font-weight-asian="normal" style:font-size-complex="21pt" style:font-weight-complex="normal"/>
    </style:style>
    <style:style style:name="P10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492a216" officeooo:paragraph-rsid="049388d5" style:font-size-asian="18.3500003814697pt" style:font-weight-asian="normal" style:font-size-complex="21pt" style:font-weight-complex="normal"/>
    </style:style>
    <style:style style:name="P10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494cb47" officeooo:paragraph-rsid="049c3fe2" style:font-size-asian="18.3500003814697pt" style:font-weight-asian="normal" style:font-size-complex="21pt" style:font-weight-complex="normal"/>
    </style:style>
    <style:style style:name="P10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653bbe0" officeooo:paragraph-rsid="0653bbe0" style:font-size-asian="18.3500003814697pt" style:font-weight-asian="normal" style:font-size-complex="21pt" style:font-weight-complex="normal"/>
    </style:style>
    <style:style style:name="P10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66e422a" officeooo:paragraph-rsid="066e422a" style:font-size-asian="18.3500003814697pt" style:font-weight-asian="normal" style:font-size-complex="21pt" style:font-weight-complex="normal"/>
    </style:style>
    <style:style style:name="P10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67632dc" officeooo:paragraph-rsid="067632dc" style:font-size-asian="18.3500003814697pt" style:font-weight-asian="normal" style:font-size-complex="21pt" style:font-weight-complex="normal"/>
    </style:style>
    <style:style style:name="P10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67632dc" officeooo:paragraph-rsid="06d937cb" style:font-size-asian="18.3500003814697pt" style:font-weight-asian="normal" style:font-size-complex="21pt" style:font-weight-complex="normal"/>
    </style:style>
    <style:style style:name="P10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67e2232" officeooo:paragraph-rsid="067e2232" style:font-size-asian="18.3500003814697pt" style:font-weight-asian="normal" style:font-size-complex="21pt" style:font-weight-complex="normal"/>
    </style:style>
    <style:style style:name="P10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67e2232" officeooo:paragraph-rsid="06e2f83c" style:font-size-asian="18.3500003814697pt" style:font-weight-asian="normal" style:font-size-complex="21pt" style:font-weight-complex="normal"/>
    </style:style>
    <style:style style:name="P10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698b619" officeooo:paragraph-rsid="0698b619" style:font-size-asian="18.3500003814697pt" style:font-weight-asian="normal" style:font-size-complex="21pt" style:font-weight-complex="normal"/>
    </style:style>
    <style:style style:name="P10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698b619" officeooo:paragraph-rsid="069fb962" style:font-size-asian="18.3500003814697pt" style:font-weight-asian="normal" style:font-size-complex="21pt" style:font-weight-complex="normal"/>
    </style:style>
    <style:style style:name="P11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698b619" officeooo:paragraph-rsid="069fdadf" style:font-size-asian="18.3500003814697pt" style:font-weight-asian="normal" style:font-size-complex="21pt" style:font-weight-complex="normal"/>
    </style:style>
    <style:style style:name="P11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6930886" officeooo:paragraph-rsid="06e2f83c" style:font-size-asian="18.3500003814697pt" style:font-weight-asian="normal" style:font-size-complex="21pt" style:font-weight-complex="normal"/>
    </style:style>
    <style:style style:name="P11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6aebb34" officeooo:paragraph-rsid="06aebb34" style:font-size-asian="18.3500003814697pt" style:font-weight-asian="normal" style:font-size-complex="21pt" style:font-weight-complex="normal"/>
    </style:style>
    <style:style style:name="P11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8fe876b" officeooo:paragraph-rsid="08fe876b" style:font-size-asian="18.3500003814697pt" style:font-weight-asian="normal" style:font-size-complex="21pt" style:font-weight-complex="normal"/>
    </style:style>
    <style:style style:name="P11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8fe876b" officeooo:paragraph-rsid="09060955" style:font-size-asian="18.3500003814697pt" style:font-weight-asian="normal" style:font-size-complex="21pt" style:font-weight-complex="normal"/>
    </style:style>
    <style:style style:name="P11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8fe876b" officeooo:paragraph-rsid="0996c3c4" style:font-size-asian="18.3500003814697pt" style:font-weight-asian="normal" style:font-size-complex="21pt" style:font-weight-complex="normal"/>
    </style:style>
    <style:style style:name="P11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90c4019" officeooo:paragraph-rsid="090c4019" style:font-size-asian="18.3500003814697pt" style:font-weight-asian="normal" style:font-size-complex="21pt" style:font-weight-complex="normal"/>
    </style:style>
    <style:style style:name="P11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91a0744" officeooo:paragraph-rsid="091a0744" style:font-size-asian="18.3500003814697pt" style:font-weight-asian="normal" style:font-size-complex="21pt" style:font-weight-complex="normal"/>
    </style:style>
    <style:style style:name="P11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945463f" officeooo:paragraph-rsid="0945463f" style:font-size-asian="18.3500003814697pt" style:font-weight-asian="normal" style:font-size-complex="21pt" style:font-weight-complex="normal"/>
    </style:style>
    <style:style style:name="P11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95eabaa" officeooo:paragraph-rsid="095eabaa" style:font-size-asian="18.3500003814697pt" style:font-weight-asian="normal" style:font-size-complex="21pt" style:font-weight-complex="normal"/>
    </style:style>
    <style:style style:name="P12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9771fa4" officeooo:paragraph-rsid="097c138f" style:font-size-asian="18.3500003814697pt" style:font-weight-asian="normal" style:font-size-complex="21pt" style:font-weight-complex="normal"/>
    </style:style>
    <style:style style:name="P12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88f22e2" officeooo:paragraph-rsid="088be974" style:font-size-asian="18.3500003814697pt" style:font-weight-asian="normal" style:font-size-complex="21pt" style:font-weight-complex="normal"/>
    </style:style>
    <style:style style:name="P12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9bb9fc3" officeooo:paragraph-rsid="09bb9fc3" style:font-size-asian="18.3500003814697pt" style:font-weight-asian="normal" style:font-size-complex="21pt" style:font-weight-complex="normal"/>
    </style:style>
    <style:style style:name="P12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9bb9fc3" officeooo:paragraph-rsid="09cadd6d" style:font-size-asian="18.3500003814697pt" style:font-weight-asian="normal" style:font-size-complex="21pt" style:font-weight-complex="normal"/>
    </style:style>
    <style:style style:name="P12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9bb9fc3" officeooo:paragraph-rsid="09cefc2b" style:font-size-asian="18.3500003814697pt" style:font-weight-asian="normal" style:font-size-complex="21pt" style:font-weight-complex="normal"/>
    </style:style>
    <style:style style:name="P12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9bb9fc3" officeooo:paragraph-rsid="0a293c5c" style:font-size-asian="18.3500003814697pt" style:font-weight-asian="normal" style:font-size-complex="21pt" style:font-weight-complex="normal"/>
    </style:style>
    <style:style style:name="P12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9bb9fc3" officeooo:paragraph-rsid="0a7b167a" style:font-size-asian="18.3500003814697pt" style:font-weight-asian="normal" style:font-size-complex="21pt" style:font-weight-complex="normal"/>
    </style:style>
    <style:style style:name="P12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9e42263" officeooo:paragraph-rsid="09e42263" style:font-size-asian="18.3500003814697pt" style:font-weight-asian="normal" style:font-size-complex="21pt" style:font-weight-complex="normal"/>
    </style:style>
    <style:style style:name="P12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9e42263" officeooo:paragraph-rsid="09f5975f" style:font-size-asian="18.3500003814697pt" style:font-weight-asian="normal" style:font-size-complex="21pt" style:font-weight-complex="normal"/>
    </style:style>
    <style:style style:name="P12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a285fe2" officeooo:paragraph-rsid="0a285fe2" style:font-size-asian="18.3500003814697pt" style:font-weight-asian="normal" style:font-size-complex="21pt" style:font-weight-complex="normal"/>
    </style:style>
    <style:style style:name="P13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a3217ec" officeooo:paragraph-rsid="0a3217ec" style:font-size-asian="18.3500003814697pt" style:font-weight-asian="normal" style:font-size-complex="21pt" style:font-weight-complex="normal"/>
    </style:style>
    <style:style style:name="P13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a3217ec" officeooo:paragraph-rsid="0a3a4737" style:font-size-asian="18.3500003814697pt" style:font-weight-asian="normal" style:font-size-complex="21pt" style:font-weight-complex="normal"/>
    </style:style>
    <style:style style:name="P13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a3217ec" officeooo:paragraph-rsid="0a9d11ac" style:font-size-asian="18.3500003814697pt" style:font-weight-asian="normal" style:font-size-complex="21pt" style:font-weight-complex="normal"/>
    </style:style>
    <style:style style:name="P13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a3217ec" officeooo:paragraph-rsid="0a9e934e" style:font-size-asian="18.3500003814697pt" style:font-weight-asian="normal" style:font-size-complex="21pt" style:font-weight-complex="normal"/>
    </style:style>
    <style:style style:name="P13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a3217ec" officeooo:paragraph-rsid="0aa0e353" style:font-size-asian="18.3500003814697pt" style:font-weight-asian="normal" style:font-size-complex="21pt" style:font-weight-complex="normal"/>
    </style:style>
    <style:style style:name="P13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a3217ec" officeooo:paragraph-rsid="0aa81aad" style:font-size-asian="18.3500003814697pt" style:font-weight-asian="normal" style:font-size-complex="21pt" style:font-weight-complex="normal"/>
    </style:style>
    <style:style style:name="P13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9bc4e44" officeooo:paragraph-rsid="09bc4e44" style:font-size-asian="18.3500003814697pt" style:font-weight-asian="normal" style:font-size-complex="21pt" style:font-weight-complex="normal"/>
    </style:style>
    <style:style style:name="P13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9bc4e44" officeooo:paragraph-rsid="0c7a9a11" style:font-size-asian="18.3500003814697pt" style:font-weight-asian="normal" style:font-size-complex="21pt" style:font-weight-complex="normal"/>
    </style:style>
    <style:style style:name="P13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9bc4e44" officeooo:paragraph-rsid="0c7f8494" style:font-size-asian="18.3500003814697pt" style:font-weight-asian="normal" style:font-size-complex="21pt" style:font-weight-complex="normal"/>
    </style:style>
    <style:style style:name="P13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a415609" officeooo:paragraph-rsid="0a9d11ac" style:font-size-asian="18.3500003814697pt" style:font-weight-asian="normal" style:font-size-complex="21pt" style:font-weight-complex="normal"/>
    </style:style>
    <style:style style:name="P14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adcb9d4" officeooo:paragraph-rsid="0ac71597" style:font-size-asian="18.3500003814697pt" style:font-weight-asian="normal" style:font-size-complex="21pt" style:font-weight-complex="normal"/>
    </style:style>
    <style:style style:name="P14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af255fd" officeooo:paragraph-rsid="0af18d6a" style:font-size-asian="18.3500003814697pt" style:font-weight-asian="normal" style:font-size-complex="21pt" style:font-weight-complex="normal"/>
    </style:style>
    <style:style style:name="P14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af3547b" officeooo:paragraph-rsid="0af18d6a" style:font-size-asian="18.3500003814697pt" style:font-weight-asian="normal" style:font-size-complex="21pt" style:font-weight-complex="normal"/>
    </style:style>
    <style:style style:name="P14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b120639" officeooo:paragraph-rsid="0af18d6a" style:font-size-asian="18.3500003814697pt" style:font-weight-asian="normal" style:font-size-complex="21pt" style:font-weight-complex="normal"/>
    </style:style>
    <style:style style:name="P14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b40759e" officeooo:paragraph-rsid="0b40759e" style:font-size-asian="18.3500003814697pt" style:font-weight-asian="normal" style:font-size-complex="21pt" style:font-weight-complex="normal"/>
    </style:style>
    <style:style style:name="P14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b467b10" officeooo:paragraph-rsid="0b467b10" style:font-size-asian="18.3500003814697pt" style:font-weight-asian="normal" style:font-size-complex="21pt" style:font-weight-complex="normal"/>
    </style:style>
    <style:style style:name="P14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b4ab14a" officeooo:paragraph-rsid="0b4ab14a" style:font-size-asian="18.3500003814697pt" style:font-weight-asian="normal" style:font-size-complex="21pt" style:font-weight-complex="normal"/>
    </style:style>
    <style:style style:name="P14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b6ac294" officeooo:paragraph-rsid="0b6ac294" style:font-size-asian="18.3500003814697pt" style:font-weight-asian="normal" style:font-size-complex="21pt" style:font-weight-complex="normal"/>
    </style:style>
    <style:style style:name="P14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b79d55e" officeooo:paragraph-rsid="0b7c8287" style:font-size-asian="18.3500003814697pt" style:font-weight-asian="normal" style:font-size-complex="21pt" style:font-weight-complex="normal"/>
    </style:style>
    <style:style style:name="P14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b84f342" officeooo:paragraph-rsid="0b84f342" style:font-size-asian="18.3500003814697pt" style:font-weight-asian="normal" style:font-size-complex="21pt" style:font-weight-complex="normal"/>
    </style:style>
    <style:style style:name="P15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b8d80f3" officeooo:paragraph-rsid="0b8d80f3" style:font-size-asian="18.3500003814697pt" style:font-weight-asian="normal" style:font-size-complex="21pt" style:font-weight-complex="normal"/>
    </style:style>
    <style:style style:name="P15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b97f98a" officeooo:paragraph-rsid="0b97f98a" style:font-size-asian="18.3500003814697pt" style:font-weight-asian="normal" style:font-size-complex="21pt" style:font-weight-complex="normal"/>
    </style:style>
    <style:style style:name="P15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bac5047" officeooo:paragraph-rsid="0bac5047" style:font-size-asian="18.3500003814697pt" style:font-weight-asian="normal" style:font-size-complex="21pt" style:font-weight-complex="normal"/>
    </style:style>
    <style:style style:name="P15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c495a48" officeooo:paragraph-rsid="0c4d32db" style:font-size-asian="18.3500003814697pt" style:font-weight-asian="normal" style:font-size-complex="21pt" style:font-weight-complex="normal"/>
    </style:style>
    <style:style style:name="P15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c495a48" officeooo:paragraph-rsid="0c55a69a" style:font-size-asian="18.3500003814697pt" style:font-weight-asian="normal" style:font-size-complex="21pt" style:font-weight-complex="normal"/>
    </style:style>
    <style:style style:name="P15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c495a48" officeooo:paragraph-rsid="0c583c8d" style:font-size-asian="18.3500003814697pt" style:font-weight-asian="normal" style:font-size-complex="21pt" style:font-weight-complex="normal"/>
    </style:style>
    <style:style style:name="P15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c495a48" officeooo:paragraph-rsid="0c9432fb" style:font-size-asian="18.3500003814697pt" style:font-weight-asian="normal" style:font-size-complex="21pt" style:font-weight-complex="normal"/>
    </style:style>
    <style:style style:name="P15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c612e8f" officeooo:paragraph-rsid="0c612e8f" style:font-size-asian="18.3500003814697pt" style:font-weight-asian="normal" style:font-size-complex="21pt" style:font-weight-complex="normal"/>
    </style:style>
    <style:style style:name="P15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c612e8f" officeooo:paragraph-rsid="0c62c1b2" style:font-size-asian="18.3500003814697pt" style:font-weight-asian="normal" style:font-size-complex="21pt" style:font-weight-complex="normal"/>
    </style:style>
    <style:style style:name="P15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c612e8f" officeooo:paragraph-rsid="0c640b7b" style:font-size-asian="18.3500003814697pt" style:font-weight-asian="normal" style:font-size-complex="21pt" style:font-weight-complex="normal"/>
    </style:style>
    <style:style style:name="P16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c612e8f" officeooo:paragraph-rsid="0c649ca1" style:font-size-asian="18.3500003814697pt" style:font-weight-asian="normal" style:font-size-complex="21pt" style:font-weight-complex="normal"/>
    </style:style>
    <style:style style:name="P16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c612e8f" officeooo:paragraph-rsid="0c67d060" style:font-size-asian="18.3500003814697pt" style:font-weight-asian="normal" style:font-size-complex="21pt" style:font-weight-complex="normal"/>
    </style:style>
    <style:style style:name="P16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c612e8f" officeooo:paragraph-rsid="0c688204" style:font-size-asian="18.3500003814697pt" style:font-weight-asian="normal" style:font-size-complex="21pt" style:font-weight-complex="normal"/>
    </style:style>
    <style:style style:name="P16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c612e8f" officeooo:paragraph-rsid="0c689565" style:font-size-asian="18.3500003814697pt" style:font-weight-asian="normal" style:font-size-complex="21pt" style:font-weight-complex="normal"/>
    </style:style>
    <style:style style:name="P16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c612e8f" officeooo:paragraph-rsid="0c68af12" style:font-size-asian="18.3500003814697pt" style:font-weight-asian="normal" style:font-size-complex="21pt" style:font-weight-complex="normal"/>
    </style:style>
    <style:style style:name="P16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c6c81cc" officeooo:paragraph-rsid="09bc4e44" style:font-size-asian="18.3500003814697pt" style:font-weight-asian="normal" style:font-size-complex="21pt" style:font-weight-complex="normal"/>
    </style:style>
    <style:style style:name="P16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9be2f62" officeooo:paragraph-rsid="09be37e0" style:font-size-asian="18.3500003814697pt" style:font-weight-asian="normal" style:font-size-complex="21pt" style:font-weight-complex="normal"/>
    </style:style>
    <style:style style:name="P16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9be2f62" officeooo:paragraph-rsid="0d5e36c3" style:font-size-asian="18.3500003814697pt" style:font-weight-asian="normal" style:font-size-complex="21pt" style:font-weight-complex="normal"/>
    </style:style>
    <style:style style:name="P16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d673f23" officeooo:paragraph-rsid="0d673f23" style:font-size-asian="18.3500003814697pt" style:font-weight-asian="normal" style:font-size-complex="21pt" style:font-weight-complex="normal"/>
    </style:style>
    <style:style style:name="P16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d673f23" officeooo:paragraph-rsid="0d705043" style:font-size-asian="18.3500003814697pt" style:font-weight-asian="normal" style:font-size-complex="21pt" style:font-weight-complex="normal"/>
    </style:style>
    <style:style style:name="P17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d673f23" officeooo:paragraph-rsid="0da00ac8" style:font-size-asian="18.3500003814697pt" style:font-weight-asian="normal" style:font-size-complex="21pt" style:font-weight-complex="normal"/>
    </style:style>
    <style:style style:name="P17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d747af2" officeooo:paragraph-rsid="0d747af2" style:font-size-asian="18.3500003814697pt" style:font-weight-asian="normal" style:font-size-complex="21pt" style:font-weight-complex="normal"/>
    </style:style>
    <style:style style:name="P17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d747af2" officeooo:paragraph-rsid="0d880d12" style:font-size-asian="18.3500003814697pt" style:font-weight-asian="normal" style:font-size-complex="21pt" style:font-weight-complex="normal"/>
    </style:style>
    <style:style style:name="P17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d8cabce" officeooo:paragraph-rsid="0d8cabce" style:font-size-asian="18.3500003814697pt" style:font-weight-asian="normal" style:font-size-complex="21pt" style:font-weight-complex="normal"/>
    </style:style>
    <style:style style:name="P17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d8e8068" officeooo:paragraph-rsid="0d8e8068" style:font-size-asian="18.3500003814697pt" style:font-weight-asian="normal" style:font-size-complex="21pt" style:font-weight-complex="normal"/>
    </style:style>
    <style:style style:name="P17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dcd1430" officeooo:paragraph-rsid="0dcd1430" style:font-size-asian="18.3500003814697pt" style:font-weight-asian="normal" style:font-size-complex="21pt" style:font-weight-complex="normal"/>
    </style:style>
    <style:style style:name="P17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dcd1430" officeooo:paragraph-rsid="0e0d98c3" style:font-size-asian="18.3500003814697pt" style:font-weight-asian="normal" style:font-size-complex="21pt" style:font-weight-complex="normal"/>
    </style:style>
    <style:style style:name="P17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dd302ee" officeooo:paragraph-rsid="0dd302ee" style:font-size-asian="18.3500003814697pt" style:font-weight-asian="normal" style:font-size-complex="21pt" style:font-weight-complex="normal"/>
    </style:style>
    <style:style style:name="P17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dd302ee" officeooo:paragraph-rsid="0e16a71f" style:font-size-asian="18.3500003814697pt" style:font-weight-asian="normal" style:font-size-complex="21pt" style:font-weight-complex="normal"/>
    </style:style>
    <style:style style:name="P17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df51372" officeooo:paragraph-rsid="0df51372" style:font-size-asian="18.3500003814697pt" style:font-weight-asian="normal" style:font-size-complex="21pt" style:font-weight-complex="normal"/>
    </style:style>
    <style:style style:name="P18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df907f4" officeooo:paragraph-rsid="0df907f4" style:font-size-asian="18.3500003814697pt" style:font-weight-asian="normal" style:font-size-complex="21pt" style:font-weight-complex="normal"/>
    </style:style>
    <style:style style:name="P18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dfb0677" officeooo:paragraph-rsid="0dfb0677" style:font-size-asian="18.3500003814697pt" style:font-weight-asian="normal" style:font-size-complex="21pt" style:font-weight-complex="normal"/>
    </style:style>
    <style:style style:name="P18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dfb0677" officeooo:paragraph-rsid="0dfdfbd1" style:font-size-asian="18.3500003814697pt" style:font-weight-asian="normal" style:font-size-complex="21pt" style:font-weight-complex="normal"/>
    </style:style>
    <style:style style:name="P18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dfb0677" officeooo:paragraph-rsid="0dffa75d" style:font-size-asian="18.3500003814697pt" style:font-weight-asian="normal" style:font-size-complex="21pt" style:font-weight-complex="normal"/>
    </style:style>
    <style:style style:name="P18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dfb0677" officeooo:paragraph-rsid="0e003a68" style:font-size-asian="18.3500003814697pt" style:font-weight-asian="normal" style:font-size-complex="21pt" style:font-weight-complex="normal"/>
    </style:style>
    <style:style style:name="P18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d71a568" officeooo:paragraph-rsid="0da00f01" style:font-size-asian="18.3500003814697pt" style:font-weight-asian="normal" style:font-size-complex="21pt" style:font-weight-complex="normal"/>
    </style:style>
    <style:style style:name="P18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1bbbef2" officeooo:paragraph-rsid="01bae918" style:font-size-asian="18.3500003814697pt" style:font-weight-asian="normal" style:font-size-complex="21pt" style:font-weight-complex="normal"/>
    </style:style>
    <style:style style:name="P18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2804892" officeooo:paragraph-rsid="025efffe" style:font-size-asian="18.3500003814697pt" style:font-weight-asian="normal" style:font-size-complex="21pt" style:font-weight-complex="normal"/>
    </style:style>
    <style:style style:name="P18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fe87ad3" officeooo:paragraph-rsid="0fe87ad3" style:font-size-asian="18.3500003814697pt" style:font-weight-asian="normal" style:font-size-complex="21pt" style:font-weight-complex="normal"/>
    </style:style>
    <style:style style:name="P18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fe87ad3" officeooo:paragraph-rsid="0fe9276e" style:font-size-asian="18.3500003814697pt" style:font-weight-asian="normal" style:font-size-complex="21pt" style:font-weight-complex="normal"/>
    </style:style>
    <style:style style:name="P19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fe87ad3" officeooo:paragraph-rsid="0feb5ac1" style:font-size-asian="18.3500003814697pt" style:font-weight-asian="normal" style:font-size-complex="21pt" style:font-weight-complex="normal"/>
    </style:style>
    <style:style style:name="P19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100b319f" officeooo:paragraph-rsid="100b319f" style:font-size-asian="18.3500003814697pt" style:font-weight-asian="normal" style:font-size-complex="21pt" style:font-weight-complex="normal"/>
    </style:style>
    <style:style style:name="P19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100b319f" officeooo:paragraph-rsid="1072d1e3" style:font-size-asian="18.3500003814697pt" style:font-weight-asian="normal" style:font-size-complex="21pt" style:font-weight-complex="normal"/>
    </style:style>
    <style:style style:name="P19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1015f54d" officeooo:paragraph-rsid="1015f54d" style:font-size-asian="18.3500003814697pt" style:font-weight-asian="normal" style:font-size-complex="21pt" style:font-weight-complex="normal"/>
    </style:style>
    <style:style style:name="P19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1015f54d" officeooo:paragraph-rsid="1024fd38" style:font-size-asian="18.3500003814697pt" style:font-weight-asian="normal" style:font-size-complex="21pt" style:font-weight-complex="normal"/>
    </style:style>
    <style:style style:name="P19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fd2ad57" officeooo:paragraph-rsid="0fd11087" style:font-size-asian="18.3500003814697pt" style:font-weight-asian="normal" style:font-size-complex="21pt" style:font-weight-complex="normal"/>
    </style:style>
    <style:style style:name="P19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fd7f268" officeooo:paragraph-rsid="0fd11087" style:font-size-asian="18.3500003814697pt" style:font-weight-asian="normal" style:font-size-complex="21pt" style:font-weight-complex="normal"/>
    </style:style>
    <style:style style:name="P19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3a22419" officeooo:paragraph-rsid="03a22419" style:font-size-asian="18.3500003814697pt" style:font-weight-asian="normal" style:font-size-complex="21pt" style:font-weight-complex="normal"/>
    </style:style>
    <style:style style:name="P19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10a31be9" officeooo:paragraph-rsid="10a31be9" style:font-size-asian="18.3500003814697pt" style:font-weight-asian="normal" style:font-size-complex="21pt" style:font-weight-complex="normal"/>
    </style:style>
    <style:style style:name="P19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d1333b0" officeooo:paragraph-rsid="0d116713" style:font-size-asian="18.3500003814697pt" style:font-weight-asian="normal" style:font-size-complex="21pt" style:font-weight-complex="normal"/>
    </style:style>
    <style:style style:name="P20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1113ef54" officeooo:paragraph-rsid="1116eefe" style:font-size-asian="18.3500003814697pt" style:font-weight-asian="normal" style:font-size-complex="21pt" style:font-weight-complex="normal"/>
    </style:style>
    <style:style style:name="P20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111d95ec" officeooo:paragraph-rsid="111d95ec" style:font-size-asian="18.3500003814697pt" style:font-weight-asian="normal" style:font-size-complex="21pt" style:font-weight-complex="normal"/>
    </style:style>
    <style:style style:name="P20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center" style:justify-single-word="false"/>
      <style:text-properties style:font-name="Times New Roman" fo:font-size="21pt" style:text-underline-style="none" fo:font-weight="bold" officeooo:rsid="02221016" officeooo:paragraph-rsid="02221016" style:font-size-asian="18.3500003814697pt" style:font-weight-asian="bold" style:font-size-complex="21pt" style:font-weight-complex="bold"/>
    </style:style>
    <style:style style:name="P20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bold" officeooo:rsid="02221016" officeooo:paragraph-rsid="02221016" style:font-size-asian="18.3500003814697pt" style:font-weight-asian="bold" style:font-size-complex="21pt" style:font-weight-complex="bold"/>
    </style:style>
    <style:style style:name="P20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bold" officeooo:rsid="02221016" officeooo:paragraph-rsid="0fd11087" style:font-size-asian="18.3500003814697pt" style:font-weight-asian="bold" style:font-size-complex="21pt" style:font-weight-complex="bold"/>
    </style:style>
    <style:style style:name="P20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bold" officeooo:rsid="02221016" officeooo:paragraph-rsid="0fd16678" style:font-size-asian="18.3500003814697pt" style:font-weight-asian="bold" style:font-size-complex="21pt" style:font-weight-complex="bold"/>
    </style:style>
    <style:style style:name="P20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bold" officeooo:rsid="02221016" officeooo:paragraph-rsid="0fd2ad57" style:font-size-asian="18.3500003814697pt" style:font-weight-asian="bold" style:font-size-complex="21pt" style:font-weight-complex="bold"/>
    </style:style>
    <style:style style:name="P20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bold" officeooo:rsid="02221016" officeooo:paragraph-rsid="0fd8931b" style:font-size-asian="18.3500003814697pt" style:font-weight-asian="bold" style:font-size-complex="21pt" style:font-weight-complex="bold"/>
    </style:style>
    <style:style style:name="P20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bold" officeooo:rsid="02375a1c" officeooo:paragraph-rsid="02375a1c" style:font-size-asian="18.3500003814697pt" style:font-weight-asian="bold" style:font-size-complex="21pt" style:font-weight-complex="bold"/>
    </style:style>
    <style:style style:name="P20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bold" officeooo:rsid="02375a1c" officeooo:paragraph-rsid="0d176e40" style:font-size-asian="18.3500003814697pt" style:font-weight-asian="bold" style:font-size-complex="21pt" style:font-weight-complex="bold"/>
    </style:style>
    <style:style style:name="P21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bold" officeooo:rsid="02375a1c" officeooo:paragraph-rsid="0d187e2c" style:font-size-asian="18.3500003814697pt" style:font-weight-asian="bold" style:font-size-complex="21pt" style:font-weight-complex="bold"/>
    </style:style>
    <style:style style:name="P21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bold" officeooo:rsid="02472a42" officeooo:paragraph-rsid="02472a42" style:font-size-asian="18.3500003814697pt" style:font-weight-asian="bold" style:font-size-complex="21pt" style:font-weight-complex="bold"/>
    </style:style>
    <style:style style:name="P21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bold" officeooo:rsid="02472a42" officeooo:paragraph-rsid="024f2ec0" style:font-size-asian="18.3500003814697pt" style:font-weight-asian="bold" style:font-size-complex="21pt" style:font-weight-complex="bold"/>
    </style:style>
    <style:style style:name="P21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bold" officeooo:rsid="025efffe" officeooo:paragraph-rsid="025efffe" style:font-size-asian="18.3500003814697pt" style:font-weight-asian="bold" style:font-size-complex="21pt" style:font-weight-complex="bold"/>
    </style:style>
    <style:style style:name="P21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bold" officeooo:rsid="025efffe" officeooo:paragraph-rsid="02d62c32" style:font-size-asian="18.3500003814697pt" style:font-weight-asian="bold" style:font-size-complex="21pt" style:font-weight-complex="bold"/>
    </style:style>
    <style:style style:name="P21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center" style:justify-single-word="false"/>
      <style:text-properties style:font-name="Times New Roman" fo:font-size="21pt" style:text-underline-style="none" fo:font-weight="bold" officeooo:rsid="02e76135" officeooo:paragraph-rsid="02e76135" style:font-size-asian="18.3500003814697pt" style:font-weight-asian="bold" style:font-size-complex="21pt" style:font-weight-complex="bold"/>
    </style:style>
    <style:style style:name="P21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center" style:justify-single-word="false"/>
      <style:text-properties style:font-name="Times New Roman" fo:font-size="21pt" style:text-underline-style="none" fo:font-weight="bold" officeooo:rsid="046fc774" officeooo:paragraph-rsid="046fc774" style:font-size-asian="18.3500003814697pt" style:font-weight-asian="bold" style:font-size-complex="21pt" style:font-weight-complex="bold"/>
    </style:style>
    <style:style style:name="P21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center" style:justify-single-word="false"/>
      <style:text-properties style:font-name="Times New Roman" fo:font-size="21pt" style:text-underline-style="none" fo:font-weight="bold" officeooo:rsid="082a9768" officeooo:paragraph-rsid="082a9768" style:font-size-asian="18.3500003814697pt" style:font-weight-asian="bold" style:font-size-complex="21pt" style:font-weight-complex="bold"/>
    </style:style>
    <style:style style:name="P21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center" style:justify-single-word="false"/>
      <style:text-properties style:font-name="Times New Roman" fo:font-size="21pt" style:text-underline-style="none" fo:font-weight="bold" officeooo:rsid="09bc4e44" officeooo:paragraph-rsid="09bc4e44" style:font-size-asian="18.3500003814697pt" style:font-weight-asian="bold" style:font-size-complex="21pt" style:font-weight-complex="bold"/>
    </style:style>
    <style:style style:name="P21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bold" officeooo:rsid="09bc4e44" officeooo:paragraph-rsid="0abd79d1" style:font-size-asian="18.3500003814697pt" style:font-weight-asian="bold" style:font-size-complex="21pt" style:font-weight-complex="bold"/>
    </style:style>
    <style:style style:name="P22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bold" officeooo:rsid="09bc4e44" officeooo:paragraph-rsid="0ac195f7" style:font-size-asian="18.3500003814697pt" style:font-weight-asian="bold" style:font-size-complex="21pt" style:font-weight-complex="bold"/>
    </style:style>
    <style:style style:name="P22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bold" officeooo:rsid="09bc4e44" officeooo:paragraph-rsid="0b183b3f" style:font-size-asian="18.3500003814697pt" style:font-weight-asian="bold" style:font-size-complex="21pt" style:font-weight-complex="bold"/>
    </style:style>
    <style:style style:name="P22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bold" officeooo:rsid="09bc4e44" officeooo:paragraph-rsid="09bc4e44" style:font-size-asian="18.3500003814697pt" style:font-weight-asian="bold" style:font-size-complex="21pt" style:font-weight-complex="bold"/>
    </style:style>
    <style:style style:name="P22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center" style:justify-single-word="false"/>
      <style:text-properties style:font-name="Times New Roman" fo:font-size="21pt" style:text-underline-style="none" fo:font-weight="bold" officeooo:rsid="09bf4b48" officeooo:paragraph-rsid="09bf4b48" style:font-size-asian="18.3500003814697pt" style:font-weight-asian="bold" style:font-size-complex="21pt" style:font-weight-complex="bold"/>
    </style:style>
    <style:style style:name="P22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center" style:justify-single-word="false"/>
      <style:text-properties style:font-name="Times New Roman" fo:font-size="21pt" style:text-underline-style="none" fo:font-weight="bold" officeooo:rsid="09bb9fc3" officeooo:paragraph-rsid="09bb9fc3" style:font-size-asian="18.3500003814697pt" style:font-weight-asian="bold" style:font-size-complex="21pt" style:font-weight-complex="bold"/>
    </style:style>
    <style:style style:name="P22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bold" officeooo:rsid="0ac71597" officeooo:paragraph-rsid="0ac71597" style:font-size-asian="18.3500003814697pt" style:font-weight-asian="bold" style:font-size-complex="21pt" style:font-weight-complex="bold"/>
    </style:style>
    <style:style style:name="P22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bold" officeooo:rsid="0ac71597" officeooo:paragraph-rsid="0b1d7b8d" style:font-size-asian="18.3500003814697pt" style:font-weight-asian="bold" style:font-size-complex="21pt" style:font-weight-complex="bold"/>
    </style:style>
    <style:style style:name="P22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bold" officeooo:rsid="0aec2799" officeooo:paragraph-rsid="0aec2799" style:font-size-asian="18.3500003814697pt" style:font-weight-asian="bold" style:font-size-complex="21pt" style:font-weight-complex="bold"/>
    </style:style>
    <style:style style:name="P22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bold" officeooo:rsid="0af18d6a" officeooo:paragraph-rsid="0af18d6a" style:font-size-asian="18.3500003814697pt" style:font-weight-asian="bold" style:font-size-complex="21pt" style:font-weight-complex="bold"/>
    </style:style>
    <style:style style:name="P22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bold" officeooo:rsid="0b16b849" officeooo:paragraph-rsid="0b16b849" style:font-size-asian="18.3500003814697pt" style:font-weight-asian="bold" style:font-size-complex="21pt" style:font-weight-complex="bold"/>
    </style:style>
    <style:style style:name="P23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bold" officeooo:rsid="0b18117c" officeooo:paragraph-rsid="0b18117c" style:font-size-asian="18.3500003814697pt" style:font-weight-asian="bold" style:font-size-complex="21pt" style:font-weight-complex="bold"/>
    </style:style>
    <style:style style:name="P23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bold" officeooo:rsid="0d116713" officeooo:paragraph-rsid="0d116713" style:font-size-asian="18.3500003814697pt" style:font-weight-asian="bold" style:font-size-complex="21pt" style:font-weight-complex="bold"/>
    </style:style>
    <style:style style:name="P23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center" style:justify-single-word="false"/>
      <style:text-properties style:font-name="Times New Roman" fo:font-size="21pt" style:text-underline-style="none" fo:font-weight="bold" officeooo:rsid="09be2f62" officeooo:paragraph-rsid="09be37e0" style:font-size-asian="18.3500003814697pt" style:font-weight-asian="bold" style:font-size-complex="21pt" style:font-weight-complex="bold"/>
    </style:style>
    <style:style style:name="P23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bold" officeooo:rsid="02b2d837" officeooo:paragraph-rsid="025efffe" style:font-size-asian="18.3500003814697pt" style:font-weight-asian="bold" style:font-size-complex="21pt" style:font-weight-complex="bold"/>
    </style:style>
    <style:style style:name="P23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center" style:justify-single-word="false"/>
      <style:text-properties style:font-name="Times New Roman" fo:font-size="21pt" style:text-underline-style="none" fo:font-weight="bold" officeooo:rsid="05601039" officeooo:paragraph-rsid="064bab59" style:font-size-asian="18.3500003814697pt" style:font-weight-asian="bold" style:font-size-complex="21pt" style:font-weight-complex="bold"/>
    </style:style>
    <style:style style:name="P23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bold" officeooo:rsid="05601039" officeooo:paragraph-rsid="064bab59" style:font-size-asian="18.3500003814697pt" style:font-weight-asian="bold" style:font-size-complex="21pt" style:font-weight-complex="bold"/>
    </style:style>
    <style:style style:name="P23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bold" officeooo:rsid="05601039" officeooo:paragraph-rsid="11ec7c1a" style:font-size-asian="18.3500003814697pt" style:font-weight-asian="bold" style:font-size-complex="21pt" style:font-weight-complex="bold"/>
    </style:style>
    <style:style style:name="P23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bold" officeooo:rsid="05601039" officeooo:paragraph-rsid="11f1645d" style:font-size-asian="18.3500003814697pt" style:font-weight-asian="bold" style:font-size-complex="21pt" style:font-weight-complex="bold"/>
    </style:style>
    <style:style style:name="P23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bold" officeooo:rsid="11b27e7f" officeooo:paragraph-rsid="11b27e7f" style:font-size-asian="18.3500003814697pt" style:font-weight-asian="bold" style:font-size-complex="21pt" style:font-weight-complex="bold"/>
    </style:style>
    <style:style style:name="P23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paragraph-rsid="06cc8134"/>
    </style:style>
    <style:style style:name="P24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paragraph-rsid="083899ee"/>
    </style:style>
    <style:style style:name="P24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paragraph-rsid="084bc752"/>
    </style:style>
    <style:style style:name="P24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paragraph-rsid="0859d833"/>
    </style:style>
    <style:style style:name="P24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paragraph-rsid="086ee17f"/>
    </style:style>
    <style:style style:name="P24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paragraph-rsid="0874e1aa"/>
    </style:style>
    <style:style style:name="P24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paragraph-rsid="0886952e"/>
    </style:style>
    <style:style style:name="P24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paragraph-rsid="08db7163"/>
    </style:style>
    <style:style style:name="P24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paragraph-rsid="08e3a9d5"/>
    </style:style>
    <style:style style:name="P24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paragraph-rsid="08e5360b"/>
    </style:style>
    <style:style style:name="P24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paragraph-rsid="08f82d7f"/>
    </style:style>
    <style:style style:name="P25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paragraph-rsid="0e02ad9c"/>
    </style:style>
    <style:style style:name="P25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paragraph-rsid="0e36c7da"/>
    </style:style>
    <style:style style:name="P25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paragraph-rsid="0e5efaf2"/>
    </style:style>
    <style:style style:name="P25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paragraph-rsid="0f4ef284"/>
    </style:style>
    <style:style style:name="P25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officeooo:paragraph-rsid="0ec3cb40"/>
    </style:style>
    <style:style style:name="P25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officeooo:paragraph-rsid="000facb6"/>
    </style:style>
    <style:style style:name="P25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rsid="088be974" officeooo:paragraph-rsid="088be974"/>
    </style:style>
    <style:style style:name="P25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rsid="088be974" officeooo:paragraph-rsid="08a2233b"/>
    </style:style>
    <style:style style:name="P25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rsid="08a63a18" officeooo:paragraph-rsid="08a63a18"/>
    </style:style>
    <style:style style:name="P25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rsid="08b6b357" officeooo:paragraph-rsid="08b821b7"/>
    </style:style>
    <style:style style:name="P26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rsid="08d4041f" officeooo:paragraph-rsid="08d6548d"/>
    </style:style>
    <style:style style:name="P26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center" style:justify-single-word="false"/>
      <style:text-properties fo:font-weight="bold" officeooo:rsid="08fb9309" officeooo:paragraph-rsid="08fb9309" style:font-weight-asian="bold" style:font-weight-complex="bold"/>
    </style:style>
    <style:style style:name="P26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rsid="0e51f0ee" officeooo:paragraph-rsid="0e51f0ee"/>
    </style:style>
    <style:style style:name="P26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rsid="0e51f0ee" officeooo:paragraph-rsid="0e6f669f"/>
    </style:style>
    <style:style style:name="P26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rsid="0e524b22" officeooo:paragraph-rsid="0e6f669f"/>
    </style:style>
    <style:style style:name="P26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111628be" officeooo:paragraph-rsid="1116eefe" style:font-size-asian="18.3500003814697pt" style:font-weight-asian="normal" style:font-size-complex="21pt" style:font-weight-complex="normal"/>
    </style:style>
    <style:style style:name="P26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11781973" officeooo:paragraph-rsid="064bab59" style:font-size-asian="18.3500003814697pt" style:font-weight-asian="normal" style:font-size-complex="21pt" style:font-weight-complex="normal"/>
    </style:style>
    <style:style style:name="P26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11944fa3" officeooo:paragraph-rsid="064bab59" style:font-size-asian="18.3500003814697pt" style:font-weight-asian="normal" style:font-size-complex="21pt" style:font-weight-complex="normal"/>
    </style:style>
    <style:style style:name="P26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11beee9f" officeooo:paragraph-rsid="11b27e7f" style:font-size-asian="18.3500003814697pt" style:font-weight-asian="normal" style:font-size-complex="21pt" style:font-weight-complex="normal"/>
    </style:style>
    <style:style style:name="P26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center" style:justify-single-word="false"/>
      <style:text-properties style:font-name="Times New Roman" fo:font-size="21pt" style:text-underline-style="none" fo:font-weight="normal" officeooo:rsid="11fa0366" officeooo:paragraph-rsid="11fa0366" style:font-size-asian="18.3500003814697pt" style:font-weight-asian="normal" style:font-size-complex="21pt" style:font-weight-complex="normal"/>
    </style:style>
    <style:style style:name="P27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11fcd565" officeooo:paragraph-rsid="11fcd565" style:font-size-asian="18.3500003814697pt" style:font-weight-asian="normal" style:font-size-complex="21pt" style:font-weight-complex="normal"/>
    </style:style>
    <style:style style:name="P27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center" style:justify-single-word="false"/>
      <style:text-properties style:font-name="Times New Roman" fo:font-size="21pt" style:text-underline-style="none" fo:font-weight="normal" officeooo:rsid="11fcd565" officeooo:paragraph-rsid="11fcd565" style:font-size-asian="18.3500003814697pt" style:font-weight-asian="normal" style:font-size-complex="21pt" style:font-weight-complex="normal"/>
    </style:style>
    <style:style style:name="P27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120ccc07" officeooo:paragraph-rsid="120ccc07" style:font-size-asian="18.3500003814697pt" style:font-weight-asian="normal" style:font-size-complex="21pt" style:font-weight-complex="normal"/>
    </style:style>
    <style:style style:name="P27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124832c4" officeooo:paragraph-rsid="124832c4" style:font-size-asian="18.3500003814697pt" style:font-weight-asian="normal" style:font-size-complex="21pt" style:font-weight-complex="normal"/>
    </style:style>
    <style:style style:name="P27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124b2a33" officeooo:paragraph-rsid="124b2a33" style:font-size-asian="18.3500003814697pt" style:font-weight-asian="normal" style:font-size-complex="21pt" style:font-weight-complex="normal"/>
    </style:style>
    <style:style style:name="P27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5e562b7" officeooo:paragraph-rsid="126613ea" style:font-size-asian="18.3500003814697pt" style:font-weight-asian="normal" style:font-size-complex="21pt" style:font-weight-complex="normal"/>
    </style:style>
    <style:style style:name="P27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center" style:justify-single-word="false"/>
      <style:text-properties style:font-name="Times New Roman" fo:font-size="21pt" style:text-underline-style="none" fo:font-weight="normal" officeooo:rsid="05e562b7" officeooo:paragraph-rsid="126613ea" style:font-size-asian="18.3500003814697pt" style:font-weight-asian="normal" style:font-size-complex="21pt" style:font-weight-complex="normal"/>
    </style:style>
    <style:style style:name="T1" style:family="text">
      <style:text-properties style:font-name="Times New Roman" fo:font-size="21pt" officeooo:rsid="000facb6" style:font-size-asian="18.3500003814697pt" style:font-size-complex="21pt"/>
    </style:style>
    <style:style style:name="T2" style:family="text">
      <style:text-properties style:font-name="Times New Roman" fo:font-size="21pt" officeooo:rsid="0011d66d" style:font-size-asian="18.3500003814697pt" style:font-size-complex="21pt"/>
    </style:style>
    <style:style style:name="T3" style:family="text">
      <style:text-properties style:font-name="Times New Roman" fo:font-size="21pt" officeooo:rsid="0012e004" style:font-size-asian="18.3500003814697pt" style:font-size-complex="21pt"/>
    </style:style>
    <style:style style:name="T4" style:family="text">
      <style:text-properties style:font-name="Times New Roman" fo:font-size="21pt" officeooo:rsid="0014ff3e" style:font-size-asian="18.3500003814697pt" style:font-size-complex="21pt"/>
    </style:style>
    <style:style style:name="T5" style:family="text">
      <style:text-properties style:font-name="Times New Roman" fo:font-size="21pt" officeooo:rsid="00163e3a" style:font-size-asian="18.3500003814697pt" style:font-size-complex="21pt"/>
    </style:style>
    <style:style style:name="T6" style:family="text">
      <style:text-properties style:font-name="Times New Roman" fo:font-size="21pt" officeooo:rsid="07042a6d" style:font-size-asian="18.3500003814697pt" style:font-size-complex="21pt"/>
    </style:style>
    <style:style style:name="T7" style:family="text">
      <style:text-properties style:font-name="Times New Roman" fo:font-size="21pt" officeooo:rsid="0706d661" style:font-size-asian="18.3500003814697pt" style:font-size-complex="21pt"/>
    </style:style>
    <style:style style:name="T8" style:family="text">
      <style:text-properties style:font-name="Times New Roman" fo:font-size="21pt" officeooo:rsid="0ec4f11e" style:font-size-asian="18.3500003814697pt" style:font-size-complex="21pt"/>
    </style:style>
    <style:style style:name="T9" style:family="text">
      <style:text-properties style:font-name="Times New Roman" fo:font-size="21pt" officeooo:rsid="0edd35a7" style:font-size-asian="18.3500003814697pt" style:font-size-complex="21pt"/>
    </style:style>
    <style:style style:name="T10" style:family="text">
      <style:text-properties style:font-name="Times New Roman" fo:font-size="21pt" officeooo:rsid="0eddf83a" style:font-size-asian="18.3500003814697pt" style:font-size-complex="21pt"/>
    </style:style>
    <style:style style:name="T11" style:family="text">
      <style:text-properties style:font-name="Times New Roman" fo:font-size="21pt" officeooo:rsid="0edfcf5b" style:font-size-asian="18.3500003814697pt" style:font-size-complex="21pt"/>
    </style:style>
    <style:style style:name="T12" style:family="text">
      <style:text-properties style:font-name="Times New Roman" fo:font-size="21pt" officeooo:rsid="0efa7ac9" style:font-size-asian="18.3500003814697pt" style:font-size-complex="21pt"/>
    </style:style>
    <style:style style:name="T13" style:family="text">
      <style:text-properties style:font-name="Times New Roman" fo:font-size="21pt" style:text-underline-style="none" fo:font-weight="normal" style:font-size-asian="18.3500003814697pt" style:font-weight-asian="normal" style:font-size-complex="21pt" style:font-weight-complex="normal"/>
    </style:style>
    <style:style style:name="T14" style:family="text">
      <style:text-properties style:font-name="Times New Roman" fo:font-size="21pt" style:text-underline-style="none" fo:font-weight="normal" officeooo:rsid="0653bbe0" style:font-size-asian="18.3500003814697pt" style:font-weight-asian="normal" style:font-size-complex="21pt" style:font-weight-complex="normal"/>
    </style:style>
    <style:style style:name="T15" style:family="text">
      <style:text-properties style:font-name="Times New Roman" fo:font-size="21pt" style:text-underline-style="none" fo:font-weight="normal" officeooo:rsid="0660222c" style:font-size-asian="18.3500003814697pt" style:font-weight-asian="normal" style:font-size-complex="21pt" style:font-weight-complex="normal"/>
    </style:style>
    <style:style style:name="T16" style:family="text">
      <style:text-properties style:font-name="Times New Roman" fo:font-size="21pt" style:text-underline-style="none" fo:font-weight="normal" officeooo:rsid="0661d48d" style:font-size-asian="18.3500003814697pt" style:font-weight-asian="normal" style:font-size-complex="21pt" style:font-weight-complex="normal"/>
    </style:style>
    <style:style style:name="T17" style:family="text">
      <style:text-properties style:font-name="Times New Roman" fo:font-size="21pt" style:text-underline-style="none" fo:font-weight="normal" officeooo:rsid="0665aeec" style:font-size-asian="18.3500003814697pt" style:font-weight-asian="normal" style:font-size-complex="21pt" style:font-weight-complex="normal"/>
    </style:style>
    <style:style style:name="T18" style:family="text">
      <style:text-properties style:font-name="Times New Roman" fo:font-size="21pt" style:text-underline-style="none" fo:font-weight="normal" officeooo:rsid="066463af" style:font-size-asian="18.3500003814697pt" style:font-weight-asian="normal" style:font-size-complex="21pt" style:font-weight-complex="normal"/>
    </style:style>
    <style:style style:name="T19" style:family="text">
      <style:text-properties style:font-name="Times New Roman" fo:font-size="21pt" style:text-underline-style="none" fo:font-weight="normal" officeooo:rsid="06660618" style:font-size-asian="18.3500003814697pt" style:font-weight-asian="normal" style:font-size-complex="21pt" style:font-weight-complex="normal"/>
    </style:style>
    <style:style style:name="T20" style:family="text">
      <style:text-properties style:font-name="Times New Roman" fo:font-size="21pt" style:text-underline-style="none" fo:font-weight="normal" officeooo:rsid="066653bc" style:font-size-asian="18.3500003814697pt" style:font-weight-asian="normal" style:font-size-complex="21pt" style:font-weight-complex="normal"/>
    </style:style>
    <style:style style:name="T21" style:family="text">
      <style:text-properties style:font-name="Times New Roman" fo:font-size="21pt" style:text-underline-style="none" fo:font-weight="normal" officeooo:rsid="06bed2df" style:font-size-asian="18.3500003814697pt" style:font-weight-asian="normal" style:font-size-complex="21pt" style:font-weight-complex="normal"/>
    </style:style>
    <style:style style:name="T22" style:family="text">
      <style:text-properties style:font-name="Times New Roman" fo:font-size="21pt" style:text-underline-style="none" fo:font-weight="normal" officeooo:rsid="06c011c0" style:font-size-asian="18.3500003814697pt" style:font-weight-asian="normal" style:font-size-complex="21pt" style:font-weight-complex="normal"/>
    </style:style>
    <style:style style:name="T23" style:family="text">
      <style:text-properties style:font-name="Times New Roman" fo:font-size="21pt" style:text-underline-style="none" fo:font-weight="normal" officeooo:rsid="06c1bbff" style:font-size-asian="18.3500003814697pt" style:font-weight-asian="normal" style:font-size-complex="21pt" style:font-weight-complex="normal"/>
    </style:style>
    <style:style style:name="T24" style:family="text">
      <style:text-properties style:font-name="Times New Roman" fo:font-size="21pt" style:text-underline-style="none" fo:font-weight="normal" officeooo:rsid="06c56171" style:font-size-asian="18.3500003814697pt" style:font-weight-asian="normal" style:font-size-complex="21pt" style:font-weight-complex="normal"/>
    </style:style>
    <style:style style:name="T25" style:family="text">
      <style:text-properties style:font-name="Times New Roman" fo:font-size="21pt" style:text-underline-style="none" fo:font-weight="normal" officeooo:rsid="06c6d067" style:font-size-asian="18.3500003814697pt" style:font-weight-asian="normal" style:font-size-complex="21pt" style:font-weight-complex="normal"/>
    </style:style>
    <style:style style:name="T26" style:family="text">
      <style:text-properties style:font-name="Times New Roman" fo:font-size="21pt" style:text-underline-style="none" fo:font-weight="normal" officeooo:rsid="06c720aa" style:font-size-asian="18.3500003814697pt" style:font-weight-asian="normal" style:font-size-complex="21pt" style:font-weight-complex="normal"/>
    </style:style>
    <style:style style:name="T27" style:family="text">
      <style:text-properties style:font-name="Times New Roman" fo:font-size="21pt" style:text-underline-style="none" fo:font-weight="normal" officeooo:rsid="06c742d0" style:font-size-asian="18.3500003814697pt" style:font-weight-asian="normal" style:font-size-complex="21pt" style:font-weight-complex="normal"/>
    </style:style>
    <style:style style:name="T28" style:family="text">
      <style:text-properties style:font-name="Times New Roman" fo:font-size="21pt" style:text-underline-style="none" fo:font-weight="normal" officeooo:rsid="06ca5d11" style:font-size-asian="18.3500003814697pt" style:font-weight-asian="normal" style:font-size-complex="21pt" style:font-weight-complex="normal"/>
    </style:style>
    <style:style style:name="T29" style:family="text">
      <style:text-properties style:font-name="Times New Roman" fo:font-size="21pt" style:text-underline-style="none" fo:font-weight="normal" officeooo:rsid="06cc8134" style:font-size-asian="18.3500003814697pt" style:font-weight-asian="normal" style:font-size-complex="21pt" style:font-weight-complex="normal"/>
    </style:style>
    <style:style style:name="T30" style:family="text">
      <style:text-properties style:font-name="Times New Roman" fo:font-size="21pt" style:text-underline-style="none" fo:font-weight="normal" officeooo:rsid="06f7cda1" style:font-size-asian="18.3500003814697pt" style:font-weight-asian="normal" style:font-size-complex="21pt" style:font-weight-complex="normal"/>
    </style:style>
    <style:style style:name="T31" style:family="text">
      <style:text-properties style:font-name="Times New Roman" fo:font-size="21pt" style:text-underline-style="none" fo:font-weight="normal" officeooo:rsid="0835e13f" style:font-size-asian="18.3500003814697pt" style:font-weight-asian="normal" style:font-size-complex="21pt" style:font-weight-complex="normal"/>
    </style:style>
    <style:style style:name="T32" style:family="text">
      <style:text-properties style:font-name="Times New Roman" fo:font-size="21pt" style:text-underline-style="none" fo:font-weight="normal" officeooo:rsid="08376ca5" style:font-size-asian="18.3500003814697pt" style:font-weight-asian="normal" style:font-size-complex="21pt" style:font-weight-complex="normal"/>
    </style:style>
    <style:style style:name="T33" style:family="text">
      <style:text-properties style:font-name="Times New Roman" fo:font-size="21pt" style:text-underline-style="none" fo:font-weight="normal" officeooo:rsid="082f6bc2" style:font-size-asian="18.3500003814697pt" style:font-weight-asian="normal" style:font-size-complex="21pt" style:font-weight-complex="normal"/>
    </style:style>
    <style:style style:name="T34" style:family="text">
      <style:text-properties style:font-name="Times New Roman" fo:font-size="21pt" style:text-underline-style="none" fo:font-weight="normal" officeooo:rsid="0830fb90" style:font-size-asian="18.3500003814697pt" style:font-weight-asian="normal" style:font-size-complex="21pt" style:font-weight-complex="normal"/>
    </style:style>
    <style:style style:name="T35" style:family="text">
      <style:text-properties style:font-name="Times New Roman" fo:font-size="21pt" style:text-underline-style="none" fo:font-weight="normal" officeooo:rsid="083312e9" style:font-size-asian="18.3500003814697pt" style:font-weight-asian="normal" style:font-size-complex="21pt" style:font-weight-complex="normal"/>
    </style:style>
    <style:style style:name="T36" style:family="text">
      <style:text-properties style:font-name="Times New Roman" fo:font-size="21pt" style:text-underline-style="none" fo:font-weight="normal" officeooo:rsid="0838da23" style:font-size-asian="18.3500003814697pt" style:font-weight-asian="normal" style:font-size-complex="21pt" style:font-weight-complex="normal"/>
    </style:style>
    <style:style style:name="T37" style:family="text">
      <style:text-properties style:font-name="Times New Roman" fo:font-size="21pt" style:text-underline-style="none" fo:font-weight="normal" officeooo:rsid="083a66ff" style:font-size-asian="18.3500003814697pt" style:font-weight-asian="normal" style:font-size-complex="21pt" style:font-weight-complex="normal"/>
    </style:style>
    <style:style style:name="T38" style:family="text">
      <style:text-properties style:font-name="Times New Roman" fo:font-size="21pt" style:text-underline-style="none" fo:font-weight="normal" officeooo:rsid="083b66b2" style:font-size-asian="18.3500003814697pt" style:font-weight-asian="normal" style:font-size-complex="21pt" style:font-weight-complex="normal"/>
    </style:style>
    <style:style style:name="T39" style:family="text">
      <style:text-properties style:font-name="Times New Roman" fo:font-size="21pt" style:text-underline-style="none" fo:font-weight="normal" officeooo:rsid="083baac5" style:font-size-asian="18.3500003814697pt" style:font-weight-asian="normal" style:font-size-complex="21pt" style:font-weight-complex="normal"/>
    </style:style>
    <style:style style:name="T40" style:family="text">
      <style:text-properties style:font-name="Times New Roman" fo:font-size="21pt" style:text-underline-style="none" fo:font-weight="normal" officeooo:rsid="083d3a16" style:font-size-asian="18.3500003814697pt" style:font-weight-asian="normal" style:font-size-complex="21pt" style:font-weight-complex="normal"/>
    </style:style>
    <style:style style:name="T41" style:family="text">
      <style:text-properties style:font-name="Times New Roman" fo:font-size="21pt" style:text-underline-style="none" fo:font-weight="normal" officeooo:rsid="083e98e1" style:font-size-asian="18.3500003814697pt" style:font-weight-asian="normal" style:font-size-complex="21pt" style:font-weight-complex="normal"/>
    </style:style>
    <style:style style:name="T42" style:family="text">
      <style:text-properties style:font-name="Times New Roman" fo:font-size="21pt" style:text-underline-style="none" fo:font-weight="normal" officeooo:rsid="084096d4" style:font-size-asian="18.3500003814697pt" style:font-weight-asian="normal" style:font-size-complex="21pt" style:font-weight-complex="normal"/>
    </style:style>
    <style:style style:name="T43" style:family="text">
      <style:text-properties style:font-name="Times New Roman" fo:font-size="21pt" style:text-underline-style="none" fo:font-weight="normal" officeooo:rsid="0842362a" style:font-size-asian="18.3500003814697pt" style:font-weight-asian="normal" style:font-size-complex="21pt" style:font-weight-complex="normal"/>
    </style:style>
    <style:style style:name="T44" style:family="text">
      <style:text-properties style:font-name="Times New Roman" fo:font-size="21pt" style:text-underline-style="none" fo:font-weight="normal" officeooo:rsid="08439e7f" style:font-size-asian="18.3500003814697pt" style:font-weight-asian="normal" style:font-size-complex="21pt" style:font-weight-complex="normal"/>
    </style:style>
    <style:style style:name="T45" style:family="text">
      <style:text-properties style:font-name="Times New Roman" fo:font-size="21pt" style:text-underline-style="none" fo:font-weight="normal" officeooo:rsid="084598d1" style:font-size-asian="18.3500003814697pt" style:font-weight-asian="normal" style:font-size-complex="21pt" style:font-weight-complex="normal"/>
    </style:style>
    <style:style style:name="T46" style:family="text">
      <style:text-properties style:font-name="Times New Roman" fo:font-size="21pt" style:text-underline-style="none" fo:font-weight="normal" officeooo:rsid="0847cf9f" style:font-size-asian="18.3500003814697pt" style:font-weight-asian="normal" style:font-size-complex="21pt" style:font-weight-complex="normal"/>
    </style:style>
    <style:style style:name="T47" style:family="text">
      <style:text-properties style:font-name="Times New Roman" fo:font-size="21pt" style:text-underline-style="none" fo:font-weight="normal" officeooo:rsid="0848ab5d" style:font-size-asian="18.3500003814697pt" style:font-weight-asian="normal" style:font-size-complex="21pt" style:font-weight-complex="normal"/>
    </style:style>
    <style:style style:name="T48" style:family="text">
      <style:text-properties style:font-name="Times New Roman" fo:font-size="21pt" style:text-underline-style="none" fo:font-weight="normal" officeooo:rsid="08498c60" style:font-size-asian="18.3500003814697pt" style:font-weight-asian="normal" style:font-size-complex="21pt" style:font-weight-complex="normal"/>
    </style:style>
    <style:style style:name="T49" style:family="text">
      <style:text-properties style:font-name="Times New Roman" fo:font-size="21pt" style:text-underline-style="none" fo:font-weight="normal" officeooo:rsid="084a6dfe" style:font-size-asian="18.3500003814697pt" style:font-weight-asian="normal" style:font-size-complex="21pt" style:font-weight-complex="normal"/>
    </style:style>
    <style:style style:name="T50" style:family="text">
      <style:text-properties style:font-name="Times New Roman" fo:font-size="21pt" style:text-underline-style="none" fo:font-weight="normal" officeooo:rsid="084a6f36" style:font-size-asian="18.3500003814697pt" style:font-weight-asian="normal" style:font-size-complex="21pt" style:font-weight-complex="normal"/>
    </style:style>
    <style:style style:name="T51" style:family="text">
      <style:text-properties style:font-name="Times New Roman" fo:font-size="21pt" style:text-underline-style="none" fo:font-weight="normal" officeooo:rsid="084b5fe8" style:font-size-asian="18.3500003814697pt" style:font-weight-asian="normal" style:font-size-complex="21pt" style:font-weight-complex="normal"/>
    </style:style>
    <style:style style:name="T52" style:family="text">
      <style:text-properties style:font-name="Times New Roman" fo:font-size="21pt" style:text-underline-style="none" fo:font-weight="normal" officeooo:rsid="084e8330" style:font-size-asian="18.3500003814697pt" style:font-weight-asian="normal" style:font-size-complex="21pt" style:font-weight-complex="normal"/>
    </style:style>
    <style:style style:name="T53" style:family="text">
      <style:text-properties style:font-name="Times New Roman" fo:font-size="21pt" style:text-underline-style="none" fo:font-weight="normal" officeooo:rsid="0853756e" style:font-size-asian="18.3500003814697pt" style:font-weight-asian="normal" style:font-size-complex="21pt" style:font-weight-complex="normal"/>
    </style:style>
    <style:style style:name="T54" style:family="text">
      <style:text-properties style:font-name="Times New Roman" fo:font-size="21pt" style:text-underline-style="none" fo:font-weight="normal" officeooo:rsid="085393d8" style:font-size-asian="18.3500003814697pt" style:font-weight-asian="normal" style:font-size-complex="21pt" style:font-weight-complex="normal"/>
    </style:style>
    <style:style style:name="T55" style:family="text">
      <style:text-properties style:font-name="Times New Roman" fo:font-size="21pt" style:text-underline-style="none" fo:font-weight="normal" officeooo:rsid="0858018f" style:font-size-asian="18.3500003814697pt" style:font-weight-asian="normal" style:font-size-complex="21pt" style:font-weight-complex="normal"/>
    </style:style>
    <style:style style:name="T56" style:family="text">
      <style:text-properties style:font-name="Times New Roman" fo:font-size="21pt" style:text-underline-style="none" fo:font-weight="normal" officeooo:rsid="08586bfd" style:font-size-asian="18.3500003814697pt" style:font-weight-asian="normal" style:font-size-complex="21pt" style:font-weight-complex="normal"/>
    </style:style>
    <style:style style:name="T57" style:family="text">
      <style:text-properties style:font-name="Times New Roman" fo:font-size="21pt" style:text-underline-style="none" fo:font-weight="normal" officeooo:rsid="0859d833" style:font-size-asian="18.3500003814697pt" style:font-weight-asian="normal" style:font-size-complex="21pt" style:font-weight-complex="normal"/>
    </style:style>
    <style:style style:name="T58" style:family="text">
      <style:text-properties style:font-name="Times New Roman" fo:font-size="21pt" style:text-underline-style="none" fo:font-weight="normal" officeooo:rsid="085b7b25" style:font-size-asian="18.3500003814697pt" style:font-weight-asian="normal" style:font-size-complex="21pt" style:font-weight-complex="normal"/>
    </style:style>
    <style:style style:name="T59" style:family="text">
      <style:text-properties style:font-name="Times New Roman" fo:font-size="21pt" style:text-underline-style="none" fo:font-weight="normal" officeooo:rsid="085d62c2" style:font-size-asian="18.3500003814697pt" style:font-weight-asian="normal" style:font-size-complex="21pt" style:font-weight-complex="normal"/>
    </style:style>
    <style:style style:name="T60" style:family="text">
      <style:text-properties style:font-name="Times New Roman" fo:font-size="21pt" style:text-underline-style="none" fo:font-weight="normal" officeooo:rsid="085e8deb" style:font-size-asian="18.3500003814697pt" style:font-weight-asian="normal" style:font-size-complex="21pt" style:font-weight-complex="normal"/>
    </style:style>
    <style:style style:name="T61" style:family="text">
      <style:text-properties style:font-name="Times New Roman" fo:font-size="21pt" style:text-underline-style="none" fo:font-weight="normal" officeooo:rsid="085fa444" style:font-size-asian="18.3500003814697pt" style:font-weight-asian="normal" style:font-size-complex="21pt" style:font-weight-complex="normal"/>
    </style:style>
    <style:style style:name="T62" style:family="text">
      <style:text-properties style:font-name="Times New Roman" fo:font-size="21pt" style:text-underline-style="none" fo:font-weight="normal" officeooo:rsid="08616ef6" style:font-size-asian="18.3500003814697pt" style:font-weight-asian="normal" style:font-size-complex="21pt" style:font-weight-complex="normal"/>
    </style:style>
    <style:style style:name="T63" style:family="text">
      <style:text-properties style:font-name="Times New Roman" fo:font-size="21pt" style:text-underline-style="none" fo:font-weight="normal" officeooo:rsid="0862acaa" style:font-size-asian="18.3500003814697pt" style:font-weight-asian="normal" style:font-size-complex="21pt" style:font-weight-complex="normal"/>
    </style:style>
    <style:style style:name="T64" style:family="text">
      <style:text-properties style:font-name="Times New Roman" fo:font-size="21pt" style:text-underline-style="none" fo:font-weight="normal" officeooo:rsid="08636b2a" style:font-size-asian="18.3500003814697pt" style:font-weight-asian="normal" style:font-size-complex="21pt" style:font-weight-complex="normal"/>
    </style:style>
    <style:style style:name="T65" style:family="text">
      <style:text-properties style:font-name="Times New Roman" fo:font-size="21pt" style:text-underline-style="none" fo:font-weight="normal" officeooo:rsid="08648a5d" style:font-size-asian="18.3500003814697pt" style:font-weight-asian="normal" style:font-size-complex="21pt" style:font-weight-complex="normal"/>
    </style:style>
    <style:style style:name="T66" style:family="text">
      <style:text-properties style:font-name="Times New Roman" fo:font-size="21pt" style:text-underline-style="none" fo:font-weight="normal" officeooo:rsid="0866004e" style:font-size-asian="18.3500003814697pt" style:font-weight-asian="normal" style:font-size-complex="21pt" style:font-weight-complex="normal"/>
    </style:style>
    <style:style style:name="T67" style:family="text">
      <style:text-properties style:font-name="Times New Roman" fo:font-size="21pt" style:text-underline-style="none" fo:font-weight="normal" officeooo:rsid="086af063" style:font-size-asian="18.3500003814697pt" style:font-weight-asian="normal" style:font-size-complex="21pt" style:font-weight-complex="normal"/>
    </style:style>
    <style:style style:name="T68" style:family="text">
      <style:text-properties style:font-name="Times New Roman" fo:font-size="21pt" style:text-underline-style="none" fo:font-weight="normal" officeooo:rsid="086c3a3e" style:font-size-asian="18.3500003814697pt" style:font-weight-asian="normal" style:font-size-complex="21pt" style:font-weight-complex="normal"/>
    </style:style>
    <style:style style:name="T69" style:family="text">
      <style:text-properties style:font-name="Times New Roman" fo:font-size="21pt" style:text-underline-style="none" fo:font-weight="normal" officeooo:rsid="086dcf14" style:font-size-asian="18.3500003814697pt" style:font-weight-asian="normal" style:font-size-complex="21pt" style:font-weight-complex="normal"/>
    </style:style>
    <style:style style:name="T70" style:family="text">
      <style:text-properties style:font-name="Times New Roman" fo:font-size="21pt" style:text-underline-style="none" fo:font-weight="normal" officeooo:rsid="0872dcbd" style:font-size-asian="18.3500003814697pt" style:font-weight-asian="normal" style:font-size-complex="21pt" style:font-weight-complex="normal"/>
    </style:style>
    <style:style style:name="T71" style:family="text">
      <style:text-properties style:font-name="Times New Roman" fo:font-size="21pt" style:text-underline-style="none" fo:font-weight="normal" officeooo:rsid="087373ab" style:font-size-asian="18.3500003814697pt" style:font-weight-asian="normal" style:font-size-complex="21pt" style:font-weight-complex="normal"/>
    </style:style>
    <style:style style:name="T72" style:family="text">
      <style:text-properties style:font-name="Times New Roman" fo:font-size="21pt" style:text-underline-style="none" fo:font-weight="normal" officeooo:rsid="0874e1aa" style:font-size-asian="18.3500003814697pt" style:font-weight-asian="normal" style:font-size-complex="21pt" style:font-weight-complex="normal"/>
    </style:style>
    <style:style style:name="T73" style:family="text">
      <style:text-properties style:font-name="Times New Roman" fo:font-size="21pt" style:text-underline-style="none" fo:font-weight="normal" officeooo:rsid="08763ef5" style:font-size-asian="18.3500003814697pt" style:font-weight-asian="normal" style:font-size-complex="21pt" style:font-weight-complex="normal"/>
    </style:style>
    <style:style style:name="T74" style:family="text">
      <style:text-properties style:font-name="Times New Roman" fo:font-size="21pt" style:text-underline-style="none" fo:font-weight="normal" officeooo:rsid="087944a0" style:font-size-asian="18.3500003814697pt" style:font-weight-asian="normal" style:font-size-complex="21pt" style:font-weight-complex="normal"/>
    </style:style>
    <style:style style:name="T75" style:family="text">
      <style:text-properties style:font-name="Times New Roman" fo:font-size="21pt" style:text-underline-style="none" fo:font-weight="normal" officeooo:rsid="0879d19f" style:font-size-asian="18.3500003814697pt" style:font-weight-asian="normal" style:font-size-complex="21pt" style:font-weight-complex="normal"/>
    </style:style>
    <style:style style:name="T76" style:family="text">
      <style:text-properties style:font-name="Times New Roman" fo:font-size="21pt" style:text-underline-style="none" fo:font-weight="normal" officeooo:rsid="087e1ba7" style:font-size-asian="18.3500003814697pt" style:font-weight-asian="normal" style:font-size-complex="21pt" style:font-weight-complex="normal"/>
    </style:style>
    <style:style style:name="T77" style:family="text">
      <style:text-properties style:font-name="Times New Roman" fo:font-size="21pt" style:text-underline-style="none" fo:font-weight="normal" officeooo:rsid="087f8261" style:font-size-asian="18.3500003814697pt" style:font-weight-asian="normal" style:font-size-complex="21pt" style:font-weight-complex="normal"/>
    </style:style>
    <style:style style:name="T78" style:family="text">
      <style:text-properties style:font-name="Times New Roman" fo:font-size="21pt" style:text-underline-style="none" fo:font-weight="normal" officeooo:rsid="0880c177" style:font-size-asian="18.3500003814697pt" style:font-weight-asian="normal" style:font-size-complex="21pt" style:font-weight-complex="normal"/>
    </style:style>
    <style:style style:name="T79" style:family="text">
      <style:text-properties style:font-name="Times New Roman" fo:font-size="21pt" style:text-underline-style="none" fo:font-weight="normal" officeooo:rsid="0882a02a" style:font-size-asian="18.3500003814697pt" style:font-weight-asian="normal" style:font-size-complex="21pt" style:font-weight-complex="normal"/>
    </style:style>
    <style:style style:name="T80" style:family="text">
      <style:text-properties style:font-name="Times New Roman" fo:font-size="21pt" style:text-underline-style="none" fo:font-weight="normal" officeooo:rsid="0884035f" style:font-size-asian="18.3500003814697pt" style:font-weight-asian="normal" style:font-size-complex="21pt" style:font-weight-complex="normal"/>
    </style:style>
    <style:style style:name="T81" style:family="text">
      <style:text-properties style:font-name="Times New Roman" fo:font-size="21pt" style:text-underline-style="none" fo:font-weight="normal" officeooo:rsid="08841529" style:font-size-asian="18.3500003814697pt" style:font-weight-asian="normal" style:font-size-complex="21pt" style:font-weight-complex="normal"/>
    </style:style>
    <style:style style:name="T82" style:family="text">
      <style:text-properties style:font-name="Times New Roman" fo:font-size="21pt" style:text-underline-style="none" fo:font-weight="normal" officeooo:rsid="08846ca9" style:font-size-asian="18.3500003814697pt" style:font-weight-asian="normal" style:font-size-complex="21pt" style:font-weight-complex="normal"/>
    </style:style>
    <style:style style:name="T83" style:family="text">
      <style:text-properties style:font-name="Times New Roman" fo:font-size="21pt" style:text-underline-style="none" fo:font-weight="normal" officeooo:rsid="0886952e" style:font-size-asian="18.3500003814697pt" style:font-weight-asian="normal" style:font-size-complex="21pt" style:font-weight-complex="normal"/>
    </style:style>
    <style:style style:name="T84" style:family="text">
      <style:text-properties style:font-name="Times New Roman" fo:font-size="21pt" style:text-underline-style="none" fo:font-weight="normal" officeooo:rsid="0886aeae" style:font-size-asian="18.3500003814697pt" style:font-weight-asian="normal" style:font-size-complex="21pt" style:font-weight-complex="normal"/>
    </style:style>
    <style:style style:name="T85" style:family="text">
      <style:text-properties style:font-name="Times New Roman" fo:font-size="21pt" style:text-underline-style="none" fo:font-weight="normal" officeooo:rsid="08887fbb" style:font-size-asian="18.3500003814697pt" style:font-weight-asian="normal" style:font-size-complex="21pt" style:font-weight-complex="normal"/>
    </style:style>
    <style:style style:name="T86" style:family="text">
      <style:text-properties style:font-name="Times New Roman" fo:font-size="21pt" style:text-underline-style="none" fo:font-weight="normal" officeooo:rsid="088a1ded" style:font-size-asian="18.3500003814697pt" style:font-weight-asian="normal" style:font-size-complex="21pt" style:font-weight-complex="normal"/>
    </style:style>
    <style:style style:name="T87" style:family="text">
      <style:text-properties style:font-name="Times New Roman" fo:font-size="21pt" style:text-underline-style="none" fo:font-weight="normal" officeooo:rsid="088b0094" style:font-size-asian="18.3500003814697pt" style:font-weight-asian="normal" style:font-size-complex="21pt" style:font-weight-complex="normal"/>
    </style:style>
    <style:style style:name="T88" style:family="text">
      <style:text-properties style:font-name="Times New Roman" fo:font-size="21pt" style:text-underline-style="none" fo:font-weight="normal" officeooo:rsid="088cf328" style:font-size-asian="18.3500003814697pt" style:font-weight-asian="normal" style:font-size-complex="21pt" style:font-weight-complex="normal"/>
    </style:style>
    <style:style style:name="T89" style:family="text">
      <style:text-properties style:font-name="Times New Roman" fo:font-size="21pt" style:text-underline-style="none" fo:font-weight="normal" officeooo:rsid="088f22e2" style:font-size-asian="18.3500003814697pt" style:font-weight-asian="normal" style:font-size-complex="21pt" style:font-weight-complex="normal"/>
    </style:style>
    <style:style style:name="T90" style:family="text">
      <style:text-properties style:font-name="Times New Roman" fo:font-size="21pt" style:text-underline-style="none" fo:font-weight="normal" officeooo:rsid="08970f21" style:font-size-asian="18.3500003814697pt" style:font-weight-asian="normal" style:font-size-complex="21pt" style:font-weight-complex="normal"/>
    </style:style>
    <style:style style:name="T91" style:family="text">
      <style:text-properties style:font-name="Times New Roman" fo:font-size="21pt" style:text-underline-style="none" fo:font-weight="normal" officeooo:rsid="08979055" style:font-size-asian="18.3500003814697pt" style:font-weight-asian="normal" style:font-size-complex="21pt" style:font-weight-complex="normal"/>
    </style:style>
    <style:style style:name="T92" style:family="text">
      <style:text-properties style:font-name="Times New Roman" fo:font-size="21pt" style:text-underline-style="none" fo:font-weight="normal" officeooo:rsid="08997c5a" style:font-size-asian="18.3500003814697pt" style:font-weight-asian="normal" style:font-size-complex="21pt" style:font-weight-complex="normal"/>
    </style:style>
    <style:style style:name="T93" style:family="text">
      <style:text-properties style:font-name="Times New Roman" fo:font-size="21pt" style:text-underline-style="none" fo:font-weight="normal" officeooo:rsid="089b1fab" style:font-size-asian="18.3500003814697pt" style:font-weight-asian="normal" style:font-size-complex="21pt" style:font-weight-complex="normal"/>
    </style:style>
    <style:style style:name="T94" style:family="text">
      <style:text-properties style:font-name="Times New Roman" fo:font-size="21pt" style:text-underline-style="none" fo:font-weight="normal" officeooo:rsid="089dcbca" style:font-size-asian="18.3500003814697pt" style:font-weight-asian="normal" style:font-size-complex="21pt" style:font-weight-complex="normal"/>
    </style:style>
    <style:style style:name="T95" style:family="text">
      <style:text-properties style:font-name="Times New Roman" fo:font-size="21pt" style:text-underline-style="none" fo:font-weight="normal" officeooo:rsid="089eea89" style:font-size-asian="18.3500003814697pt" style:font-weight-asian="normal" style:font-size-complex="21pt" style:font-weight-complex="normal"/>
    </style:style>
    <style:style style:name="T96" style:family="text">
      <style:text-properties style:font-name="Times New Roman" fo:font-size="21pt" style:text-underline-style="none" fo:font-weight="normal" officeooo:rsid="08a067d4" style:font-size-asian="18.3500003814697pt" style:font-weight-asian="normal" style:font-size-complex="21pt" style:font-weight-complex="normal"/>
    </style:style>
    <style:style style:name="T97" style:family="text">
      <style:text-properties style:font-name="Times New Roman" fo:font-size="21pt" style:text-underline-style="none" fo:font-weight="normal" officeooo:rsid="08a3895c" style:font-size-asian="18.3500003814697pt" style:font-weight-asian="normal" style:font-size-complex="21pt" style:font-weight-complex="normal"/>
    </style:style>
    <style:style style:name="T98" style:family="text">
      <style:text-properties style:font-name="Times New Roman" fo:font-size="21pt" style:text-underline-style="none" fo:font-weight="normal" officeooo:rsid="08a40441" style:font-size-asian="18.3500003814697pt" style:font-weight-asian="normal" style:font-size-complex="21pt" style:font-weight-complex="normal"/>
    </style:style>
    <style:style style:name="T99" style:family="text">
      <style:text-properties style:font-name="Times New Roman" fo:font-size="21pt" style:text-underline-style="none" fo:font-weight="normal" officeooo:rsid="08a745f1" style:font-size-asian="18.3500003814697pt" style:font-weight-asian="normal" style:font-size-complex="21pt" style:font-weight-complex="normal"/>
    </style:style>
    <style:style style:name="T100" style:family="text">
      <style:text-properties style:font-name="Times New Roman" fo:font-size="21pt" style:text-underline-style="none" fo:font-weight="normal" officeooo:rsid="08a8c003" style:font-size-asian="18.3500003814697pt" style:font-weight-asian="normal" style:font-size-complex="21pt" style:font-weight-complex="normal"/>
    </style:style>
    <style:style style:name="T101" style:family="text">
      <style:text-properties style:font-name="Times New Roman" fo:font-size="21pt" style:text-underline-style="none" fo:font-weight="normal" officeooo:rsid="08b7ca4f" style:font-size-asian="18.3500003814697pt" style:font-weight-asian="normal" style:font-size-complex="21pt" style:font-weight-complex="normal"/>
    </style:style>
    <style:style style:name="T102" style:family="text">
      <style:text-properties style:font-name="Times New Roman" fo:font-size="21pt" style:text-underline-style="none" fo:font-weight="normal" officeooo:rsid="08ba2dc9" style:font-size-asian="18.3500003814697pt" style:font-weight-asian="normal" style:font-size-complex="21pt" style:font-weight-complex="normal"/>
    </style:style>
    <style:style style:name="T103" style:family="text">
      <style:text-properties style:font-name="Times New Roman" fo:font-size="21pt" style:text-underline-style="none" fo:font-weight="normal" officeooo:rsid="08bbf77d" style:font-size-asian="18.3500003814697pt" style:font-weight-asian="normal" style:font-size-complex="21pt" style:font-weight-complex="normal"/>
    </style:style>
    <style:style style:name="T104" style:family="text">
      <style:text-properties style:font-name="Times New Roman" fo:font-size="21pt" style:text-underline-style="none" fo:font-weight="normal" officeooo:rsid="08be7ad7" style:font-size-asian="18.3500003814697pt" style:font-weight-asian="normal" style:font-size-complex="21pt" style:font-weight-complex="normal"/>
    </style:style>
    <style:style style:name="T105" style:family="text">
      <style:text-properties style:font-name="Times New Roman" fo:font-size="21pt" style:text-underline-style="none" fo:font-weight="normal" officeooo:rsid="08bfac7b" style:font-size-asian="18.3500003814697pt" style:font-weight-asian="normal" style:font-size-complex="21pt" style:font-weight-complex="normal"/>
    </style:style>
    <style:style style:name="T106" style:family="text">
      <style:text-properties style:font-name="Times New Roman" fo:font-size="21pt" style:text-underline-style="none" fo:font-weight="normal" officeooo:rsid="08c0238e" style:font-size-asian="18.3500003814697pt" style:font-weight-asian="normal" style:font-size-complex="21pt" style:font-weight-complex="normal"/>
    </style:style>
    <style:style style:name="T107" style:family="text">
      <style:text-properties style:font-name="Times New Roman" fo:font-size="21pt" style:text-underline-style="none" fo:font-weight="normal" officeooo:rsid="08c141dd" style:font-size-asian="18.3500003814697pt" style:font-weight-asian="normal" style:font-size-complex="21pt" style:font-weight-complex="normal"/>
    </style:style>
    <style:style style:name="T108" style:family="text">
      <style:text-properties style:font-name="Times New Roman" fo:font-size="21pt" style:text-underline-style="none" fo:font-weight="normal" officeooo:rsid="08c23b16" style:font-size-asian="18.3500003814697pt" style:font-weight-asian="normal" style:font-size-complex="21pt" style:font-weight-complex="normal"/>
    </style:style>
    <style:style style:name="T109" style:family="text">
      <style:text-properties style:font-name="Times New Roman" fo:font-size="21pt" style:text-underline-style="none" fo:font-weight="normal" officeooo:rsid="08c41570" style:font-size-asian="18.3500003814697pt" style:font-weight-asian="normal" style:font-size-complex="21pt" style:font-weight-complex="normal"/>
    </style:style>
    <style:style style:name="T110" style:family="text">
      <style:text-properties style:font-name="Times New Roman" fo:font-size="21pt" style:text-underline-style="none" fo:font-weight="normal" officeooo:rsid="08c68857" style:font-size-asian="18.3500003814697pt" style:font-weight-asian="normal" style:font-size-complex="21pt" style:font-weight-complex="normal"/>
    </style:style>
    <style:style style:name="T111" style:family="text">
      <style:text-properties style:font-name="Times New Roman" fo:font-size="21pt" style:text-underline-style="none" fo:font-weight="normal" officeooo:rsid="08c6ebd5" style:font-size-asian="18.3500003814697pt" style:font-weight-asian="normal" style:font-size-complex="21pt" style:font-weight-complex="normal"/>
    </style:style>
    <style:style style:name="T112" style:family="text">
      <style:text-properties style:font-name="Times New Roman" fo:font-size="21pt" style:text-underline-style="none" fo:font-weight="normal" officeooo:rsid="08c8a6b4" style:font-size-asian="18.3500003814697pt" style:font-weight-asian="normal" style:font-size-complex="21pt" style:font-weight-complex="normal"/>
    </style:style>
    <style:style style:name="T113" style:family="text">
      <style:text-properties style:font-name="Times New Roman" fo:font-size="21pt" style:text-underline-style="none" fo:font-weight="normal" officeooo:rsid="08c8f056" style:font-size-asian="18.3500003814697pt" style:font-weight-asian="normal" style:font-size-complex="21pt" style:font-weight-complex="normal"/>
    </style:style>
    <style:style style:name="T114" style:family="text">
      <style:text-properties style:font-name="Times New Roman" fo:font-size="21pt" style:text-underline-style="none" fo:font-weight="normal" officeooo:rsid="08c9f438" style:font-size-asian="18.3500003814697pt" style:font-weight-asian="normal" style:font-size-complex="21pt" style:font-weight-complex="normal"/>
    </style:style>
    <style:style style:name="T115" style:family="text">
      <style:text-properties style:font-name="Times New Roman" fo:font-size="21pt" style:text-underline-style="none" fo:font-weight="normal" officeooo:rsid="08cb1f2f" style:font-size-asian="18.3500003814697pt" style:font-weight-asian="normal" style:font-size-complex="21pt" style:font-weight-complex="normal"/>
    </style:style>
    <style:style style:name="T116" style:family="text">
      <style:text-properties style:font-name="Times New Roman" fo:font-size="21pt" style:text-underline-style="none" fo:font-weight="normal" officeooo:rsid="08cc2335" style:font-size-asian="18.3500003814697pt" style:font-weight-asian="normal" style:font-size-complex="21pt" style:font-weight-complex="normal"/>
    </style:style>
    <style:style style:name="T117" style:family="text">
      <style:text-properties style:font-name="Times New Roman" fo:font-size="21pt" style:text-underline-style="none" fo:font-weight="normal" officeooo:rsid="08ce2235" style:font-size-asian="18.3500003814697pt" style:font-weight-asian="normal" style:font-size-complex="21pt" style:font-weight-complex="normal"/>
    </style:style>
    <style:style style:name="T118" style:family="text">
      <style:text-properties style:font-name="Times New Roman" fo:font-size="21pt" style:text-underline-style="none" fo:font-weight="normal" officeooo:rsid="08cf1196" style:font-size-asian="18.3500003814697pt" style:font-weight-asian="normal" style:font-size-complex="21pt" style:font-weight-complex="normal"/>
    </style:style>
    <style:style style:name="T119" style:family="text">
      <style:text-properties style:font-name="Times New Roman" fo:font-size="21pt" style:text-underline-style="none" fo:font-weight="normal" officeooo:rsid="08cf42d1" style:font-size-asian="18.3500003814697pt" style:font-weight-asian="normal" style:font-size-complex="21pt" style:font-weight-complex="normal"/>
    </style:style>
    <style:style style:name="T120" style:family="text">
      <style:text-properties style:font-name="Times New Roman" fo:font-size="21pt" style:text-underline-style="none" fo:font-weight="normal" officeooo:rsid="08d24826" style:font-size-asian="18.3500003814697pt" style:font-weight-asian="normal" style:font-size-complex="21pt" style:font-weight-complex="normal"/>
    </style:style>
    <style:style style:name="T121" style:family="text">
      <style:text-properties style:font-name="Times New Roman" fo:font-size="21pt" style:text-underline-style="none" fo:font-weight="normal" officeooo:rsid="08d5f467" style:font-size-asian="18.3500003814697pt" style:font-weight-asian="normal" style:font-size-complex="21pt" style:font-weight-complex="normal"/>
    </style:style>
    <style:style style:name="T122" style:family="text">
      <style:text-properties style:font-name="Times New Roman" fo:font-size="21pt" style:text-underline-style="none" fo:font-weight="normal" officeooo:rsid="08d84ab1" style:font-size-asian="18.3500003814697pt" style:font-weight-asian="normal" style:font-size-complex="21pt" style:font-weight-complex="normal"/>
    </style:style>
    <style:style style:name="T123" style:family="text">
      <style:text-properties style:font-name="Times New Roman" fo:font-size="21pt" style:text-underline-style="none" fo:font-weight="normal" officeooo:rsid="08d88ae4" style:font-size-asian="18.3500003814697pt" style:font-weight-asian="normal" style:font-size-complex="21pt" style:font-weight-complex="normal"/>
    </style:style>
    <style:style style:name="T124" style:family="text">
      <style:text-properties style:font-name="Times New Roman" fo:font-size="21pt" style:text-underline-style="none" fo:font-weight="normal" officeooo:rsid="08d9fd13" style:font-size-asian="18.3500003814697pt" style:font-weight-asian="normal" style:font-size-complex="21pt" style:font-weight-complex="normal"/>
    </style:style>
    <style:style style:name="T125" style:family="text">
      <style:text-properties style:font-name="Times New Roman" fo:font-size="21pt" style:text-underline-style="none" fo:font-weight="normal" officeooo:rsid="08db1b25" style:font-size-asian="18.3500003814697pt" style:font-weight-asian="normal" style:font-size-complex="21pt" style:font-weight-complex="normal"/>
    </style:style>
    <style:style style:name="T126" style:family="text">
      <style:text-properties style:font-name="Times New Roman" fo:font-size="21pt" style:text-underline-style="none" fo:font-weight="normal" officeooo:rsid="08dc7eb6" style:font-size-asian="18.3500003814697pt" style:font-weight-asian="normal" style:font-size-complex="21pt" style:font-weight-complex="normal"/>
    </style:style>
    <style:style style:name="T127" style:family="text">
      <style:text-properties style:font-name="Times New Roman" fo:font-size="21pt" style:text-underline-style="none" fo:font-weight="normal" officeooo:rsid="08de05ec" style:font-size-asian="18.3500003814697pt" style:font-weight-asian="normal" style:font-size-complex="21pt" style:font-weight-complex="normal"/>
    </style:style>
    <style:style style:name="T128" style:family="text">
      <style:text-properties style:font-name="Times New Roman" fo:font-size="21pt" style:text-underline-style="none" fo:font-weight="normal" officeooo:rsid="08de6ebc" style:font-size-asian="18.3500003814697pt" style:font-weight-asian="normal" style:font-size-complex="21pt" style:font-weight-complex="normal"/>
    </style:style>
    <style:style style:name="T129" style:family="text">
      <style:text-properties style:font-name="Times New Roman" fo:font-size="21pt" style:text-underline-style="none" fo:font-weight="normal" officeooo:rsid="08df2e6e" style:font-size-asian="18.3500003814697pt" style:font-weight-asian="normal" style:font-size-complex="21pt" style:font-weight-complex="normal"/>
    </style:style>
    <style:style style:name="T130" style:family="text">
      <style:text-properties style:font-name="Times New Roman" fo:font-size="21pt" style:text-underline-style="none" fo:font-weight="normal" officeooo:rsid="08df85e0" style:font-size-asian="18.3500003814697pt" style:font-weight-asian="normal" style:font-size-complex="21pt" style:font-weight-complex="normal"/>
    </style:style>
    <style:style style:name="T131" style:family="text">
      <style:text-properties style:font-name="Times New Roman" fo:font-size="21pt" style:text-underline-style="none" fo:font-weight="normal" officeooo:rsid="08e0a21f" style:font-size-asian="18.3500003814697pt" style:font-weight-asian="normal" style:font-size-complex="21pt" style:font-weight-complex="normal"/>
    </style:style>
    <style:style style:name="T132" style:family="text">
      <style:text-properties style:font-name="Times New Roman" fo:font-size="21pt" style:text-underline-style="none" fo:font-weight="normal" officeooo:rsid="08e1f546" style:font-size-asian="18.3500003814697pt" style:font-weight-asian="normal" style:font-size-complex="21pt" style:font-weight-complex="normal"/>
    </style:style>
    <style:style style:name="T133" style:family="text">
      <style:text-properties style:font-name="Times New Roman" fo:font-size="21pt" style:text-underline-style="none" fo:font-weight="normal" officeooo:rsid="08e30dbb" style:font-size-asian="18.3500003814697pt" style:font-weight-asian="normal" style:font-size-complex="21pt" style:font-weight-complex="normal"/>
    </style:style>
    <style:style style:name="T134" style:family="text">
      <style:text-properties style:font-name="Times New Roman" fo:font-size="21pt" style:text-underline-style="none" fo:font-weight="normal" officeooo:rsid="08e3a9d5" style:font-size-asian="18.3500003814697pt" style:font-weight-asian="normal" style:font-size-complex="21pt" style:font-weight-complex="normal"/>
    </style:style>
    <style:style style:name="T135" style:family="text">
      <style:text-properties style:font-name="Times New Roman" fo:font-size="21pt" style:text-underline-style="none" fo:font-weight="normal" officeooo:rsid="08e76a13" style:font-size-asian="18.3500003814697pt" style:font-weight-asian="normal" style:font-size-complex="21pt" style:font-weight-complex="normal"/>
    </style:style>
    <style:style style:name="T136" style:family="text">
      <style:text-properties style:font-name="Times New Roman" fo:font-size="21pt" style:text-underline-style="none" fo:font-weight="normal" officeooo:rsid="08e87ba0" style:font-size-asian="18.3500003814697pt" style:font-weight-asian="normal" style:font-size-complex="21pt" style:font-weight-complex="normal"/>
    </style:style>
    <style:style style:name="T137" style:family="text">
      <style:text-properties style:font-name="Times New Roman" fo:font-size="21pt" style:text-underline-style="none" fo:font-weight="normal" officeooo:rsid="08e8861f" style:font-size-asian="18.3500003814697pt" style:font-weight-asian="normal" style:font-size-complex="21pt" style:font-weight-complex="normal"/>
    </style:style>
    <style:style style:name="T138" style:family="text">
      <style:text-properties style:font-name="Times New Roman" fo:font-size="21pt" style:text-underline-style="none" fo:font-weight="normal" officeooo:rsid="08ea7191" style:font-size-asian="18.3500003814697pt" style:font-weight-asian="normal" style:font-size-complex="21pt" style:font-weight-complex="normal"/>
    </style:style>
    <style:style style:name="T139" style:family="text">
      <style:text-properties style:font-name="Times New Roman" fo:font-size="21pt" style:text-underline-style="none" fo:font-weight="normal" officeooo:rsid="08eac37b" style:font-size-asian="18.3500003814697pt" style:font-weight-asian="normal" style:font-size-complex="21pt" style:font-weight-complex="normal"/>
    </style:style>
    <style:style style:name="T140" style:family="text">
      <style:text-properties style:font-name="Times New Roman" fo:font-size="21pt" style:text-underline-style="none" fo:font-weight="normal" officeooo:rsid="08ebf9b7" style:font-size-asian="18.3500003814697pt" style:font-weight-asian="normal" style:font-size-complex="21pt" style:font-weight-complex="normal"/>
    </style:style>
    <style:style style:name="T141" style:family="text">
      <style:text-properties style:font-name="Times New Roman" fo:font-size="21pt" style:text-underline-style="none" fo:font-weight="normal" officeooo:rsid="08edc369" style:font-size-asian="18.3500003814697pt" style:font-weight-asian="normal" style:font-size-complex="21pt" style:font-weight-complex="normal"/>
    </style:style>
    <style:style style:name="T142" style:family="text">
      <style:text-properties style:font-name="Times New Roman" fo:font-size="21pt" style:text-underline-style="none" fo:font-weight="normal" officeooo:rsid="08ef2c52" style:font-size-asian="18.3500003814697pt" style:font-weight-asian="normal" style:font-size-complex="21pt" style:font-weight-complex="normal"/>
    </style:style>
    <style:style style:name="T143" style:family="text">
      <style:text-properties style:font-name="Times New Roman" fo:font-size="21pt" style:text-underline-style="none" fo:font-weight="normal" officeooo:rsid="08f0464d" style:font-size-asian="18.3500003814697pt" style:font-weight-asian="normal" style:font-size-complex="21pt" style:font-weight-complex="normal"/>
    </style:style>
    <style:style style:name="T144" style:family="text">
      <style:text-properties style:font-name="Times New Roman" fo:font-size="21pt" style:text-underline-style="none" fo:font-weight="normal" officeooo:rsid="08f259b3" style:font-size-asian="18.3500003814697pt" style:font-weight-asian="normal" style:font-size-complex="21pt" style:font-weight-complex="normal"/>
    </style:style>
    <style:style style:name="T145" style:family="text">
      <style:text-properties style:font-name="Times New Roman" fo:font-size="21pt" style:text-underline-style="none" fo:font-weight="normal" officeooo:rsid="08f2ce32" style:font-size-asian="18.3500003814697pt" style:font-weight-asian="normal" style:font-size-complex="21pt" style:font-weight-complex="normal"/>
    </style:style>
    <style:style style:name="T146" style:family="text">
      <style:text-properties style:font-name="Times New Roman" fo:font-size="21pt" style:text-underline-style="none" fo:font-weight="normal" officeooo:rsid="08f689f9" style:font-size-asian="18.3500003814697pt" style:font-weight-asian="normal" style:font-size-complex="21pt" style:font-weight-complex="normal"/>
    </style:style>
    <style:style style:name="T147" style:family="text">
      <style:text-properties style:font-name="Times New Roman" fo:font-size="21pt" style:text-underline-style="none" fo:font-weight="normal" officeooo:rsid="08f6cd5c" style:font-size-asian="18.3500003814697pt" style:font-weight-asian="normal" style:font-size-complex="21pt" style:font-weight-complex="normal"/>
    </style:style>
    <style:style style:name="T148" style:family="text">
      <style:text-properties style:font-name="Times New Roman" fo:font-size="21pt" style:text-underline-style="none" fo:font-weight="normal" officeooo:rsid="08f71922" style:font-size-asian="18.3500003814697pt" style:font-weight-asian="normal" style:font-size-complex="21pt" style:font-weight-complex="normal"/>
    </style:style>
    <style:style style:name="T149" style:family="text">
      <style:text-properties style:font-name="Times New Roman" fo:font-size="21pt" style:text-underline-style="none" fo:font-weight="normal" officeooo:rsid="08f74e6b" style:font-size-asian="18.3500003814697pt" style:font-weight-asian="normal" style:font-size-complex="21pt" style:font-weight-complex="normal"/>
    </style:style>
    <style:style style:name="T150" style:family="text">
      <style:text-properties style:font-name="Times New Roman" fo:font-size="21pt" style:text-underline-style="none" fo:font-weight="normal" officeooo:rsid="08f82d7f" style:font-size-asian="18.3500003814697pt" style:font-weight-asian="normal" style:font-size-complex="21pt" style:font-weight-complex="normal"/>
    </style:style>
    <style:style style:name="T151" style:family="text">
      <style:text-properties style:font-name="Times New Roman" fo:font-size="21pt" style:text-underline-style="none" fo:font-weight="normal" officeooo:rsid="08f959c4" style:font-size-asian="18.3500003814697pt" style:font-weight-asian="normal" style:font-size-complex="21pt" style:font-weight-complex="normal"/>
    </style:style>
    <style:style style:name="T152" style:family="text">
      <style:text-properties style:font-name="Times New Roman" fo:font-size="21pt" style:text-underline-style="none" fo:font-weight="normal" officeooo:rsid="08fa4143" style:font-size-asian="18.3500003814697pt" style:font-weight-asian="normal" style:font-size-complex="21pt" style:font-weight-complex="normal"/>
    </style:style>
    <style:style style:name="T153" style:family="text">
      <style:text-properties style:font-name="Times New Roman" fo:font-size="21pt" style:text-underline-style="none" fo:font-weight="normal" officeooo:rsid="08faf236" style:font-size-asian="18.3500003814697pt" style:font-weight-asian="normal" style:font-size-complex="21pt" style:font-weight-complex="normal"/>
    </style:style>
    <style:style style:name="T154" style:family="text">
      <style:text-properties style:font-name="Times New Roman" fo:font-size="21pt" style:text-underline-style="none" fo:font-weight="normal" officeooo:rsid="0dfdfbd1" style:font-size-asian="18.3500003814697pt" style:font-weight-asian="normal" style:font-size-complex="21pt" style:font-weight-complex="normal"/>
    </style:style>
    <style:style style:name="T155" style:family="text">
      <style:text-properties style:font-name="Times New Roman" fo:font-size="21pt" style:text-underline-style="none" fo:font-weight="normal" officeooo:rsid="0e003a68" style:font-size-asian="18.3500003814697pt" style:font-weight-asian="normal" style:font-size-complex="21pt" style:font-weight-complex="normal"/>
    </style:style>
    <style:style style:name="T156" style:family="text">
      <style:text-properties style:font-name="Times New Roman" fo:font-size="21pt" style:text-underline-style="none" fo:font-weight="normal" officeooo:rsid="0e00e59a" style:font-size-asian="18.3500003814697pt" style:font-weight-asian="normal" style:font-size-complex="21pt" style:font-weight-complex="normal"/>
    </style:style>
    <style:style style:name="T157" style:family="text">
      <style:text-properties style:font-name="Times New Roman" fo:font-size="21pt" style:text-underline-style="none" fo:font-weight="normal" officeooo:rsid="0e02ad9c" style:font-size-asian="18.3500003814697pt" style:font-weight-asian="normal" style:font-size-complex="21pt" style:font-weight-complex="normal"/>
    </style:style>
    <style:style style:name="T158" style:family="text">
      <style:text-properties style:font-name="Times New Roman" fo:font-size="21pt" style:text-underline-style="none" fo:font-weight="normal" officeooo:rsid="0e046a82" style:font-size-asian="18.3500003814697pt" style:font-weight-asian="normal" style:font-size-complex="21pt" style:font-weight-complex="normal"/>
    </style:style>
    <style:style style:name="T159" style:family="text">
      <style:text-properties style:font-name="Times New Roman" fo:font-size="21pt" style:text-underline-style="none" style:font-size-asian="18.3500003814697pt" style:font-size-complex="21pt"/>
    </style:style>
    <style:style style:name="T160" style:family="text">
      <style:text-properties style:font-name="Times New Roman" fo:font-size="21pt" style:text-underline-style="none" officeooo:rsid="08d9fd13" style:font-size-asian="18.3500003814697pt" style:font-size-complex="21pt"/>
    </style:style>
    <style:style style:name="T161" style:family="text">
      <style:text-properties style:font-name="Times New Roman" fo:font-size="21pt" style:text-underline-style="none" officeooo:rsid="08fd1558" style:font-size-asian="18.3500003814697pt" style:font-size-complex="21pt"/>
    </style:style>
    <style:style style:name="T162" style:family="text">
      <style:text-properties style:font-name="Times New Roman" fo:font-size="21pt" fo:font-weight="normal" style:font-size-asian="18.3500003814697pt" style:font-weight-asian="normal" style:font-size-complex="21pt" style:font-weight-complex="normal"/>
    </style:style>
    <style:style style:name="T163" style:family="text">
      <style:text-properties style:font-name="Times New Roman" fo:font-size="21pt" fo:font-weight="normal" officeooo:rsid="0e398391" style:font-size-asian="18.3500003814697pt" style:font-weight-asian="normal" style:font-size-complex="21pt" style:font-weight-complex="normal"/>
    </style:style>
    <style:style style:name="T164" style:family="text">
      <style:text-properties style:font-name="Times New Roman" fo:font-size="21pt" fo:font-weight="normal" officeooo:rsid="0e36c7da" style:font-size-asian="18.3500003814697pt" style:font-weight-asian="normal" style:font-size-complex="21pt" style:font-weight-complex="normal"/>
    </style:style>
    <style:style style:name="T165" style:family="text">
      <style:text-properties style:font-name="Times New Roman" fo:font-size="21pt" fo:font-weight="normal" officeooo:rsid="0e389cf3" style:font-size-asian="18.3500003814697pt" style:font-weight-asian="normal" style:font-size-complex="21pt" style:font-weight-complex="normal"/>
    </style:style>
    <style:style style:name="T166" style:family="text">
      <style:text-properties style:font-name="Times New Roman" fo:font-size="21pt" fo:font-weight="normal" officeooo:rsid="0e39bebe" style:font-size-asian="18.3500003814697pt" style:font-weight-asian="normal" style:font-size-complex="21pt" style:font-weight-complex="normal"/>
    </style:style>
    <style:style style:name="T167" style:family="text">
      <style:text-properties style:font-name="Times New Roman" fo:font-size="21pt" fo:font-weight="normal" officeooo:rsid="0e3a4955" style:font-size-asian="18.3500003814697pt" style:font-weight-asian="normal" style:font-size-complex="21pt" style:font-weight-complex="normal"/>
    </style:style>
    <style:style style:name="T168" style:family="text">
      <style:text-properties style:font-name="Times New Roman" fo:font-size="21pt" fo:font-weight="normal" officeooo:rsid="0e3b9a98" style:font-size-asian="18.3500003814697pt" style:font-weight-asian="normal" style:font-size-complex="21pt" style:font-weight-complex="normal"/>
    </style:style>
    <style:style style:name="T169" style:family="text">
      <style:text-properties style:font-name="Times New Roman" fo:font-size="21pt" fo:font-weight="normal" officeooo:rsid="0e3cc7ad" style:font-size-asian="18.3500003814697pt" style:font-weight-asian="normal" style:font-size-complex="21pt" style:font-weight-complex="normal"/>
    </style:style>
    <style:style style:name="T170" style:family="text">
      <style:text-properties style:font-name="Times New Roman" fo:font-size="21pt" fo:font-weight="normal" officeooo:rsid="0e3cf812" style:font-size-asian="18.3500003814697pt" style:font-weight-asian="normal" style:font-size-complex="21pt" style:font-weight-complex="normal"/>
    </style:style>
    <style:style style:name="T171" style:family="text">
      <style:text-properties style:font-name="Times New Roman" fo:font-size="21pt" fo:font-weight="normal" officeooo:rsid="0e3e61d9" style:font-size-asian="18.3500003814697pt" style:font-weight-asian="normal" style:font-size-complex="21pt" style:font-weight-complex="normal"/>
    </style:style>
    <style:style style:name="T172" style:family="text">
      <style:text-properties style:font-name="Times New Roman" fo:font-size="21pt" fo:font-weight="normal" officeooo:rsid="0e3ef5cf" style:font-size-asian="18.3500003814697pt" style:font-weight-asian="normal" style:font-size-complex="21pt" style:font-weight-complex="normal"/>
    </style:style>
    <style:style style:name="T173" style:family="text">
      <style:text-properties style:font-name="Times New Roman" fo:font-size="21pt" fo:font-weight="normal" officeooo:rsid="0e3ef847" style:font-size-asian="18.3500003814697pt" style:font-weight-asian="normal" style:font-size-complex="21pt" style:font-weight-complex="normal"/>
    </style:style>
    <style:style style:name="T174" style:family="text">
      <style:text-properties style:font-name="Times New Roman" fo:font-size="21pt" fo:font-weight="normal" officeooo:rsid="0e428c67" style:font-size-asian="18.3500003814697pt" style:font-weight-asian="normal" style:font-size-complex="21pt" style:font-weight-complex="normal"/>
    </style:style>
    <style:style style:name="T175" style:family="text">
      <style:text-properties style:font-name="Times New Roman" fo:font-size="21pt" fo:font-weight="normal" officeooo:rsid="0e442843" style:font-size-asian="18.3500003814697pt" style:font-weight-asian="normal" style:font-size-complex="21pt" style:font-weight-complex="normal"/>
    </style:style>
    <style:style style:name="T176" style:family="text">
      <style:text-properties style:font-name="Times New Roman" fo:font-size="21pt" fo:font-weight="normal" officeooo:rsid="0e45b174" style:font-size-asian="18.3500003814697pt" style:font-weight-asian="normal" style:font-size-complex="21pt" style:font-weight-complex="normal"/>
    </style:style>
    <style:style style:name="T177" style:family="text">
      <style:text-properties style:font-name="Times New Roman" fo:font-size="21pt" fo:font-weight="normal" officeooo:rsid="0e461ccb" style:font-size-asian="18.3500003814697pt" style:font-weight-asian="normal" style:font-size-complex="21pt" style:font-weight-complex="normal"/>
    </style:style>
    <style:style style:name="T178" style:family="text">
      <style:text-properties style:font-name="Times New Roman" fo:font-size="21pt" fo:font-weight="normal" officeooo:rsid="0e48121a" style:font-size-asian="18.3500003814697pt" style:font-weight-asian="normal" style:font-size-complex="21pt" style:font-weight-complex="normal"/>
    </style:style>
    <style:style style:name="T179" style:family="text">
      <style:text-properties style:font-name="Times New Roman" fo:font-size="21pt" fo:font-weight="normal" officeooo:rsid="0e494fb1" style:font-size-asian="18.3500003814697pt" style:font-weight-asian="normal" style:font-size-complex="21pt" style:font-weight-complex="normal"/>
    </style:style>
    <style:style style:name="T180" style:family="text">
      <style:text-properties style:font-name="Times New Roman" fo:font-size="21pt" fo:font-weight="normal" officeooo:rsid="0e4a2ade" style:font-size-asian="18.3500003814697pt" style:font-weight-asian="normal" style:font-size-complex="21pt" style:font-weight-complex="normal"/>
    </style:style>
    <style:style style:name="T181" style:family="text">
      <style:text-properties style:font-name="Times New Roman" fo:font-size="21pt" fo:font-weight="normal" officeooo:rsid="0e4a931d" style:font-size-asian="18.3500003814697pt" style:font-weight-asian="normal" style:font-size-complex="21pt" style:font-weight-complex="normal"/>
    </style:style>
    <style:style style:name="T182" style:family="text">
      <style:text-properties style:font-name="Times New Roman" fo:font-size="21pt" fo:font-weight="normal" officeooo:rsid="0e4b2c2d" style:font-size-asian="18.3500003814697pt" style:font-weight-asian="normal" style:font-size-complex="21pt" style:font-weight-complex="normal"/>
    </style:style>
    <style:style style:name="T183" style:family="text">
      <style:text-properties style:font-name="Times New Roman" fo:font-size="21pt" fo:font-weight="normal" officeooo:rsid="0e4c9232" style:font-size-asian="18.3500003814697pt" style:font-weight-asian="normal" style:font-size-complex="21pt" style:font-weight-complex="normal"/>
    </style:style>
    <style:style style:name="T184" style:family="text">
      <style:text-properties style:font-name="Times New Roman" fo:font-size="21pt" fo:font-weight="normal" officeooo:rsid="0e4e3429" style:font-size-asian="18.3500003814697pt" style:font-weight-asian="normal" style:font-size-complex="21pt" style:font-weight-complex="normal"/>
    </style:style>
    <style:style style:name="T185" style:family="text">
      <style:text-properties style:font-name="Times New Roman" fo:font-size="21pt" fo:font-weight="normal" officeooo:rsid="0e4f6b3d" style:font-size-asian="18.3500003814697pt" style:font-weight-asian="normal" style:font-size-complex="21pt" style:font-weight-complex="normal"/>
    </style:style>
    <style:style style:name="T186" style:family="text">
      <style:text-properties style:font-name="Times New Roman" fo:font-size="21pt" fo:font-weight="normal" officeooo:rsid="0e50da2d" style:font-size-asian="18.3500003814697pt" style:font-weight-asian="normal" style:font-size-complex="21pt" style:font-weight-complex="normal"/>
    </style:style>
    <style:style style:name="T187" style:family="text">
      <style:text-properties style:font-name="Times New Roman" fo:font-size="21pt" fo:font-weight="normal" officeooo:rsid="0e51f0ee" style:font-size-asian="18.3500003814697pt" style:font-weight-asian="normal" style:font-size-complex="21pt" style:font-weight-complex="normal"/>
    </style:style>
    <style:style style:name="T188" style:family="text">
      <style:text-properties style:font-name="Times New Roman" fo:font-size="21pt" fo:font-weight="normal" officeooo:rsid="0e524b22" style:font-size-asian="18.3500003814697pt" style:font-weight-asian="normal" style:font-size-complex="21pt" style:font-weight-complex="normal"/>
    </style:style>
    <style:style style:name="T189" style:family="text">
      <style:text-properties style:font-name="Times New Roman" fo:font-size="21pt" fo:font-weight="normal" officeooo:rsid="0e54b087" style:font-size-asian="18.3500003814697pt" style:font-weight-asian="normal" style:font-size-complex="21pt" style:font-weight-complex="normal"/>
    </style:style>
    <style:style style:name="T190" style:family="text">
      <style:text-properties style:font-name="Times New Roman" fo:font-size="21pt" fo:font-weight="normal" officeooo:rsid="0e5c8087" style:font-size-asian="18.3500003814697pt" style:font-weight-asian="normal" style:font-size-complex="21pt" style:font-weight-complex="normal"/>
    </style:style>
    <style:style style:name="T191" style:family="text">
      <style:text-properties style:font-name="Times New Roman" fo:font-size="21pt" fo:font-weight="normal" officeooo:rsid="0e5ca96a" style:font-size-asian="18.3500003814697pt" style:font-weight-asian="normal" style:font-size-complex="21pt" style:font-weight-complex="normal"/>
    </style:style>
    <style:style style:name="T192" style:family="text">
      <style:text-properties style:font-name="Times New Roman" fo:font-size="21pt" fo:font-weight="normal" officeooo:rsid="0e5e45db" style:font-size-asian="18.3500003814697pt" style:font-weight-asian="normal" style:font-size-complex="21pt" style:font-weight-complex="normal"/>
    </style:style>
    <style:style style:name="T193" style:family="text">
      <style:text-properties style:font-name="Times New Roman" fo:font-size="21pt" fo:font-weight="normal" officeooo:rsid="0e6070d7" style:font-size-asian="18.3500003814697pt" style:font-weight-asian="normal" style:font-size-complex="21pt" style:font-weight-complex="normal"/>
    </style:style>
    <style:style style:name="T194" style:family="text">
      <style:text-properties style:font-name="Times New Roman" fo:font-size="21pt" fo:font-weight="normal" officeooo:rsid="0e673685" style:font-size-asian="18.3500003814697pt" style:font-weight-asian="normal" style:font-size-complex="21pt" style:font-weight-complex="normal"/>
    </style:style>
    <style:style style:name="T195" style:family="text">
      <style:text-properties style:font-name="Times New Roman" fo:font-size="21pt" fo:font-weight="normal" officeooo:rsid="0e691f53" style:font-size-asian="18.3500003814697pt" style:font-weight-asian="normal" style:font-size-complex="21pt" style:font-weight-complex="normal"/>
    </style:style>
    <style:style style:name="T196" style:family="text">
      <style:text-properties style:font-name="Times New Roman" fo:font-size="21pt" fo:font-weight="normal" officeooo:rsid="0e6b0404" style:font-size-asian="18.3500003814697pt" style:font-weight-asian="normal" style:font-size-complex="21pt" style:font-weight-complex="normal"/>
    </style:style>
    <style:style style:name="T197" style:family="text">
      <style:text-properties style:font-name="Times New Roman" fo:font-size="21pt" fo:font-weight="normal" officeooo:rsid="0e6e9aed" style:font-size-asian="18.3500003814697pt" style:font-weight-asian="normal" style:font-size-complex="21pt" style:font-weight-complex="normal"/>
    </style:style>
    <style:style style:name="T198" style:family="text">
      <style:text-properties style:font-name="Times New Roman" fo:font-size="21pt" fo:font-weight="normal" officeooo:rsid="0e6f669f" style:font-size-asian="18.3500003814697pt" style:font-weight-asian="normal" style:font-size-complex="21pt" style:font-weight-complex="normal"/>
    </style:style>
    <style:style style:name="T199" style:family="text">
      <style:text-properties style:font-name="Times New Roman" fo:font-size="21pt" fo:font-weight="normal" officeooo:rsid="0e70d9ba" style:font-size-asian="18.3500003814697pt" style:font-weight-asian="normal" style:font-size-complex="21pt" style:font-weight-complex="normal"/>
    </style:style>
    <style:style style:name="T200" style:family="text">
      <style:text-properties style:font-name="Times New Roman" fo:font-size="21pt" fo:font-weight="normal" officeooo:rsid="0e72c4fc" style:font-size-asian="18.3500003814697pt" style:font-weight-asian="normal" style:font-size-complex="21pt" style:font-weight-complex="normal"/>
    </style:style>
    <style:style style:name="T201" style:family="text">
      <style:text-properties style:font-name="Times New Roman" fo:font-size="21pt" fo:font-weight="normal" officeooo:rsid="0e730cf1" style:font-size-asian="18.3500003814697pt" style:font-weight-asian="normal" style:font-size-complex="21pt" style:font-weight-complex="normal"/>
    </style:style>
    <style:style style:name="T202" style:family="text">
      <style:text-properties style:font-name="Times New Roman" fo:font-size="21pt" fo:font-weight="normal" officeooo:rsid="0e7914e1" style:font-size-asian="18.3500003814697pt" style:font-weight-asian="normal" style:font-size-complex="21pt" style:font-weight-complex="normal"/>
    </style:style>
    <style:style style:name="T203" style:family="text">
      <style:text-properties style:font-name="Times New Roman" fo:font-size="21pt" fo:font-weight="normal" officeooo:rsid="0e7b8e29" style:font-size-asian="18.3500003814697pt" style:font-weight-asian="normal" style:font-size-complex="21pt" style:font-weight-complex="normal"/>
    </style:style>
    <style:style style:name="T204" style:family="text">
      <style:text-properties style:font-name="Times New Roman" fo:font-size="21pt" fo:font-weight="normal" officeooo:rsid="0e7be1c5" style:font-size-asian="18.3500003814697pt" style:font-weight-asian="normal" style:font-size-complex="21pt" style:font-weight-complex="normal"/>
    </style:style>
    <style:style style:name="T205" style:family="text">
      <style:text-properties style:font-name="Times New Roman" fo:font-size="21pt" fo:font-weight="normal" officeooo:rsid="0e846035" style:font-size-asian="18.3500003814697pt" style:font-weight-asian="normal" style:font-size-complex="21pt" style:font-weight-complex="normal"/>
    </style:style>
    <style:style style:name="T206" style:family="text">
      <style:text-properties style:font-name="Times New Roman" fo:font-size="21pt" fo:font-weight="normal" officeooo:rsid="0e86441b" style:font-size-asian="18.3500003814697pt" style:font-weight-asian="normal" style:font-size-complex="21pt" style:font-weight-complex="normal"/>
    </style:style>
    <style:style style:name="T207" style:family="text">
      <style:text-properties style:font-name="Times New Roman" fo:font-size="21pt" fo:font-weight="normal" officeooo:rsid="0e865350" style:font-size-asian="18.3500003814697pt" style:font-weight-asian="normal" style:font-size-complex="21pt" style:font-weight-complex="normal"/>
    </style:style>
    <style:style style:name="T208" style:family="text">
      <style:text-properties style:font-name="Times New Roman" fo:font-size="21pt" fo:font-weight="normal" officeooo:rsid="0e86f055" style:font-size-asian="18.3500003814697pt" style:font-weight-asian="normal" style:font-size-complex="21pt" style:font-weight-complex="normal"/>
    </style:style>
    <style:style style:name="T209" style:family="text">
      <style:text-properties style:font-name="Times New Roman" fo:font-size="21pt" fo:font-weight="normal" officeooo:rsid="0e88377a" style:font-size-asian="18.3500003814697pt" style:font-weight-asian="normal" style:font-size-complex="21pt" style:font-weight-complex="normal"/>
    </style:style>
    <style:style style:name="T210" style:family="text">
      <style:text-properties style:font-name="Times New Roman" fo:font-size="21pt" fo:font-weight="normal" officeooo:rsid="0e895605" style:font-size-asian="18.3500003814697pt" style:font-weight-asian="normal" style:font-size-complex="21pt" style:font-weight-complex="normal"/>
    </style:style>
    <style:style style:name="T211" style:family="text">
      <style:text-properties style:font-name="Times New Roman" fo:font-size="21pt" fo:font-weight="normal" officeooo:rsid="0e8a2674" style:font-size-asian="18.3500003814697pt" style:font-weight-asian="normal" style:font-size-complex="21pt" style:font-weight-complex="normal"/>
    </style:style>
    <style:style style:name="T212" style:family="text">
      <style:text-properties style:font-name="Times New Roman" fo:font-size="21pt" fo:font-weight="normal" officeooo:rsid="0e8b6252" style:font-size-asian="18.3500003814697pt" style:font-weight-asian="normal" style:font-size-complex="21pt" style:font-weight-complex="normal"/>
    </style:style>
    <style:style style:name="T213" style:family="text">
      <style:text-properties style:font-name="Times New Roman" fo:font-size="21pt" fo:font-weight="normal" officeooo:rsid="0e8ca1bc" style:font-size-asian="18.3500003814697pt" style:font-weight-asian="normal" style:font-size-complex="21pt" style:font-weight-complex="normal"/>
    </style:style>
    <style:style style:name="T214" style:family="text">
      <style:text-properties style:font-name="Times New Roman" fo:font-size="21pt" fo:font-weight="normal" officeooo:rsid="0e8deac0" style:font-size-asian="18.3500003814697pt" style:font-weight-asian="normal" style:font-size-complex="21pt" style:font-weight-complex="normal"/>
    </style:style>
    <style:style style:name="T215" style:family="text">
      <style:text-properties style:font-name="Times New Roman" fo:font-size="21pt" fo:font-weight="normal" officeooo:rsid="0e908d09" style:font-size-asian="18.3500003814697pt" style:font-weight-asian="normal" style:font-size-complex="21pt" style:font-weight-complex="normal"/>
    </style:style>
    <style:style style:name="T216" style:family="text">
      <style:text-properties style:font-name="Times New Roman" fo:font-size="21pt" fo:font-weight="normal" officeooo:rsid="0e91252f" style:font-size-asian="18.3500003814697pt" style:font-weight-asian="normal" style:font-size-complex="21pt" style:font-weight-complex="normal"/>
    </style:style>
    <style:style style:name="T217" style:family="text">
      <style:text-properties style:font-name="Times New Roman" fo:font-size="21pt" fo:font-weight="normal" officeooo:rsid="0e953e15" style:font-size-asian="18.3500003814697pt" style:font-weight-asian="normal" style:font-size-complex="21pt" style:font-weight-complex="normal"/>
    </style:style>
    <style:style style:name="T218" style:family="text">
      <style:text-properties style:font-name="Times New Roman" fo:font-size="21pt" fo:font-weight="normal" officeooo:rsid="0e9654ce" style:font-size-asian="18.3500003814697pt" style:font-weight-asian="normal" style:font-size-complex="21pt" style:font-weight-complex="normal"/>
    </style:style>
    <style:style style:name="T219" style:family="text">
      <style:text-properties style:font-name="Times New Roman" fo:font-size="21pt" fo:font-weight="normal" officeooo:rsid="0f4ec5b2" style:font-size-asian="18.3500003814697pt" style:font-weight-asian="normal" style:font-size-complex="21pt" style:font-weight-complex="normal"/>
    </style:style>
    <style:style style:name="T220" style:family="text">
      <style:text-properties style:font-name="Times New Roman" fo:font-size="21pt" fo:font-weight="normal" officeooo:rsid="0f4ef284" style:font-size-asian="18.3500003814697pt" style:font-weight-asian="normal" style:font-size-complex="21pt" style:font-weight-complex="normal"/>
    </style:style>
    <style:style style:name="T221" style:family="text">
      <style:text-properties style:font-name="Times New Roman" fo:font-size="21pt" fo:font-weight="normal" officeooo:rsid="0f500324" style:font-size-asian="18.3500003814697pt" style:font-weight-asian="normal" style:font-size-complex="21pt" style:font-weight-complex="normal"/>
    </style:style>
    <style:style style:name="T222" style:family="text">
      <style:text-properties style:font-name="Times New Roman" fo:font-size="21pt" fo:font-weight="normal" officeooo:rsid="0f518ad7" style:font-size-asian="18.3500003814697pt" style:font-weight-asian="normal" style:font-size-complex="21pt" style:font-weight-complex="normal"/>
    </style:style>
    <style:style style:name="T223" style:family="text">
      <style:text-properties style:font-name="Times New Roman" fo:font-size="21pt" fo:font-weight="normal" officeooo:rsid="102a515f" style:font-size-asian="18.3500003814697pt" style:font-weight-asian="normal" style:font-size-complex="21pt" style:font-weight-complex="normal"/>
    </style:style>
    <style:style style:name="T224" style:family="text">
      <style:text-properties style:font-name="Times New Roman" fo:font-size="21pt" fo:font-weight="normal" officeooo:rsid="102b8612" style:font-size-asian="18.3500003814697pt" style:font-weight-asian="normal" style:font-size-complex="21pt" style:font-weight-complex="normal"/>
    </style:style>
    <style:style style:name="T225" style:family="text">
      <style:text-properties style:font-name="Times New Roman" fo:font-size="21pt" fo:font-weight="normal" officeooo:rsid="102d5c7c" style:font-size-asian="18.3500003814697pt" style:font-weight-asian="normal" style:font-size-complex="21pt" style:font-weight-complex="normal"/>
    </style:style>
    <style:style style:name="T226" style:family="text">
      <style:text-properties style:font-name="Times New Roman" fo:font-size="21pt" fo:font-weight="normal" officeooo:rsid="102e18fd" style:font-size-asian="18.3500003814697pt" style:font-weight-asian="normal" style:font-size-complex="21pt" style:font-weight-complex="normal"/>
    </style:style>
    <style:style style:name="T227" style:family="text">
      <style:text-properties style:font-name="Times New Roman" fo:font-size="21pt" fo:font-weight="normal" officeooo:rsid="102eff47" style:font-size-asian="18.3500003814697pt" style:font-weight-asian="normal" style:font-size-complex="21pt" style:font-weight-complex="normal"/>
    </style:style>
    <style:style style:name="T228" style:family="text">
      <style:text-properties style:font-name="Times New Roman" fo:font-size="21pt" fo:font-weight="normal" officeooo:rsid="1032b87a" style:font-size-asian="18.3500003814697pt" style:font-weight-asian="normal" style:font-size-complex="21pt" style:font-weight-complex="normal"/>
    </style:style>
    <style:style style:name="T229" style:family="text">
      <style:text-properties style:font-name="Times New Roman" fo:font-size="21pt" fo:font-weight="normal" officeooo:rsid="103314fe" style:font-size-asian="18.3500003814697pt" style:font-weight-asian="normal" style:font-size-complex="21pt" style:font-weight-complex="normal"/>
    </style:style>
    <style:style style:name="T230" style:family="text">
      <style:text-properties style:font-name="Times New Roman" fo:font-size="21pt" fo:font-weight="normal" officeooo:rsid="1033b94c" style:font-size-asian="18.3500003814697pt" style:font-weight-asian="normal" style:font-size-complex="21pt" style:font-weight-complex="normal"/>
    </style:style>
    <style:style style:name="T231" style:family="text">
      <style:text-properties style:font-name="Times New Roman" fo:font-size="21pt" fo:font-weight="normal" officeooo:rsid="10349f00" style:font-size-asian="18.3500003814697pt" style:font-weight-asian="normal" style:font-size-complex="21pt" style:font-weight-complex="normal"/>
    </style:style>
    <style:style style:name="T232" style:family="text">
      <style:text-properties style:font-name="Times New Roman" fo:font-size="21pt" fo:font-weight="normal" officeooo:rsid="10356aa0" style:font-size-asian="18.3500003814697pt" style:font-weight-asian="normal" style:font-size-complex="21pt" style:font-weight-complex="normal"/>
    </style:style>
    <style:style style:name="T233" style:family="text">
      <style:text-properties style:font-name="Times New Roman" fo:font-size="21pt" fo:font-weight="normal" officeooo:rsid="1036a492" style:font-size-asian="18.3500003814697pt" style:font-weight-asian="normal" style:font-size-complex="21pt" style:font-weight-complex="normal"/>
    </style:style>
    <style:style style:name="T234" style:family="text">
      <style:text-properties officeooo:rsid="0016fbe0"/>
    </style:style>
    <style:style style:name="T235" style:family="text">
      <style:text-properties officeooo:rsid="0018134a"/>
    </style:style>
    <style:style style:name="T236" style:family="text">
      <style:text-properties officeooo:rsid="001a0367"/>
    </style:style>
    <style:style style:name="T237" style:family="text">
      <style:text-properties officeooo:rsid="001ca9f9"/>
    </style:style>
    <style:style style:name="T238" style:family="text">
      <style:text-properties officeooo:rsid="001cb7e0"/>
    </style:style>
    <style:style style:name="T239" style:family="text">
      <style:text-properties officeooo:rsid="00232251"/>
    </style:style>
    <style:style style:name="T240" style:family="text">
      <style:text-properties officeooo:rsid="002a4d3c"/>
    </style:style>
    <style:style style:name="T241" style:family="text">
      <style:text-properties officeooo:rsid="002ca089"/>
    </style:style>
    <style:style style:name="T242" style:family="text">
      <style:text-properties officeooo:rsid="002dd248"/>
    </style:style>
    <style:style style:name="T243" style:family="text">
      <style:text-properties officeooo:rsid="003b676a"/>
    </style:style>
    <style:style style:name="T244" style:family="text">
      <style:text-properties officeooo:rsid="003d8f2b"/>
    </style:style>
    <style:style style:name="T245" style:family="text">
      <style:text-properties officeooo:rsid="0040f11c"/>
    </style:style>
    <style:style style:name="T246" style:family="text">
      <style:text-properties officeooo:rsid="004442d3"/>
    </style:style>
    <style:style style:name="T247" style:family="text">
      <style:text-properties officeooo:rsid="00453d38"/>
    </style:style>
    <style:style style:name="T248" style:family="text">
      <style:text-properties officeooo:rsid="0047590e"/>
    </style:style>
    <style:style style:name="T249" style:family="text">
      <style:text-properties officeooo:rsid="00495385"/>
    </style:style>
    <style:style style:name="T250" style:family="text">
      <style:text-properties officeooo:rsid="004a5474"/>
    </style:style>
    <style:style style:name="T251" style:family="text">
      <style:text-properties officeooo:rsid="004aa6d6"/>
    </style:style>
    <style:style style:name="T252" style:family="text">
      <style:text-properties officeooo:rsid="004d02e6"/>
    </style:style>
    <style:style style:name="T253" style:family="text">
      <style:text-properties officeooo:rsid="004ec73b"/>
    </style:style>
    <style:style style:name="T254" style:family="text">
      <style:text-properties officeooo:rsid="005065f8"/>
    </style:style>
    <style:style style:name="T255" style:family="text">
      <style:text-properties officeooo:rsid="0052a132"/>
    </style:style>
    <style:style style:name="T256" style:family="text">
      <style:text-properties officeooo:rsid="0053753f"/>
    </style:style>
    <style:style style:name="T257" style:family="text">
      <style:text-properties officeooo:rsid="005696d6"/>
    </style:style>
    <style:style style:name="T258" style:family="text">
      <style:text-properties officeooo:rsid="005a8a9c"/>
    </style:style>
    <style:style style:name="T259" style:family="text">
      <style:text-properties officeooo:rsid="005b8c2e"/>
    </style:style>
    <style:style style:name="T260" style:family="text">
      <style:text-properties officeooo:rsid="005c5abd"/>
    </style:style>
    <style:style style:name="T261" style:family="text">
      <style:text-properties officeooo:rsid="005caacc"/>
    </style:style>
    <style:style style:name="T262" style:family="text">
      <style:text-properties officeooo:rsid="005e34e6"/>
    </style:style>
    <style:style style:name="T263" style:family="text">
      <style:text-properties officeooo:rsid="006028c5"/>
    </style:style>
    <style:style style:name="T264" style:family="text">
      <style:text-properties officeooo:rsid="0064a6b7"/>
    </style:style>
    <style:style style:name="T265" style:family="text">
      <style:text-properties officeooo:rsid="0065e749"/>
    </style:style>
    <style:style style:name="T266" style:family="text">
      <style:text-properties officeooo:rsid="00669a85"/>
    </style:style>
    <style:style style:name="T267" style:family="text">
      <style:text-properties officeooo:rsid="00678c2d"/>
    </style:style>
    <style:style style:name="T268" style:family="text">
      <style:text-properties officeooo:rsid="0069197e"/>
    </style:style>
    <style:style style:name="T269" style:family="text">
      <style:text-properties officeooo:rsid="006b7472"/>
    </style:style>
    <style:style style:name="T270" style:family="text">
      <style:text-properties officeooo:rsid="006cb295"/>
    </style:style>
    <style:style style:name="T271" style:family="text">
      <style:text-properties officeooo:rsid="006d5764"/>
    </style:style>
    <style:style style:name="T272" style:family="text">
      <style:text-properties officeooo:rsid="007aa42d"/>
    </style:style>
    <style:style style:name="T273" style:family="text">
      <style:text-properties officeooo:rsid="007eab95"/>
    </style:style>
    <style:style style:name="T274" style:family="text">
      <style:text-properties officeooo:rsid="0085f0bc"/>
    </style:style>
    <style:style style:name="T275" style:family="text">
      <style:text-properties officeooo:rsid="0088241a"/>
    </style:style>
    <style:style style:name="T276" style:family="text">
      <style:text-properties officeooo:rsid="0089d86b"/>
    </style:style>
    <style:style style:name="T277" style:family="text">
      <style:text-properties officeooo:rsid="008acfba"/>
    </style:style>
    <style:style style:name="T278" style:family="text">
      <style:text-properties officeooo:rsid="008eaef4"/>
    </style:style>
    <style:style style:name="T279" style:family="text">
      <style:text-properties officeooo:rsid="0091b6a3"/>
    </style:style>
    <style:style style:name="T280" style:family="text">
      <style:text-properties officeooo:rsid="0093cf64"/>
    </style:style>
    <style:style style:name="T281" style:family="text">
      <style:text-properties officeooo:rsid="0097e388"/>
    </style:style>
    <style:style style:name="T282" style:family="text">
      <style:text-properties officeooo:rsid="00995a6b"/>
    </style:style>
    <style:style style:name="T283" style:family="text">
      <style:text-properties officeooo:rsid="009fd45b"/>
    </style:style>
    <style:style style:name="T284" style:family="text">
      <style:text-properties officeooo:rsid="00a3f49a"/>
    </style:style>
    <style:style style:name="T285" style:family="text">
      <style:text-properties officeooo:rsid="00cf6129"/>
    </style:style>
    <style:style style:name="T286" style:family="text">
      <style:text-properties officeooo:rsid="00dd4c5d"/>
    </style:style>
    <style:style style:name="T287" style:family="text">
      <style:text-properties officeooo:rsid="00ddcbfb"/>
    </style:style>
    <style:style style:name="T288" style:family="text">
      <style:text-properties officeooo:rsid="00de5a86"/>
    </style:style>
    <style:style style:name="T289" style:family="text">
      <style:text-properties officeooo:rsid="00dfc6a1"/>
    </style:style>
    <style:style style:name="T290" style:family="text">
      <style:text-properties officeooo:rsid="00e03f53"/>
    </style:style>
    <style:style style:name="T291" style:family="text">
      <style:text-properties officeooo:rsid="00e0bd3e"/>
    </style:style>
    <style:style style:name="T292" style:family="text">
      <style:text-properties officeooo:rsid="00e0c4a3"/>
    </style:style>
    <style:style style:name="T293" style:family="text">
      <style:text-properties officeooo:rsid="00e1f1ac"/>
    </style:style>
    <style:style style:name="T294" style:family="text">
      <style:text-properties officeooo:rsid="00e2f838"/>
    </style:style>
    <style:style style:name="T295" style:family="text">
      <style:text-properties officeooo:rsid="00e4d6b9"/>
    </style:style>
    <style:style style:name="T296" style:family="text">
      <style:text-properties officeooo:rsid="00e6933d"/>
    </style:style>
    <style:style style:name="T297" style:family="text">
      <style:text-properties officeooo:rsid="00e76d62"/>
    </style:style>
    <style:style style:name="T298" style:family="text">
      <style:text-properties officeooo:rsid="00e8539b"/>
    </style:style>
    <style:style style:name="T299" style:family="text">
      <style:text-properties officeooo:rsid="00e91e30"/>
    </style:style>
    <style:style style:name="T300" style:family="text">
      <style:text-properties officeooo:rsid="00e9afc7"/>
    </style:style>
    <style:style style:name="T301" style:family="text">
      <style:text-properties officeooo:rsid="00e9b9ce"/>
    </style:style>
    <style:style style:name="T302" style:family="text">
      <style:text-properties officeooo:rsid="00ea59c8"/>
    </style:style>
    <style:style style:name="T303" style:family="text">
      <style:text-properties officeooo:rsid="00ec034d"/>
    </style:style>
    <style:style style:name="T304" style:family="text">
      <style:text-properties officeooo:rsid="00ee9c0f"/>
    </style:style>
    <style:style style:name="T305" style:family="text">
      <style:text-properties officeooo:rsid="00ef2363"/>
    </style:style>
    <style:style style:name="T306" style:family="text">
      <style:text-properties officeooo:rsid="00f04aa6"/>
    </style:style>
    <style:style style:name="T307" style:family="text">
      <style:text-properties officeooo:rsid="00f147d3"/>
    </style:style>
    <style:style style:name="T308" style:family="text">
      <style:text-properties officeooo:rsid="00f2225e"/>
    </style:style>
    <style:style style:name="T309" style:family="text">
      <style:text-properties officeooo:rsid="00f3eb6d"/>
    </style:style>
    <style:style style:name="T310" style:family="text">
      <style:text-properties officeooo:rsid="00f5b5e8"/>
    </style:style>
    <style:style style:name="T311" style:family="text">
      <style:text-properties officeooo:rsid="00f6bed4"/>
    </style:style>
    <style:style style:name="T312" style:family="text">
      <style:text-properties officeooo:rsid="00f759c5"/>
    </style:style>
    <style:style style:name="T313" style:family="text">
      <style:text-properties officeooo:rsid="00f7755f"/>
    </style:style>
    <style:style style:name="T314" style:family="text">
      <style:text-properties officeooo:rsid="00f78829"/>
    </style:style>
    <style:style style:name="T315" style:family="text">
      <style:text-properties officeooo:rsid="00f80b15"/>
    </style:style>
    <style:style style:name="T316" style:family="text">
      <style:text-properties officeooo:rsid="00f82f58"/>
    </style:style>
    <style:style style:name="T317" style:family="text">
      <style:text-properties officeooo:rsid="00f9129a"/>
    </style:style>
    <style:style style:name="T318" style:family="text">
      <style:text-properties officeooo:rsid="00faa901"/>
    </style:style>
    <style:style style:name="T319" style:family="text">
      <style:text-properties officeooo:rsid="00fc5832"/>
    </style:style>
    <style:style style:name="T320" style:family="text">
      <style:text-properties officeooo:rsid="00fe0473"/>
    </style:style>
    <style:style style:name="T321" style:family="text">
      <style:text-properties officeooo:rsid="00fe141e"/>
    </style:style>
    <style:style style:name="T322" style:family="text">
      <style:text-properties officeooo:rsid="00ff4d89"/>
    </style:style>
    <style:style style:name="T323" style:family="text">
      <style:text-properties officeooo:rsid="01005772"/>
    </style:style>
    <style:style style:name="T324" style:family="text">
      <style:text-properties officeooo:rsid="01007ea2"/>
    </style:style>
    <style:style style:name="T325" style:family="text">
      <style:text-properties officeooo:rsid="0103b4ed"/>
    </style:style>
    <style:style style:name="T326" style:family="text">
      <style:text-properties officeooo:rsid="0103c865"/>
    </style:style>
    <style:style style:name="T327" style:family="text">
      <style:text-properties officeooo:rsid="01074ada"/>
    </style:style>
    <style:style style:name="T328" style:family="text">
      <style:text-properties officeooo:rsid="0108a383"/>
    </style:style>
    <style:style style:name="T329" style:family="text">
      <style:text-properties officeooo:rsid="010a1e85"/>
    </style:style>
    <style:style style:name="T330" style:family="text">
      <style:text-properties officeooo:rsid="010fbac0"/>
    </style:style>
    <style:style style:name="T331" style:family="text">
      <style:text-properties officeooo:rsid="01111a73"/>
    </style:style>
    <style:style style:name="T332" style:family="text">
      <style:text-properties officeooo:rsid="0111cd84"/>
    </style:style>
    <style:style style:name="T333" style:family="text">
      <style:text-properties officeooo:rsid="01197e57"/>
    </style:style>
    <style:style style:name="T334" style:family="text">
      <style:text-properties officeooo:rsid="011b57a1"/>
    </style:style>
    <style:style style:name="T335" style:family="text">
      <style:text-properties officeooo:rsid="011dc478"/>
    </style:style>
    <style:style style:name="T336" style:family="text">
      <style:text-properties officeooo:rsid="011e34fe"/>
    </style:style>
    <style:style style:name="T337" style:family="text">
      <style:text-properties officeooo:rsid="0133a0db"/>
    </style:style>
    <style:style style:name="T338" style:family="text">
      <style:text-properties officeooo:rsid="013df436"/>
    </style:style>
    <style:style style:name="T339" style:family="text">
      <style:text-properties officeooo:rsid="01403779"/>
    </style:style>
    <style:style style:name="T340" style:family="text">
      <style:text-properties officeooo:rsid="0143ecfe"/>
    </style:style>
    <style:style style:name="T341" style:family="text">
      <style:text-properties officeooo:rsid="01464ac3"/>
    </style:style>
    <style:style style:name="T342" style:family="text">
      <style:text-properties officeooo:rsid="0147f1d4"/>
    </style:style>
    <style:style style:name="T343" style:family="text">
      <style:text-properties officeooo:rsid="0149e417"/>
    </style:style>
    <style:style style:name="T344" style:family="text">
      <style:text-properties officeooo:rsid="014aa71d"/>
    </style:style>
    <style:style style:name="T345" style:family="text">
      <style:text-properties officeooo:rsid="01531c57"/>
    </style:style>
    <style:style style:name="T346" style:family="text">
      <style:text-properties officeooo:rsid="01533c71"/>
    </style:style>
    <style:style style:name="T347" style:family="text">
      <style:text-properties officeooo:rsid="015724da"/>
    </style:style>
    <style:style style:name="T348" style:family="text">
      <style:text-properties officeooo:rsid="0158f397"/>
    </style:style>
    <style:style style:name="T349" style:family="text">
      <style:text-properties officeooo:rsid="0159131a"/>
    </style:style>
    <style:style style:name="T350" style:family="text">
      <style:text-properties officeooo:rsid="0159cd10"/>
    </style:style>
    <style:style style:name="T351" style:family="text">
      <style:text-properties officeooo:rsid="015c12c5"/>
    </style:style>
    <style:style style:name="T352" style:family="text">
      <style:text-properties officeooo:rsid="015cf302"/>
    </style:style>
    <style:style style:name="T353" style:family="text">
      <style:text-properties officeooo:rsid="015dbe63"/>
    </style:style>
    <style:style style:name="T354" style:family="text">
      <style:text-properties officeooo:rsid="015dca55"/>
    </style:style>
    <style:style style:name="T355" style:family="text">
      <style:text-properties officeooo:rsid="015ef745"/>
    </style:style>
    <style:style style:name="T356" style:family="text">
      <style:text-properties officeooo:rsid="016249cb"/>
    </style:style>
    <style:style style:name="T357" style:family="text">
      <style:text-properties officeooo:rsid="0165ca67"/>
    </style:style>
    <style:style style:name="T358" style:family="text">
      <style:text-properties officeooo:rsid="0166e42b"/>
    </style:style>
    <style:style style:name="T359" style:family="text">
      <style:text-properties officeooo:rsid="0169fe65"/>
    </style:style>
    <style:style style:name="T360" style:family="text">
      <style:text-properties officeooo:rsid="016afa3b"/>
    </style:style>
    <style:style style:name="T361" style:family="text">
      <style:text-properties officeooo:rsid="016bbc04"/>
    </style:style>
    <style:style style:name="T362" style:family="text">
      <style:text-properties officeooo:rsid="016dd0d4"/>
    </style:style>
    <style:style style:name="T363" style:family="text">
      <style:text-properties officeooo:rsid="016f62b1"/>
    </style:style>
    <style:style style:name="T364" style:family="text">
      <style:text-properties officeooo:rsid="01708fd2"/>
    </style:style>
    <style:style style:name="T365" style:family="text">
      <style:text-properties officeooo:rsid="01731fca"/>
    </style:style>
    <style:style style:name="T366" style:family="text">
      <style:text-properties officeooo:rsid="0173ef8e"/>
    </style:style>
    <style:style style:name="T367" style:family="text">
      <style:text-properties officeooo:rsid="01751e8e"/>
    </style:style>
    <style:style style:name="T368" style:family="text">
      <style:text-properties officeooo:rsid="01767326"/>
    </style:style>
    <style:style style:name="T369" style:family="text">
      <style:text-properties officeooo:rsid="01797077"/>
    </style:style>
    <style:style style:name="T370" style:family="text">
      <style:text-properties officeooo:rsid="017a94cb"/>
    </style:style>
    <style:style style:name="T371" style:family="text">
      <style:text-properties officeooo:rsid="017c3e57"/>
    </style:style>
    <style:style style:name="T372" style:family="text">
      <style:text-properties officeooo:rsid="017d572c"/>
    </style:style>
    <style:style style:name="T373" style:family="text">
      <style:text-properties officeooo:rsid="017f4789"/>
    </style:style>
    <style:style style:name="T374" style:family="text">
      <style:text-properties officeooo:rsid="018105aa"/>
    </style:style>
    <style:style style:name="T375" style:family="text">
      <style:text-properties officeooo:rsid="0181647e"/>
    </style:style>
    <style:style style:name="T376" style:family="text">
      <style:text-properties officeooo:rsid="01822e3c"/>
    </style:style>
    <style:style style:name="T377" style:family="text">
      <style:text-properties officeooo:rsid="0182e470"/>
    </style:style>
    <style:style style:name="T378" style:family="text">
      <style:text-properties officeooo:rsid="0182e742"/>
    </style:style>
    <style:style style:name="T379" style:family="text">
      <style:text-properties officeooo:rsid="0185e2ee"/>
    </style:style>
    <style:style style:name="T380" style:family="text">
      <style:text-properties officeooo:rsid="0186b5fe"/>
    </style:style>
    <style:style style:name="T381" style:family="text">
      <style:text-properties officeooo:rsid="01870bee"/>
    </style:style>
    <style:style style:name="T382" style:family="text">
      <style:text-properties officeooo:rsid="01881ca4"/>
    </style:style>
    <style:style style:name="T383" style:family="text">
      <style:text-properties officeooo:rsid="0189c359"/>
    </style:style>
    <style:style style:name="T384" style:family="text">
      <style:text-properties officeooo:rsid="018abc8e"/>
    </style:style>
    <style:style style:name="T385" style:family="text">
      <style:text-properties officeooo:rsid="018b9001"/>
    </style:style>
    <style:style style:name="T386" style:family="text">
      <style:text-properties officeooo:rsid="018c69a3"/>
    </style:style>
    <style:style style:name="T387" style:family="text">
      <style:text-properties officeooo:rsid="018e95ee"/>
    </style:style>
    <style:style style:name="T388" style:family="text">
      <style:text-properties officeooo:rsid="018f5577"/>
    </style:style>
    <style:style style:name="T389" style:family="text">
      <style:text-properties officeooo:rsid="01902bed"/>
    </style:style>
    <style:style style:name="T390" style:family="text">
      <style:text-properties officeooo:rsid="0191fb43"/>
    </style:style>
    <style:style style:name="T391" style:family="text">
      <style:text-properties officeooo:rsid="0192fd9b"/>
    </style:style>
    <style:style style:name="T392" style:family="text">
      <style:text-properties officeooo:rsid="0196965d"/>
    </style:style>
    <style:style style:name="T393" style:family="text">
      <style:text-properties officeooo:rsid="0198916b"/>
    </style:style>
    <style:style style:name="T394" style:family="text">
      <style:text-properties officeooo:rsid="019bbbe5"/>
    </style:style>
    <style:style style:name="T395" style:family="text">
      <style:text-properties officeooo:rsid="019d8ff3"/>
    </style:style>
    <style:style style:name="T396" style:family="text">
      <style:text-properties officeooo:rsid="019efe05"/>
    </style:style>
    <style:style style:name="T397" style:family="text">
      <style:text-properties officeooo:rsid="01a0187f"/>
    </style:style>
    <style:style style:name="T398" style:family="text">
      <style:text-properties officeooo:rsid="01a20cda"/>
    </style:style>
    <style:style style:name="T399" style:family="text">
      <style:text-properties officeooo:rsid="01a363d4"/>
    </style:style>
    <style:style style:name="T400" style:family="text">
      <style:text-properties officeooo:rsid="01a4cb4a"/>
    </style:style>
    <style:style style:name="T401" style:family="text">
      <style:text-properties officeooo:rsid="01a6499a"/>
    </style:style>
    <style:style style:name="T402" style:family="text">
      <style:text-properties officeooo:rsid="01abbf1d"/>
    </style:style>
    <style:style style:name="T403" style:family="text">
      <style:text-properties officeooo:rsid="01ac7eca"/>
    </style:style>
    <style:style style:name="T404" style:family="text">
      <style:text-properties officeooo:rsid="01ae3e51"/>
    </style:style>
    <style:style style:name="T405" style:family="text">
      <style:text-properties officeooo:rsid="01b00aac"/>
    </style:style>
    <style:style style:name="T406" style:family="text">
      <style:text-properties officeooo:rsid="01b65d76"/>
    </style:style>
    <style:style style:name="T407" style:family="text">
      <style:text-properties officeooo:rsid="01b72c14"/>
    </style:style>
    <style:style style:name="T408" style:family="text">
      <style:text-properties officeooo:rsid="01b81062"/>
    </style:style>
    <style:style style:name="T409" style:family="text">
      <style:text-properties officeooo:rsid="01b907c5"/>
    </style:style>
    <style:style style:name="T410" style:family="text">
      <style:text-properties officeooo:rsid="01c4ec59"/>
    </style:style>
    <style:style style:name="T411" style:family="text">
      <style:text-properties officeooo:rsid="01c50357"/>
    </style:style>
    <style:style style:name="T412" style:family="text">
      <style:text-properties officeooo:rsid="01c5cf5a"/>
    </style:style>
    <style:style style:name="T413" style:family="text">
      <style:text-properties officeooo:rsid="01c6ddf0"/>
    </style:style>
    <style:style style:name="T414" style:family="text">
      <style:text-properties officeooo:rsid="01c93d88"/>
    </style:style>
    <style:style style:name="T415" style:family="text">
      <style:text-properties officeooo:rsid="01cc42ce"/>
    </style:style>
    <style:style style:name="T416" style:family="text">
      <style:text-properties officeooo:rsid="01cca82c"/>
    </style:style>
    <style:style style:name="T417" style:family="text">
      <style:text-properties officeooo:rsid="01d23177"/>
    </style:style>
    <style:style style:name="T418" style:family="text">
      <style:text-properties officeooo:rsid="01d32cc8"/>
    </style:style>
    <style:style style:name="T419" style:family="text">
      <style:text-properties officeooo:rsid="01d4fe16"/>
    </style:style>
    <style:style style:name="T420" style:family="text">
      <style:text-properties officeooo:rsid="01de8114"/>
    </style:style>
    <style:style style:name="T421" style:family="text">
      <style:text-properties officeooo:rsid="01df6931"/>
    </style:style>
    <style:style style:name="T422" style:family="text">
      <style:text-properties officeooo:rsid="01e0ffcc"/>
    </style:style>
    <style:style style:name="T423" style:family="text">
      <style:text-properties officeooo:rsid="01e767cd"/>
    </style:style>
    <style:style style:name="T424" style:family="text">
      <style:text-properties officeooo:rsid="01ec705f"/>
    </style:style>
    <style:style style:name="T425" style:family="text">
      <style:text-properties officeooo:rsid="01edee63"/>
    </style:style>
    <style:style style:name="T426" style:family="text">
      <style:text-properties officeooo:rsid="01ee2ed9"/>
    </style:style>
    <style:style style:name="T427" style:family="text">
      <style:text-properties officeooo:rsid="01ef1247"/>
    </style:style>
    <style:style style:name="T428" style:family="text">
      <style:text-properties officeooo:rsid="01ef65c0"/>
    </style:style>
    <style:style style:name="T429" style:family="text">
      <style:text-properties officeooo:rsid="01f95ce0"/>
    </style:style>
    <style:style style:name="T430" style:family="text">
      <style:text-properties officeooo:rsid="01f97c91"/>
    </style:style>
    <style:style style:name="T431" style:family="text">
      <style:text-properties officeooo:rsid="01fd8781"/>
    </style:style>
    <style:style style:name="T432" style:family="text">
      <style:text-properties officeooo:rsid="01fea9aa"/>
    </style:style>
    <style:style style:name="T433" style:family="text">
      <style:text-properties officeooo:rsid="01ff8cd0"/>
    </style:style>
    <style:style style:name="T434" style:family="text">
      <style:text-properties officeooo:rsid="0207e096"/>
    </style:style>
    <style:style style:name="T435" style:family="text">
      <style:text-properties officeooo:rsid="020909c8"/>
    </style:style>
    <style:style style:name="T436" style:family="text">
      <style:text-properties officeooo:rsid="021a04d0"/>
    </style:style>
    <style:style style:name="T437" style:family="text">
      <style:text-properties officeooo:rsid="021ade7c"/>
    </style:style>
    <style:style style:name="T438" style:family="text">
      <style:text-properties officeooo:rsid="021c1be8"/>
    </style:style>
    <style:style style:name="T439" style:family="text">
      <style:text-properties officeooo:rsid="021c8be1"/>
    </style:style>
    <style:style style:name="T440" style:family="text">
      <style:text-properties officeooo:rsid="021e0030"/>
    </style:style>
    <style:style style:name="T441" style:family="text">
      <style:text-properties officeooo:rsid="021e4ae1"/>
    </style:style>
    <style:style style:name="T442" style:family="text">
      <style:text-properties officeooo:rsid="021f56e4"/>
    </style:style>
    <style:style style:name="T443" style:family="text">
      <style:text-properties officeooo:rsid="022064dd"/>
    </style:style>
    <style:style style:name="T444" style:family="text">
      <style:text-properties fo:font-weight="normal" style:font-weight-asian="normal" style:font-weight-complex="normal"/>
    </style:style>
    <style:style style:name="T445" style:family="text">
      <style:text-properties fo:font-weight="normal" officeooo:rsid="02289387" style:font-weight-asian="normal" style:font-weight-complex="normal"/>
    </style:style>
    <style:style style:name="T446" style:family="text">
      <style:text-properties fo:font-weight="normal" officeooo:rsid="022b1163" style:font-weight-asian="normal" style:font-weight-complex="normal"/>
    </style:style>
    <style:style style:name="T447" style:family="text">
      <style:text-properties fo:font-weight="normal" officeooo:rsid="0230e008" style:font-weight-asian="normal" style:font-weight-complex="normal"/>
    </style:style>
    <style:style style:name="T448" style:family="text">
      <style:text-properties fo:font-weight="normal" officeooo:rsid="02337660" style:font-weight-asian="normal" style:font-weight-complex="normal"/>
    </style:style>
    <style:style style:name="T449" style:family="text">
      <style:text-properties fo:font-weight="normal" officeooo:rsid="0235197b" style:font-weight-asian="normal" style:font-weight-complex="normal"/>
    </style:style>
    <style:style style:name="T450" style:family="text">
      <style:text-properties fo:font-weight="normal" officeooo:rsid="02366c49" style:font-weight-asian="normal" style:font-weight-complex="normal"/>
    </style:style>
    <style:style style:name="T451" style:family="text">
      <style:text-properties fo:font-weight="normal" officeooo:rsid="02375a1c" style:font-weight-asian="normal" style:font-weight-complex="normal"/>
    </style:style>
    <style:style style:name="T452" style:family="text">
      <style:text-properties fo:font-weight="normal" officeooo:rsid="02390944" style:font-weight-asian="normal" style:font-weight-complex="normal"/>
    </style:style>
    <style:style style:name="T453" style:family="text">
      <style:text-properties fo:font-weight="normal" officeooo:rsid="023909cd" style:font-weight-asian="normal" style:font-weight-complex="normal"/>
    </style:style>
    <style:style style:name="T454" style:family="text">
      <style:text-properties fo:font-weight="normal" officeooo:rsid="02398cc1" style:font-weight-asian="normal" style:font-weight-complex="normal"/>
    </style:style>
    <style:style style:name="T455" style:family="text">
      <style:text-properties fo:font-weight="normal" officeooo:rsid="023b1d2c" style:font-weight-asian="normal" style:font-weight-complex="normal"/>
    </style:style>
    <style:style style:name="T456" style:family="text">
      <style:text-properties fo:font-weight="normal" officeooo:rsid="023c73bc" style:font-weight-asian="normal" style:font-weight-complex="normal"/>
    </style:style>
    <style:style style:name="T457" style:family="text">
      <style:text-properties fo:font-weight="normal" officeooo:rsid="023e50f9" style:font-weight-asian="normal" style:font-weight-complex="normal"/>
    </style:style>
    <style:style style:name="T458" style:family="text">
      <style:text-properties fo:font-weight="normal" officeooo:rsid="02403306" style:font-weight-asian="normal" style:font-weight-complex="normal"/>
    </style:style>
    <style:style style:name="T459" style:family="text">
      <style:text-properties fo:font-weight="normal" officeooo:rsid="02416668" style:font-weight-asian="normal" style:font-weight-complex="normal"/>
    </style:style>
    <style:style style:name="T460" style:family="text">
      <style:text-properties fo:font-weight="normal" officeooo:rsid="0244ec56" style:font-weight-asian="normal" style:font-weight-complex="normal"/>
    </style:style>
    <style:style style:name="T461" style:family="text">
      <style:text-properties fo:font-weight="normal" officeooo:rsid="0246e9b5" style:font-weight-asian="normal" style:font-weight-complex="normal"/>
    </style:style>
    <style:style style:name="T462" style:family="text">
      <style:text-properties fo:font-weight="normal" officeooo:rsid="0247df71" style:font-weight-asian="normal" style:font-weight-complex="normal"/>
    </style:style>
    <style:style style:name="T463" style:family="text">
      <style:text-properties fo:font-weight="normal" officeooo:rsid="0247e1f7" style:font-weight-asian="normal" style:font-weight-complex="normal"/>
    </style:style>
    <style:style style:name="T464" style:family="text">
      <style:text-properties fo:font-weight="normal" officeooo:rsid="024a1219" style:font-weight-asian="normal" style:font-weight-complex="normal"/>
    </style:style>
    <style:style style:name="T465" style:family="text">
      <style:text-properties fo:font-weight="normal" officeooo:rsid="024a3009" style:font-weight-asian="normal" style:font-weight-complex="normal"/>
    </style:style>
    <style:style style:name="T466" style:family="text">
      <style:text-properties fo:font-weight="normal" officeooo:rsid="024d30fa" style:font-weight-asian="normal" style:font-weight-complex="normal"/>
    </style:style>
    <style:style style:name="T467" style:family="text">
      <style:text-properties fo:font-weight="normal" officeooo:rsid="024f2ec0" style:font-weight-asian="normal" style:font-weight-complex="normal"/>
    </style:style>
    <style:style style:name="T468" style:family="text">
      <style:text-properties fo:font-weight="normal" officeooo:rsid="0250f3bc" style:font-weight-asian="normal" style:font-weight-complex="normal"/>
    </style:style>
    <style:style style:name="T469" style:family="text">
      <style:text-properties fo:font-weight="normal" officeooo:rsid="0251854b" style:font-weight-asian="normal" style:font-weight-complex="normal"/>
    </style:style>
    <style:style style:name="T470" style:family="text">
      <style:text-properties fo:font-weight="normal" officeooo:rsid="02528b07" style:font-weight-asian="normal" style:font-weight-complex="normal"/>
    </style:style>
    <style:style style:name="T471" style:family="text">
      <style:text-properties fo:font-weight="normal" officeooo:rsid="0253b349" style:font-weight-asian="normal" style:font-weight-complex="normal"/>
    </style:style>
    <style:style style:name="T472" style:family="text">
      <style:text-properties fo:font-weight="normal" officeooo:rsid="0256f997" style:font-weight-asian="normal" style:font-weight-complex="normal"/>
    </style:style>
    <style:style style:name="T473" style:family="text">
      <style:text-properties fo:font-weight="normal" officeooo:rsid="02580f23" style:font-weight-asian="normal" style:font-weight-complex="normal"/>
    </style:style>
    <style:style style:name="T474" style:family="text">
      <style:text-properties fo:font-weight="normal" officeooo:rsid="025aecb3" style:font-weight-asian="normal" style:font-weight-complex="normal"/>
    </style:style>
    <style:style style:name="T475" style:family="text">
      <style:text-properties fo:font-weight="normal" officeooo:rsid="025c9b4d" style:font-weight-asian="normal" style:font-weight-complex="normal"/>
    </style:style>
    <style:style style:name="T476" style:family="text">
      <style:text-properties fo:font-weight="normal" officeooo:rsid="025efffe" style:font-weight-asian="normal" style:font-weight-complex="normal"/>
    </style:style>
    <style:style style:name="T477" style:family="text">
      <style:text-properties fo:font-weight="normal" officeooo:rsid="0260f611" style:font-weight-asian="normal" style:font-weight-complex="normal"/>
    </style:style>
    <style:style style:name="T478" style:family="text">
      <style:text-properties fo:font-weight="normal" officeooo:rsid="0263422e" style:font-weight-asian="normal" style:font-weight-complex="normal"/>
    </style:style>
    <style:style style:name="T479" style:family="text">
      <style:text-properties fo:font-weight="normal" officeooo:rsid="0264a4e5" style:font-weight-asian="normal" style:font-weight-complex="normal"/>
    </style:style>
    <style:style style:name="T480" style:family="text">
      <style:text-properties fo:font-weight="normal" officeooo:rsid="02668b91" style:font-weight-asian="normal" style:font-weight-complex="normal"/>
    </style:style>
    <style:style style:name="T481" style:family="text">
      <style:text-properties fo:font-weight="normal" officeooo:rsid="02674929" style:font-weight-asian="normal" style:font-weight-complex="normal"/>
    </style:style>
    <style:style style:name="T482" style:family="text">
      <style:text-properties fo:font-weight="normal" officeooo:rsid="026896c0" style:font-weight-asian="normal" style:font-weight-complex="normal"/>
    </style:style>
    <style:style style:name="T483" style:family="text">
      <style:text-properties fo:font-weight="normal" officeooo:rsid="026a5194" style:font-weight-asian="normal" style:font-weight-complex="normal"/>
    </style:style>
    <style:style style:name="T484" style:family="text">
      <style:text-properties fo:font-weight="normal" officeooo:rsid="026c6d22" style:font-weight-asian="normal" style:font-weight-complex="normal"/>
    </style:style>
    <style:style style:name="T485" style:family="text">
      <style:text-properties fo:font-weight="normal" officeooo:rsid="026ed809" style:font-weight-asian="normal" style:font-weight-complex="normal"/>
    </style:style>
    <style:style style:name="T486" style:family="text">
      <style:text-properties fo:font-weight="normal" officeooo:rsid="026fb156" style:font-weight-asian="normal" style:font-weight-complex="normal"/>
    </style:style>
    <style:style style:name="T487" style:family="text">
      <style:text-properties fo:font-weight="normal" officeooo:rsid="02719c61" style:font-weight-asian="normal" style:font-weight-complex="normal"/>
    </style:style>
    <style:style style:name="T488" style:family="text">
      <style:text-properties fo:font-weight="normal" officeooo:rsid="0273496c" style:font-weight-asian="normal" style:font-weight-complex="normal"/>
    </style:style>
    <style:style style:name="T489" style:family="text">
      <style:text-properties fo:font-weight="normal" officeooo:rsid="02743a2a" style:font-weight-asian="normal" style:font-weight-complex="normal"/>
    </style:style>
    <style:style style:name="T490" style:family="text">
      <style:text-properties fo:font-weight="normal" officeooo:rsid="02752a9c" style:font-weight-asian="normal" style:font-weight-complex="normal"/>
    </style:style>
    <style:style style:name="T491" style:family="text">
      <style:text-properties fo:font-weight="normal" officeooo:rsid="02752d26" style:font-weight-asian="normal" style:font-weight-complex="normal"/>
    </style:style>
    <style:style style:name="T492" style:family="text">
      <style:text-properties fo:font-weight="normal" officeooo:rsid="02771d98" style:font-weight-asian="normal" style:font-weight-complex="normal"/>
    </style:style>
    <style:style style:name="T493" style:family="text">
      <style:text-properties fo:font-weight="normal" officeooo:rsid="0277de7d" style:font-weight-asian="normal" style:font-weight-complex="normal"/>
    </style:style>
    <style:style style:name="T494" style:family="text">
      <style:text-properties fo:font-weight="normal" officeooo:rsid="027909bb" style:font-weight-asian="normal" style:font-weight-complex="normal"/>
    </style:style>
    <style:style style:name="T495" style:family="text">
      <style:text-properties fo:font-weight="normal" officeooo:rsid="027a1aa2" style:font-weight-asian="normal" style:font-weight-complex="normal"/>
    </style:style>
    <style:style style:name="T496" style:family="text">
      <style:text-properties fo:font-weight="normal" officeooo:rsid="027ba20d" style:font-weight-asian="normal" style:font-weight-complex="normal"/>
    </style:style>
    <style:style style:name="T497" style:family="text">
      <style:text-properties fo:font-weight="normal" officeooo:rsid="027bf128" style:font-weight-asian="normal" style:font-weight-complex="normal"/>
    </style:style>
    <style:style style:name="T498" style:family="text">
      <style:text-properties fo:font-weight="normal" officeooo:rsid="027c8c4e" style:font-weight-asian="normal" style:font-weight-complex="normal"/>
    </style:style>
    <style:style style:name="T499" style:family="text">
      <style:text-properties fo:font-weight="normal" officeooo:rsid="027d2802" style:font-weight-asian="normal" style:font-weight-complex="normal"/>
    </style:style>
    <style:style style:name="T500" style:family="text">
      <style:text-properties fo:font-weight="normal" officeooo:rsid="027e093a" style:font-weight-asian="normal" style:font-weight-complex="normal"/>
    </style:style>
    <style:style style:name="T501" style:family="text">
      <style:text-properties fo:font-weight="normal" officeooo:rsid="027fe655" style:font-weight-asian="normal" style:font-weight-complex="normal"/>
    </style:style>
    <style:style style:name="T502" style:family="text">
      <style:text-properties fo:font-weight="normal" officeooo:rsid="0288701b" style:font-weight-asian="normal" style:font-weight-complex="normal"/>
    </style:style>
    <style:style style:name="T503" style:family="text">
      <style:text-properties fo:font-weight="normal" officeooo:rsid="02b5f4c7" style:font-weight-asian="normal" style:font-weight-complex="normal"/>
    </style:style>
    <style:style style:name="T504" style:family="text">
      <style:text-properties fo:font-weight="normal" officeooo:rsid="02bd7441" style:font-weight-asian="normal" style:font-weight-complex="normal"/>
    </style:style>
    <style:style style:name="T505" style:family="text">
      <style:text-properties fo:font-weight="normal" officeooo:rsid="02bf0ef1" style:font-weight-asian="normal" style:font-weight-complex="normal"/>
    </style:style>
    <style:style style:name="T506" style:family="text">
      <style:text-properties fo:font-weight="normal" officeooo:rsid="02c1081b" style:font-weight-asian="normal" style:font-weight-complex="normal"/>
    </style:style>
    <style:style style:name="T507" style:family="text">
      <style:text-properties fo:font-weight="normal" officeooo:rsid="02c16d50" style:font-weight-asian="normal" style:font-weight-complex="normal"/>
    </style:style>
    <style:style style:name="T508" style:family="text">
      <style:text-properties fo:font-weight="normal" officeooo:rsid="02c59247" style:font-weight-asian="normal" style:font-weight-complex="normal"/>
    </style:style>
    <style:style style:name="T509" style:family="text">
      <style:text-properties fo:font-weight="normal" officeooo:rsid="02c77fb2" style:font-weight-asian="normal" style:font-weight-complex="normal"/>
    </style:style>
    <style:style style:name="T510" style:family="text">
      <style:text-properties fo:font-weight="normal" officeooo:rsid="02c8379b" style:font-weight-asian="normal" style:font-weight-complex="normal"/>
    </style:style>
    <style:style style:name="T511" style:family="text">
      <style:text-properties fo:font-weight="normal" officeooo:rsid="02c8e6f0" style:font-weight-asian="normal" style:font-weight-complex="normal"/>
    </style:style>
    <style:style style:name="T512" style:family="text">
      <style:text-properties fo:font-weight="normal" officeooo:rsid="02c926ea" style:font-weight-asian="normal" style:font-weight-complex="normal"/>
    </style:style>
    <style:style style:name="T513" style:family="text">
      <style:text-properties fo:font-weight="normal" officeooo:rsid="02c9fe0c" style:font-weight-asian="normal" style:font-weight-complex="normal"/>
    </style:style>
    <style:style style:name="T514" style:family="text">
      <style:text-properties fo:font-weight="normal" officeooo:rsid="02cd5735" style:font-weight-asian="normal" style:font-weight-complex="normal"/>
    </style:style>
    <style:style style:name="T515" style:family="text">
      <style:text-properties fo:font-weight="normal" officeooo:rsid="02cde49c" style:font-weight-asian="normal" style:font-weight-complex="normal"/>
    </style:style>
    <style:style style:name="T516" style:family="text">
      <style:text-properties fo:font-weight="normal" officeooo:rsid="02cf0485" style:font-weight-asian="normal" style:font-weight-complex="normal"/>
    </style:style>
    <style:style style:name="T517" style:family="text">
      <style:text-properties fo:font-weight="normal" officeooo:rsid="02d100db" style:font-weight-asian="normal" style:font-weight-complex="normal"/>
    </style:style>
    <style:style style:name="T518" style:family="text">
      <style:text-properties fo:font-weight="normal" officeooo:rsid="02d4444a" style:font-weight-asian="normal" style:font-weight-complex="normal"/>
    </style:style>
    <style:style style:name="T519" style:family="text">
      <style:text-properties fo:font-weight="normal" officeooo:rsid="02d53752" style:font-weight-asian="normal" style:font-weight-complex="normal"/>
    </style:style>
    <style:style style:name="T520" style:family="text">
      <style:text-properties fo:font-weight="normal" officeooo:rsid="02d54f9d" style:font-weight-asian="normal" style:font-weight-complex="normal"/>
    </style:style>
    <style:style style:name="T521" style:family="text">
      <style:text-properties fo:font-weight="normal" officeooo:rsid="07950362" style:font-weight-asian="normal" style:font-weight-complex="normal"/>
    </style:style>
    <style:style style:name="T522" style:family="text">
      <style:text-properties fo:font-weight="normal" officeooo:rsid="0797e046" style:font-weight-asian="normal" style:font-weight-complex="normal"/>
    </style:style>
    <style:style style:name="T523" style:family="text">
      <style:text-properties fo:font-weight="normal" officeooo:rsid="07990afd" style:font-weight-asian="normal" style:font-weight-complex="normal"/>
    </style:style>
    <style:style style:name="T524" style:family="text">
      <style:text-properties fo:font-weight="normal" officeooo:rsid="079c2586" style:font-weight-asian="normal" style:font-weight-complex="normal"/>
    </style:style>
    <style:style style:name="T525" style:family="text">
      <style:text-properties fo:font-weight="normal" officeooo:rsid="079ef516" style:font-weight-asian="normal" style:font-weight-complex="normal"/>
    </style:style>
    <style:style style:name="T526" style:family="text">
      <style:text-properties fo:font-weight="normal" officeooo:rsid="079f2148" style:font-weight-asian="normal" style:font-weight-complex="normal"/>
    </style:style>
    <style:style style:name="T527" style:family="text">
      <style:text-properties fo:font-weight="normal" officeooo:rsid="07afc0cb" style:font-weight-asian="normal" style:font-weight-complex="normal"/>
    </style:style>
    <style:style style:name="T528" style:family="text">
      <style:text-properties fo:font-weight="normal" officeooo:rsid="0ab7c8cc" style:font-weight-asian="normal" style:font-weight-complex="normal"/>
    </style:style>
    <style:style style:name="T529" style:family="text">
      <style:text-properties fo:font-weight="normal" officeooo:rsid="0ab9a442" style:font-weight-asian="normal" style:font-weight-complex="normal"/>
    </style:style>
    <style:style style:name="T530" style:family="text">
      <style:text-properties fo:font-weight="normal" officeooo:rsid="0abb93fc" style:font-weight-asian="normal" style:font-weight-complex="normal"/>
    </style:style>
    <style:style style:name="T531" style:family="text">
      <style:text-properties fo:font-weight="normal" officeooo:rsid="0abd79d1" style:font-weight-asian="normal" style:font-weight-complex="normal"/>
    </style:style>
    <style:style style:name="T532" style:family="text">
      <style:text-properties fo:font-weight="normal" officeooo:rsid="0abe7e3a" style:font-weight-asian="normal" style:font-weight-complex="normal"/>
    </style:style>
    <style:style style:name="T533" style:family="text">
      <style:text-properties fo:font-weight="normal" officeooo:rsid="0abf530d" style:font-weight-asian="normal" style:font-weight-complex="normal"/>
    </style:style>
    <style:style style:name="T534" style:family="text">
      <style:text-properties fo:font-weight="normal" officeooo:rsid="0ac029ed" style:font-weight-asian="normal" style:font-weight-complex="normal"/>
    </style:style>
    <style:style style:name="T535" style:family="text">
      <style:text-properties fo:font-weight="normal" officeooo:rsid="0ac0db48" style:font-weight-asian="normal" style:font-weight-complex="normal"/>
    </style:style>
    <style:style style:name="T536" style:family="text">
      <style:text-properties fo:font-weight="normal" officeooo:rsid="0ac0f4fa" style:font-weight-asian="normal" style:font-weight-complex="normal"/>
    </style:style>
    <style:style style:name="T537" style:family="text">
      <style:text-properties fo:font-weight="normal" officeooo:rsid="0ac31bea" style:font-weight-asian="normal" style:font-weight-complex="normal"/>
    </style:style>
    <style:style style:name="T538" style:family="text">
      <style:text-properties fo:font-weight="normal" officeooo:rsid="0ac39e2e" style:font-weight-asian="normal" style:font-weight-complex="normal"/>
    </style:style>
    <style:style style:name="T539" style:family="text">
      <style:text-properties fo:font-weight="normal" officeooo:rsid="0ac5930e" style:font-weight-asian="normal" style:font-weight-complex="normal"/>
    </style:style>
    <style:style style:name="T540" style:family="text">
      <style:text-properties fo:font-weight="normal" officeooo:rsid="0ac6cba4" style:font-weight-asian="normal" style:font-weight-complex="normal"/>
    </style:style>
    <style:style style:name="T541" style:family="text">
      <style:text-properties fo:font-weight="normal" officeooo:rsid="0ac8f267" style:font-weight-asian="normal" style:font-weight-complex="normal"/>
    </style:style>
    <style:style style:name="T542" style:family="text">
      <style:text-properties fo:font-weight="normal" officeooo:rsid="0ac923dc" style:font-weight-asian="normal" style:font-weight-complex="normal"/>
    </style:style>
    <style:style style:name="T543" style:family="text">
      <style:text-properties fo:font-weight="normal" officeooo:rsid="0ac9d921" style:font-weight-asian="normal" style:font-weight-complex="normal"/>
    </style:style>
    <style:style style:name="T544" style:family="text">
      <style:text-properties fo:font-weight="normal" officeooo:rsid="0acb1e75" style:font-weight-asian="normal" style:font-weight-complex="normal"/>
    </style:style>
    <style:style style:name="T545" style:family="text">
      <style:text-properties fo:font-weight="normal" officeooo:rsid="0accacd9" style:font-weight-asian="normal" style:font-weight-complex="normal"/>
    </style:style>
    <style:style style:name="T546" style:family="text">
      <style:text-properties fo:font-weight="normal" officeooo:rsid="0acdcf71" style:font-weight-asian="normal" style:font-weight-complex="normal"/>
    </style:style>
    <style:style style:name="T547" style:family="text">
      <style:text-properties fo:font-weight="normal" officeooo:rsid="0ace65d1" style:font-weight-asian="normal" style:font-weight-complex="normal"/>
    </style:style>
    <style:style style:name="T548" style:family="text">
      <style:text-properties fo:font-weight="normal" officeooo:rsid="0ace7719" style:font-weight-asian="normal" style:font-weight-complex="normal"/>
    </style:style>
    <style:style style:name="T549" style:family="text">
      <style:text-properties fo:font-weight="normal" officeooo:rsid="0acf8006" style:font-weight-asian="normal" style:font-weight-complex="normal"/>
    </style:style>
    <style:style style:name="T550" style:family="text">
      <style:text-properties fo:font-weight="normal" officeooo:rsid="0ad0b556" style:font-weight-asian="normal" style:font-weight-complex="normal"/>
    </style:style>
    <style:style style:name="T551" style:family="text">
      <style:text-properties fo:font-weight="normal" officeooo:rsid="0ad264a4" style:font-weight-asian="normal" style:font-weight-complex="normal"/>
    </style:style>
    <style:style style:name="T552" style:family="text">
      <style:text-properties fo:font-weight="normal" officeooo:rsid="0ad3f5f3" style:font-weight-asian="normal" style:font-weight-complex="normal"/>
    </style:style>
    <style:style style:name="T553" style:family="text">
      <style:text-properties fo:font-weight="normal" officeooo:rsid="0ad42ad0" style:font-weight-asian="normal" style:font-weight-complex="normal"/>
    </style:style>
    <style:style style:name="T554" style:family="text">
      <style:text-properties fo:font-weight="normal" officeooo:rsid="0ad79611" style:font-weight-asian="normal" style:font-weight-complex="normal"/>
    </style:style>
    <style:style style:name="T555" style:family="text">
      <style:text-properties fo:font-weight="normal" officeooo:rsid="0ad9434a" style:font-weight-asian="normal" style:font-weight-complex="normal"/>
    </style:style>
    <style:style style:name="T556" style:family="text">
      <style:text-properties fo:font-weight="normal" officeooo:rsid="0adb1c33" style:font-weight-asian="normal" style:font-weight-complex="normal"/>
    </style:style>
    <style:style style:name="T557" style:family="text">
      <style:text-properties fo:font-weight="normal" officeooo:rsid="0adcb9d4" style:font-weight-asian="normal" style:font-weight-complex="normal"/>
    </style:style>
    <style:style style:name="T558" style:family="text">
      <style:text-properties fo:font-weight="normal" officeooo:rsid="0adf1487" style:font-weight-asian="normal" style:font-weight-complex="normal"/>
    </style:style>
    <style:style style:name="T559" style:family="text">
      <style:text-properties fo:font-weight="normal" officeooo:rsid="0ae0c800" style:font-weight-asian="normal" style:font-weight-complex="normal"/>
    </style:style>
    <style:style style:name="T560" style:family="text">
      <style:text-properties fo:font-weight="normal" officeooo:rsid="0ae1b2b1" style:font-weight-asian="normal" style:font-weight-complex="normal"/>
    </style:style>
    <style:style style:name="T561" style:family="text">
      <style:text-properties fo:font-weight="normal" officeooo:rsid="0ae24fc9" style:font-weight-asian="normal" style:font-weight-complex="normal"/>
    </style:style>
    <style:style style:name="T562" style:family="text">
      <style:text-properties fo:font-weight="normal" officeooo:rsid="0ae61029" style:font-weight-asian="normal" style:font-weight-complex="normal"/>
    </style:style>
    <style:style style:name="T563" style:family="text">
      <style:text-properties fo:font-weight="normal" officeooo:rsid="0ae72586" style:font-weight-asian="normal" style:font-weight-complex="normal"/>
    </style:style>
    <style:style style:name="T564" style:family="text">
      <style:text-properties fo:font-weight="normal" officeooo:rsid="0aed4167" style:font-weight-asian="normal" style:font-weight-complex="normal"/>
    </style:style>
    <style:style style:name="T565" style:family="text">
      <style:text-properties fo:font-weight="normal" officeooo:rsid="0aef5c8e" style:font-weight-asian="normal" style:font-weight-complex="normal"/>
    </style:style>
    <style:style style:name="T566" style:family="text">
      <style:text-properties fo:font-weight="normal" officeooo:rsid="0af0bcd2" style:font-weight-asian="normal" style:font-weight-complex="normal"/>
    </style:style>
    <style:style style:name="T567" style:family="text">
      <style:text-properties fo:font-weight="normal" officeooo:rsid="0af18d6a" style:font-weight-asian="normal" style:font-weight-complex="normal"/>
    </style:style>
    <style:style style:name="T568" style:family="text">
      <style:text-properties fo:font-weight="normal" officeooo:rsid="0af255fd" style:font-weight-asian="normal" style:font-weight-complex="normal"/>
    </style:style>
    <style:style style:name="T569" style:family="text">
      <style:text-properties fo:font-weight="normal" officeooo:rsid="0af3547b" style:font-weight-asian="normal" style:font-weight-complex="normal"/>
    </style:style>
    <style:style style:name="T570" style:family="text">
      <style:text-properties fo:font-weight="normal" officeooo:rsid="0af39140" style:font-weight-asian="normal" style:font-weight-complex="normal"/>
    </style:style>
    <style:style style:name="T571" style:family="text">
      <style:text-properties fo:font-weight="normal" officeooo:rsid="0af44d85" style:font-weight-asian="normal" style:font-weight-complex="normal"/>
    </style:style>
    <style:style style:name="T572" style:family="text">
      <style:text-properties fo:font-weight="normal" officeooo:rsid="0af4dffd" style:font-weight-asian="normal" style:font-weight-complex="normal"/>
    </style:style>
    <style:style style:name="T573" style:family="text">
      <style:text-properties fo:font-weight="normal" officeooo:rsid="0af67d2f" style:font-weight-asian="normal" style:font-weight-complex="normal"/>
    </style:style>
    <style:style style:name="T574" style:family="text">
      <style:text-properties fo:font-weight="normal" officeooo:rsid="0af7853c" style:font-weight-asian="normal" style:font-weight-complex="normal"/>
    </style:style>
    <style:style style:name="T575" style:family="text">
      <style:text-properties fo:font-weight="normal" officeooo:rsid="0afa394f" style:font-weight-asian="normal" style:font-weight-complex="normal"/>
    </style:style>
    <style:style style:name="T576" style:family="text">
      <style:text-properties fo:font-weight="normal" officeooo:rsid="0afd2b78" style:font-weight-asian="normal" style:font-weight-complex="normal"/>
    </style:style>
    <style:style style:name="T577" style:family="text">
      <style:text-properties fo:font-weight="normal" officeooo:rsid="0afd51c6" style:font-weight-asian="normal" style:font-weight-complex="normal"/>
    </style:style>
    <style:style style:name="T578" style:family="text">
      <style:text-properties fo:font-weight="normal" officeooo:rsid="0aff5861" style:font-weight-asian="normal" style:font-weight-complex="normal"/>
    </style:style>
    <style:style style:name="T579" style:family="text">
      <style:text-properties fo:font-weight="normal" officeooo:rsid="0b00b639" style:font-weight-asian="normal" style:font-weight-complex="normal"/>
    </style:style>
    <style:style style:name="T580" style:family="text">
      <style:text-properties fo:font-weight="normal" officeooo:rsid="0b0175e8" style:font-weight-asian="normal" style:font-weight-complex="normal"/>
    </style:style>
    <style:style style:name="T581" style:family="text">
      <style:text-properties fo:font-weight="normal" officeooo:rsid="0b02e640" style:font-weight-asian="normal" style:font-weight-complex="normal"/>
    </style:style>
    <style:style style:name="T582" style:family="text">
      <style:text-properties fo:font-weight="normal" officeooo:rsid="0b048ef3" style:font-weight-asian="normal" style:font-weight-complex="normal"/>
    </style:style>
    <style:style style:name="T583" style:family="text">
      <style:text-properties fo:font-weight="normal" officeooo:rsid="0b067f32" style:font-weight-asian="normal" style:font-weight-complex="normal"/>
    </style:style>
    <style:style style:name="T584" style:family="text">
      <style:text-properties fo:font-weight="normal" officeooo:rsid="0b096441" style:font-weight-asian="normal" style:font-weight-complex="normal"/>
    </style:style>
    <style:style style:name="T585" style:family="text">
      <style:text-properties fo:font-weight="normal" officeooo:rsid="0b0c1130" style:font-weight-asian="normal" style:font-weight-complex="normal"/>
    </style:style>
    <style:style style:name="T586" style:family="text">
      <style:text-properties fo:font-weight="normal" officeooo:rsid="0b0e5823" style:font-weight-asian="normal" style:font-weight-complex="normal"/>
    </style:style>
    <style:style style:name="T587" style:family="text">
      <style:text-properties fo:font-weight="normal" officeooo:rsid="0b0fd4dc" style:font-weight-asian="normal" style:font-weight-complex="normal"/>
    </style:style>
    <style:style style:name="T588" style:family="text">
      <style:text-properties fo:font-weight="normal" officeooo:rsid="0b106942" style:font-weight-asian="normal" style:font-weight-complex="normal"/>
    </style:style>
    <style:style style:name="T589" style:family="text">
      <style:text-properties fo:font-weight="normal" officeooo:rsid="0b120639" style:font-weight-asian="normal" style:font-weight-complex="normal"/>
    </style:style>
    <style:style style:name="T590" style:family="text">
      <style:text-properties fo:font-weight="normal" officeooo:rsid="0b12b00e" style:font-weight-asian="normal" style:font-weight-complex="normal"/>
    </style:style>
    <style:style style:name="T591" style:family="text">
      <style:text-properties fo:font-weight="normal" officeooo:rsid="0b13951c" style:font-weight-asian="normal" style:font-weight-complex="normal"/>
    </style:style>
    <style:style style:name="T592" style:family="text">
      <style:text-properties fo:font-weight="normal" officeooo:rsid="0b13fec3" style:font-weight-asian="normal" style:font-weight-complex="normal"/>
    </style:style>
    <style:style style:name="T593" style:family="text">
      <style:text-properties fo:font-weight="normal" officeooo:rsid="0b19486a" style:font-weight-asian="normal" style:font-weight-complex="normal"/>
    </style:style>
    <style:style style:name="T594" style:family="text">
      <style:text-properties fo:font-weight="normal" officeooo:rsid="0b1a6b7b" style:font-weight-asian="normal" style:font-weight-complex="normal"/>
    </style:style>
    <style:style style:name="T595" style:family="text">
      <style:text-properties fo:font-weight="normal" officeooo:rsid="0b1bb9e8" style:font-weight-asian="normal" style:font-weight-complex="normal"/>
    </style:style>
    <style:style style:name="T596" style:family="text">
      <style:text-properties fo:font-weight="normal" officeooo:rsid="0b1d7b8d" style:font-weight-asian="normal" style:font-weight-complex="normal"/>
    </style:style>
    <style:style style:name="T597" style:family="text">
      <style:text-properties fo:font-weight="normal" officeooo:rsid="0b1e57d2" style:font-weight-asian="normal" style:font-weight-complex="normal"/>
    </style:style>
    <style:style style:name="T598" style:family="text">
      <style:text-properties fo:font-weight="normal" officeooo:rsid="0b1f466e" style:font-weight-asian="normal" style:font-weight-complex="normal"/>
    </style:style>
    <style:style style:name="T599" style:family="text">
      <style:text-properties fo:font-weight="normal" officeooo:rsid="0b214af3" style:font-weight-asian="normal" style:font-weight-complex="normal"/>
    </style:style>
    <style:style style:name="T600" style:family="text">
      <style:text-properties fo:font-weight="normal" officeooo:rsid="0b21b1db" style:font-weight-asian="normal" style:font-weight-complex="normal"/>
    </style:style>
    <style:style style:name="T601" style:family="text">
      <style:text-properties fo:font-weight="normal" officeooo:rsid="0b22a8f4" style:font-weight-asian="normal" style:font-weight-complex="normal"/>
    </style:style>
    <style:style style:name="T602" style:family="text">
      <style:text-properties fo:font-weight="normal" officeooo:rsid="0b24a674" style:font-weight-asian="normal" style:font-weight-complex="normal"/>
    </style:style>
    <style:style style:name="T603" style:family="text">
      <style:text-properties fo:font-weight="normal" officeooo:rsid="0b25a11d" style:font-weight-asian="normal" style:font-weight-complex="normal"/>
    </style:style>
    <style:style style:name="T604" style:family="text">
      <style:text-properties fo:font-weight="normal" officeooo:rsid="0b272c4f" style:font-weight-asian="normal" style:font-weight-complex="normal"/>
    </style:style>
    <style:style style:name="T605" style:family="text">
      <style:text-properties fo:font-weight="normal" officeooo:rsid="0b277312" style:font-weight-asian="normal" style:font-weight-complex="normal"/>
    </style:style>
    <style:style style:name="T606" style:family="text">
      <style:text-properties fo:font-weight="normal" officeooo:rsid="0b27b13d" style:font-weight-asian="normal" style:font-weight-complex="normal"/>
    </style:style>
    <style:style style:name="T607" style:family="text">
      <style:text-properties fo:font-weight="normal" officeooo:rsid="0b286207" style:font-weight-asian="normal" style:font-weight-complex="normal"/>
    </style:style>
    <style:style style:name="T608" style:family="text">
      <style:text-properties fo:font-weight="normal" officeooo:rsid="0b295de6" style:font-weight-asian="normal" style:font-weight-complex="normal"/>
    </style:style>
    <style:style style:name="T609" style:family="text">
      <style:text-properties fo:font-weight="normal" officeooo:rsid="0b2a12f4" style:font-weight-asian="normal" style:font-weight-complex="normal"/>
    </style:style>
    <style:style style:name="T610" style:family="text">
      <style:text-properties fo:font-weight="normal" officeooo:rsid="0b2f8655" style:font-weight-asian="normal" style:font-weight-complex="normal"/>
    </style:style>
    <style:style style:name="T611" style:family="text">
      <style:text-properties fo:font-weight="normal" officeooo:rsid="0c6c81cc" style:font-weight-asian="normal" style:font-weight-complex="normal"/>
    </style:style>
    <style:style style:name="T612" style:family="text">
      <style:text-properties fo:font-weight="normal" officeooo:rsid="0d1333b0" style:font-weight-asian="normal" style:font-weight-complex="normal"/>
    </style:style>
    <style:style style:name="T613" style:family="text">
      <style:text-properties fo:font-weight="normal" officeooo:rsid="0d147b55" style:font-weight-asian="normal" style:font-weight-complex="normal"/>
    </style:style>
    <style:style style:name="T614" style:family="text">
      <style:text-properties fo:font-weight="normal" officeooo:rsid="0d14ed3f" style:font-weight-asian="normal" style:font-weight-complex="normal"/>
    </style:style>
    <style:style style:name="T615" style:family="text">
      <style:text-properties fo:font-weight="normal" officeooo:rsid="0d166e29" style:font-weight-asian="normal" style:font-weight-complex="normal"/>
    </style:style>
    <style:style style:name="T616" style:family="text">
      <style:text-properties fo:font-weight="normal" officeooo:rsid="0d176e40" style:font-weight-asian="normal" style:font-weight-complex="normal"/>
    </style:style>
    <style:style style:name="T617" style:family="text">
      <style:text-properties fo:font-weight="normal" officeooo:rsid="0d1cfbbb" style:font-weight-asian="normal" style:font-weight-complex="normal"/>
    </style:style>
    <style:style style:name="T618" style:family="text">
      <style:text-properties fo:font-weight="normal" officeooo:rsid="0d1e9c8b" style:font-weight-asian="normal" style:font-weight-complex="normal"/>
    </style:style>
    <style:style style:name="T619" style:family="text">
      <style:text-properties fo:font-weight="normal" officeooo:rsid="0d1eaf33" style:font-weight-asian="normal" style:font-weight-complex="normal"/>
    </style:style>
    <style:style style:name="T620" style:family="text">
      <style:text-properties fo:font-weight="normal" officeooo:rsid="0d209ad6" style:font-weight-asian="normal" style:font-weight-complex="normal"/>
    </style:style>
    <style:style style:name="T621" style:family="text">
      <style:text-properties fo:font-weight="normal" officeooo:rsid="0d217f80" style:font-weight-asian="normal" style:font-weight-complex="normal"/>
    </style:style>
    <style:style style:name="T622" style:family="text">
      <style:text-properties fo:font-weight="normal" officeooo:rsid="0d218f26" style:font-weight-asian="normal" style:font-weight-complex="normal"/>
    </style:style>
    <style:style style:name="T623" style:family="text">
      <style:text-properties fo:font-weight="normal" officeooo:rsid="0d21cb21" style:font-weight-asian="normal" style:font-weight-complex="normal"/>
    </style:style>
    <style:style style:name="T624" style:family="text">
      <style:text-properties fo:font-weight="normal" officeooo:rsid="0d23c3b4" style:font-weight-asian="normal" style:font-weight-complex="normal"/>
    </style:style>
    <style:style style:name="T625" style:family="text">
      <style:text-properties fo:font-weight="normal" officeooo:rsid="0d2544f7" style:font-weight-asian="normal" style:font-weight-complex="normal"/>
    </style:style>
    <style:style style:name="T626" style:family="text">
      <style:text-properties fo:font-weight="normal" officeooo:rsid="0d256989" style:font-weight-asian="normal" style:font-weight-complex="normal"/>
    </style:style>
    <style:style style:name="T627" style:family="text">
      <style:text-properties fo:font-weight="normal" officeooo:rsid="0e975bfe" style:font-weight-asian="normal" style:font-weight-complex="normal"/>
    </style:style>
    <style:style style:name="T628" style:family="text">
      <style:text-properties fo:font-weight="normal" officeooo:rsid="0e9928f8" style:font-weight-asian="normal" style:font-weight-complex="normal"/>
    </style:style>
    <style:style style:name="T629" style:family="text">
      <style:text-properties fo:font-weight="normal" officeooo:rsid="0f8c9f7b" style:font-weight-asian="normal" style:font-weight-complex="normal"/>
    </style:style>
    <style:style style:name="T630" style:family="text">
      <style:text-properties fo:font-weight="normal" officeooo:rsid="01962d68" style:font-weight-asian="normal" style:font-weight-complex="normal"/>
    </style:style>
    <style:style style:name="T631" style:family="text">
      <style:text-properties fo:font-weight="normal" officeooo:rsid="0f8d71bd" style:font-weight-asian="normal" style:font-weight-complex="normal"/>
    </style:style>
    <style:style style:name="T632" style:family="text">
      <style:text-properties fo:font-weight="normal" officeooo:rsid="0fb8d8f6" style:font-weight-asian="normal" style:font-weight-complex="normal"/>
    </style:style>
    <style:style style:name="T633" style:family="text">
      <style:text-properties fo:font-weight="normal" officeooo:rsid="0fcee290" style:font-weight-asian="normal" style:font-weight-complex="normal"/>
    </style:style>
    <style:style style:name="T634" style:family="text">
      <style:text-properties fo:font-weight="normal" officeooo:rsid="0fd073e7" style:font-weight-asian="normal" style:font-weight-complex="normal"/>
    </style:style>
    <style:style style:name="T635" style:family="text">
      <style:text-properties fo:font-weight="normal" officeooo:rsid="0fd11087" style:font-weight-asian="normal" style:font-weight-complex="normal"/>
    </style:style>
    <style:style style:name="T636" style:family="text">
      <style:text-properties fo:font-weight="normal" officeooo:rsid="0fd11cb5" style:font-weight-asian="normal" style:font-weight-complex="normal"/>
    </style:style>
    <style:style style:name="T637" style:family="text">
      <style:text-properties fo:font-weight="normal" officeooo:rsid="0fd16678" style:font-weight-asian="normal" style:font-weight-complex="normal"/>
    </style:style>
    <style:style style:name="T638" style:family="text">
      <style:text-properties fo:font-weight="normal" officeooo:rsid="0fd2ad57" style:font-weight-asian="normal" style:font-weight-complex="normal"/>
    </style:style>
    <style:style style:name="T639" style:family="text">
      <style:text-properties fo:font-weight="normal" officeooo:rsid="0fd396a6" style:font-weight-asian="normal" style:font-weight-complex="normal"/>
    </style:style>
    <style:style style:name="T640" style:family="text">
      <style:text-properties fo:font-weight="normal" officeooo:rsid="0fd4580c" style:font-weight-asian="normal" style:font-weight-complex="normal"/>
    </style:style>
    <style:style style:name="T641" style:family="text">
      <style:text-properties fo:font-weight="normal" officeooo:rsid="0fd65322" style:font-weight-asian="normal" style:font-weight-complex="normal"/>
    </style:style>
    <style:style style:name="T642" style:family="text">
      <style:text-properties fo:font-weight="normal" officeooo:rsid="0fd7f268" style:font-weight-asian="normal" style:font-weight-complex="normal"/>
    </style:style>
    <style:style style:name="T643" style:family="text">
      <style:text-properties fo:font-weight="normal" officeooo:rsid="0fd820c5" style:font-weight-asian="normal" style:font-weight-complex="normal"/>
    </style:style>
    <style:style style:name="T644" style:family="text">
      <style:text-properties fo:font-weight="normal" officeooo:rsid="0fd8931b" style:font-weight-asian="normal" style:font-weight-complex="normal"/>
    </style:style>
    <style:style style:name="T645" style:family="text">
      <style:text-properties fo:font-weight="normal" officeooo:rsid="0fdbb6da" style:font-weight-asian="normal" style:font-weight-complex="normal"/>
    </style:style>
    <style:style style:name="T646" style:family="text">
      <style:text-properties fo:font-weight="normal" officeooo:rsid="0fde5f0f" style:font-weight-asian="normal" style:font-weight-complex="normal"/>
    </style:style>
    <style:style style:name="T647" style:family="text">
      <style:text-properties fo:font-weight="normal" officeooo:rsid="0fdfb489" style:font-weight-asian="normal" style:font-weight-complex="normal"/>
    </style:style>
    <style:style style:name="T648" style:family="text">
      <style:text-properties fo:font-weight="normal" officeooo:rsid="0fdfe0a2" style:font-weight-asian="normal" style:font-weight-complex="normal"/>
    </style:style>
    <style:style style:name="T649" style:family="text">
      <style:text-properties fo:font-weight="normal" officeooo:rsid="0fe18b48" style:font-weight-asian="normal" style:font-weight-complex="normal"/>
    </style:style>
    <style:style style:name="T650" style:family="text">
      <style:text-properties fo:font-weight="normal" officeooo:rsid="0fe33212" style:font-weight-asian="normal" style:font-weight-complex="normal"/>
    </style:style>
    <style:style style:name="T651" style:family="text">
      <style:text-properties fo:font-weight="normal" officeooo:rsid="0fe47925" style:font-weight-asian="normal" style:font-weight-complex="normal"/>
    </style:style>
    <style:style style:name="T652" style:family="text">
      <style:text-properties fo:font-weight="normal" officeooo:rsid="0fe4c0b7" style:font-weight-asian="normal" style:font-weight-complex="normal"/>
    </style:style>
    <style:style style:name="T653" style:family="text">
      <style:text-properties fo:font-weight="normal" officeooo:rsid="0fe5449e" style:font-weight-asian="normal" style:font-weight-complex="normal"/>
    </style:style>
    <style:style style:name="T654" style:family="text">
      <style:text-properties fo:font-weight="normal" officeooo:rsid="0ff46512" style:font-weight-asian="normal" style:font-weight-complex="normal"/>
    </style:style>
    <style:style style:name="T655" style:family="text">
      <style:text-properties fo:font-weight="normal" officeooo:rsid="0ff5ae84" style:font-weight-asian="normal" style:font-weight-complex="normal"/>
    </style:style>
    <style:style style:name="T656" style:family="text">
      <style:text-properties fo:font-weight="normal" officeooo:rsid="0ff5ecf4" style:font-weight-asian="normal" style:font-weight-complex="normal"/>
    </style:style>
    <style:style style:name="T657" style:family="text">
      <style:text-properties fo:font-weight="normal" officeooo:rsid="0ff62d05" style:font-weight-asian="normal" style:font-weight-complex="normal"/>
    </style:style>
    <style:style style:name="T658" style:family="text">
      <style:text-properties fo:font-weight="normal" officeooo:rsid="0ff925d9" style:font-weight-asian="normal" style:font-weight-complex="normal"/>
    </style:style>
    <style:style style:name="T659" style:family="text">
      <style:text-properties fo:font-weight="normal" officeooo:rsid="10464b60" style:font-weight-asian="normal" style:font-weight-complex="normal"/>
    </style:style>
    <style:style style:name="T660" style:family="text">
      <style:text-properties fo:font-weight="normal" officeooo:rsid="104a4f43" style:font-weight-asian="normal" style:font-weight-complex="normal"/>
    </style:style>
    <style:style style:name="T661" style:family="text">
      <style:text-properties fo:font-weight="normal" officeooo:rsid="104b32f6" style:font-weight-asian="normal" style:font-weight-complex="normal"/>
    </style:style>
    <style:style style:name="T662" style:family="text">
      <style:text-properties fo:font-weight="normal" officeooo:rsid="104d1af5" style:font-weight-asian="normal" style:font-weight-complex="normal"/>
    </style:style>
    <style:style style:name="T663" style:family="text">
      <style:text-properties fo:font-weight="normal" officeooo:rsid="104db4b5" style:font-weight-asian="normal" style:font-weight-complex="normal"/>
    </style:style>
    <style:style style:name="T664" style:family="text">
      <style:text-properties fo:font-weight="normal" officeooo:rsid="104e8ca0" style:font-weight-asian="normal" style:font-weight-complex="normal"/>
    </style:style>
    <style:style style:name="T665" style:family="text">
      <style:text-properties fo:font-weight="normal" officeooo:rsid="104eaa25" style:font-weight-asian="normal" style:font-weight-complex="normal"/>
    </style:style>
    <style:style style:name="T666" style:family="text">
      <style:text-properties fo:font-weight="normal" officeooo:rsid="1051fc92" style:font-weight-asian="normal" style:font-weight-complex="normal"/>
    </style:style>
    <style:style style:name="T667" style:family="text">
      <style:text-properties fo:font-weight="normal" officeooo:rsid="1171ab51" style:font-weight-asian="normal" style:font-weight-complex="normal"/>
    </style:style>
    <style:style style:name="T668" style:family="text">
      <style:text-properties fo:font-weight="normal" officeooo:rsid="1174068e" style:font-weight-asian="normal" style:font-weight-complex="normal"/>
    </style:style>
    <style:style style:name="T669" style:family="text">
      <style:text-properties fo:font-weight="normal" officeooo:rsid="11759908" style:font-weight-asian="normal" style:font-weight-complex="normal"/>
    </style:style>
    <style:style style:name="T670" style:family="text">
      <style:text-properties fo:font-weight="normal" officeooo:rsid="117774e7" style:font-weight-asian="normal" style:font-weight-complex="normal"/>
    </style:style>
    <style:style style:name="T671" style:family="text">
      <style:text-properties fo:font-weight="normal" officeooo:rsid="117807f8" style:font-weight-asian="normal" style:font-weight-complex="normal"/>
    </style:style>
    <style:style style:name="T672" style:family="text">
      <style:text-properties fo:font-weight="normal" officeooo:rsid="11781973" style:font-weight-asian="normal" style:font-weight-complex="normal"/>
    </style:style>
    <style:style style:name="T673" style:family="text">
      <style:text-properties fo:font-weight="normal" officeooo:rsid="1179d583" style:font-weight-asian="normal" style:font-weight-complex="normal"/>
    </style:style>
    <style:style style:name="T674" style:family="text">
      <style:text-properties fo:font-weight="normal" officeooo:rsid="117b1fd6" style:font-weight-asian="normal" style:font-weight-complex="normal"/>
    </style:style>
    <style:style style:name="T675" style:family="text">
      <style:text-properties fo:font-weight="normal" officeooo:rsid="117ce034" style:font-weight-asian="normal" style:font-weight-complex="normal"/>
    </style:style>
    <style:style style:name="T676" style:family="text">
      <style:text-properties fo:font-weight="normal" officeooo:rsid="117eba73" style:font-weight-asian="normal" style:font-weight-complex="normal"/>
    </style:style>
    <style:style style:name="T677" style:family="text">
      <style:text-properties fo:font-weight="normal" officeooo:rsid="117ee50c" style:font-weight-asian="normal" style:font-weight-complex="normal"/>
    </style:style>
    <style:style style:name="T678" style:family="text">
      <style:text-properties fo:font-weight="normal" officeooo:rsid="1180fb9a" style:font-weight-asian="normal" style:font-weight-complex="normal"/>
    </style:style>
    <style:style style:name="T679" style:family="text">
      <style:text-properties fo:font-weight="normal" officeooo:rsid="11852be1" style:font-weight-asian="normal" style:font-weight-complex="normal"/>
    </style:style>
    <style:style style:name="T680" style:family="text">
      <style:text-properties fo:font-weight="normal" officeooo:rsid="118710a7" style:font-weight-asian="normal" style:font-weight-complex="normal"/>
    </style:style>
    <style:style style:name="T681" style:family="text">
      <style:text-properties fo:font-weight="normal" officeooo:rsid="1188be2a" style:font-weight-asian="normal" style:font-weight-complex="normal"/>
    </style:style>
    <style:style style:name="T682" style:family="text">
      <style:text-properties fo:font-weight="normal" officeooo:rsid="1189e25b" style:font-weight-asian="normal" style:font-weight-complex="normal"/>
    </style:style>
    <style:style style:name="T683" style:family="text">
      <style:text-properties fo:font-weight="normal" officeooo:rsid="118bc3a3" style:font-weight-asian="normal" style:font-weight-complex="normal"/>
    </style:style>
    <style:style style:name="T684" style:family="text">
      <style:text-properties fo:font-weight="normal" officeooo:rsid="118be7c0" style:font-weight-asian="normal" style:font-weight-complex="normal"/>
    </style:style>
    <style:style style:name="T685" style:family="text">
      <style:text-properties fo:font-weight="normal" officeooo:rsid="118ff831" style:font-weight-asian="normal" style:font-weight-complex="normal"/>
    </style:style>
    <style:style style:name="T686" style:family="text">
      <style:text-properties fo:font-weight="normal" officeooo:rsid="11918839" style:font-weight-asian="normal" style:font-weight-complex="normal"/>
    </style:style>
    <style:style style:name="T687" style:family="text">
      <style:text-properties fo:font-weight="normal" officeooo:rsid="1191dfe1" style:font-weight-asian="normal" style:font-weight-complex="normal"/>
    </style:style>
    <style:style style:name="T688" style:family="text">
      <style:text-properties fo:font-weight="normal" officeooo:rsid="11925168" style:font-weight-asian="normal" style:font-weight-complex="normal"/>
    </style:style>
    <style:style style:name="T689" style:family="text">
      <style:text-properties fo:font-weight="normal" officeooo:rsid="11944fa3" style:font-weight-asian="normal" style:font-weight-complex="normal"/>
    </style:style>
    <style:style style:name="T690" style:family="text">
      <style:text-properties fo:font-weight="normal" officeooo:rsid="119845ab" style:font-weight-asian="normal" style:font-weight-complex="normal"/>
    </style:style>
    <style:style style:name="T691" style:family="text">
      <style:text-properties fo:font-weight="normal" officeooo:rsid="1199e9e4" style:font-weight-asian="normal" style:font-weight-complex="normal"/>
    </style:style>
    <style:style style:name="T692" style:family="text">
      <style:text-properties fo:font-weight="normal" officeooo:rsid="119ba3ec" style:font-weight-asian="normal" style:font-weight-complex="normal"/>
    </style:style>
    <style:style style:name="T693" style:family="text">
      <style:text-properties fo:font-weight="normal" officeooo:rsid="119cd7e7" style:font-weight-asian="normal" style:font-weight-complex="normal"/>
    </style:style>
    <style:style style:name="T694" style:family="text">
      <style:text-properties fo:font-weight="normal" officeooo:rsid="119e1293" style:font-weight-asian="normal" style:font-weight-complex="normal"/>
    </style:style>
    <style:style style:name="T695" style:family="text">
      <style:text-properties fo:font-weight="normal" officeooo:rsid="119f4548" style:font-weight-asian="normal" style:font-weight-complex="normal"/>
    </style:style>
    <style:style style:name="T696" style:family="text">
      <style:text-properties fo:font-weight="normal" officeooo:rsid="11a03665" style:font-weight-asian="normal" style:font-weight-complex="normal"/>
    </style:style>
    <style:style style:name="T697" style:family="text">
      <style:text-properties fo:font-weight="normal" officeooo:rsid="11a1961d" style:font-weight-asian="normal" style:font-weight-complex="normal"/>
    </style:style>
    <style:style style:name="T698" style:family="text">
      <style:text-properties fo:font-weight="normal" officeooo:rsid="11a25a44" style:font-weight-asian="normal" style:font-weight-complex="normal"/>
    </style:style>
    <style:style style:name="T699" style:family="text">
      <style:text-properties fo:font-weight="normal" officeooo:rsid="11a3aa4d" style:font-weight-asian="normal" style:font-weight-complex="normal"/>
    </style:style>
    <style:style style:name="T700" style:family="text">
      <style:text-properties fo:font-weight="normal" officeooo:rsid="11a57146" style:font-weight-asian="normal" style:font-weight-complex="normal"/>
    </style:style>
    <style:style style:name="T701" style:family="text">
      <style:text-properties fo:font-weight="normal" officeooo:rsid="11a621f9" style:font-weight-asian="normal" style:font-weight-complex="normal"/>
    </style:style>
    <style:style style:name="T702" style:family="text">
      <style:text-properties fo:font-weight="normal" officeooo:rsid="11a71f57" style:font-weight-asian="normal" style:font-weight-complex="normal"/>
    </style:style>
    <style:style style:name="T703" style:family="text">
      <style:text-properties fo:font-weight="normal" officeooo:rsid="11ab6d32" style:font-weight-asian="normal" style:font-weight-complex="normal"/>
    </style:style>
    <style:style style:name="T704" style:family="text">
      <style:text-properties fo:font-weight="normal" officeooo:rsid="11abb5d9" style:font-weight-asian="normal" style:font-weight-complex="normal"/>
    </style:style>
    <style:style style:name="T705" style:family="text">
      <style:text-properties fo:font-weight="normal" officeooo:rsid="11ada211" style:font-weight-asian="normal" style:font-weight-complex="normal"/>
    </style:style>
    <style:style style:name="T706" style:family="text">
      <style:text-properties fo:font-weight="normal" officeooo:rsid="11aebd89" style:font-weight-asian="normal" style:font-weight-complex="normal"/>
    </style:style>
    <style:style style:name="T707" style:family="text">
      <style:text-properties fo:font-weight="normal" officeooo:rsid="11b27e7f" style:font-weight-asian="normal" style:font-weight-complex="normal"/>
    </style:style>
    <style:style style:name="T708" style:family="text">
      <style:text-properties fo:font-weight="normal" officeooo:rsid="11b2e519" style:font-weight-asian="normal" style:font-weight-complex="normal"/>
    </style:style>
    <style:style style:name="T709" style:family="text">
      <style:text-properties fo:font-weight="normal" officeooo:rsid="11b43496" style:font-weight-asian="normal" style:font-weight-complex="normal"/>
    </style:style>
    <style:style style:name="T710" style:family="text">
      <style:text-properties fo:font-weight="normal" officeooo:rsid="11b5d93e" style:font-weight-asian="normal" style:font-weight-complex="normal"/>
    </style:style>
    <style:style style:name="T711" style:family="text">
      <style:text-properties fo:font-weight="normal" officeooo:rsid="11b825f5" style:font-weight-asian="normal" style:font-weight-complex="normal"/>
    </style:style>
    <style:style style:name="T712" style:family="text">
      <style:text-properties fo:font-weight="normal" officeooo:rsid="11bbac06" style:font-weight-asian="normal" style:font-weight-complex="normal"/>
    </style:style>
    <style:style style:name="T713" style:family="text">
      <style:text-properties fo:font-weight="normal" officeooo:rsid="11bc7bfd" style:font-weight-asian="normal" style:font-weight-complex="normal"/>
    </style:style>
    <style:style style:name="T714" style:family="text">
      <style:text-properties fo:font-weight="normal" officeooo:rsid="11bcf438" style:font-weight-asian="normal" style:font-weight-complex="normal"/>
    </style:style>
    <style:style style:name="T715" style:family="text">
      <style:text-properties fo:font-weight="normal" officeooo:rsid="11beee9f" style:font-weight-asian="normal" style:font-weight-complex="normal"/>
    </style:style>
    <style:style style:name="T716" style:family="text">
      <style:text-properties fo:font-weight="normal" officeooo:rsid="11bf6613" style:font-weight-asian="normal" style:font-weight-complex="normal"/>
    </style:style>
    <style:style style:name="T717" style:family="text">
      <style:text-properties fo:font-weight="normal" officeooo:rsid="11c11ab4" style:font-weight-asian="normal" style:font-weight-complex="normal"/>
    </style:style>
    <style:style style:name="T718" style:family="text">
      <style:text-properties fo:font-weight="normal" officeooo:rsid="11c2716d" style:font-weight-asian="normal" style:font-weight-complex="normal"/>
    </style:style>
    <style:style style:name="T719" style:family="text">
      <style:text-properties fo:font-weight="normal" officeooo:rsid="11c42484" style:font-weight-asian="normal" style:font-weight-complex="normal"/>
    </style:style>
    <style:style style:name="T720" style:family="text">
      <style:text-properties fo:font-weight="normal" officeooo:rsid="11c48cfe" style:font-weight-asian="normal" style:font-weight-complex="normal"/>
    </style:style>
    <style:style style:name="T721" style:family="text">
      <style:text-properties fo:font-weight="normal" officeooo:rsid="11c4e6be" style:font-weight-asian="normal" style:font-weight-complex="normal"/>
    </style:style>
    <style:style style:name="T722" style:family="text">
      <style:text-properties fo:font-weight="normal" officeooo:rsid="11c6c26b" style:font-weight-asian="normal" style:font-weight-complex="normal"/>
    </style:style>
    <style:style style:name="T723" style:family="text">
      <style:text-properties fo:font-weight="normal" officeooo:rsid="11c6ed0e" style:font-weight-asian="normal" style:font-weight-complex="normal"/>
    </style:style>
    <style:style style:name="T724" style:family="text">
      <style:text-properties fo:font-weight="normal" officeooo:rsid="11c8ab9a" style:font-weight-asian="normal" style:font-weight-complex="normal"/>
    </style:style>
    <style:style style:name="T725" style:family="text">
      <style:text-properties fo:font-weight="normal" officeooo:rsid="11ca778b" style:font-weight-asian="normal" style:font-weight-complex="normal"/>
    </style:style>
    <style:style style:name="T726" style:family="text">
      <style:text-properties fo:font-weight="normal" officeooo:rsid="11cb856d" style:font-weight-asian="normal" style:font-weight-complex="normal"/>
    </style:style>
    <style:style style:name="T727" style:family="text">
      <style:text-properties fo:font-weight="normal" officeooo:rsid="11cbee02" style:font-weight-asian="normal" style:font-weight-complex="normal"/>
    </style:style>
    <style:style style:name="T728" style:family="text">
      <style:text-properties fo:font-weight="normal" officeooo:rsid="11cc2705" style:font-weight-asian="normal" style:font-weight-complex="normal"/>
    </style:style>
    <style:style style:name="T729" style:family="text">
      <style:text-properties fo:font-weight="normal" officeooo:rsid="11cd954c" style:font-weight-asian="normal" style:font-weight-complex="normal"/>
    </style:style>
    <style:style style:name="T730" style:family="text">
      <style:text-properties fo:font-weight="normal" officeooo:rsid="11ced466" style:font-weight-asian="normal" style:font-weight-complex="normal"/>
    </style:style>
    <style:style style:name="T731" style:family="text">
      <style:text-properties fo:font-weight="normal" officeooo:rsid="11d01658" style:font-weight-asian="normal" style:font-weight-complex="normal"/>
    </style:style>
    <style:style style:name="T732" style:family="text">
      <style:text-properties fo:font-weight="normal" officeooo:rsid="11d4d0b0" style:font-weight-asian="normal" style:font-weight-complex="normal"/>
    </style:style>
    <style:style style:name="T733" style:family="text">
      <style:text-properties fo:font-weight="normal" officeooo:rsid="11d5b2a4" style:font-weight-asian="normal" style:font-weight-complex="normal"/>
    </style:style>
    <style:style style:name="T734" style:family="text">
      <style:text-properties fo:font-weight="normal" officeooo:rsid="11d6e440" style:font-weight-asian="normal" style:font-weight-complex="normal"/>
    </style:style>
    <style:style style:name="T735" style:family="text">
      <style:text-properties fo:font-weight="normal" officeooo:rsid="11d7454b" style:font-weight-asian="normal" style:font-weight-complex="normal"/>
    </style:style>
    <style:style style:name="T736" style:family="text">
      <style:text-properties fo:font-weight="normal" officeooo:rsid="11d7a1a6" style:font-weight-asian="normal" style:font-weight-complex="normal"/>
    </style:style>
    <style:style style:name="T737" style:family="text">
      <style:text-properties fo:font-weight="normal" officeooo:rsid="11da0c61" style:font-weight-asian="normal" style:font-weight-complex="normal"/>
    </style:style>
    <style:style style:name="T738" style:family="text">
      <style:text-properties fo:font-weight="normal" officeooo:rsid="11dae37d" style:font-weight-asian="normal" style:font-weight-complex="normal"/>
    </style:style>
    <style:style style:name="T739" style:family="text">
      <style:text-properties fo:font-weight="normal" officeooo:rsid="11dbffac" style:font-weight-asian="normal" style:font-weight-complex="normal"/>
    </style:style>
    <style:style style:name="T740" style:family="text">
      <style:text-properties fo:font-weight="normal" officeooo:rsid="11de9e86" style:font-weight-asian="normal" style:font-weight-complex="normal"/>
    </style:style>
    <style:style style:name="T741" style:family="text">
      <style:text-properties fo:font-weight="normal" officeooo:rsid="11dfb5b5" style:font-weight-asian="normal" style:font-weight-complex="normal"/>
    </style:style>
    <style:style style:name="T742" style:family="text">
      <style:text-properties fo:font-weight="normal" officeooo:rsid="11e1a70c" style:font-weight-asian="normal" style:font-weight-complex="normal"/>
    </style:style>
    <style:style style:name="T743" style:family="text">
      <style:text-properties fo:font-weight="normal" officeooo:rsid="11e1edfd" style:font-weight-asian="normal" style:font-weight-complex="normal"/>
    </style:style>
    <style:style style:name="T744" style:family="text">
      <style:text-properties fo:font-weight="normal" officeooo:rsid="11e30592" style:font-weight-asian="normal" style:font-weight-complex="normal"/>
    </style:style>
    <style:style style:name="T745" style:family="text">
      <style:text-properties fo:font-weight="normal" officeooo:rsid="11e452de" style:font-weight-asian="normal" style:font-weight-complex="normal"/>
    </style:style>
    <style:style style:name="T746" style:family="text">
      <style:text-properties fo:font-weight="normal" officeooo:rsid="11e472cb" style:font-weight-asian="normal" style:font-weight-complex="normal"/>
    </style:style>
    <style:style style:name="T747" style:family="text">
      <style:text-properties fo:font-weight="normal" officeooo:rsid="11e59089" style:font-weight-asian="normal" style:font-weight-complex="normal"/>
    </style:style>
    <style:style style:name="T748" style:family="text">
      <style:text-properties fo:font-weight="normal" officeooo:rsid="11e60e5a" style:font-weight-asian="normal" style:font-weight-complex="normal"/>
    </style:style>
    <style:style style:name="T749" style:family="text">
      <style:text-properties fo:font-weight="normal" officeooo:rsid="11e874fa" style:font-weight-asian="normal" style:font-weight-complex="normal"/>
    </style:style>
    <style:style style:name="T750" style:family="text">
      <style:text-properties fo:font-weight="normal" officeooo:rsid="11e95ed4" style:font-weight-asian="normal" style:font-weight-complex="normal"/>
    </style:style>
    <style:style style:name="T751" style:family="text">
      <style:text-properties fo:font-weight="normal" officeooo:rsid="11eac00d" style:font-weight-asian="normal" style:font-weight-complex="normal"/>
    </style:style>
    <style:style style:name="T752" style:family="text">
      <style:text-properties fo:font-weight="normal" officeooo:rsid="11ec7c1a" style:font-weight-asian="normal" style:font-weight-complex="normal"/>
    </style:style>
    <style:style style:name="T753" style:family="text">
      <style:text-properties fo:font-weight="normal" officeooo:rsid="11ed9277" style:font-weight-asian="normal" style:font-weight-complex="normal"/>
    </style:style>
    <style:style style:name="T754" style:family="text">
      <style:text-properties fo:font-weight="normal" officeooo:rsid="11ee8cb2" style:font-weight-asian="normal" style:font-weight-complex="normal"/>
    </style:style>
    <style:style style:name="T755" style:family="text">
      <style:text-properties fo:font-weight="normal" officeooo:rsid="11f000a7" style:font-weight-asian="normal" style:font-weight-complex="normal"/>
    </style:style>
    <style:style style:name="T756" style:family="text">
      <style:text-properties fo:font-weight="normal" officeooo:rsid="11f1645d" style:font-weight-asian="normal" style:font-weight-complex="normal"/>
    </style:style>
    <style:style style:name="T757" style:family="text">
      <style:text-properties fo:font-weight="normal" officeooo:rsid="11f2166f" style:font-weight-asian="normal" style:font-weight-complex="normal"/>
    </style:style>
    <style:style style:name="T758" style:family="text">
      <style:text-properties fo:font-weight="normal" officeooo:rsid="11f3486c" style:font-weight-asian="normal" style:font-weight-complex="normal"/>
    </style:style>
    <style:style style:name="T759" style:family="text">
      <style:text-properties fo:font-weight="normal" officeooo:rsid="11f4ce7d" style:font-weight-asian="normal" style:font-weight-complex="normal"/>
    </style:style>
    <style:style style:name="T760" style:family="text">
      <style:text-properties fo:font-weight="normal" officeooo:rsid="11f5ae21" style:font-weight-asian="normal" style:font-weight-complex="normal"/>
    </style:style>
    <style:style style:name="T761" style:family="text">
      <style:text-properties fo:font-weight="normal" officeooo:rsid="11f72547" style:font-weight-asian="normal" style:font-weight-complex="normal"/>
    </style:style>
    <style:style style:name="T762" style:family="text">
      <style:text-properties fo:font-weight="normal" officeooo:rsid="11f776bd" style:font-weight-asian="normal" style:font-weight-complex="normal"/>
    </style:style>
    <style:style style:name="T763" style:family="text">
      <style:text-properties fo:font-weight="normal" officeooo:rsid="11f7da1f" style:font-weight-asian="normal" style:font-weight-complex="normal"/>
    </style:style>
    <style:style style:name="T764" style:family="text">
      <style:text-properties fo:font-weight="normal" officeooo:rsid="11f896a5" style:font-weight-asian="normal" style:font-weight-complex="normal"/>
    </style:style>
    <style:style style:name="T765" style:family="text">
      <style:text-properties fo:font-weight="normal" officeooo:rsid="11f91252" style:font-weight-asian="normal" style:font-weight-complex="normal"/>
    </style:style>
    <style:style style:name="T766" style:family="text">
      <style:text-properties officeooo:rsid="025c9b4d"/>
    </style:style>
    <style:style style:name="T767" style:family="text">
      <style:text-properties officeooo:rsid="02e8bb09"/>
    </style:style>
    <style:style style:name="T768" style:family="text">
      <style:text-properties officeooo:rsid="02e984bc"/>
    </style:style>
    <style:style style:name="T769" style:family="text">
      <style:text-properties officeooo:rsid="02ea460b"/>
    </style:style>
    <style:style style:name="T770" style:family="text">
      <style:text-properties officeooo:rsid="02ebfcc2"/>
    </style:style>
    <style:style style:name="T771" style:family="text">
      <style:text-properties officeooo:rsid="02ed77fe"/>
    </style:style>
    <style:style style:name="T772" style:family="text">
      <style:text-properties officeooo:rsid="02f92347"/>
    </style:style>
    <style:style style:name="T773" style:family="text">
      <style:text-properties officeooo:rsid="02f96c9c"/>
    </style:style>
    <style:style style:name="T774" style:family="text">
      <style:text-properties officeooo:rsid="02fa0cc1"/>
    </style:style>
    <style:style style:name="T775" style:family="text">
      <style:text-properties officeooo:rsid="02fb6f49"/>
    </style:style>
    <style:style style:name="T776" style:family="text">
      <style:text-properties officeooo:rsid="02fcafc4"/>
    </style:style>
    <style:style style:name="T777" style:family="text">
      <style:text-properties officeooo:rsid="02fdc0f9"/>
    </style:style>
    <style:style style:name="T778" style:family="text">
      <style:text-properties officeooo:rsid="02ff6a2b"/>
    </style:style>
    <style:style style:name="T779" style:family="text">
      <style:text-properties officeooo:rsid="0300a81f"/>
    </style:style>
    <style:style style:name="T780" style:family="text">
      <style:text-properties officeooo:rsid="0300c806"/>
    </style:style>
    <style:style style:name="T781" style:family="text">
      <style:text-properties officeooo:rsid="0300d8ea"/>
    </style:style>
    <style:style style:name="T782" style:family="text">
      <style:text-properties officeooo:rsid="0301784a"/>
    </style:style>
    <style:style style:name="T783" style:family="text">
      <style:text-properties officeooo:rsid="0304a671"/>
    </style:style>
    <style:style style:name="T784" style:family="text">
      <style:text-properties officeooo:rsid="035c5a78"/>
    </style:style>
    <style:style style:name="T785" style:family="text">
      <style:text-properties officeooo:rsid="035d9a57"/>
    </style:style>
    <style:style style:name="T786" style:family="text">
      <style:text-properties officeooo:rsid="035f17f8"/>
    </style:style>
    <style:style style:name="T787" style:family="text">
      <style:text-properties officeooo:rsid="0361d4b1"/>
    </style:style>
    <style:style style:name="T788" style:family="text">
      <style:text-properties officeooo:rsid="036239be"/>
    </style:style>
    <style:style style:name="T789" style:family="text">
      <style:text-properties officeooo:rsid="0363a828"/>
    </style:style>
    <style:style style:name="T790" style:family="text">
      <style:text-properties officeooo:rsid="0364f382"/>
    </style:style>
    <style:style style:name="T791" style:family="text">
      <style:text-properties officeooo:rsid="0366b0f4"/>
    </style:style>
    <style:style style:name="T792" style:family="text">
      <style:text-properties officeooo:rsid="03672b51"/>
    </style:style>
    <style:style style:name="T793" style:family="text">
      <style:text-properties officeooo:rsid="03687f6e"/>
    </style:style>
    <style:style style:name="T794" style:family="text">
      <style:text-properties officeooo:rsid="036bffb6"/>
    </style:style>
    <style:style style:name="T795" style:family="text">
      <style:text-properties officeooo:rsid="036c8fce"/>
    </style:style>
    <style:style style:name="T796" style:family="text">
      <style:text-properties officeooo:rsid="036d10b4"/>
    </style:style>
    <style:style style:name="T797" style:family="text">
      <style:text-properties officeooo:rsid="036e3f79"/>
    </style:style>
    <style:style style:name="T798" style:family="text">
      <style:text-properties officeooo:rsid="036fb1ea"/>
    </style:style>
    <style:style style:name="T799" style:family="text">
      <style:text-properties officeooo:rsid="0370ecc7"/>
    </style:style>
    <style:style style:name="T800" style:family="text">
      <style:text-properties officeooo:rsid="0373b97f"/>
    </style:style>
    <style:style style:name="T801" style:family="text">
      <style:text-properties officeooo:rsid="037543a4"/>
    </style:style>
    <style:style style:name="T802" style:family="text">
      <style:text-properties officeooo:rsid="0375b195"/>
    </style:style>
    <style:style style:name="T803" style:family="text">
      <style:text-properties officeooo:rsid="0376e21a"/>
    </style:style>
    <style:style style:name="T804" style:family="text">
      <style:text-properties officeooo:rsid="039dae28"/>
    </style:style>
    <style:style style:name="T805" style:family="text">
      <style:text-properties officeooo:rsid="039e5c4c"/>
    </style:style>
    <style:style style:name="T806" style:family="text">
      <style:text-properties officeooo:rsid="039ffd56"/>
    </style:style>
    <style:style style:name="T807" style:family="text">
      <style:text-properties officeooo:rsid="03a57fa4"/>
    </style:style>
    <style:style style:name="T808" style:family="text">
      <style:text-properties officeooo:rsid="03a7342b"/>
    </style:style>
    <style:style style:name="T809" style:family="text">
      <style:text-properties officeooo:rsid="03b42414"/>
    </style:style>
    <style:style style:name="T810" style:family="text">
      <style:text-properties officeooo:rsid="03b8f2d2"/>
    </style:style>
    <style:style style:name="T811" style:family="text">
      <style:text-properties officeooo:rsid="03ba5d8a"/>
    </style:style>
    <style:style style:name="T812" style:family="text">
      <style:text-properties officeooo:rsid="03bb2130"/>
    </style:style>
    <style:style style:name="T813" style:family="text">
      <style:text-properties officeooo:rsid="03bc94e1"/>
    </style:style>
    <style:style style:name="T814" style:family="text">
      <style:text-properties officeooo:rsid="03bdb57b"/>
    </style:style>
    <style:style style:name="T815" style:family="text">
      <style:text-properties officeooo:rsid="03be1f6d"/>
    </style:style>
    <style:style style:name="T816" style:family="text">
      <style:text-properties officeooo:rsid="03c1d92b"/>
    </style:style>
    <style:style style:name="T817" style:family="text">
      <style:text-properties officeooo:rsid="03c2c339"/>
    </style:style>
    <style:style style:name="T818" style:family="text">
      <style:text-properties officeooo:rsid="03c5dfe5"/>
    </style:style>
    <style:style style:name="T819" style:family="text">
      <style:text-properties officeooo:rsid="03c8c432"/>
    </style:style>
    <style:style style:name="T820" style:family="text">
      <style:text-properties officeooo:rsid="03ca30c1"/>
    </style:style>
    <style:style style:name="T821" style:family="text">
      <style:text-properties officeooo:rsid="03cd4f8a"/>
    </style:style>
    <style:style style:name="T822" style:family="text">
      <style:text-properties officeooo:rsid="03cd7994"/>
    </style:style>
    <style:style style:name="T823" style:family="text">
      <style:text-properties officeooo:rsid="03d916f8"/>
    </style:style>
    <style:style style:name="T824" style:family="text">
      <style:text-properties officeooo:rsid="03e043a0"/>
    </style:style>
    <style:style style:name="T825" style:family="text">
      <style:text-properties officeooo:rsid="03e622bf"/>
    </style:style>
    <style:style style:name="T826" style:family="text">
      <style:text-properties officeooo:rsid="03e65471"/>
    </style:style>
    <style:style style:name="T827" style:family="text">
      <style:text-properties officeooo:rsid="03e7f211"/>
    </style:style>
    <style:style style:name="T828" style:family="text">
      <style:text-properties officeooo:rsid="03ecaba9"/>
    </style:style>
    <style:style style:name="T829" style:family="text">
      <style:text-properties officeooo:rsid="03ee29e5"/>
    </style:style>
    <style:style style:name="T830" style:family="text">
      <style:text-properties officeooo:rsid="03ee96a2"/>
    </style:style>
    <style:style style:name="T831" style:family="text">
      <style:text-properties officeooo:rsid="03f0a645"/>
    </style:style>
    <style:style style:name="T832" style:family="text">
      <style:text-properties officeooo:rsid="03f67b42"/>
    </style:style>
    <style:style style:name="T833" style:family="text">
      <style:text-properties officeooo:rsid="03f7295f"/>
    </style:style>
    <style:style style:name="T834" style:family="text">
      <style:text-properties officeooo:rsid="03f76ea1"/>
    </style:style>
    <style:style style:name="T835" style:family="text">
      <style:text-properties officeooo:rsid="03f9473c"/>
    </style:style>
    <style:style style:name="T836" style:family="text">
      <style:text-properties officeooo:rsid="03fadc91"/>
    </style:style>
    <style:style style:name="T837" style:family="text">
      <style:text-properties officeooo:rsid="03fc167e"/>
    </style:style>
    <style:style style:name="T838" style:family="text">
      <style:text-properties officeooo:rsid="03fdad14"/>
    </style:style>
    <style:style style:name="T839" style:family="text">
      <style:text-properties officeooo:rsid="04015998"/>
    </style:style>
    <style:style style:name="T840" style:family="text">
      <style:text-properties officeooo:rsid="0401d73d"/>
    </style:style>
    <style:style style:name="T841" style:family="text">
      <style:text-properties officeooo:rsid="0402e381"/>
    </style:style>
    <style:style style:name="T842" style:family="text">
      <style:text-properties officeooo:rsid="04043eaf"/>
    </style:style>
    <style:style style:name="T843" style:family="text">
      <style:text-properties officeooo:rsid="040544f2"/>
    </style:style>
    <style:style style:name="T844" style:family="text">
      <style:text-properties officeooo:rsid="04058be3"/>
    </style:style>
    <style:style style:name="T845" style:family="text">
      <style:text-properties officeooo:rsid="040779c7"/>
    </style:style>
    <style:style style:name="T846" style:family="text">
      <style:text-properties officeooo:rsid="04091490"/>
    </style:style>
    <style:style style:name="T847" style:family="text">
      <style:text-properties officeooo:rsid="040d0eab"/>
    </style:style>
    <style:style style:name="T848" style:family="text">
      <style:text-properties officeooo:rsid="040dc735"/>
    </style:style>
    <style:style style:name="T849" style:family="text">
      <style:text-properties officeooo:rsid="040e4c15"/>
    </style:style>
    <style:style style:name="T850" style:family="text">
      <style:text-properties officeooo:rsid="040ff623"/>
    </style:style>
    <style:style style:name="T851" style:family="text">
      <style:text-properties officeooo:rsid="041110e2"/>
    </style:style>
    <style:style style:name="T852" style:family="text">
      <style:text-properties officeooo:rsid="04133305"/>
    </style:style>
    <style:style style:name="T853" style:family="text">
      <style:text-properties officeooo:rsid="0416281c"/>
    </style:style>
    <style:style style:name="T854" style:family="text">
      <style:text-properties officeooo:rsid="04180d8d"/>
    </style:style>
    <style:style style:name="T855" style:family="text">
      <style:text-properties officeooo:rsid="041956e0"/>
    </style:style>
    <style:style style:name="T856" style:family="text">
      <style:text-properties officeooo:rsid="041ac226"/>
    </style:style>
    <style:style style:name="T857" style:family="text">
      <style:text-properties officeooo:rsid="041afba8"/>
    </style:style>
    <style:style style:name="T858" style:family="text">
      <style:text-properties officeooo:rsid="041fd543"/>
    </style:style>
    <style:style style:name="T859" style:family="text">
      <style:text-properties officeooo:rsid="04208dee"/>
    </style:style>
    <style:style style:name="T860" style:family="text">
      <style:text-properties officeooo:rsid="04242b0b"/>
    </style:style>
    <style:style style:name="T861" style:family="text">
      <style:text-properties officeooo:rsid="0424f135"/>
    </style:style>
    <style:style style:name="T862" style:family="text">
      <style:text-properties officeooo:rsid="04291d3b"/>
    </style:style>
    <style:style style:name="T863" style:family="text">
      <style:text-properties officeooo:rsid="042a2cec"/>
    </style:style>
    <style:style style:name="T864" style:family="text">
      <style:text-properties officeooo:rsid="042be2ec"/>
    </style:style>
    <style:style style:name="T865" style:family="text">
      <style:text-properties officeooo:rsid="042bf946"/>
    </style:style>
    <style:style style:name="T866" style:family="text">
      <style:text-properties officeooo:rsid="042eeb28"/>
    </style:style>
    <style:style style:name="T867" style:family="text">
      <style:text-properties officeooo:rsid="0430901a"/>
    </style:style>
    <style:style style:name="T868" style:family="text">
      <style:text-properties officeooo:rsid="0431745b"/>
    </style:style>
    <style:style style:name="T869" style:family="text">
      <style:text-properties officeooo:rsid="043185d6"/>
    </style:style>
    <style:style style:name="T870" style:family="text">
      <style:text-properties officeooo:rsid="044165aa"/>
    </style:style>
    <style:style style:name="T871" style:family="text">
      <style:text-properties officeooo:rsid="0447b043"/>
    </style:style>
    <style:style style:name="T872" style:family="text">
      <style:text-properties officeooo:rsid="044b131d"/>
    </style:style>
    <style:style style:name="T873" style:family="text">
      <style:text-properties officeooo:rsid="044c0fcd"/>
    </style:style>
    <style:style style:name="T874" style:family="text">
      <style:text-properties officeooo:rsid="0450bf87"/>
    </style:style>
    <style:style style:name="T875" style:family="text">
      <style:text-properties officeooo:rsid="0459deb9"/>
    </style:style>
    <style:style style:name="T876" style:family="text">
      <style:text-properties officeooo:rsid="045a09cf"/>
    </style:style>
    <style:style style:name="T877" style:family="text">
      <style:text-properties officeooo:rsid="045cef8d"/>
    </style:style>
    <style:style style:name="T878" style:family="text">
      <style:text-properties officeooo:rsid="045edb6b"/>
    </style:style>
    <style:style style:name="T879" style:family="text">
      <style:text-properties officeooo:rsid="04604d73"/>
    </style:style>
    <style:style style:name="T880" style:family="text">
      <style:text-properties officeooo:rsid="04612a18"/>
    </style:style>
    <style:style style:name="T881" style:family="text">
      <style:text-properties officeooo:rsid="0462a647"/>
    </style:style>
    <style:style style:name="T882" style:family="text">
      <style:text-properties officeooo:rsid="04651d2b"/>
    </style:style>
    <style:style style:name="T883" style:family="text">
      <style:text-properties officeooo:rsid="04654a07"/>
    </style:style>
    <style:style style:name="T884" style:family="text">
      <style:text-properties officeooo:rsid="04663749"/>
    </style:style>
    <style:style style:name="T885" style:family="text">
      <style:text-properties officeooo:rsid="046c6be2"/>
    </style:style>
    <style:style style:name="T886" style:family="text">
      <style:text-properties officeooo:rsid="046ddb3c"/>
    </style:style>
    <style:style style:name="T887" style:family="text">
      <style:text-properties officeooo:rsid="046effc5"/>
    </style:style>
    <style:style style:name="T888" style:family="text">
      <style:text-properties officeooo:rsid="047109de"/>
    </style:style>
    <style:style style:name="T889" style:family="text">
      <style:text-properties officeooo:rsid="04711453"/>
    </style:style>
    <style:style style:name="T890" style:family="text">
      <style:text-properties officeooo:rsid="04718b5f"/>
    </style:style>
    <style:style style:name="T891" style:family="text">
      <style:text-properties officeooo:rsid="0471aa2c"/>
    </style:style>
    <style:style style:name="T892" style:family="text">
      <style:text-properties officeooo:rsid="0473e66f"/>
    </style:style>
    <style:style style:name="T893" style:family="text">
      <style:text-properties officeooo:rsid="0473e757"/>
    </style:style>
    <style:style style:name="T894" style:family="text">
      <style:text-properties officeooo:rsid="0474fe21"/>
    </style:style>
    <style:style style:name="T895" style:family="text">
      <style:text-properties officeooo:rsid="04765f59"/>
    </style:style>
    <style:style style:name="T896" style:family="text">
      <style:text-properties officeooo:rsid="0477f101"/>
    </style:style>
    <style:style style:name="T897" style:family="text">
      <style:text-properties officeooo:rsid="047bc1df"/>
    </style:style>
    <style:style style:name="T898" style:family="text">
      <style:text-properties officeooo:rsid="047dae8c"/>
    </style:style>
    <style:style style:name="T899" style:family="text">
      <style:text-properties officeooo:rsid="047e8605"/>
    </style:style>
    <style:style style:name="T900" style:family="text">
      <style:text-properties officeooo:rsid="047efa97"/>
    </style:style>
    <style:style style:name="T901" style:family="text">
      <style:text-properties officeooo:rsid="047fa6af"/>
    </style:style>
    <style:style style:name="T902" style:family="text">
      <style:text-properties officeooo:rsid="04801ec5"/>
    </style:style>
    <style:style style:name="T903" style:family="text">
      <style:text-properties officeooo:rsid="0481de64"/>
    </style:style>
    <style:style style:name="T904" style:family="text">
      <style:text-properties officeooo:rsid="04833123"/>
    </style:style>
    <style:style style:name="T905" style:family="text">
      <style:text-properties officeooo:rsid="048ad807"/>
    </style:style>
    <style:style style:name="T906" style:family="text">
      <style:text-properties officeooo:rsid="048b56f3"/>
    </style:style>
    <style:style style:name="T907" style:family="text">
      <style:text-properties officeooo:rsid="048da41b"/>
    </style:style>
    <style:style style:name="T908" style:family="text">
      <style:text-properties officeooo:rsid="048deada"/>
    </style:style>
    <style:style style:name="T909" style:family="text">
      <style:text-properties officeooo:rsid="048f8361"/>
    </style:style>
    <style:style style:name="T910" style:family="text">
      <style:text-properties officeooo:rsid="0490a3e0"/>
    </style:style>
    <style:style style:name="T911" style:family="text">
      <style:text-properties officeooo:rsid="0492a216"/>
    </style:style>
    <style:style style:name="T912" style:family="text">
      <style:text-properties officeooo:rsid="04948b76"/>
    </style:style>
    <style:style style:name="T913" style:family="text">
      <style:text-properties officeooo:rsid="0494cb47"/>
    </style:style>
    <style:style style:name="T914" style:family="text">
      <style:text-properties officeooo:rsid="049562ef"/>
    </style:style>
    <style:style style:name="T915" style:family="text">
      <style:text-properties officeooo:rsid="0495b874"/>
    </style:style>
    <style:style style:name="T916" style:family="text">
      <style:text-properties officeooo:rsid="0496ede2"/>
    </style:style>
    <style:style style:name="T917" style:family="text">
      <style:text-properties officeooo:rsid="049779b9"/>
    </style:style>
    <style:style style:name="T918" style:family="text">
      <style:text-properties officeooo:rsid="0497af80"/>
    </style:style>
    <style:style style:name="T919" style:family="text">
      <style:text-properties officeooo:rsid="0499322e"/>
    </style:style>
    <style:style style:name="T920" style:family="text">
      <style:text-properties officeooo:rsid="049a4eef"/>
    </style:style>
    <style:style style:name="T921" style:family="text">
      <style:text-properties officeooo:rsid="049c6a24"/>
    </style:style>
    <style:style style:name="T922" style:family="text">
      <style:text-properties officeooo:rsid="049d1aa3"/>
    </style:style>
    <style:style style:name="T923" style:family="text">
      <style:text-properties officeooo:rsid="049d7c57"/>
    </style:style>
    <style:style style:name="T924" style:family="text">
      <style:text-properties officeooo:rsid="049fa212"/>
    </style:style>
    <style:style style:name="T925" style:family="text">
      <style:text-properties officeooo:rsid="04a13bce"/>
    </style:style>
    <style:style style:name="T926" style:family="text">
      <style:text-properties officeooo:rsid="04a217e1"/>
    </style:style>
    <style:style style:name="T927" style:family="text">
      <style:text-properties officeooo:rsid="04a41019"/>
    </style:style>
    <style:style style:name="T928" style:family="text">
      <style:text-properties officeooo:rsid="04a5603c"/>
    </style:style>
    <style:style style:name="T929" style:family="text">
      <style:text-properties officeooo:rsid="04ae9b87"/>
    </style:style>
    <style:style style:name="T930" style:family="text">
      <style:text-properties officeooo:rsid="04af9767"/>
    </style:style>
    <style:style style:name="T931" style:family="text">
      <style:text-properties officeooo:rsid="04b31e61"/>
    </style:style>
    <style:style style:name="T932" style:family="text">
      <style:text-properties officeooo:rsid="04b4e4a8"/>
    </style:style>
    <style:style style:name="T933" style:family="text">
      <style:text-properties officeooo:rsid="04b55fe2"/>
    </style:style>
    <style:style style:name="T934" style:family="text">
      <style:text-properties officeooo:rsid="04b6d02c"/>
    </style:style>
    <style:style style:name="T935" style:family="text">
      <style:text-properties officeooo:rsid="04b899ee"/>
    </style:style>
    <style:style style:name="T936" style:family="text">
      <style:text-properties officeooo:rsid="04b9303f"/>
    </style:style>
    <style:style style:name="T937" style:family="text">
      <style:text-properties officeooo:rsid="04baa330"/>
    </style:style>
    <style:style style:name="T938" style:family="text">
      <style:text-properties officeooo:rsid="04bb03a6"/>
    </style:style>
    <style:style style:name="T939" style:family="text">
      <style:text-properties officeooo:rsid="04bbb78b"/>
    </style:style>
    <style:style style:name="T940" style:family="text">
      <style:text-properties officeooo:rsid="04bd7558"/>
    </style:style>
    <style:style style:name="T941" style:family="text">
      <style:text-properties officeooo:rsid="04bf40b4"/>
    </style:style>
    <style:style style:name="T942" style:family="text">
      <style:text-properties officeooo:rsid="04c00415"/>
    </style:style>
    <style:style style:name="T943" style:family="text">
      <style:text-properties officeooo:rsid="04c0936c"/>
    </style:style>
    <style:style style:name="T944" style:family="text">
      <style:text-properties officeooo:rsid="04c6498d"/>
    </style:style>
    <style:style style:name="T945" style:family="text">
      <style:text-properties officeooo:rsid="04c8604b"/>
    </style:style>
    <style:style style:name="T946" style:family="text">
      <style:text-properties officeooo:rsid="04c8bd21"/>
    </style:style>
    <style:style style:name="T947" style:family="text">
      <style:text-properties officeooo:rsid="04dbeb75"/>
    </style:style>
    <style:style style:name="T948" style:family="text">
      <style:text-properties officeooo:rsid="04dd9c06"/>
    </style:style>
    <style:style style:name="T949" style:family="text">
      <style:text-properties officeooo:rsid="04e0e741"/>
    </style:style>
    <style:style style:name="T950" style:family="text">
      <style:text-properties officeooo:rsid="04e2444a"/>
    </style:style>
    <style:style style:name="T951" style:family="text">
      <style:text-properties officeooo:rsid="04e3eca6"/>
    </style:style>
    <style:style style:name="T952" style:family="text">
      <style:text-properties officeooo:rsid="05215661"/>
    </style:style>
    <style:style style:name="T953" style:family="text">
      <style:text-properties officeooo:rsid="052179b2"/>
    </style:style>
    <style:style style:name="T954" style:family="text">
      <style:text-properties officeooo:rsid="0521a73e"/>
    </style:style>
    <style:style style:name="T955" style:family="text">
      <style:text-properties officeooo:rsid="05222c48"/>
    </style:style>
    <style:style style:name="T956" style:family="text">
      <style:text-properties officeooo:rsid="05254fbc"/>
    </style:style>
    <style:style style:name="T957" style:family="text">
      <style:text-properties officeooo:rsid="05255886"/>
    </style:style>
    <style:style style:name="T958" style:family="text">
      <style:text-properties officeooo:rsid="052654f9"/>
    </style:style>
    <style:style style:name="T959" style:family="text">
      <style:text-properties officeooo:rsid="0528dc50"/>
    </style:style>
    <style:style style:name="T960" style:family="text">
      <style:text-properties officeooo:rsid="052a8041"/>
    </style:style>
    <style:style style:name="T961" style:family="text">
      <style:text-properties officeooo:rsid="052b1ea6"/>
    </style:style>
    <style:style style:name="T962" style:family="text">
      <style:text-properties officeooo:rsid="052cd97d"/>
    </style:style>
    <style:style style:name="T963" style:family="text">
      <style:text-properties officeooo:rsid="052d74f1"/>
    </style:style>
    <style:style style:name="T964" style:family="text">
      <style:text-properties officeooo:rsid="0533664b"/>
    </style:style>
    <style:style style:name="T965" style:family="text">
      <style:text-properties officeooo:rsid="0534108e"/>
    </style:style>
    <style:style style:name="T966" style:family="text">
      <style:text-properties officeooo:rsid="0538fe1e"/>
    </style:style>
    <style:style style:name="T967" style:family="text">
      <style:text-properties officeooo:rsid="053a49b4"/>
    </style:style>
    <style:style style:name="T968" style:family="text">
      <style:text-properties officeooo:rsid="053c1725"/>
    </style:style>
    <style:style style:name="T969" style:family="text">
      <style:text-properties officeooo:rsid="055194a1"/>
    </style:style>
    <style:style style:name="T970" style:family="text">
      <style:text-properties officeooo:rsid="05528d83"/>
    </style:style>
    <style:style style:name="T971" style:family="text">
      <style:text-properties officeooo:rsid="055388a3"/>
    </style:style>
    <style:style style:name="T972" style:family="text">
      <style:text-properties officeooo:rsid="0553fe2f"/>
    </style:style>
    <style:style style:name="T973" style:family="text">
      <style:text-properties officeooo:rsid="0554c3cd"/>
    </style:style>
    <style:style style:name="T974" style:family="text">
      <style:text-properties officeooo:rsid="0555d3ef"/>
    </style:style>
    <style:style style:name="T975" style:family="text">
      <style:text-properties officeooo:rsid="0555f167"/>
    </style:style>
    <style:style style:name="T976" style:family="text">
      <style:text-properties officeooo:rsid="05e8b18b"/>
    </style:style>
    <style:style style:name="T977" style:family="text">
      <style:text-properties officeooo:rsid="064e4ac5"/>
    </style:style>
    <style:style style:name="T978" style:family="text">
      <style:text-properties officeooo:rsid="06501b24"/>
    </style:style>
    <style:style style:name="T979" style:family="text">
      <style:text-properties officeooo:rsid="065194b4"/>
    </style:style>
    <style:style style:name="T980" style:family="text">
      <style:text-properties officeooo:rsid="0657c0f7"/>
    </style:style>
    <style:style style:name="T981" style:family="text">
      <style:text-properties officeooo:rsid="065965af"/>
    </style:style>
    <style:style style:name="T982" style:family="text">
      <style:text-properties officeooo:rsid="065af4a1"/>
    </style:style>
    <style:style style:name="T983" style:family="text">
      <style:text-properties officeooo:rsid="065c403f"/>
    </style:style>
    <style:style style:name="T984" style:family="text">
      <style:text-properties officeooo:rsid="065ee63a"/>
    </style:style>
    <style:style style:name="T985" style:family="text">
      <style:text-properties officeooo:rsid="0669f104"/>
    </style:style>
    <style:style style:name="T986" style:family="text">
      <style:text-properties officeooo:rsid="066b31a7"/>
    </style:style>
    <style:style style:name="T987" style:family="text">
      <style:text-properties officeooo:rsid="066b785a"/>
    </style:style>
    <style:style style:name="T988" style:family="text">
      <style:text-properties officeooo:rsid="066d5728"/>
    </style:style>
    <style:style style:name="T989" style:family="text">
      <style:text-properties officeooo:rsid="066e422a"/>
    </style:style>
    <style:style style:name="T990" style:family="text">
      <style:text-properties officeooo:rsid="066fd238"/>
    </style:style>
    <style:style style:name="T991" style:family="text">
      <style:text-properties officeooo:rsid="0670f516"/>
    </style:style>
    <style:style style:name="T992" style:family="text">
      <style:text-properties officeooo:rsid="0671fe90"/>
    </style:style>
    <style:style style:name="T993" style:family="text">
      <style:text-properties officeooo:rsid="06734caf"/>
    </style:style>
    <style:style style:name="T994" style:family="text">
      <style:text-properties officeooo:rsid="0675016d"/>
    </style:style>
    <style:style style:name="T995" style:family="text">
      <style:text-properties officeooo:rsid="06766457"/>
    </style:style>
    <style:style style:name="T996" style:family="text">
      <style:text-properties officeooo:rsid="06782b7c"/>
    </style:style>
    <style:style style:name="T997" style:family="text">
      <style:text-properties officeooo:rsid="0678dbc0"/>
    </style:style>
    <style:style style:name="T998" style:family="text">
      <style:text-properties officeooo:rsid="0679a242"/>
    </style:style>
    <style:style style:name="T999" style:family="text">
      <style:text-properties officeooo:rsid="067ade34"/>
    </style:style>
    <style:style style:name="T1000" style:family="text">
      <style:text-properties officeooo:rsid="067bc241"/>
    </style:style>
    <style:style style:name="T1001" style:family="text">
      <style:text-properties officeooo:rsid="067c83ad"/>
    </style:style>
    <style:style style:name="T1002" style:family="text">
      <style:text-properties officeooo:rsid="067e1588"/>
    </style:style>
    <style:style style:name="T1003" style:family="text">
      <style:text-properties officeooo:rsid="067fde16"/>
    </style:style>
    <style:style style:name="T1004" style:family="text">
      <style:text-properties officeooo:rsid="068008c9"/>
    </style:style>
    <style:style style:name="T1005" style:family="text">
      <style:text-properties officeooo:rsid="0681bd7b"/>
    </style:style>
    <style:style style:name="T1006" style:family="text">
      <style:text-properties officeooo:rsid="06830d26"/>
    </style:style>
    <style:style style:name="T1007" style:family="text">
      <style:text-properties officeooo:rsid="06848c91"/>
    </style:style>
    <style:style style:name="T1008" style:family="text">
      <style:text-properties officeooo:rsid="0684b8ec"/>
    </style:style>
    <style:style style:name="T1009" style:family="text">
      <style:text-properties officeooo:rsid="0684eb87"/>
    </style:style>
    <style:style style:name="T1010" style:family="text">
      <style:text-properties officeooo:rsid="0685d94a"/>
    </style:style>
    <style:style style:name="T1011" style:family="text">
      <style:text-properties officeooo:rsid="0686ba88"/>
    </style:style>
    <style:style style:name="T1012" style:family="text">
      <style:text-properties officeooo:rsid="0688b63f"/>
    </style:style>
    <style:style style:name="T1013" style:family="text">
      <style:text-properties officeooo:rsid="0689a1d6"/>
    </style:style>
    <style:style style:name="T1014" style:family="text">
      <style:text-properties officeooo:rsid="068ac8dc"/>
    </style:style>
    <style:style style:name="T1015" style:family="text">
      <style:text-properties officeooo:rsid="068bad7a"/>
    </style:style>
    <style:style style:name="T1016" style:family="text">
      <style:text-properties officeooo:rsid="068d2036"/>
    </style:style>
    <style:style style:name="T1017" style:family="text">
      <style:text-properties officeooo:rsid="068d8286"/>
    </style:style>
    <style:style style:name="T1018" style:family="text">
      <style:text-properties officeooo:rsid="068e9c17"/>
    </style:style>
    <style:style style:name="T1019" style:family="text">
      <style:text-properties officeooo:rsid="068fd5f7"/>
    </style:style>
    <style:style style:name="T1020" style:family="text">
      <style:text-properties officeooo:rsid="06904081"/>
    </style:style>
    <style:style style:name="T1021" style:family="text">
      <style:text-properties officeooo:rsid="0691dee4"/>
    </style:style>
    <style:style style:name="T1022" style:family="text">
      <style:text-properties officeooo:rsid="06930886"/>
    </style:style>
    <style:style style:name="T1023" style:family="text">
      <style:text-properties officeooo:rsid="0694b1d1"/>
    </style:style>
    <style:style style:name="T1024" style:family="text">
      <style:text-properties officeooo:rsid="06950021"/>
    </style:style>
    <style:style style:name="T1025" style:family="text">
      <style:text-properties officeooo:rsid="0696f36c"/>
    </style:style>
    <style:style style:name="T1026" style:family="text">
      <style:text-properties officeooo:rsid="0697da4e"/>
    </style:style>
    <style:style style:name="T1027" style:family="text">
      <style:text-properties officeooo:rsid="06997e46"/>
    </style:style>
    <style:style style:name="T1028" style:family="text">
      <style:text-properties officeooo:rsid="069b31ad"/>
    </style:style>
    <style:style style:name="T1029" style:family="text">
      <style:text-properties officeooo:rsid="069bd2f8"/>
    </style:style>
    <style:style style:name="T1030" style:family="text">
      <style:text-properties officeooo:rsid="069da85e"/>
    </style:style>
    <style:style style:name="T1031" style:family="text">
      <style:text-properties officeooo:rsid="069f7a37"/>
    </style:style>
    <style:style style:name="T1032" style:family="text">
      <style:text-properties officeooo:rsid="069fa3c6"/>
    </style:style>
    <style:style style:name="T1033" style:family="text">
      <style:text-properties officeooo:rsid="069fb962"/>
    </style:style>
    <style:style style:name="T1034" style:family="text">
      <style:text-properties officeooo:rsid="069fdadf"/>
    </style:style>
    <style:style style:name="T1035" style:family="text">
      <style:text-properties officeooo:rsid="069fff3b"/>
    </style:style>
    <style:style style:name="T1036" style:family="text">
      <style:text-properties officeooo:rsid="06a1bcd3"/>
    </style:style>
    <style:style style:name="T1037" style:family="text">
      <style:text-properties officeooo:rsid="06a3490f"/>
    </style:style>
    <style:style style:name="T1038" style:family="text">
      <style:text-properties officeooo:rsid="06a41d78"/>
    </style:style>
    <style:style style:name="T1039" style:family="text">
      <style:text-properties officeooo:rsid="06a56283"/>
    </style:style>
    <style:style style:name="T1040" style:family="text">
      <style:text-properties officeooo:rsid="06a75e29"/>
    </style:style>
    <style:style style:name="T1041" style:family="text">
      <style:text-properties officeooo:rsid="06a8dce4"/>
    </style:style>
    <style:style style:name="T1042" style:family="text">
      <style:text-properties officeooo:rsid="06aa0f26"/>
    </style:style>
    <style:style style:name="T1043" style:family="text">
      <style:text-properties officeooo:rsid="06abcdba"/>
    </style:style>
    <style:style style:name="T1044" style:family="text">
      <style:text-properties officeooo:rsid="06aebb34"/>
    </style:style>
    <style:style style:name="T1045" style:family="text">
      <style:text-properties officeooo:rsid="06b0a97b"/>
    </style:style>
    <style:style style:name="T1046" style:family="text">
      <style:text-properties officeooo:rsid="06b0b5e5"/>
    </style:style>
    <style:style style:name="T1047" style:family="text">
      <style:text-properties officeooo:rsid="06b34031"/>
    </style:style>
    <style:style style:name="T1048" style:family="text">
      <style:text-properties officeooo:rsid="06b67a60"/>
    </style:style>
    <style:style style:name="T1049" style:family="text">
      <style:text-properties officeooo:rsid="06b9b90a"/>
    </style:style>
    <style:style style:name="T1050" style:family="text">
      <style:text-properties officeooo:rsid="06bdb847"/>
    </style:style>
    <style:style style:name="T1051" style:family="text">
      <style:text-properties officeooo:rsid="06d17264"/>
    </style:style>
    <style:style style:name="T1052" style:family="text">
      <style:text-properties officeooo:rsid="06d17c3f"/>
    </style:style>
    <style:style style:name="T1053" style:family="text">
      <style:text-properties officeooo:rsid="06d52de8"/>
    </style:style>
    <style:style style:name="T1054" style:family="text">
      <style:text-properties officeooo:rsid="06d7467d"/>
    </style:style>
    <style:style style:name="T1055" style:family="text">
      <style:text-properties officeooo:rsid="06da4785"/>
    </style:style>
    <style:style style:name="T1056" style:family="text">
      <style:text-properties officeooo:rsid="06dd79f6"/>
    </style:style>
    <style:style style:name="T1057" style:family="text">
      <style:text-properties officeooo:rsid="06de803d"/>
    </style:style>
    <style:style style:name="T1058" style:family="text">
      <style:text-properties officeooo:rsid="06df9021"/>
    </style:style>
    <style:style style:name="T1059" style:family="text">
      <style:text-properties officeooo:rsid="06e1e1a0"/>
    </style:style>
    <style:style style:name="T1060" style:family="text">
      <style:text-properties officeooo:rsid="06e2e84a"/>
    </style:style>
    <style:style style:name="T1061" style:family="text">
      <style:text-properties officeooo:rsid="06e4af2b"/>
    </style:style>
    <style:style style:name="T1062" style:family="text">
      <style:text-properties officeooo:rsid="06e67fc5"/>
    </style:style>
    <style:style style:name="T1063" style:family="text">
      <style:text-properties officeooo:rsid="06e9840d"/>
    </style:style>
    <style:style style:name="T1064" style:family="text">
      <style:text-properties officeooo:rsid="06eaaccf"/>
    </style:style>
    <style:style style:name="T1065" style:family="text">
      <style:text-properties officeooo:rsid="06eb409e"/>
    </style:style>
    <style:style style:name="T1066" style:family="text">
      <style:text-properties officeooo:rsid="06ebe930"/>
    </style:style>
    <style:style style:name="T1067" style:family="text">
      <style:text-properties officeooo:rsid="06ed83e8"/>
    </style:style>
    <style:style style:name="T1068" style:family="text">
      <style:text-properties officeooo:rsid="06ee7a00"/>
    </style:style>
    <style:style style:name="T1069" style:family="text">
      <style:text-properties officeooo:rsid="06f07647"/>
    </style:style>
    <style:style style:name="T1070" style:family="text">
      <style:text-properties officeooo:rsid="06f46374"/>
    </style:style>
    <style:style style:name="T1071" style:family="text">
      <style:text-properties officeooo:rsid="06f63649"/>
    </style:style>
    <style:style style:name="T1072" style:family="text">
      <style:text-properties officeooo:rsid="06f7a828"/>
    </style:style>
    <style:style style:name="T1073" style:family="text">
      <style:text-properties officeooo:rsid="06fbb46c"/>
    </style:style>
    <style:style style:name="T1074" style:family="text">
      <style:text-properties officeooo:rsid="070051a5"/>
    </style:style>
    <style:style style:name="T1075" style:family="text">
      <style:text-properties officeooo:rsid="07011129"/>
    </style:style>
    <style:style style:name="T1076" style:family="text">
      <style:text-properties officeooo:rsid="0703092c"/>
    </style:style>
    <style:style style:name="T1077" style:family="text">
      <style:text-properties officeooo:rsid="0708e9b6"/>
    </style:style>
    <style:style style:name="T1078" style:family="text">
      <style:text-properties officeooo:rsid="070a5d00"/>
    </style:style>
    <style:style style:name="T1079" style:family="text">
      <style:text-properties officeooo:rsid="070b9069"/>
    </style:style>
    <style:style style:name="T1080" style:family="text">
      <style:text-properties officeooo:rsid="070d385f"/>
    </style:style>
    <style:style style:name="T1081" style:family="text">
      <style:text-properties officeooo:rsid="070ec416"/>
    </style:style>
    <style:style style:name="T1082" style:family="text">
      <style:text-properties officeooo:rsid="070f9b7f"/>
    </style:style>
    <style:style style:name="T1083" style:family="text">
      <style:text-properties officeooo:rsid="0712f5be"/>
    </style:style>
    <style:style style:name="T1084" style:family="text">
      <style:text-properties officeooo:rsid="0714c47d"/>
    </style:style>
    <style:style style:name="T1085" style:family="text">
      <style:text-properties officeooo:rsid="0715535a"/>
    </style:style>
    <style:style style:name="T1086" style:family="text">
      <style:text-properties officeooo:rsid="071633f4"/>
    </style:style>
    <style:style style:name="T1087" style:family="text">
      <style:text-properties officeooo:rsid="0717c3eb"/>
    </style:style>
    <style:style style:name="T1088" style:family="text">
      <style:text-properties officeooo:rsid="07193d81"/>
    </style:style>
    <style:style style:name="T1089" style:family="text">
      <style:text-properties officeooo:rsid="0719988c"/>
    </style:style>
    <style:style style:name="T1090" style:family="text">
      <style:text-properties officeooo:rsid="071a71e1"/>
    </style:style>
    <style:style style:name="T1091" style:family="text">
      <style:text-properties officeooo:rsid="071aa177"/>
    </style:style>
    <style:style style:name="T1092" style:family="text">
      <style:text-properties officeooo:rsid="071c84b3"/>
    </style:style>
    <style:style style:name="T1093" style:family="text">
      <style:text-properties officeooo:rsid="071e09bf"/>
    </style:style>
    <style:style style:name="T1094" style:family="text">
      <style:text-properties fo:font-weight="bold" style:font-weight-asian="bold" style:font-weight-complex="bold"/>
    </style:style>
    <style:style style:name="T1095" style:family="text">
      <style:text-properties fo:font-weight="bold" officeooo:rsid="010a98b0" style:font-weight-asian="bold" style:font-weight-complex="bold"/>
    </style:style>
    <style:style style:name="T1096" style:family="text">
      <style:text-properties fo:font-weight="bold" officeooo:rsid="01934313" style:font-weight-asian="bold" style:font-weight-complex="bold"/>
    </style:style>
    <style:style style:name="T1097" style:family="text">
      <style:text-properties fo:font-weight="bold" officeooo:rsid="0cb6aae9" style:font-weight-asian="bold" style:font-weight-complex="bold"/>
    </style:style>
    <style:style style:name="T1098" style:family="text">
      <style:text-properties fo:font-weight="bold" officeooo:rsid="03a22419" style:font-weight-asian="bold" style:font-weight-complex="bold"/>
    </style:style>
    <style:style style:name="T1099" style:family="text">
      <style:text-properties fo:font-weight="bold" officeooo:rsid="010fa2b9" style:font-weight-asian="bold" style:font-weight-complex="bold"/>
    </style:style>
    <style:style style:name="T1100" style:family="text">
      <style:text-properties fo:font-weight="bold" officeooo:rsid="00851981" style:font-weight-asian="bold" style:font-weight-complex="bold"/>
    </style:style>
    <style:style style:name="T1101" style:family="text">
      <style:text-properties fo:font-weight="bold" officeooo:rsid="0d2d7e49" style:font-weight-asian="bold" style:font-weight-complex="bold"/>
    </style:style>
    <style:style style:name="T1102" style:family="text">
      <style:text-properties fo:font-weight="bold" officeooo:rsid="000facb6" style:font-weight-asian="bold" style:font-weight-complex="bold"/>
    </style:style>
    <style:style style:name="T1103" style:family="text">
      <style:text-properties fo:font-weight="bold" officeooo:rsid="11fc2ee5" style:font-weight-asian="bold" style:font-weight-complex="bold"/>
    </style:style>
    <style:style style:name="T1104" style:family="text">
      <style:text-properties fo:font-weight="bold" officeooo:rsid="0653bbe0" style:font-weight-asian="bold" style:font-weight-complex="bold"/>
    </style:style>
    <style:style style:name="T1105" style:family="text">
      <style:text-properties fo:font-weight="bold" officeooo:rsid="0675016d" style:font-weight-asian="bold" style:font-weight-complex="bold"/>
    </style:style>
    <style:style style:name="T1106" style:family="text">
      <style:text-properties officeooo:rsid="072129e0"/>
    </style:style>
    <style:style style:name="T1107" style:family="text">
      <style:text-properties officeooo:rsid="07261021"/>
    </style:style>
    <style:style style:name="T1108" style:family="text">
      <style:text-properties officeooo:rsid="0729f50c"/>
    </style:style>
    <style:style style:name="T1109" style:family="text">
      <style:text-properties officeooo:rsid="072f2fe4"/>
    </style:style>
    <style:style style:name="T1110" style:family="text">
      <style:text-properties officeooo:rsid="07310740"/>
    </style:style>
    <style:style style:name="T1111" style:family="text">
      <style:text-properties officeooo:rsid="0732a3ea"/>
    </style:style>
    <style:style style:name="T1112" style:family="text">
      <style:text-properties officeooo:rsid="07344375"/>
    </style:style>
    <style:style style:name="T1113" style:family="text">
      <style:text-properties officeooo:rsid="0737cb52"/>
    </style:style>
    <style:style style:name="T1114" style:family="text">
      <style:text-properties officeooo:rsid="0737efdb"/>
    </style:style>
    <style:style style:name="T1115" style:family="text">
      <style:text-properties officeooo:rsid="0739b86b"/>
    </style:style>
    <style:style style:name="T1116" style:family="text">
      <style:text-properties officeooo:rsid="0739ce02"/>
    </style:style>
    <style:style style:name="T1117" style:family="text">
      <style:text-properties officeooo:rsid="073cc62f"/>
    </style:style>
    <style:style style:name="T1118" style:family="text">
      <style:text-properties officeooo:rsid="073df251"/>
    </style:style>
    <style:style style:name="T1119" style:family="text">
      <style:text-properties officeooo:rsid="0743839c"/>
    </style:style>
    <style:style style:name="T1120" style:family="text">
      <style:text-properties officeooo:rsid="0744419d"/>
    </style:style>
    <style:style style:name="T1121" style:family="text">
      <style:text-properties officeooo:rsid="0745e6a1"/>
    </style:style>
    <style:style style:name="T1122" style:family="text">
      <style:text-properties officeooo:rsid="074aceb6"/>
    </style:style>
    <style:style style:name="T1123" style:family="text">
      <style:text-properties officeooo:rsid="074aec70"/>
    </style:style>
    <style:style style:name="T1124" style:family="text">
      <style:text-properties officeooo:rsid="074c455d"/>
    </style:style>
    <style:style style:name="T1125" style:family="text">
      <style:text-properties officeooo:rsid="074f4019"/>
    </style:style>
    <style:style style:name="T1126" style:family="text">
      <style:text-properties officeooo:rsid="0750a6e2"/>
    </style:style>
    <style:style style:name="T1127" style:family="text">
      <style:text-properties officeooo:rsid="07591ecf"/>
    </style:style>
    <style:style style:name="T1128" style:family="text">
      <style:text-properties officeooo:rsid="075d736d"/>
    </style:style>
    <style:style style:name="T1129" style:family="text">
      <style:text-properties officeooo:rsid="076445c2"/>
    </style:style>
    <style:style style:name="T1130" style:family="text">
      <style:text-properties officeooo:rsid="076827e8"/>
    </style:style>
    <style:style style:name="T1131" style:family="text">
      <style:text-properties officeooo:rsid="0768424e"/>
    </style:style>
    <style:style style:name="T1132" style:family="text">
      <style:text-properties officeooo:rsid="076dddff"/>
    </style:style>
    <style:style style:name="T1133" style:family="text">
      <style:text-properties officeooo:rsid="076ef291"/>
    </style:style>
    <style:style style:name="T1134" style:family="text">
      <style:text-properties officeooo:rsid="076f814d"/>
    </style:style>
    <style:style style:name="T1135" style:family="text">
      <style:text-properties officeooo:rsid="0773b142"/>
    </style:style>
    <style:style style:name="T1136" style:family="text">
      <style:text-properties officeooo:rsid="07741e6b"/>
    </style:style>
    <style:style style:name="T1137" style:family="text">
      <style:text-properties officeooo:rsid="07797e93"/>
    </style:style>
    <style:style style:name="T1138" style:family="text">
      <style:text-properties officeooo:rsid="077d56b8"/>
    </style:style>
    <style:style style:name="T1139" style:family="text">
      <style:text-properties officeooo:rsid="077e885e"/>
    </style:style>
    <style:style style:name="T1140" style:family="text">
      <style:text-properties officeooo:rsid="077fce68"/>
    </style:style>
    <style:style style:name="T1141" style:family="text">
      <style:text-properties officeooo:rsid="0788e3bd"/>
    </style:style>
    <style:style style:name="T1142" style:family="text">
      <style:text-properties officeooo:rsid="07894490"/>
    </style:style>
    <style:style style:name="T1143" style:family="text">
      <style:text-properties officeooo:rsid="0794bee8"/>
    </style:style>
    <style:style style:name="T1144" style:family="text">
      <style:text-properties officeooo:rsid="07b0913a"/>
    </style:style>
    <style:style style:name="T1145" style:family="text">
      <style:text-properties officeooo:rsid="07b0b681"/>
    </style:style>
    <style:style style:name="T1146" style:family="text">
      <style:text-properties officeooo:rsid="07b8a200"/>
    </style:style>
    <style:style style:name="T1147" style:family="text">
      <style:text-properties officeooo:rsid="07b9ec9e"/>
    </style:style>
    <style:style style:name="T1148" style:family="text">
      <style:text-properties officeooo:rsid="07bab5c3"/>
    </style:style>
    <style:style style:name="T1149" style:family="text">
      <style:text-properties officeooo:rsid="07c9180c"/>
    </style:style>
    <style:style style:name="T1150" style:family="text">
      <style:text-properties officeooo:rsid="07c97e59"/>
    </style:style>
    <style:style style:name="T1151" style:family="text">
      <style:text-properties officeooo:rsid="07ca23e8"/>
    </style:style>
    <style:style style:name="T1152" style:family="text">
      <style:text-properties officeooo:rsid="07cafb0a"/>
    </style:style>
    <style:style style:name="T1153" style:family="text">
      <style:text-properties officeooo:rsid="07d08dfb"/>
    </style:style>
    <style:style style:name="T1154" style:family="text">
      <style:text-properties officeooo:rsid="07d33031"/>
    </style:style>
    <style:style style:name="T1155" style:family="text">
      <style:text-properties officeooo:rsid="07d4b718"/>
    </style:style>
    <style:style style:name="T1156" style:family="text">
      <style:text-properties officeooo:rsid="07d8077b"/>
    </style:style>
    <style:style style:name="T1157" style:family="text">
      <style:text-properties officeooo:rsid="07d95580"/>
    </style:style>
    <style:style style:name="T1158" style:family="text">
      <style:text-properties officeooo:rsid="07ddcdd0"/>
    </style:style>
    <style:style style:name="T1159" style:family="text">
      <style:text-properties officeooo:rsid="07de5401"/>
    </style:style>
    <style:style style:name="T1160" style:family="text">
      <style:text-properties officeooo:rsid="07e03ae1"/>
    </style:style>
    <style:style style:name="T1161" style:family="text">
      <style:text-properties officeooo:rsid="07e21219"/>
    </style:style>
    <style:style style:name="T1162" style:family="text">
      <style:text-properties officeooo:rsid="07e602a2"/>
    </style:style>
    <style:style style:name="T1163" style:family="text">
      <style:text-properties officeooo:rsid="07e67c01"/>
    </style:style>
    <style:style style:name="T1164" style:family="text">
      <style:text-properties officeooo:rsid="07f6aa0d"/>
    </style:style>
    <style:style style:name="T1165" style:family="text">
      <style:text-properties officeooo:rsid="07f6de6e"/>
    </style:style>
    <style:style style:name="T1166" style:family="text">
      <style:text-properties officeooo:rsid="07f7de4b"/>
    </style:style>
    <style:style style:name="T1167" style:family="text">
      <style:text-properties officeooo:rsid="0812dd3d"/>
    </style:style>
    <style:style style:name="T1168" style:family="text">
      <style:text-properties officeooo:rsid="08163b04"/>
    </style:style>
    <style:style style:name="T1169" style:family="text">
      <style:text-properties officeooo:rsid="0817ad84"/>
    </style:style>
    <style:style style:name="T1170" style:family="text">
      <style:text-properties officeooo:rsid="082878dd"/>
    </style:style>
    <style:style style:name="T1171" style:family="text">
      <style:text-properties officeooo:rsid="08ff7520"/>
    </style:style>
    <style:style style:name="T1172" style:family="text">
      <style:text-properties officeooo:rsid="090041fe"/>
    </style:style>
    <style:style style:name="T1173" style:family="text">
      <style:text-properties officeooo:rsid="0901b92c"/>
    </style:style>
    <style:style style:name="T1174" style:family="text">
      <style:text-properties officeooo:rsid="0904213f"/>
    </style:style>
    <style:style style:name="T1175" style:family="text">
      <style:text-properties officeooo:rsid="0904ecb3"/>
    </style:style>
    <style:style style:name="T1176" style:family="text">
      <style:text-properties officeooo:rsid="09076b45"/>
    </style:style>
    <style:style style:name="T1177" style:family="text">
      <style:text-properties officeooo:rsid="09093f80"/>
    </style:style>
    <style:style style:name="T1178" style:family="text">
      <style:text-properties officeooo:rsid="0909e931"/>
    </style:style>
    <style:style style:name="T1179" style:family="text">
      <style:text-properties officeooo:rsid="090b7b8b"/>
    </style:style>
    <style:style style:name="T1180" style:family="text">
      <style:text-properties officeooo:rsid="090c7a99"/>
    </style:style>
    <style:style style:name="T1181" style:family="text">
      <style:text-properties officeooo:rsid="090e3151"/>
    </style:style>
    <style:style style:name="T1182" style:family="text">
      <style:text-properties officeooo:rsid="090e685e"/>
    </style:style>
    <style:style style:name="T1183" style:family="text">
      <style:text-properties officeooo:rsid="090f446e"/>
    </style:style>
    <style:style style:name="T1184" style:family="text">
      <style:text-properties officeooo:rsid="0910d1ad"/>
    </style:style>
    <style:style style:name="T1185" style:family="text">
      <style:text-properties officeooo:rsid="091210cf"/>
    </style:style>
    <style:style style:name="T1186" style:family="text">
      <style:text-properties officeooo:rsid="0912eb8e"/>
    </style:style>
    <style:style style:name="T1187" style:family="text">
      <style:text-properties officeooo:rsid="0914e3c3"/>
    </style:style>
    <style:style style:name="T1188" style:family="text">
      <style:text-properties officeooo:rsid="09158f88"/>
    </style:style>
    <style:style style:name="T1189" style:family="text">
      <style:text-properties officeooo:rsid="09164585"/>
    </style:style>
    <style:style style:name="T1190" style:family="text">
      <style:text-properties officeooo:rsid="091744ea"/>
    </style:style>
    <style:style style:name="T1191" style:family="text">
      <style:text-properties officeooo:rsid="0918b0ce"/>
    </style:style>
    <style:style style:name="T1192" style:family="text">
      <style:text-properties officeooo:rsid="091c9aac"/>
    </style:style>
    <style:style style:name="T1193" style:family="text">
      <style:text-properties officeooo:rsid="091e4c54"/>
    </style:style>
    <style:style style:name="T1194" style:family="text">
      <style:text-properties officeooo:rsid="091e563e"/>
    </style:style>
    <style:style style:name="T1195" style:family="text">
      <style:text-properties officeooo:rsid="091fe6c3"/>
    </style:style>
    <style:style style:name="T1196" style:family="text">
      <style:text-properties officeooo:rsid="0920d1cd"/>
    </style:style>
    <style:style style:name="T1197" style:family="text">
      <style:text-properties officeooo:rsid="092215df"/>
    </style:style>
    <style:style style:name="T1198" style:family="text">
      <style:text-properties officeooo:rsid="09240894"/>
    </style:style>
    <style:style style:name="T1199" style:family="text">
      <style:text-properties officeooo:rsid="0924672e"/>
    </style:style>
    <style:style style:name="T1200" style:family="text">
      <style:text-properties officeooo:rsid="09257517"/>
    </style:style>
    <style:style style:name="T1201" style:family="text">
      <style:text-properties officeooo:rsid="0926d21e"/>
    </style:style>
    <style:style style:name="T1202" style:family="text">
      <style:text-properties officeooo:rsid="09280439"/>
    </style:style>
    <style:style style:name="T1203" style:family="text">
      <style:text-properties officeooo:rsid="09299d64"/>
    </style:style>
    <style:style style:name="T1204" style:family="text">
      <style:text-properties officeooo:rsid="0929f980"/>
    </style:style>
    <style:style style:name="T1205" style:family="text">
      <style:text-properties officeooo:rsid="092ab744"/>
    </style:style>
    <style:style style:name="T1206" style:family="text">
      <style:text-properties officeooo:rsid="092c842a"/>
    </style:style>
    <style:style style:name="T1207" style:family="text">
      <style:text-properties officeooo:rsid="092eb542"/>
    </style:style>
    <style:style style:name="T1208" style:family="text">
      <style:text-properties officeooo:rsid="092ff222"/>
    </style:style>
    <style:style style:name="T1209" style:family="text">
      <style:text-properties officeooo:rsid="0931d395"/>
    </style:style>
    <style:style style:name="T1210" style:family="text">
      <style:text-properties officeooo:rsid="0931f421"/>
    </style:style>
    <style:style style:name="T1211" style:family="text">
      <style:text-properties officeooo:rsid="09327c33"/>
    </style:style>
    <style:style style:name="T1212" style:family="text">
      <style:text-properties officeooo:rsid="0934134f"/>
    </style:style>
    <style:style style:name="T1213" style:family="text">
      <style:text-properties officeooo:rsid="0935f830"/>
    </style:style>
    <style:style style:name="T1214" style:family="text">
      <style:text-properties officeooo:rsid="0937b9ce"/>
    </style:style>
    <style:style style:name="T1215" style:family="text">
      <style:text-properties officeooo:rsid="0938668c"/>
    </style:style>
    <style:style style:name="T1216" style:family="text">
      <style:text-properties officeooo:rsid="093a0dd6"/>
    </style:style>
    <style:style style:name="T1217" style:family="text">
      <style:text-properties officeooo:rsid="093bca13"/>
    </style:style>
    <style:style style:name="T1218" style:family="text">
      <style:text-properties officeooo:rsid="093daf7e"/>
    </style:style>
    <style:style style:name="T1219" style:family="text">
      <style:text-properties officeooo:rsid="093deea1"/>
    </style:style>
    <style:style style:name="T1220" style:family="text">
      <style:text-properties officeooo:rsid="09420666"/>
    </style:style>
    <style:style style:name="T1221" style:family="text">
      <style:text-properties officeooo:rsid="09431908"/>
    </style:style>
    <style:style style:name="T1222" style:family="text">
      <style:text-properties officeooo:rsid="09433a33"/>
    </style:style>
    <style:style style:name="T1223" style:family="text">
      <style:text-properties officeooo:rsid="0945e1cb"/>
    </style:style>
    <style:style style:name="T1224" style:family="text">
      <style:text-properties officeooo:rsid="0946d83d"/>
    </style:style>
    <style:style style:name="T1225" style:family="text">
      <style:text-properties officeooo:rsid="0946dd51"/>
    </style:style>
    <style:style style:name="T1226" style:family="text">
      <style:text-properties officeooo:rsid="09473a96"/>
    </style:style>
    <style:style style:name="T1227" style:family="text">
      <style:text-properties officeooo:rsid="09490ac8"/>
    </style:style>
    <style:style style:name="T1228" style:family="text">
      <style:text-properties officeooo:rsid="094a260d"/>
    </style:style>
    <style:style style:name="T1229" style:family="text">
      <style:text-properties officeooo:rsid="094cc1e2"/>
    </style:style>
    <style:style style:name="T1230" style:family="text">
      <style:text-properties officeooo:rsid="094eba71"/>
    </style:style>
    <style:style style:name="T1231" style:family="text">
      <style:text-properties officeooo:rsid="09511de9"/>
    </style:style>
    <style:style style:name="T1232" style:family="text">
      <style:text-properties officeooo:rsid="0951afca"/>
    </style:style>
    <style:style style:name="T1233" style:family="text">
      <style:text-properties officeooo:rsid="0952ddac"/>
    </style:style>
    <style:style style:name="T1234" style:family="text">
      <style:text-properties officeooo:rsid="095483b8"/>
    </style:style>
    <style:style style:name="T1235" style:family="text">
      <style:text-properties officeooo:rsid="0955f30e"/>
    </style:style>
    <style:style style:name="T1236" style:family="text">
      <style:text-properties officeooo:rsid="09573455"/>
    </style:style>
    <style:style style:name="T1237" style:family="text">
      <style:text-properties officeooo:rsid="0958fff9"/>
    </style:style>
    <style:style style:name="T1238" style:family="text">
      <style:text-properties officeooo:rsid="095b84a9"/>
    </style:style>
    <style:style style:name="T1239" style:family="text">
      <style:text-properties officeooo:rsid="095f9c4c"/>
    </style:style>
    <style:style style:name="T1240" style:family="text">
      <style:text-properties officeooo:rsid="09630509"/>
    </style:style>
    <style:style style:name="T1241" style:family="text">
      <style:text-properties officeooo:rsid="0964416c"/>
    </style:style>
    <style:style style:name="T1242" style:family="text">
      <style:text-properties officeooo:rsid="09674cca"/>
    </style:style>
    <style:style style:name="T1243" style:family="text">
      <style:text-properties officeooo:rsid="096c44ff"/>
    </style:style>
    <style:style style:name="T1244" style:family="text">
      <style:text-properties officeooo:rsid="096de9ec"/>
    </style:style>
    <style:style style:name="T1245" style:family="text">
      <style:text-properties officeooo:rsid="096e3315"/>
    </style:style>
    <style:style style:name="T1246" style:family="text">
      <style:text-properties officeooo:rsid="09704eb1"/>
    </style:style>
    <style:style style:name="T1247" style:family="text">
      <style:text-properties officeooo:rsid="09724617"/>
    </style:style>
    <style:style style:name="T1248" style:family="text">
      <style:text-properties officeooo:rsid="0973ad14"/>
    </style:style>
    <style:style style:name="T1249" style:family="text">
      <style:text-properties officeooo:rsid="09759e8b"/>
    </style:style>
    <style:style style:name="T1250" style:family="text">
      <style:text-properties officeooo:rsid="097704b4"/>
    </style:style>
    <style:style style:name="T1251" style:family="text">
      <style:text-properties officeooo:rsid="0978906b"/>
    </style:style>
    <style:style style:name="T1252" style:family="text">
      <style:text-properties officeooo:rsid="097c138f"/>
    </style:style>
    <style:style style:name="T1253" style:family="text">
      <style:text-properties officeooo:rsid="0983bd56"/>
    </style:style>
    <style:style style:name="T1254" style:family="text">
      <style:text-properties officeooo:rsid="09871144"/>
    </style:style>
    <style:style style:name="T1255" style:family="text">
      <style:text-properties officeooo:rsid="0988fe99"/>
    </style:style>
    <style:style style:name="T1256" style:family="text">
      <style:text-properties officeooo:rsid="098af1cc"/>
    </style:style>
    <style:style style:name="T1257" style:family="text">
      <style:text-properties officeooo:rsid="098bd123"/>
    </style:style>
    <style:style style:name="T1258" style:family="text">
      <style:text-properties officeooo:rsid="098d3a1f"/>
    </style:style>
    <style:style style:name="T1259" style:family="text">
      <style:text-properties officeooo:rsid="098f0683"/>
    </style:style>
    <style:style style:name="T1260" style:family="text">
      <style:text-properties officeooo:rsid="098f3530"/>
    </style:style>
    <style:style style:name="T1261" style:family="text">
      <style:text-properties officeooo:rsid="09912871"/>
    </style:style>
    <style:style style:name="T1262" style:family="text">
      <style:text-properties officeooo:rsid="099404ce"/>
    </style:style>
    <style:style style:name="T1263" style:family="text">
      <style:text-properties officeooo:rsid="0995fc26"/>
    </style:style>
    <style:style style:name="T1264" style:family="text">
      <style:text-properties officeooo:rsid="0996c3c4"/>
    </style:style>
    <style:style style:name="T1265" style:family="text">
      <style:text-properties officeooo:rsid="0999707e"/>
    </style:style>
    <style:style style:name="T1266" style:family="text">
      <style:text-properties officeooo:rsid="099a9e49"/>
    </style:style>
    <style:style style:name="T1267" style:family="text">
      <style:text-properties officeooo:rsid="099e207a"/>
    </style:style>
    <style:style style:name="T1268" style:family="text">
      <style:text-properties officeooo:rsid="099e2418"/>
    </style:style>
    <style:style style:name="T1269" style:family="text">
      <style:text-properties officeooo:rsid="099e8afc"/>
    </style:style>
    <style:style style:name="T1270" style:family="text">
      <style:text-properties officeooo:rsid="099fafea"/>
    </style:style>
    <style:style style:name="T1271" style:family="text">
      <style:text-properties officeooo:rsid="09a00c63"/>
    </style:style>
    <style:style style:name="T1272" style:family="text">
      <style:text-properties officeooo:rsid="09a11328"/>
    </style:style>
    <style:style style:name="T1273" style:family="text">
      <style:text-properties officeooo:rsid="09a16237"/>
    </style:style>
    <style:style style:name="T1274" style:family="text">
      <style:text-properties officeooo:rsid="09a22667"/>
    </style:style>
    <style:style style:name="T1275" style:family="text">
      <style:text-properties officeooo:rsid="09a4ba22"/>
    </style:style>
    <style:style style:name="T1276" style:family="text">
      <style:text-properties officeooo:rsid="09a66c66"/>
    </style:style>
    <style:style style:name="T1277" style:family="text">
      <style:text-properties officeooo:rsid="09a7daa5"/>
    </style:style>
    <style:style style:name="T1278" style:family="text">
      <style:text-properties officeooo:rsid="09a92063"/>
    </style:style>
    <style:style style:name="T1279" style:family="text">
      <style:text-properties officeooo:rsid="09aac098"/>
    </style:style>
    <style:style style:name="T1280" style:family="text">
      <style:text-properties officeooo:rsid="09b0c94a"/>
    </style:style>
    <style:style style:name="T1281" style:family="text">
      <style:text-properties officeooo:rsid="09b349b1"/>
    </style:style>
    <style:style style:name="T1282" style:family="text">
      <style:text-properties officeooo:rsid="09b4f9f7"/>
    </style:style>
    <style:style style:name="T1283" style:family="text">
      <style:text-properties officeooo:rsid="09b58ac8"/>
    </style:style>
    <style:style style:name="T1284" style:family="text">
      <style:text-properties officeooo:rsid="09b72efe"/>
    </style:style>
    <style:style style:name="T1285" style:family="text">
      <style:text-properties officeooo:rsid="09bad33f"/>
    </style:style>
    <style:style style:name="T1286" style:family="text">
      <style:text-properties officeooo:rsid="09bc4e44"/>
    </style:style>
    <style:style style:name="T1287" style:family="text">
      <style:text-properties officeooo:rsid="09bd9033"/>
    </style:style>
    <style:style style:name="T1288" style:family="text">
      <style:text-properties officeooo:rsid="09c14517"/>
    </style:style>
    <style:style style:name="T1289" style:family="text">
      <style:text-properties officeooo:rsid="09c9476f"/>
    </style:style>
    <style:style style:name="T1290" style:family="text">
      <style:text-properties officeooo:rsid="09ca9d4b"/>
    </style:style>
    <style:style style:name="T1291" style:family="text">
      <style:text-properties officeooo:rsid="09cc1a62"/>
    </style:style>
    <style:style style:name="T1292" style:family="text">
      <style:text-properties officeooo:rsid="09cd767d"/>
    </style:style>
    <style:style style:name="T1293" style:family="text">
      <style:text-properties officeooo:rsid="09ce8bb8"/>
    </style:style>
    <style:style style:name="T1294" style:family="text">
      <style:text-properties officeooo:rsid="09cefc2b"/>
    </style:style>
    <style:style style:name="T1295" style:family="text">
      <style:text-properties officeooo:rsid="09d18c51"/>
    </style:style>
    <style:style style:name="T1296" style:family="text">
      <style:text-properties officeooo:rsid="09d2004f"/>
    </style:style>
    <style:style style:name="T1297" style:family="text">
      <style:text-properties officeooo:rsid="09d3f475"/>
    </style:style>
    <style:style style:name="T1298" style:family="text">
      <style:text-properties officeooo:rsid="09d57131"/>
    </style:style>
    <style:style style:name="T1299" style:family="text">
      <style:text-properties officeooo:rsid="09d6f5aa"/>
    </style:style>
    <style:style style:name="T1300" style:family="text">
      <style:text-properties officeooo:rsid="09d7553c"/>
    </style:style>
    <style:style style:name="T1301" style:family="text">
      <style:text-properties officeooo:rsid="09d841e7"/>
    </style:style>
    <style:style style:name="T1302" style:family="text">
      <style:text-properties officeooo:rsid="09d908fc"/>
    </style:style>
    <style:style style:name="T1303" style:family="text">
      <style:text-properties officeooo:rsid="09da0f24"/>
    </style:style>
    <style:style style:name="T1304" style:family="text">
      <style:text-properties officeooo:rsid="09dbf23f"/>
    </style:style>
    <style:style style:name="T1305" style:family="text">
      <style:text-properties officeooo:rsid="09dd42f8"/>
    </style:style>
    <style:style style:name="T1306" style:family="text">
      <style:text-properties officeooo:rsid="09df658e"/>
    </style:style>
    <style:style style:name="T1307" style:family="text">
      <style:text-properties officeooo:rsid="09e1af4e"/>
    </style:style>
    <style:style style:name="T1308" style:family="text">
      <style:text-properties officeooo:rsid="09e2b78f"/>
    </style:style>
    <style:style style:name="T1309" style:family="text">
      <style:text-properties officeooo:rsid="09e3f42b"/>
    </style:style>
    <style:style style:name="T1310" style:family="text">
      <style:text-properties officeooo:rsid="09e6cee6"/>
    </style:style>
    <style:style style:name="T1311" style:family="text">
      <style:text-properties officeooo:rsid="09e85757"/>
    </style:style>
    <style:style style:name="T1312" style:family="text">
      <style:text-properties officeooo:rsid="09ea48c3"/>
    </style:style>
    <style:style style:name="T1313" style:family="text">
      <style:text-properties officeooo:rsid="09ebb2da"/>
    </style:style>
    <style:style style:name="T1314" style:family="text">
      <style:text-properties officeooo:rsid="09ec136f"/>
    </style:style>
    <style:style style:name="T1315" style:family="text">
      <style:text-properties officeooo:rsid="09ed47f4"/>
    </style:style>
    <style:style style:name="T1316" style:family="text">
      <style:text-properties officeooo:rsid="09eed6f0"/>
    </style:style>
    <style:style style:name="T1317" style:family="text">
      <style:text-properties officeooo:rsid="09efc0c5"/>
    </style:style>
    <style:style style:name="T1318" style:family="text">
      <style:text-properties officeooo:rsid="09f04d4f"/>
    </style:style>
    <style:style style:name="T1319" style:family="text">
      <style:text-properties officeooo:rsid="09f1bd67"/>
    </style:style>
    <style:style style:name="T1320" style:family="text">
      <style:text-properties officeooo:rsid="09f33293"/>
    </style:style>
    <style:style style:name="T1321" style:family="text">
      <style:text-properties officeooo:rsid="09f47eab"/>
    </style:style>
    <style:style style:name="T1322" style:family="text">
      <style:text-properties officeooo:rsid="09f5975f"/>
    </style:style>
    <style:style style:name="T1323" style:family="text">
      <style:text-properties officeooo:rsid="09f66103"/>
    </style:style>
    <style:style style:name="T1324" style:family="text">
      <style:text-properties officeooo:rsid="09f71a06"/>
    </style:style>
    <style:style style:name="T1325" style:family="text">
      <style:text-properties officeooo:rsid="09f954e9"/>
    </style:style>
    <style:style style:name="T1326" style:family="text">
      <style:text-properties officeooo:rsid="09f9bb67"/>
    </style:style>
    <style:style style:name="T1327" style:family="text">
      <style:text-properties officeooo:rsid="09fad16c"/>
    </style:style>
    <style:style style:name="T1328" style:family="text">
      <style:text-properties officeooo:rsid="09fafab6"/>
    </style:style>
    <style:style style:name="T1329" style:family="text">
      <style:text-properties officeooo:rsid="09fc581b"/>
    </style:style>
    <style:style style:name="T1330" style:family="text">
      <style:text-properties officeooo:rsid="09fc6c8a"/>
    </style:style>
    <style:style style:name="T1331" style:family="text">
      <style:text-properties officeooo:rsid="0a00b6de"/>
    </style:style>
    <style:style style:name="T1332" style:family="text">
      <style:text-properties officeooo:rsid="0a01244f"/>
    </style:style>
    <style:style style:name="T1333" style:family="text">
      <style:text-properties officeooo:rsid="0a027c46"/>
    </style:style>
    <style:style style:name="T1334" style:family="text">
      <style:text-properties officeooo:rsid="0a0419ee"/>
    </style:style>
    <style:style style:name="T1335" style:family="text">
      <style:text-properties officeooo:rsid="0a05abdc"/>
    </style:style>
    <style:style style:name="T1336" style:family="text">
      <style:text-properties officeooo:rsid="0a05b8af"/>
    </style:style>
    <style:style style:name="T1337" style:family="text">
      <style:text-properties officeooo:rsid="0a07b2b9"/>
    </style:style>
    <style:style style:name="T1338" style:family="text">
      <style:text-properties officeooo:rsid="0a0844af"/>
    </style:style>
    <style:style style:name="T1339" style:family="text">
      <style:text-properties officeooo:rsid="0a0abb19"/>
    </style:style>
    <style:style style:name="T1340" style:family="text">
      <style:text-properties officeooo:rsid="0a0c9ec2"/>
    </style:style>
    <style:style style:name="T1341" style:family="text">
      <style:text-properties officeooo:rsid="0a0e483d"/>
    </style:style>
    <style:style style:name="T1342" style:family="text">
      <style:text-properties officeooo:rsid="0a0fd849"/>
    </style:style>
    <style:style style:name="T1343" style:family="text">
      <style:text-properties officeooo:rsid="0a0ff6a8"/>
    </style:style>
    <style:style style:name="T1344" style:family="text">
      <style:text-properties officeooo:rsid="0a1030a9"/>
    </style:style>
    <style:style style:name="T1345" style:family="text">
      <style:text-properties officeooo:rsid="0a1314a3"/>
    </style:style>
    <style:style style:name="T1346" style:family="text">
      <style:text-properties officeooo:rsid="0a13e273"/>
    </style:style>
    <style:style style:name="T1347" style:family="text">
      <style:text-properties officeooo:rsid="0a165458"/>
    </style:style>
    <style:style style:name="T1348" style:family="text">
      <style:text-properties officeooo:rsid="0a17cd0f"/>
    </style:style>
    <style:style style:name="T1349" style:family="text">
      <style:text-properties officeooo:rsid="0a19050c"/>
    </style:style>
    <style:style style:name="T1350" style:family="text">
      <style:text-properties officeooo:rsid="0a1a7fb4"/>
    </style:style>
    <style:style style:name="T1351" style:family="text">
      <style:text-properties officeooo:rsid="0a1b38b4"/>
    </style:style>
    <style:style style:name="T1352" style:family="text">
      <style:text-properties officeooo:rsid="0a1caacc"/>
    </style:style>
    <style:style style:name="T1353" style:family="text">
      <style:text-properties officeooo:rsid="0a1eb8ca"/>
    </style:style>
    <style:style style:name="T1354" style:family="text">
      <style:text-properties officeooo:rsid="0a20aff4"/>
    </style:style>
    <style:style style:name="T1355" style:family="text">
      <style:text-properties officeooo:rsid="0a230c57"/>
    </style:style>
    <style:style style:name="T1356" style:family="text">
      <style:text-properties officeooo:rsid="0a24257d"/>
    </style:style>
    <style:style style:name="T1357" style:family="text">
      <style:text-properties officeooo:rsid="0a24bfdf"/>
    </style:style>
    <style:style style:name="T1358" style:family="text">
      <style:text-properties officeooo:rsid="0a25096a"/>
    </style:style>
    <style:style style:name="T1359" style:family="text">
      <style:text-properties officeooo:rsid="0a26f627"/>
    </style:style>
    <style:style style:name="T1360" style:family="text">
      <style:text-properties officeooo:rsid="0a296161"/>
    </style:style>
    <style:style style:name="T1361" style:family="text">
      <style:text-properties officeooo:rsid="0a2962a2"/>
    </style:style>
    <style:style style:name="T1362" style:family="text">
      <style:text-properties officeooo:rsid="0a2ca3cd"/>
    </style:style>
    <style:style style:name="T1363" style:family="text">
      <style:text-properties officeooo:rsid="0a2cf54f"/>
    </style:style>
    <style:style style:name="T1364" style:family="text">
      <style:text-properties officeooo:rsid="0a2e1e20"/>
    </style:style>
    <style:style style:name="T1365" style:family="text">
      <style:text-properties officeooo:rsid="0a2eac5d"/>
    </style:style>
    <style:style style:name="T1366" style:family="text">
      <style:text-properties officeooo:rsid="0a2f9c76"/>
    </style:style>
    <style:style style:name="T1367" style:family="text">
      <style:text-properties officeooo:rsid="0a304e57"/>
    </style:style>
    <style:style style:name="T1368" style:family="text">
      <style:text-properties officeooo:rsid="0a340640"/>
    </style:style>
    <style:style style:name="T1369" style:family="text">
      <style:text-properties officeooo:rsid="0a35c91b"/>
    </style:style>
    <style:style style:name="T1370" style:family="text">
      <style:text-properties officeooo:rsid="0a3624b1"/>
    </style:style>
    <style:style style:name="T1371" style:family="text">
      <style:text-properties officeooo:rsid="0a3803ba"/>
    </style:style>
    <style:style style:name="T1372" style:family="text">
      <style:text-properties officeooo:rsid="0a397e9a"/>
    </style:style>
    <style:style style:name="T1373" style:family="text">
      <style:text-properties officeooo:rsid="0a39b36f"/>
    </style:style>
    <style:style style:name="T1374" style:family="text">
      <style:text-properties officeooo:rsid="0a3a4737"/>
    </style:style>
    <style:style style:name="T1375" style:family="text">
      <style:text-properties officeooo:rsid="0a3b8466"/>
    </style:style>
    <style:style style:name="T1376" style:family="text">
      <style:text-properties officeooo:rsid="0a3c0cd2"/>
    </style:style>
    <style:style style:name="T1377" style:family="text">
      <style:text-properties officeooo:rsid="0a3ecd9b"/>
    </style:style>
    <style:style style:name="T1378" style:family="text">
      <style:text-properties officeooo:rsid="0a43101a"/>
    </style:style>
    <style:style style:name="T1379" style:family="text">
      <style:text-properties officeooo:rsid="0a447521"/>
    </style:style>
    <style:style style:name="T1380" style:family="text">
      <style:text-properties officeooo:rsid="0a45d94c"/>
    </style:style>
    <style:style style:name="T1381" style:family="text">
      <style:text-properties officeooo:rsid="0a47b017"/>
    </style:style>
    <style:style style:name="T1382" style:family="text">
      <style:text-properties officeooo:rsid="0a491adb"/>
    </style:style>
    <style:style style:name="T1383" style:family="text">
      <style:text-properties officeooo:rsid="0a49fb71"/>
    </style:style>
    <style:style style:name="T1384" style:family="text">
      <style:text-properties officeooo:rsid="0a4b3946"/>
    </style:style>
    <style:style style:name="T1385" style:family="text">
      <style:text-properties officeooo:rsid="0a4b4a4e"/>
    </style:style>
    <style:style style:name="T1386" style:family="text">
      <style:text-properties officeooo:rsid="0a4c91ec"/>
    </style:style>
    <style:style style:name="T1387" style:family="text">
      <style:text-properties officeooo:rsid="0a4e91fe"/>
    </style:style>
    <style:style style:name="T1388" style:family="text">
      <style:text-properties officeooo:rsid="0a532b10"/>
    </style:style>
    <style:style style:name="T1389" style:family="text">
      <style:text-properties officeooo:rsid="0a533507"/>
    </style:style>
    <style:style style:name="T1390" style:family="text">
      <style:text-properties officeooo:rsid="0a5419ab"/>
    </style:style>
    <style:style style:name="T1391" style:family="text">
      <style:text-properties officeooo:rsid="0a55a32c"/>
    </style:style>
    <style:style style:name="T1392" style:family="text">
      <style:text-properties officeooo:rsid="0a55c9a1"/>
    </style:style>
    <style:style style:name="T1393" style:family="text">
      <style:text-properties officeooo:rsid="0a569532"/>
    </style:style>
    <style:style style:name="T1394" style:family="text">
      <style:text-properties officeooo:rsid="0a57259f"/>
    </style:style>
    <style:style style:name="T1395" style:family="text">
      <style:text-properties officeooo:rsid="0a5ad899"/>
    </style:style>
    <style:style style:name="T1396" style:family="text">
      <style:text-properties officeooo:rsid="0a5b8792"/>
    </style:style>
    <style:style style:name="T1397" style:family="text">
      <style:text-properties officeooo:rsid="0a5c4a52"/>
    </style:style>
    <style:style style:name="T1398" style:family="text">
      <style:text-properties officeooo:rsid="0a5da21d"/>
    </style:style>
    <style:style style:name="T1399" style:family="text">
      <style:text-properties officeooo:rsid="0a5f9c4c"/>
    </style:style>
    <style:style style:name="T1400" style:family="text">
      <style:text-properties officeooo:rsid="0a616ee8"/>
    </style:style>
    <style:style style:name="T1401" style:family="text">
      <style:text-properties officeooo:rsid="0a61dd41"/>
    </style:style>
    <style:style style:name="T1402" style:family="text">
      <style:text-properties officeooo:rsid="0a62a984"/>
    </style:style>
    <style:style style:name="T1403" style:family="text">
      <style:text-properties officeooo:rsid="0a647675"/>
    </style:style>
    <style:style style:name="T1404" style:family="text">
      <style:text-properties officeooo:rsid="0a666da5"/>
    </style:style>
    <style:style style:name="T1405" style:family="text">
      <style:text-properties officeooo:rsid="0a670749"/>
    </style:style>
    <style:style style:name="T1406" style:family="text">
      <style:text-properties officeooo:rsid="0a6752dc"/>
    </style:style>
    <style:style style:name="T1407" style:family="text">
      <style:text-properties officeooo:rsid="0a689817"/>
    </style:style>
    <style:style style:name="T1408" style:family="text">
      <style:text-properties officeooo:rsid="0a69d6fb"/>
    </style:style>
    <style:style style:name="T1409" style:family="text">
      <style:text-properties officeooo:rsid="0a6b13ff"/>
    </style:style>
    <style:style style:name="T1410" style:family="text">
      <style:text-properties officeooo:rsid="0a6c95e8"/>
    </style:style>
    <style:style style:name="T1411" style:family="text">
      <style:text-properties officeooo:rsid="0a6cc041"/>
    </style:style>
    <style:style style:name="T1412" style:family="text">
      <style:text-properties officeooo:rsid="0a6f1b83"/>
    </style:style>
    <style:style style:name="T1413" style:family="text">
      <style:text-properties officeooo:rsid="0a6f66ea"/>
    </style:style>
    <style:style style:name="T1414" style:family="text">
      <style:text-properties officeooo:rsid="0a70d503"/>
    </style:style>
    <style:style style:name="T1415" style:family="text">
      <style:text-properties officeooo:rsid="0a734004"/>
    </style:style>
    <style:style style:name="T1416" style:family="text">
      <style:text-properties officeooo:rsid="0a747e7f"/>
    </style:style>
    <style:style style:name="T1417" style:family="text">
      <style:text-properties officeooo:rsid="0a75a51e"/>
    </style:style>
    <style:style style:name="T1418" style:family="text">
      <style:text-properties officeooo:rsid="0a763ed7"/>
    </style:style>
    <style:style style:name="T1419" style:family="text">
      <style:text-properties officeooo:rsid="0a76a159"/>
    </style:style>
    <style:style style:name="T1420" style:family="text">
      <style:text-properties officeooo:rsid="0a77aee3"/>
    </style:style>
    <style:style style:name="T1421" style:family="text">
      <style:text-properties officeooo:rsid="0a7c96a4"/>
    </style:style>
    <style:style style:name="T1422" style:family="text">
      <style:text-properties officeooo:rsid="0a7ee9ba"/>
    </style:style>
    <style:style style:name="T1423" style:family="text">
      <style:text-properties officeooo:rsid="0a80948a"/>
    </style:style>
    <style:style style:name="T1424" style:family="text">
      <style:text-properties officeooo:rsid="0a81b18a"/>
    </style:style>
    <style:style style:name="T1425" style:family="text">
      <style:text-properties officeooo:rsid="0a82b058"/>
    </style:style>
    <style:style style:name="T1426" style:family="text">
      <style:text-properties officeooo:rsid="0a8826e4"/>
    </style:style>
    <style:style style:name="T1427" style:family="text">
      <style:text-properties officeooo:rsid="0a8a141a"/>
    </style:style>
    <style:style style:name="T1428" style:family="text">
      <style:text-properties officeooo:rsid="0a8b6fd8"/>
    </style:style>
    <style:style style:name="T1429" style:family="text">
      <style:text-properties officeooo:rsid="0a8ca622"/>
    </style:style>
    <style:style style:name="T1430" style:family="text">
      <style:text-properties officeooo:rsid="0a8e3484"/>
    </style:style>
    <style:style style:name="T1431" style:family="text">
      <style:text-properties officeooo:rsid="0a8f3500"/>
    </style:style>
    <style:style style:name="T1432" style:family="text">
      <style:text-properties officeooo:rsid="0a909e93"/>
    </style:style>
    <style:style style:name="T1433" style:family="text">
      <style:text-properties officeooo:rsid="0a92ab68"/>
    </style:style>
    <style:style style:name="T1434" style:family="text">
      <style:text-properties officeooo:rsid="0a949f6a"/>
    </style:style>
    <style:style style:name="T1435" style:family="text">
      <style:text-properties officeooo:rsid="0a994295"/>
    </style:style>
    <style:style style:name="T1436" style:family="text">
      <style:text-properties officeooo:rsid="0a9949ba"/>
    </style:style>
    <style:style style:name="T1437" style:family="text">
      <style:text-properties officeooo:rsid="0a99d30f"/>
    </style:style>
    <style:style style:name="T1438" style:family="text">
      <style:text-properties officeooo:rsid="0a9ac49c"/>
    </style:style>
    <style:style style:name="T1439" style:family="text">
      <style:text-properties officeooo:rsid="0a9ae8b3"/>
    </style:style>
    <style:style style:name="T1440" style:family="text">
      <style:text-properties officeooo:rsid="0a9f608f"/>
    </style:style>
    <style:style style:name="T1441" style:family="text">
      <style:text-properties officeooo:rsid="0aa178d4"/>
    </style:style>
    <style:style style:name="T1442" style:family="text">
      <style:text-properties officeooo:rsid="0aa9ccd3"/>
    </style:style>
    <style:style style:name="T1443" style:family="text">
      <style:text-properties officeooo:rsid="0aa9d1cc"/>
    </style:style>
    <style:style style:name="T1444" style:family="text">
      <style:text-properties officeooo:rsid="0aad7d94"/>
    </style:style>
    <style:style style:name="T1445" style:family="text">
      <style:text-properties officeooo:rsid="0aae23bc"/>
    </style:style>
    <style:style style:name="T1446" style:family="text">
      <style:text-properties officeooo:rsid="0aaf0c4f"/>
    </style:style>
    <style:style style:name="T1447" style:family="text">
      <style:text-properties officeooo:rsid="0ab083db"/>
    </style:style>
    <style:style style:name="T1448" style:family="text">
      <style:text-properties officeooo:rsid="0b332f57"/>
    </style:style>
    <style:style style:name="T1449" style:family="text">
      <style:text-properties officeooo:rsid="0b33954e"/>
    </style:style>
    <style:style style:name="T1450" style:family="text">
      <style:text-properties officeooo:rsid="0b348dcb"/>
    </style:style>
    <style:style style:name="T1451" style:family="text">
      <style:text-properties officeooo:rsid="0b3575da"/>
    </style:style>
    <style:style style:name="T1452" style:family="text">
      <style:text-properties officeooo:rsid="0b3817a2"/>
    </style:style>
    <style:style style:name="T1453" style:family="text">
      <style:text-properties officeooo:rsid="0b389294"/>
    </style:style>
    <style:style style:name="T1454" style:family="text">
      <style:text-properties officeooo:rsid="0b394b8e"/>
    </style:style>
    <style:style style:name="T1455" style:family="text">
      <style:text-properties officeooo:rsid="0b3aed69"/>
    </style:style>
    <style:style style:name="T1456" style:family="text">
      <style:text-properties officeooo:rsid="0b3caaf1"/>
    </style:style>
    <style:style style:name="T1457" style:family="text">
      <style:text-properties officeooo:rsid="0b3ea583"/>
    </style:style>
    <style:style style:name="T1458" style:family="text">
      <style:text-properties officeooo:rsid="0b3f037b"/>
    </style:style>
    <style:style style:name="T1459" style:family="text">
      <style:text-properties officeooo:rsid="0b3f0cfa"/>
    </style:style>
    <style:style style:name="T1460" style:family="text">
      <style:text-properties officeooo:rsid="0b40759e"/>
    </style:style>
    <style:style style:name="T1461" style:family="text">
      <style:text-properties officeooo:rsid="0b425832"/>
    </style:style>
    <style:style style:name="T1462" style:family="text">
      <style:text-properties officeooo:rsid="0b43f610"/>
    </style:style>
    <style:style style:name="T1463" style:family="text">
      <style:text-properties officeooo:rsid="0b45081c"/>
    </style:style>
    <style:style style:name="T1464" style:family="text">
      <style:text-properties officeooo:rsid="0b460d8b"/>
    </style:style>
    <style:style style:name="T1465" style:family="text">
      <style:text-properties officeooo:rsid="0b47d548"/>
    </style:style>
    <style:style style:name="T1466" style:family="text">
      <style:text-properties officeooo:rsid="0b4bceb6"/>
    </style:style>
    <style:style style:name="T1467" style:family="text">
      <style:text-properties officeooo:rsid="0b4c507b"/>
    </style:style>
    <style:style style:name="T1468" style:family="text">
      <style:text-properties officeooo:rsid="0b4db04d"/>
    </style:style>
    <style:style style:name="T1469" style:family="text">
      <style:text-properties officeooo:rsid="0b4de39a"/>
    </style:style>
    <style:style style:name="T1470" style:family="text">
      <style:text-properties officeooo:rsid="0b4f7027"/>
    </style:style>
    <style:style style:name="T1471" style:family="text">
      <style:text-properties officeooo:rsid="0b4fc818"/>
    </style:style>
    <style:style style:name="T1472" style:family="text">
      <style:text-properties officeooo:rsid="0b5182b1"/>
    </style:style>
    <style:style style:name="T1473" style:family="text">
      <style:text-properties officeooo:rsid="0b537c94"/>
    </style:style>
    <style:style style:name="T1474" style:family="text">
      <style:text-properties officeooo:rsid="0b5394d3"/>
    </style:style>
    <style:style style:name="T1475" style:family="text">
      <style:text-properties officeooo:rsid="0b53addd"/>
    </style:style>
    <style:style style:name="T1476" style:family="text">
      <style:text-properties officeooo:rsid="0b5572a6"/>
    </style:style>
    <style:style style:name="T1477" style:family="text">
      <style:text-properties officeooo:rsid="0b574da0"/>
    </style:style>
    <style:style style:name="T1478" style:family="text">
      <style:text-properties officeooo:rsid="0b593c15"/>
    </style:style>
    <style:style style:name="T1479" style:family="text">
      <style:text-properties officeooo:rsid="0b5a90c0"/>
    </style:style>
    <style:style style:name="T1480" style:family="text">
      <style:text-properties officeooo:rsid="0b5aafdb"/>
    </style:style>
    <style:style style:name="T1481" style:family="text">
      <style:text-properties officeooo:rsid="0b5cb837"/>
    </style:style>
    <style:style style:name="T1482" style:family="text">
      <style:text-properties officeooo:rsid="0b5dc5bf"/>
    </style:style>
    <style:style style:name="T1483" style:family="text">
      <style:text-properties officeooo:rsid="0b5f0d57"/>
    </style:style>
    <style:style style:name="T1484" style:family="text">
      <style:text-properties officeooo:rsid="0b60d80d"/>
    </style:style>
    <style:style style:name="T1485" style:family="text">
      <style:text-properties officeooo:rsid="0b627604"/>
    </style:style>
    <style:style style:name="T1486" style:family="text">
      <style:text-properties officeooo:rsid="0b62789c"/>
    </style:style>
    <style:style style:name="T1487" style:family="text">
      <style:text-properties officeooo:rsid="0b633984"/>
    </style:style>
    <style:style style:name="T1488" style:family="text">
      <style:text-properties officeooo:rsid="0b653164"/>
    </style:style>
    <style:style style:name="T1489" style:family="text">
      <style:text-properties officeooo:rsid="0b660ef0"/>
    </style:style>
    <style:style style:name="T1490" style:family="text">
      <style:text-properties officeooo:rsid="0b691097"/>
    </style:style>
    <style:style style:name="T1491" style:family="text">
      <style:text-properties officeooo:rsid="0b6a84aa"/>
    </style:style>
    <style:style style:name="T1492" style:family="text">
      <style:text-properties officeooo:rsid="0b6c46ca"/>
    </style:style>
    <style:style style:name="T1493" style:family="text">
      <style:text-properties officeooo:rsid="0b6d8ebd"/>
    </style:style>
    <style:style style:name="T1494" style:family="text">
      <style:text-properties officeooo:rsid="0b6e7cea"/>
    </style:style>
    <style:style style:name="T1495" style:family="text">
      <style:text-properties officeooo:rsid="0b6fded7"/>
    </style:style>
    <style:style style:name="T1496" style:family="text">
      <style:text-properties officeooo:rsid="0b70fac6"/>
    </style:style>
    <style:style style:name="T1497" style:family="text">
      <style:text-properties officeooo:rsid="0b71fa71"/>
    </style:style>
    <style:style style:name="T1498" style:family="text">
      <style:text-properties officeooo:rsid="0b71fab7"/>
    </style:style>
    <style:style style:name="T1499" style:family="text">
      <style:text-properties officeooo:rsid="0b72c12e"/>
    </style:style>
    <style:style style:name="T1500" style:family="text">
      <style:text-properties officeooo:rsid="0b743fd4"/>
    </style:style>
    <style:style style:name="T1501" style:family="text">
      <style:text-properties officeooo:rsid="0b757cbd"/>
    </style:style>
    <style:style style:name="T1502" style:family="text">
      <style:text-properties officeooo:rsid="0b76fac3"/>
    </style:style>
    <style:style style:name="T1503" style:family="text">
      <style:text-properties officeooo:rsid="0b781feb"/>
    </style:style>
    <style:style style:name="T1504" style:family="text">
      <style:text-properties officeooo:rsid="0b79633d"/>
    </style:style>
    <style:style style:name="T1505" style:family="text">
      <style:text-properties officeooo:rsid="0b79f553"/>
    </style:style>
    <style:style style:name="T1506" style:family="text">
      <style:text-properties officeooo:rsid="0b7a059c"/>
    </style:style>
    <style:style style:name="T1507" style:family="text">
      <style:text-properties officeooo:rsid="0b7a870e"/>
    </style:style>
    <style:style style:name="T1508" style:family="text">
      <style:text-properties officeooo:rsid="0b7e0d25"/>
    </style:style>
    <style:style style:name="T1509" style:family="text">
      <style:text-properties officeooo:rsid="0b7e330f"/>
    </style:style>
    <style:style style:name="T1510" style:family="text">
      <style:text-properties officeooo:rsid="0b7f9ebc"/>
    </style:style>
    <style:style style:name="T1511" style:family="text">
      <style:text-properties officeooo:rsid="0b8104ca"/>
    </style:style>
    <style:style style:name="T1512" style:family="text">
      <style:text-properties officeooo:rsid="0b81a11a"/>
    </style:style>
    <style:style style:name="T1513" style:family="text">
      <style:text-properties officeooo:rsid="0b83a606"/>
    </style:style>
    <style:style style:name="T1514" style:family="text">
      <style:text-properties officeooo:rsid="0b848d05"/>
    </style:style>
    <style:style style:name="T1515" style:family="text">
      <style:text-properties officeooo:rsid="0b86e1bd"/>
    </style:style>
    <style:style style:name="T1516" style:family="text">
      <style:text-properties officeooo:rsid="0b87b0c6"/>
    </style:style>
    <style:style style:name="T1517" style:family="text">
      <style:text-properties officeooo:rsid="0b896a6d"/>
    </style:style>
    <style:style style:name="T1518" style:family="text">
      <style:text-properties officeooo:rsid="0b8b1642"/>
    </style:style>
    <style:style style:name="T1519" style:family="text">
      <style:text-properties officeooo:rsid="0b8c259f"/>
    </style:style>
    <style:style style:name="T1520" style:family="text">
      <style:text-properties officeooo:rsid="0b8f1ff8"/>
    </style:style>
    <style:style style:name="T1521" style:family="text">
      <style:text-properties officeooo:rsid="0b903e1b"/>
    </style:style>
    <style:style style:name="T1522" style:family="text">
      <style:text-properties officeooo:rsid="0b923b7c"/>
    </style:style>
    <style:style style:name="T1523" style:family="text">
      <style:text-properties officeooo:rsid="0b92a69c"/>
    </style:style>
    <style:style style:name="T1524" style:family="text">
      <style:text-properties officeooo:rsid="0b950c33"/>
    </style:style>
    <style:style style:name="T1525" style:family="text">
      <style:text-properties officeooo:rsid="0b98b46b"/>
    </style:style>
    <style:style style:name="T1526" style:family="text">
      <style:text-properties officeooo:rsid="0b9a8fee"/>
    </style:style>
    <style:style style:name="T1527" style:family="text">
      <style:text-properties officeooo:rsid="0b9b86bf"/>
    </style:style>
    <style:style style:name="T1528" style:family="text">
      <style:text-properties officeooo:rsid="0b9d8492"/>
    </style:style>
    <style:style style:name="T1529" style:family="text">
      <style:text-properties officeooo:rsid="0b9e63d3"/>
    </style:style>
    <style:style style:name="T1530" style:family="text">
      <style:text-properties officeooo:rsid="0b9ff01b"/>
    </style:style>
    <style:style style:name="T1531" style:family="text">
      <style:text-properties officeooo:rsid="0ba156bc"/>
    </style:style>
    <style:style style:name="T1532" style:family="text">
      <style:text-properties officeooo:rsid="0ba300f9"/>
    </style:style>
    <style:style style:name="T1533" style:family="text">
      <style:text-properties officeooo:rsid="0ba4eeae"/>
    </style:style>
    <style:style style:name="T1534" style:family="text">
      <style:text-properties officeooo:rsid="0ba58890"/>
    </style:style>
    <style:style style:name="T1535" style:family="text">
      <style:text-properties officeooo:rsid="0ba67425"/>
    </style:style>
    <style:style style:name="T1536" style:family="text">
      <style:text-properties officeooo:rsid="0ba7b65f"/>
    </style:style>
    <style:style style:name="T1537" style:family="text">
      <style:text-properties officeooo:rsid="0ba8a3b3"/>
    </style:style>
    <style:style style:name="T1538" style:family="text">
      <style:text-properties officeooo:rsid="0ba92d19"/>
    </style:style>
    <style:style style:name="T1539" style:family="text">
      <style:text-properties officeooo:rsid="0baa29af"/>
    </style:style>
    <style:style style:name="T1540" style:family="text">
      <style:text-properties officeooo:rsid="0bab0ba8"/>
    </style:style>
    <style:style style:name="T1541" style:family="text">
      <style:text-properties officeooo:rsid="0babac4b"/>
    </style:style>
    <style:style style:name="T1542" style:family="text">
      <style:text-properties officeooo:rsid="0bae1f2d"/>
    </style:style>
    <style:style style:name="T1543" style:family="text">
      <style:text-properties officeooo:rsid="0baf0b37"/>
    </style:style>
    <style:style style:name="T1544" style:family="text">
      <style:text-properties officeooo:rsid="0baf8500"/>
    </style:style>
    <style:style style:name="T1545" style:family="text">
      <style:text-properties officeooo:rsid="0bb96c0d"/>
    </style:style>
    <style:style style:name="T1546" style:family="text">
      <style:text-properties officeooo:rsid="0bbaad5f"/>
    </style:style>
    <style:style style:name="T1547" style:family="text">
      <style:text-properties officeooo:rsid="0bbdd13a"/>
    </style:style>
    <style:style style:name="T1548" style:family="text">
      <style:text-properties officeooo:rsid="0bbf994f"/>
    </style:style>
    <style:style style:name="T1549" style:family="text">
      <style:text-properties officeooo:rsid="0bc192f0"/>
    </style:style>
    <style:style style:name="T1550" style:family="text">
      <style:text-properties officeooo:rsid="0bc36871"/>
    </style:style>
    <style:style style:name="T1551" style:family="text">
      <style:text-properties officeooo:rsid="0bc4c032"/>
    </style:style>
    <style:style style:name="T1552" style:family="text">
      <style:text-properties officeooo:rsid="0bc6be67"/>
    </style:style>
    <style:style style:name="T1553" style:family="text">
      <style:text-properties officeooo:rsid="0bc89583"/>
    </style:style>
    <style:style style:name="T1554" style:family="text">
      <style:text-properties officeooo:rsid="0bc988e5"/>
    </style:style>
    <style:style style:name="T1555" style:family="text">
      <style:text-properties officeooo:rsid="0bcc430a"/>
    </style:style>
    <style:style style:name="T1556" style:family="text">
      <style:text-properties officeooo:rsid="0bd027a1"/>
    </style:style>
    <style:style style:name="T1557" style:family="text">
      <style:text-properties officeooo:rsid="0bd1687f"/>
    </style:style>
    <style:style style:name="T1558" style:family="text">
      <style:text-properties officeooo:rsid="0bd2e396"/>
    </style:style>
    <style:style style:name="T1559" style:family="text">
      <style:text-properties officeooo:rsid="0bd42d1b"/>
    </style:style>
    <style:style style:name="T1560" style:family="text">
      <style:text-properties officeooo:rsid="0bd8a593"/>
    </style:style>
    <style:style style:name="T1561" style:family="text">
      <style:text-properties officeooo:rsid="0bdc90dc"/>
    </style:style>
    <style:style style:name="T1562" style:family="text">
      <style:text-properties officeooo:rsid="0bde103f"/>
    </style:style>
    <style:style style:name="T1563" style:family="text">
      <style:text-properties officeooo:rsid="0bdf66e5"/>
    </style:style>
    <style:style style:name="T1564" style:family="text">
      <style:text-properties officeooo:rsid="0be19859"/>
    </style:style>
    <style:style style:name="T1565" style:family="text">
      <style:text-properties officeooo:rsid="0be2aecb"/>
    </style:style>
    <style:style style:name="T1566" style:family="text">
      <style:text-properties officeooo:rsid="0be5f2bc"/>
    </style:style>
    <style:style style:name="T1567" style:family="text">
      <style:text-properties officeooo:rsid="0be73823"/>
    </style:style>
    <style:style style:name="T1568" style:family="text">
      <style:text-properties officeooo:rsid="0be9b363"/>
    </style:style>
    <style:style style:name="T1569" style:family="text">
      <style:text-properties officeooo:rsid="0bea5c69"/>
    </style:style>
    <style:style style:name="T1570" style:family="text">
      <style:text-properties officeooo:rsid="0bec4cfd"/>
    </style:style>
    <style:style style:name="T1571" style:family="text">
      <style:text-properties officeooo:rsid="0bee0a1f"/>
    </style:style>
    <style:style style:name="T1572" style:family="text">
      <style:text-properties officeooo:rsid="0bef0dca"/>
    </style:style>
    <style:style style:name="T1573" style:family="text">
      <style:text-properties officeooo:rsid="0bf02d26"/>
    </style:style>
    <style:style style:name="T1574" style:family="text">
      <style:text-properties officeooo:rsid="0bf0bbd9"/>
    </style:style>
    <style:style style:name="T1575" style:family="text">
      <style:text-properties officeooo:rsid="0bf63b11"/>
    </style:style>
    <style:style style:name="T1576" style:family="text">
      <style:text-properties officeooo:rsid="0bfa55e2"/>
    </style:style>
    <style:style style:name="T1577" style:family="text">
      <style:text-properties officeooo:rsid="0bfbcd6b"/>
    </style:style>
    <style:style style:name="T1578" style:family="text">
      <style:text-properties officeooo:rsid="0bfe5813"/>
    </style:style>
    <style:style style:name="T1579" style:family="text">
      <style:text-properties officeooo:rsid="0bfecc29"/>
    </style:style>
    <style:style style:name="T1580" style:family="text">
      <style:text-properties officeooo:rsid="0c00a358"/>
    </style:style>
    <style:style style:name="T1581" style:family="text">
      <style:text-properties officeooo:rsid="0c010eb4"/>
    </style:style>
    <style:style style:name="T1582" style:family="text">
      <style:text-properties officeooo:rsid="0c023aed"/>
    </style:style>
    <style:style style:name="T1583" style:family="text">
      <style:text-properties officeooo:rsid="0c0267ab"/>
    </style:style>
    <style:style style:name="T1584" style:family="text">
      <style:text-properties officeooo:rsid="0c03c4ea"/>
    </style:style>
    <style:style style:name="T1585" style:family="text">
      <style:text-properties officeooo:rsid="0c059261"/>
    </style:style>
    <style:style style:name="T1586" style:family="text">
      <style:text-properties officeooo:rsid="0c071705"/>
    </style:style>
    <style:style style:name="T1587" style:family="text">
      <style:text-properties officeooo:rsid="0c0843e2"/>
    </style:style>
    <style:style style:name="T1588" style:family="text">
      <style:text-properties officeooo:rsid="0c088666"/>
    </style:style>
    <style:style style:name="T1589" style:family="text">
      <style:text-properties officeooo:rsid="0c09c95d"/>
    </style:style>
    <style:style style:name="T1590" style:family="text">
      <style:text-properties officeooo:rsid="0c0a9848"/>
    </style:style>
    <style:style style:name="T1591" style:family="text">
      <style:text-properties officeooo:rsid="0c0c84c9"/>
    </style:style>
    <style:style style:name="T1592" style:family="text">
      <style:text-properties officeooo:rsid="0c0cb1d4"/>
    </style:style>
    <style:style style:name="T1593" style:family="text">
      <style:text-properties officeooo:rsid="0c0e8f8e"/>
    </style:style>
    <style:style style:name="T1594" style:family="text">
      <style:text-properties officeooo:rsid="0c0fcfa4"/>
    </style:style>
    <style:style style:name="T1595" style:family="text">
      <style:text-properties officeooo:rsid="0c0ff428"/>
    </style:style>
    <style:style style:name="T1596" style:family="text">
      <style:text-properties officeooo:rsid="0c116132"/>
    </style:style>
    <style:style style:name="T1597" style:family="text">
      <style:text-properties officeooo:rsid="0c130002"/>
    </style:style>
    <style:style style:name="T1598" style:family="text">
      <style:text-properties officeooo:rsid="0c1444e7"/>
    </style:style>
    <style:style style:name="T1599" style:family="text">
      <style:text-properties officeooo:rsid="0c151ac8"/>
    </style:style>
    <style:style style:name="T1600" style:family="text">
      <style:text-properties officeooo:rsid="0c15fccc"/>
    </style:style>
    <style:style style:name="T1601" style:family="text">
      <style:text-properties officeooo:rsid="0c179961"/>
    </style:style>
    <style:style style:name="T1602" style:family="text">
      <style:text-properties officeooo:rsid="0c194ac9"/>
    </style:style>
    <style:style style:name="T1603" style:family="text">
      <style:text-properties officeooo:rsid="0c1dc4fc"/>
    </style:style>
    <style:style style:name="T1604" style:family="text">
      <style:text-properties officeooo:rsid="0c1efbc1"/>
    </style:style>
    <style:style style:name="T1605" style:family="text">
      <style:text-properties officeooo:rsid="0c20e215"/>
    </style:style>
    <style:style style:name="T1606" style:family="text">
      <style:text-properties officeooo:rsid="0c227e17"/>
    </style:style>
    <style:style style:name="T1607" style:family="text">
      <style:text-properties officeooo:rsid="0c246e1e"/>
    </style:style>
    <style:style style:name="T1608" style:family="text">
      <style:text-properties officeooo:rsid="0c24e12f"/>
    </style:style>
    <style:style style:name="T1609" style:family="text">
      <style:text-properties officeooo:rsid="0c267402"/>
    </style:style>
    <style:style style:name="T1610" style:family="text">
      <style:text-properties officeooo:rsid="0c27a249"/>
    </style:style>
    <style:style style:name="T1611" style:family="text">
      <style:text-properties officeooo:rsid="0c2959da"/>
    </style:style>
    <style:style style:name="T1612" style:family="text">
      <style:text-properties officeooo:rsid="0c2a0f38"/>
    </style:style>
    <style:style style:name="T1613" style:family="text">
      <style:text-properties officeooo:rsid="0c2a8f16"/>
    </style:style>
    <style:style style:name="T1614" style:family="text">
      <style:text-properties officeooo:rsid="0c2be098"/>
    </style:style>
    <style:style style:name="T1615" style:family="text">
      <style:text-properties officeooo:rsid="0c2fbdca"/>
    </style:style>
    <style:style style:name="T1616" style:family="text">
      <style:text-properties officeooo:rsid="0c3216c5"/>
    </style:style>
    <style:style style:name="T1617" style:family="text">
      <style:text-properties officeooo:rsid="0c343a15"/>
    </style:style>
    <style:style style:name="T1618" style:family="text">
      <style:text-properties officeooo:rsid="0c35d360"/>
    </style:style>
    <style:style style:name="T1619" style:family="text">
      <style:text-properties officeooo:rsid="0c37af25"/>
    </style:style>
    <style:style style:name="T1620" style:family="text">
      <style:text-properties officeooo:rsid="0c395080"/>
    </style:style>
    <style:style style:name="T1621" style:family="text">
      <style:text-properties officeooo:rsid="0c3af33e"/>
    </style:style>
    <style:style style:name="T1622" style:family="text">
      <style:text-properties officeooo:rsid="0c3e0ae8"/>
    </style:style>
    <style:style style:name="T1623" style:family="text">
      <style:text-properties officeooo:rsid="0c41c17b"/>
    </style:style>
    <style:style style:name="T1624" style:family="text">
      <style:text-properties officeooo:rsid="0c4238ab"/>
    </style:style>
    <style:style style:name="T1625" style:family="text">
      <style:text-properties officeooo:rsid="0c43bd81"/>
    </style:style>
    <style:style style:name="T1626" style:family="text">
      <style:text-properties officeooo:rsid="0c43c144"/>
    </style:style>
    <style:style style:name="T1627" style:family="text">
      <style:text-properties officeooo:rsid="0c465b90"/>
    </style:style>
    <style:style style:name="T1628" style:family="text">
      <style:text-properties officeooo:rsid="0c46c61d"/>
    </style:style>
    <style:style style:name="T1629" style:family="text">
      <style:text-properties officeooo:rsid="0c46c77d"/>
    </style:style>
    <style:style style:name="T1630" style:family="text">
      <style:text-properties officeooo:rsid="0c48400a"/>
    </style:style>
    <style:style style:name="T1631" style:family="text">
      <style:text-properties officeooo:rsid="0c495a48"/>
    </style:style>
    <style:style style:name="T1632" style:family="text">
      <style:text-properties officeooo:rsid="0c4b696f"/>
    </style:style>
    <style:style style:name="T1633" style:family="text">
      <style:text-properties officeooo:rsid="0c4bc1ef"/>
    </style:style>
    <style:style style:name="T1634" style:family="text">
      <style:text-properties officeooo:rsid="0c4f31f5"/>
    </style:style>
    <style:style style:name="T1635" style:family="text">
      <style:text-properties officeooo:rsid="0c4fd8a9"/>
    </style:style>
    <style:style style:name="T1636" style:family="text">
      <style:text-properties officeooo:rsid="0c50467d"/>
    </style:style>
    <style:style style:name="T1637" style:family="text">
      <style:text-properties officeooo:rsid="0c51f3f1"/>
    </style:style>
    <style:style style:name="T1638" style:family="text">
      <style:text-properties officeooo:rsid="0c53c4b4"/>
    </style:style>
    <style:style style:name="T1639" style:family="text">
      <style:text-properties officeooo:rsid="0c56876e"/>
    </style:style>
    <style:style style:name="T1640" style:family="text">
      <style:text-properties officeooo:rsid="0c583c8d"/>
    </style:style>
    <style:style style:name="T1641" style:family="text">
      <style:text-properties officeooo:rsid="0c59b0ef"/>
    </style:style>
    <style:style style:name="T1642" style:family="text">
      <style:text-properties officeooo:rsid="0c5a08c9"/>
    </style:style>
    <style:style style:name="T1643" style:family="text">
      <style:text-properties officeooo:rsid="0c5d8c7e"/>
    </style:style>
    <style:style style:name="T1644" style:family="text">
      <style:text-properties officeooo:rsid="0c611573"/>
    </style:style>
    <style:style style:name="T1645" style:family="text">
      <style:text-properties officeooo:rsid="0c612e8f"/>
    </style:style>
    <style:style style:name="T1646" style:family="text">
      <style:text-properties officeooo:rsid="0c61e6fd"/>
    </style:style>
    <style:style style:name="T1647" style:family="text">
      <style:text-properties officeooo:rsid="0c620071"/>
    </style:style>
    <style:style style:name="T1648" style:family="text">
      <style:text-properties officeooo:rsid="0c62c1b2"/>
    </style:style>
    <style:style style:name="T1649" style:family="text">
      <style:text-properties officeooo:rsid="0c63b4a4"/>
    </style:style>
    <style:style style:name="T1650" style:family="text">
      <style:text-properties officeooo:rsid="0c640b7b"/>
    </style:style>
    <style:style style:name="T1651" style:family="text">
      <style:text-properties officeooo:rsid="0c65058b"/>
    </style:style>
    <style:style style:name="T1652" style:family="text">
      <style:text-properties officeooo:rsid="0c66f074"/>
    </style:style>
    <style:style style:name="T1653" style:family="text">
      <style:text-properties officeooo:rsid="0c67d060"/>
    </style:style>
    <style:style style:name="T1654" style:family="text">
      <style:text-properties officeooo:rsid="0c688204"/>
    </style:style>
    <style:style style:name="T1655" style:family="text">
      <style:text-properties officeooo:rsid="0c689565"/>
    </style:style>
    <style:style style:name="T1656" style:family="text">
      <style:text-properties officeooo:rsid="0c68af12"/>
    </style:style>
    <style:style style:name="T1657" style:family="text">
      <style:text-properties officeooo:rsid="0c69992e"/>
    </style:style>
    <style:style style:name="T1658" style:family="text">
      <style:text-properties officeooo:rsid="0c6e7836"/>
    </style:style>
    <style:style style:name="T1659" style:family="text">
      <style:text-properties officeooo:rsid="0c6f4946"/>
    </style:style>
    <style:style style:name="T1660" style:family="text">
      <style:text-properties officeooo:rsid="0c71cea1"/>
    </style:style>
    <style:style style:name="T1661" style:family="text">
      <style:text-properties officeooo:rsid="0c72595d"/>
    </style:style>
    <style:style style:name="T1662" style:family="text">
      <style:text-properties officeooo:rsid="0c726985"/>
    </style:style>
    <style:style style:name="T1663" style:family="text">
      <style:text-properties officeooo:rsid="0c746798"/>
    </style:style>
    <style:style style:name="T1664" style:family="text">
      <style:text-properties officeooo:rsid="0c75da94"/>
    </style:style>
    <style:style style:name="T1665" style:family="text">
      <style:text-properties officeooo:rsid="0c766e16"/>
    </style:style>
    <style:style style:name="T1666" style:family="text">
      <style:text-properties officeooo:rsid="0c77ddc5"/>
    </style:style>
    <style:style style:name="T1667" style:family="text">
      <style:text-properties officeooo:rsid="0c7d21ed"/>
    </style:style>
    <style:style style:name="T1668" style:family="text">
      <style:text-properties officeooo:rsid="0c7d8094"/>
    </style:style>
    <style:style style:name="T1669" style:family="text">
      <style:text-properties officeooo:rsid="0c7f8494"/>
    </style:style>
    <style:style style:name="T1670" style:family="text">
      <style:text-properties officeooo:rsid="0c7fd4b3"/>
    </style:style>
    <style:style style:name="T1671" style:family="text">
      <style:text-properties officeooo:rsid="0c81a4d7"/>
    </style:style>
    <style:style style:name="T1672" style:family="text">
      <style:text-properties officeooo:rsid="0c835757"/>
    </style:style>
    <style:style style:name="T1673" style:family="text">
      <style:text-properties officeooo:rsid="0c843970"/>
    </style:style>
    <style:style style:name="T1674" style:family="text">
      <style:text-properties officeooo:rsid="0c85d085"/>
    </style:style>
    <style:style style:name="T1675" style:family="text">
      <style:text-properties officeooo:rsid="0c878699"/>
    </style:style>
    <style:style style:name="T1676" style:family="text">
      <style:text-properties officeooo:rsid="0c894594"/>
    </style:style>
    <style:style style:name="T1677" style:family="text">
      <style:text-properties officeooo:rsid="0c8eb783"/>
    </style:style>
    <style:style style:name="T1678" style:family="text">
      <style:text-properties officeooo:rsid="0c904f97"/>
    </style:style>
    <style:style style:name="T1679" style:family="text">
      <style:text-properties officeooo:rsid="0c915293"/>
    </style:style>
    <style:style style:name="T1680" style:family="text">
      <style:text-properties officeooo:rsid="0c932b2d"/>
    </style:style>
    <style:style style:name="T1681" style:family="text">
      <style:text-properties officeooo:rsid="0c935912"/>
    </style:style>
    <style:style style:name="T1682" style:family="text">
      <style:text-properties officeooo:rsid="0c9432fb"/>
    </style:style>
    <style:style style:name="T1683" style:family="text">
      <style:text-properties officeooo:rsid="0c95c12d"/>
    </style:style>
    <style:style style:name="T1684" style:family="text">
      <style:text-properties officeooo:rsid="0c962a43"/>
    </style:style>
    <style:style style:name="T1685" style:family="text">
      <style:text-properties officeooo:rsid="0c97baad"/>
    </style:style>
    <style:style style:name="T1686" style:family="text">
      <style:text-properties officeooo:rsid="0c98be7f"/>
    </style:style>
    <style:style style:name="T1687" style:family="text">
      <style:text-properties officeooo:rsid="0c9a5686"/>
    </style:style>
    <style:style style:name="T1688" style:family="text">
      <style:text-properties officeooo:rsid="0c9ab53e"/>
    </style:style>
    <style:style style:name="T1689" style:family="text">
      <style:text-properties officeooo:rsid="0c9b27e2"/>
    </style:style>
    <style:style style:name="T1690" style:family="text">
      <style:text-properties officeooo:rsid="0c9c5bb0"/>
    </style:style>
    <style:style style:name="T1691" style:family="text">
      <style:text-properties officeooo:rsid="0c9df1b2"/>
    </style:style>
    <style:style style:name="T1692" style:family="text">
      <style:text-properties officeooo:rsid="0ca4dc05"/>
    </style:style>
    <style:style style:name="T1693" style:family="text">
      <style:text-properties officeooo:rsid="0ca6329b"/>
    </style:style>
    <style:style style:name="T1694" style:family="text">
      <style:text-properties officeooo:rsid="0cae31df"/>
    </style:style>
    <style:style style:name="T1695" style:family="text">
      <style:text-properties officeooo:rsid="0caf4287"/>
    </style:style>
    <style:style style:name="T1696" style:family="text">
      <style:text-properties officeooo:rsid="0cb2de7e"/>
    </style:style>
    <style:style style:name="T1697" style:family="text">
      <style:text-properties officeooo:rsid="0cb4924d"/>
    </style:style>
    <style:style style:name="T1698" style:family="text">
      <style:text-properties officeooo:rsid="0cb5eee1"/>
    </style:style>
    <style:style style:name="T1699" style:family="text">
      <style:text-properties officeooo:rsid="0cb645e2"/>
    </style:style>
    <style:style style:name="T1700" style:family="text">
      <style:text-properties officeooo:rsid="0cb7c78f"/>
    </style:style>
    <style:style style:name="T1701" style:family="text">
      <style:text-properties officeooo:rsid="0cb9c009"/>
    </style:style>
    <style:style style:name="T1702" style:family="text">
      <style:text-properties officeooo:rsid="0cba1ed4"/>
    </style:style>
    <style:style style:name="T1703" style:family="text">
      <style:text-properties officeooo:rsid="0cbbf2cb"/>
    </style:style>
    <style:style style:name="T1704" style:family="text">
      <style:text-properties officeooo:rsid="0cbebd31"/>
    </style:style>
    <style:style style:name="T1705" style:family="text">
      <style:text-properties officeooo:rsid="0cbf4d8f"/>
    </style:style>
    <style:style style:name="T1706" style:family="text">
      <style:text-properties officeooo:rsid="0cc1a73a"/>
    </style:style>
    <style:style style:name="T1707" style:family="text">
      <style:text-properties officeooo:rsid="0cc4b7d6"/>
    </style:style>
    <style:style style:name="T1708" style:family="text">
      <style:text-properties officeooo:rsid="0cc61d72"/>
    </style:style>
    <style:style style:name="T1709" style:family="text">
      <style:text-properties officeooo:rsid="0cc70b2b"/>
    </style:style>
    <style:style style:name="T1710" style:family="text">
      <style:text-properties officeooo:rsid="0cc8a290"/>
    </style:style>
    <style:style style:name="T1711" style:family="text">
      <style:text-properties officeooo:rsid="0cca2129"/>
    </style:style>
    <style:style style:name="T1712" style:family="text">
      <style:text-properties officeooo:rsid="0ccc0144"/>
    </style:style>
    <style:style style:name="T1713" style:family="text">
      <style:text-properties officeooo:rsid="0cccfc84"/>
    </style:style>
    <style:style style:name="T1714" style:family="text">
      <style:text-properties officeooo:rsid="0cce7ca5"/>
    </style:style>
    <style:style style:name="T1715" style:family="text">
      <style:text-properties officeooo:rsid="0cd1186e"/>
    </style:style>
    <style:style style:name="T1716" style:family="text">
      <style:text-properties officeooo:rsid="0cd2e477"/>
    </style:style>
    <style:style style:name="T1717" style:family="text">
      <style:text-properties officeooo:rsid="0cd5e5b0"/>
    </style:style>
    <style:style style:name="T1718" style:family="text">
      <style:text-properties officeooo:rsid="0cd8fcc5"/>
    </style:style>
    <style:style style:name="T1719" style:family="text">
      <style:text-properties officeooo:rsid="0cda20a2"/>
    </style:style>
    <style:style style:name="T1720" style:family="text">
      <style:text-properties officeooo:rsid="0cda22cd"/>
    </style:style>
    <style:style style:name="T1721" style:family="text">
      <style:text-properties officeooo:rsid="0cda3b74"/>
    </style:style>
    <style:style style:name="T1722" style:family="text">
      <style:text-properties officeooo:rsid="0ce0bd4b"/>
    </style:style>
    <style:style style:name="T1723" style:family="text">
      <style:text-properties officeooo:rsid="0ce5f24c"/>
    </style:style>
    <style:style style:name="T1724" style:family="text">
      <style:text-properties officeooo:rsid="0ce91649"/>
    </style:style>
    <style:style style:name="T1725" style:family="text">
      <style:text-properties officeooo:rsid="0cec418a"/>
    </style:style>
    <style:style style:name="T1726" style:family="text">
      <style:text-properties officeooo:rsid="0cede56c"/>
    </style:style>
    <style:style style:name="T1727" style:family="text">
      <style:text-properties officeooo:rsid="0cef3622"/>
    </style:style>
    <style:style style:name="T1728" style:family="text">
      <style:text-properties officeooo:rsid="0cefd0e0"/>
    </style:style>
    <style:style style:name="T1729" style:family="text">
      <style:text-properties officeooo:rsid="0cf07f8f"/>
    </style:style>
    <style:style style:name="T1730" style:family="text">
      <style:text-properties officeooo:rsid="0cf21a25"/>
    </style:style>
    <style:style style:name="T1731" style:family="text">
      <style:text-properties officeooo:rsid="0cf35fca"/>
    </style:style>
    <style:style style:name="T1732" style:family="text">
      <style:text-properties officeooo:rsid="0cf490f9"/>
    </style:style>
    <style:style style:name="T1733" style:family="text">
      <style:text-properties officeooo:rsid="0cf52c91"/>
    </style:style>
    <style:style style:name="T1734" style:family="text">
      <style:text-properties officeooo:rsid="0cf679f8"/>
    </style:style>
    <style:style style:name="T1735" style:family="text">
      <style:text-properties officeooo:rsid="0cf6ff88"/>
    </style:style>
    <style:style style:name="T1736" style:family="text">
      <style:text-properties officeooo:rsid="0cf73cef"/>
    </style:style>
    <style:style style:name="T1737" style:family="text">
      <style:text-properties officeooo:rsid="0cf81ca7"/>
    </style:style>
    <style:style style:name="T1738" style:family="text">
      <style:text-properties officeooo:rsid="0d0e5c91"/>
    </style:style>
    <style:style style:name="T1739" style:family="text">
      <style:text-properties officeooo:rsid="0d2e2e29"/>
    </style:style>
    <style:style style:name="T1740" style:family="text">
      <style:text-properties officeooo:rsid="0d2f5d36"/>
    </style:style>
    <style:style style:name="T1741" style:family="text">
      <style:text-properties officeooo:rsid="0d33dbbf"/>
    </style:style>
    <style:style style:name="T1742" style:family="text">
      <style:text-properties officeooo:rsid="0d35311f"/>
    </style:style>
    <style:style style:name="T1743" style:family="text">
      <style:text-properties officeooo:rsid="0d36ea8d"/>
    </style:style>
    <style:style style:name="T1744" style:family="text">
      <style:text-properties officeooo:rsid="0d37e176"/>
    </style:style>
    <style:style style:name="T1745" style:family="text">
      <style:text-properties officeooo:rsid="0d3862b1"/>
    </style:style>
    <style:style style:name="T1746" style:family="text">
      <style:text-properties officeooo:rsid="0d3a1e02"/>
    </style:style>
    <style:style style:name="T1747" style:family="text">
      <style:text-properties officeooo:rsid="0d3bce57"/>
    </style:style>
    <style:style style:name="T1748" style:family="text">
      <style:text-properties officeooo:rsid="0d3d8f77"/>
    </style:style>
    <style:style style:name="T1749" style:family="text">
      <style:text-properties officeooo:rsid="0d3da204"/>
    </style:style>
    <style:style style:name="T1750" style:family="text">
      <style:text-properties officeooo:rsid="0d3e0b3f"/>
    </style:style>
    <style:style style:name="T1751" style:family="text">
      <style:text-properties officeooo:rsid="0d3f59dc"/>
    </style:style>
    <style:style style:name="T1752" style:family="text">
      <style:text-properties officeooo:rsid="0d405f63"/>
    </style:style>
    <style:style style:name="T1753" style:family="text">
      <style:text-properties officeooo:rsid="0d41f562"/>
    </style:style>
    <style:style style:name="T1754" style:family="text">
      <style:text-properties officeooo:rsid="0d43caf6"/>
    </style:style>
    <style:style style:name="T1755" style:family="text">
      <style:text-properties officeooo:rsid="0d44618a"/>
    </style:style>
    <style:style style:name="T1756" style:family="text">
      <style:text-properties officeooo:rsid="0d45dc0d"/>
    </style:style>
    <style:style style:name="T1757" style:family="text">
      <style:text-properties officeooo:rsid="0d45faef"/>
    </style:style>
    <style:style style:name="T1758" style:family="text">
      <style:text-properties officeooo:rsid="0d474c76"/>
    </style:style>
    <style:style style:name="T1759" style:family="text">
      <style:text-properties officeooo:rsid="0d4a2b19"/>
    </style:style>
    <style:style style:name="T1760" style:family="text">
      <style:text-properties officeooo:rsid="0d4bf1af"/>
    </style:style>
    <style:style style:name="T1761" style:family="text">
      <style:text-properties officeooo:rsid="0d4ddf3d"/>
    </style:style>
    <style:style style:name="T1762" style:family="text">
      <style:text-properties officeooo:rsid="0d4eafa7"/>
    </style:style>
    <style:style style:name="T1763" style:family="text">
      <style:text-properties officeooo:rsid="0d4fe2af"/>
    </style:style>
    <style:style style:name="T1764" style:family="text">
      <style:text-properties officeooo:rsid="0d5037de"/>
    </style:style>
    <style:style style:name="T1765" style:family="text">
      <style:text-properties officeooo:rsid="0d584836"/>
    </style:style>
    <style:style style:name="T1766" style:family="text">
      <style:text-properties officeooo:rsid="0d58d1d2"/>
    </style:style>
    <style:style style:name="T1767" style:family="text">
      <style:text-properties officeooo:rsid="0d5a4996"/>
    </style:style>
    <style:style style:name="T1768" style:family="text">
      <style:text-properties officeooo:rsid="0d5b6224"/>
    </style:style>
    <style:style style:name="T1769" style:family="text">
      <style:text-properties officeooo:rsid="0d5e36c3"/>
    </style:style>
    <style:style style:name="T1770" style:family="text">
      <style:text-properties officeooo:rsid="0d5e624e"/>
    </style:style>
    <style:style style:name="T1771" style:family="text">
      <style:text-properties officeooo:rsid="0d604203"/>
    </style:style>
    <style:style style:name="T1772" style:family="text">
      <style:text-properties officeooo:rsid="0d6227e6"/>
    </style:style>
    <style:style style:name="T1773" style:family="text">
      <style:text-properties officeooo:rsid="0d63cd64"/>
    </style:style>
    <style:style style:name="T1774" style:family="text">
      <style:text-properties officeooo:rsid="0d63d285"/>
    </style:style>
    <style:style style:name="T1775" style:family="text">
      <style:text-properties officeooo:rsid="0d65571c"/>
    </style:style>
    <style:style style:name="T1776" style:family="text">
      <style:text-properties officeooo:rsid="0d669c67"/>
    </style:style>
    <style:style style:name="T1777" style:family="text">
      <style:text-properties officeooo:rsid="0d68d4e0"/>
    </style:style>
    <style:style style:name="T1778" style:family="text">
      <style:text-properties officeooo:rsid="0d691b34"/>
    </style:style>
    <style:style style:name="T1779" style:family="text">
      <style:text-properties officeooo:rsid="0d69ba62"/>
    </style:style>
    <style:style style:name="T1780" style:family="text">
      <style:text-properties officeooo:rsid="0d6d3add"/>
    </style:style>
    <style:style style:name="T1781" style:family="text">
      <style:text-properties officeooo:rsid="0d6f9437"/>
    </style:style>
    <style:style style:name="T1782" style:family="text">
      <style:text-properties officeooo:rsid="0d705043"/>
    </style:style>
    <style:style style:name="T1783" style:family="text">
      <style:text-properties officeooo:rsid="0d722202"/>
    </style:style>
    <style:style style:name="T1784" style:family="text">
      <style:text-properties officeooo:rsid="0d7292c7"/>
    </style:style>
    <style:style style:name="T1785" style:family="text">
      <style:text-properties officeooo:rsid="0d741b61"/>
    </style:style>
    <style:style style:name="T1786" style:family="text">
      <style:text-properties officeooo:rsid="0d74cb0e"/>
    </style:style>
    <style:style style:name="T1787" style:family="text">
      <style:text-properties officeooo:rsid="0d7670c7"/>
    </style:style>
    <style:style style:name="T1788" style:family="text">
      <style:text-properties officeooo:rsid="0d781d4b"/>
    </style:style>
    <style:style style:name="T1789" style:family="text">
      <style:text-properties officeooo:rsid="0d794818"/>
    </style:style>
    <style:style style:name="T1790" style:family="text">
      <style:text-properties officeooo:rsid="0d79b0fc"/>
    </style:style>
    <style:style style:name="T1791" style:family="text">
      <style:text-properties officeooo:rsid="0d7b2cc1"/>
    </style:style>
    <style:style style:name="T1792" style:family="text">
      <style:text-properties officeooo:rsid="0d7c9fc1"/>
    </style:style>
    <style:style style:name="T1793" style:family="text">
      <style:text-properties officeooo:rsid="0d7e7c3f"/>
    </style:style>
    <style:style style:name="T1794" style:family="text">
      <style:text-properties officeooo:rsid="0d7ff34a"/>
    </style:style>
    <style:style style:name="T1795" style:family="text">
      <style:text-properties officeooo:rsid="0d809b7a"/>
    </style:style>
    <style:style style:name="T1796" style:family="text">
      <style:text-properties officeooo:rsid="0d816db9"/>
    </style:style>
    <style:style style:name="T1797" style:family="text">
      <style:text-properties officeooo:rsid="0d83145a"/>
    </style:style>
    <style:style style:name="T1798" style:family="text">
      <style:text-properties officeooo:rsid="0d85142b"/>
    </style:style>
    <style:style style:name="T1799" style:family="text">
      <style:text-properties officeooo:rsid="0d864ec5"/>
    </style:style>
    <style:style style:name="T1800" style:family="text">
      <style:text-properties officeooo:rsid="0d880d12"/>
    </style:style>
    <style:style style:name="T1801" style:family="text">
      <style:text-properties officeooo:rsid="0d881828"/>
    </style:style>
    <style:style style:name="T1802" style:family="text">
      <style:text-properties officeooo:rsid="0d894d57"/>
    </style:style>
    <style:style style:name="T1803" style:family="text">
      <style:text-properties officeooo:rsid="0d89ca8e"/>
    </style:style>
    <style:style style:name="T1804" style:family="text">
      <style:text-properties officeooo:rsid="0d8b0f85"/>
    </style:style>
    <style:style style:name="T1805" style:family="text">
      <style:text-properties officeooo:rsid="0d8cabce"/>
    </style:style>
    <style:style style:name="T1806" style:family="text">
      <style:text-properties officeooo:rsid="0d8e8068"/>
    </style:style>
    <style:style style:name="T1807" style:family="text">
      <style:text-properties officeooo:rsid="0d8ed8c5"/>
    </style:style>
    <style:style style:name="T1808" style:family="text">
      <style:text-properties officeooo:rsid="0d90c063"/>
    </style:style>
    <style:style style:name="T1809" style:family="text">
      <style:text-properties officeooo:rsid="0d914d37"/>
    </style:style>
    <style:style style:name="T1810" style:family="text">
      <style:text-properties officeooo:rsid="0d92f4ff"/>
    </style:style>
    <style:style style:name="T1811" style:family="text">
      <style:text-properties officeooo:rsid="0d9ab5ea"/>
    </style:style>
    <style:style style:name="T1812" style:family="text">
      <style:text-properties officeooo:rsid="0d9c2307"/>
    </style:style>
    <style:style style:name="T1813" style:family="text">
      <style:text-properties officeooo:rsid="0d9ddb12"/>
    </style:style>
    <style:style style:name="T1814" style:family="text">
      <style:text-properties officeooo:rsid="0da09ff8"/>
    </style:style>
    <style:style style:name="T1815" style:family="text">
      <style:text-properties officeooo:rsid="0da0e14f"/>
    </style:style>
    <style:style style:name="T1816" style:family="text">
      <style:text-properties officeooo:rsid="0da40ba4"/>
    </style:style>
    <style:style style:name="T1817" style:family="text">
      <style:text-properties officeooo:rsid="0da4a3f6"/>
    </style:style>
    <style:style style:name="T1818" style:family="text">
      <style:text-properties officeooo:rsid="0da61f94"/>
    </style:style>
    <style:style style:name="T1819" style:family="text">
      <style:text-properties officeooo:rsid="0da6b42c"/>
    </style:style>
    <style:style style:name="T1820" style:family="text">
      <style:text-properties officeooo:rsid="0da7fc92"/>
    </style:style>
    <style:style style:name="T1821" style:family="text">
      <style:text-properties officeooo:rsid="0da89b44"/>
    </style:style>
    <style:style style:name="T1822" style:family="text">
      <style:text-properties officeooo:rsid="0da9f128"/>
    </style:style>
    <style:style style:name="T1823" style:family="text">
      <style:text-properties officeooo:rsid="0daa231a"/>
    </style:style>
    <style:style style:name="T1824" style:family="text">
      <style:text-properties officeooo:rsid="0daa26f6"/>
    </style:style>
    <style:style style:name="T1825" style:family="text">
      <style:text-properties officeooo:rsid="0daa3832"/>
    </style:style>
    <style:style style:name="T1826" style:family="text">
      <style:text-properties officeooo:rsid="0dac3445"/>
    </style:style>
    <style:style style:name="T1827" style:family="text">
      <style:text-properties officeooo:rsid="0dadde99"/>
    </style:style>
    <style:style style:name="T1828" style:family="text">
      <style:text-properties officeooo:rsid="0dae412d"/>
    </style:style>
    <style:style style:name="T1829" style:family="text">
      <style:text-properties officeooo:rsid="0daebec6"/>
    </style:style>
    <style:style style:name="T1830" style:family="text">
      <style:text-properties officeooo:rsid="0daf8609"/>
    </style:style>
    <style:style style:name="T1831" style:family="text">
      <style:text-properties officeooo:rsid="0dafd15c"/>
    </style:style>
    <style:style style:name="T1832" style:family="text">
      <style:text-properties officeooo:rsid="0db0f5aa"/>
    </style:style>
    <style:style style:name="T1833" style:family="text">
      <style:text-properties officeooo:rsid="0db2a2a7"/>
    </style:style>
    <style:style style:name="T1834" style:family="text">
      <style:text-properties officeooo:rsid="0db4754e"/>
    </style:style>
    <style:style style:name="T1835" style:family="text">
      <style:text-properties officeooo:rsid="0db7b9e0"/>
    </style:style>
    <style:style style:name="T1836" style:family="text">
      <style:text-properties officeooo:rsid="0db80173"/>
    </style:style>
    <style:style style:name="T1837" style:family="text">
      <style:text-properties officeooo:rsid="0dbbf19d"/>
    </style:style>
    <style:style style:name="T1838" style:family="text">
      <style:text-properties officeooo:rsid="0dbc2711"/>
    </style:style>
    <style:style style:name="T1839" style:family="text">
      <style:text-properties officeooo:rsid="0dbc2894"/>
    </style:style>
    <style:style style:name="T1840" style:family="text">
      <style:text-properties officeooo:rsid="0dbc6244"/>
    </style:style>
    <style:style style:name="T1841" style:family="text">
      <style:text-properties officeooo:rsid="0dbc8efb"/>
    </style:style>
    <style:style style:name="T1842" style:family="text">
      <style:text-properties officeooo:rsid="0dc037a8"/>
    </style:style>
    <style:style style:name="T1843" style:family="text">
      <style:text-properties officeooo:rsid="0dc308f4"/>
    </style:style>
    <style:style style:name="T1844" style:family="text">
      <style:text-properties officeooo:rsid="0dc44ce1"/>
    </style:style>
    <style:style style:name="T1845" style:family="text">
      <style:text-properties officeooo:rsid="0dc50673"/>
    </style:style>
    <style:style style:name="T1846" style:family="text">
      <style:text-properties officeooo:rsid="0dc5f969"/>
    </style:style>
    <style:style style:name="T1847" style:family="text">
      <style:text-properties officeooo:rsid="0dc6fc74"/>
    </style:style>
    <style:style style:name="T1848" style:family="text">
      <style:text-properties officeooo:rsid="0dc765c3"/>
    </style:style>
    <style:style style:name="T1849" style:family="text">
      <style:text-properties officeooo:rsid="0dc85e76"/>
    </style:style>
    <style:style style:name="T1850" style:family="text">
      <style:text-properties officeooo:rsid="0dc9a82f"/>
    </style:style>
    <style:style style:name="T1851" style:family="text">
      <style:text-properties officeooo:rsid="0dc9dbb0"/>
    </style:style>
    <style:style style:name="T1852" style:family="text">
      <style:text-properties officeooo:rsid="0dcaa3b7"/>
    </style:style>
    <style:style style:name="T1853" style:family="text">
      <style:text-properties officeooo:rsid="0dcb8e05"/>
    </style:style>
    <style:style style:name="T1854" style:family="text">
      <style:text-properties officeooo:rsid="0dcde80f"/>
    </style:style>
    <style:style style:name="T1855" style:family="text">
      <style:text-properties officeooo:rsid="0dcf2e85"/>
    </style:style>
    <style:style style:name="T1856" style:family="text">
      <style:text-properties officeooo:rsid="0dd14ab0"/>
    </style:style>
    <style:style style:name="T1857" style:family="text">
      <style:text-properties officeooo:rsid="0dd1eeec"/>
    </style:style>
    <style:style style:name="T1858" style:family="text">
      <style:text-properties officeooo:rsid="0dd3cb4f"/>
    </style:style>
    <style:style style:name="T1859" style:family="text">
      <style:text-properties officeooo:rsid="0dd5f2e9"/>
    </style:style>
    <style:style style:name="T1860" style:family="text">
      <style:text-properties officeooo:rsid="0dd7ee90"/>
    </style:style>
    <style:style style:name="T1861" style:family="text">
      <style:text-properties officeooo:rsid="0dd8c888"/>
    </style:style>
    <style:style style:name="T1862" style:family="text">
      <style:text-properties officeooo:rsid="0dda9e38"/>
    </style:style>
    <style:style style:name="T1863" style:family="text">
      <style:text-properties officeooo:rsid="0ddb5ff1"/>
    </style:style>
    <style:style style:name="T1864" style:family="text">
      <style:text-properties officeooo:rsid="0ddc7222"/>
    </style:style>
    <style:style style:name="T1865" style:family="text">
      <style:text-properties officeooo:rsid="0dde1ff4"/>
    </style:style>
    <style:style style:name="T1866" style:family="text">
      <style:text-properties officeooo:rsid="0ddf00c5"/>
    </style:style>
    <style:style style:name="T1867" style:family="text">
      <style:text-properties officeooo:rsid="0ddf3c58"/>
    </style:style>
    <style:style style:name="T1868" style:family="text">
      <style:text-properties officeooo:rsid="0de0faf6"/>
    </style:style>
    <style:style style:name="T1869" style:family="text">
      <style:text-properties officeooo:rsid="0de30440"/>
    </style:style>
    <style:style style:name="T1870" style:family="text">
      <style:text-properties officeooo:rsid="0de3606e"/>
    </style:style>
    <style:style style:name="T1871" style:family="text">
      <style:text-properties officeooo:rsid="0de4ec06"/>
    </style:style>
    <style:style style:name="T1872" style:family="text">
      <style:text-properties officeooo:rsid="0de6332b"/>
    </style:style>
    <style:style style:name="T1873" style:family="text">
      <style:text-properties officeooo:rsid="0de703c8"/>
    </style:style>
    <style:style style:name="T1874" style:family="text">
      <style:text-properties officeooo:rsid="0de749fb"/>
    </style:style>
    <style:style style:name="T1875" style:family="text">
      <style:text-properties officeooo:rsid="0de91d22"/>
    </style:style>
    <style:style style:name="T1876" style:family="text">
      <style:text-properties officeooo:rsid="0dead8fa"/>
    </style:style>
    <style:style style:name="T1877" style:family="text">
      <style:text-properties officeooo:rsid="0deb03ab"/>
    </style:style>
    <style:style style:name="T1878" style:family="text">
      <style:text-properties officeooo:rsid="0debcfa3"/>
    </style:style>
    <style:style style:name="T1879" style:family="text">
      <style:text-properties officeooo:rsid="0dec15c6"/>
    </style:style>
    <style:style style:name="T1880" style:family="text">
      <style:text-properties officeooo:rsid="0ded9796"/>
    </style:style>
    <style:style style:name="T1881" style:family="text">
      <style:text-properties officeooo:rsid="0dee9c64"/>
    </style:style>
    <style:style style:name="T1882" style:family="text">
      <style:text-properties officeooo:rsid="0def5818"/>
    </style:style>
    <style:style style:name="T1883" style:family="text">
      <style:text-properties officeooo:rsid="0df0923f"/>
    </style:style>
    <style:style style:name="T1884" style:family="text">
      <style:text-properties officeooo:rsid="0df1dd52"/>
    </style:style>
    <style:style style:name="T1885" style:family="text">
      <style:text-properties officeooo:rsid="0df350d8"/>
    </style:style>
    <style:style style:name="T1886" style:family="text">
      <style:text-properties officeooo:rsid="0df410ea"/>
    </style:style>
    <style:style style:name="T1887" style:family="text">
      <style:text-properties officeooo:rsid="0df51372"/>
    </style:style>
    <style:style style:name="T1888" style:family="text">
      <style:text-properties officeooo:rsid="0df6710b"/>
    </style:style>
    <style:style style:name="T1889" style:family="text">
      <style:text-properties officeooo:rsid="0df85374"/>
    </style:style>
    <style:style style:name="T1890" style:family="text">
      <style:text-properties officeooo:rsid="0df907f4"/>
    </style:style>
    <style:style style:name="T1891" style:family="text">
      <style:text-properties officeooo:rsid="0dfb0677"/>
    </style:style>
    <style:style style:name="T1892" style:family="text">
      <style:text-properties officeooo:rsid="0dfc3487"/>
    </style:style>
    <style:style style:name="T1893" style:family="text">
      <style:text-properties officeooo:rsid="0dfd376e"/>
    </style:style>
    <style:style style:name="T1894" style:family="text">
      <style:text-properties officeooo:rsid="0dfdfbd1"/>
    </style:style>
    <style:style style:name="T1895" style:family="text">
      <style:text-properties officeooo:rsid="0dffa75d"/>
    </style:style>
    <style:style style:name="T1896" style:family="text">
      <style:text-properties officeooo:rsid="0e06292c"/>
    </style:style>
    <style:style style:name="T1897" style:family="text">
      <style:text-properties officeooo:rsid="0e077241"/>
    </style:style>
    <style:style style:name="T1898" style:family="text">
      <style:text-properties officeooo:rsid="0e086cf7"/>
    </style:style>
    <style:style style:name="T1899" style:family="text">
      <style:text-properties officeooo:rsid="0e0a42fa"/>
    </style:style>
    <style:style style:name="T1900" style:family="text">
      <style:text-properties officeooo:rsid="0e0c8ab7"/>
    </style:style>
    <style:style style:name="T1901" style:family="text">
      <style:text-properties officeooo:rsid="0e0e4aef"/>
    </style:style>
    <style:style style:name="T1902" style:family="text">
      <style:text-properties officeooo:rsid="0e0fdbb2"/>
    </style:style>
    <style:style style:name="T1903" style:family="text">
      <style:text-properties officeooo:rsid="0e14c893"/>
    </style:style>
    <style:style style:name="T1904" style:family="text">
      <style:text-properties officeooo:rsid="0e16a71f"/>
    </style:style>
    <style:style style:name="T1905" style:family="text">
      <style:text-properties officeooo:rsid="0e1a4a9b"/>
    </style:style>
    <style:style style:name="T1906" style:family="text">
      <style:text-properties officeooo:rsid="0e1b55c1"/>
    </style:style>
    <style:style style:name="T1907" style:family="text">
      <style:text-properties officeooo:rsid="0e1cae35"/>
    </style:style>
    <style:style style:name="T1908" style:family="text">
      <style:text-properties officeooo:rsid="0e1e988c"/>
    </style:style>
    <style:style style:name="T1909" style:family="text">
      <style:text-properties officeooo:rsid="0e22eff5"/>
    </style:style>
    <style:style style:name="T1910" style:family="text">
      <style:text-properties officeooo:rsid="0e240508"/>
    </style:style>
    <style:style style:name="T1911" style:family="text">
      <style:text-properties officeooo:rsid="0e25c089"/>
    </style:style>
    <style:style style:name="T1912" style:family="text">
      <style:text-properties officeooo:rsid="0e270bdb"/>
    </style:style>
    <style:style style:name="T1913" style:family="text">
      <style:text-properties officeooo:rsid="0e273506"/>
    </style:style>
    <style:style style:name="T1914" style:family="text">
      <style:text-properties officeooo:rsid="0e2764e4"/>
    </style:style>
    <style:style style:name="T1915" style:family="text">
      <style:text-properties officeooo:rsid="0e27f4e4"/>
    </style:style>
    <style:style style:name="T1916" style:family="text">
      <style:text-properties officeooo:rsid="0e2a996f"/>
    </style:style>
    <style:style style:name="T1917" style:family="text">
      <style:text-properties officeooo:rsid="0e2d953c"/>
    </style:style>
    <style:style style:name="T1918" style:family="text">
      <style:text-properties officeooo:rsid="0e2f622d"/>
    </style:style>
    <style:style style:name="T1919" style:family="text">
      <style:text-properties officeooo:rsid="0e324e6b"/>
    </style:style>
    <style:style style:name="T1920" style:family="text">
      <style:text-properties officeooo:rsid="0e35d853"/>
    </style:style>
    <style:style style:name="T1921" style:family="text">
      <style:text-properties officeooo:rsid="0e7ee9dd"/>
    </style:style>
    <style:style style:name="T1922" style:family="text">
      <style:text-properties officeooo:rsid="0e80c435"/>
    </style:style>
    <style:style style:name="T1923" style:family="text">
      <style:text-properties officeooo:rsid="0e8276fe"/>
    </style:style>
    <style:style style:name="T1924" style:family="text">
      <style:text-properties officeooo:rsid="0e846035"/>
    </style:style>
    <style:style style:name="T1925" style:family="text">
      <style:text-properties officeooo:rsid="0e8f3b3c"/>
    </style:style>
    <style:style style:name="T1926" style:family="text">
      <style:text-properties officeooo:rsid="0ec50858"/>
    </style:style>
    <style:style style:name="T1927" style:family="text">
      <style:text-properties officeooo:rsid="0ec622f0"/>
    </style:style>
    <style:style style:name="T1928" style:family="text">
      <style:text-properties officeooo:rsid="0ec88273"/>
    </style:style>
    <style:style style:name="T1929" style:family="text">
      <style:text-properties officeooo:rsid="0ec939fb"/>
    </style:style>
    <style:style style:name="T1930" style:family="text">
      <style:text-properties officeooo:rsid="0eca613a"/>
    </style:style>
    <style:style style:name="T1931" style:family="text">
      <style:text-properties officeooo:rsid="0ecd1f21"/>
    </style:style>
    <style:style style:name="T1932" style:family="text">
      <style:text-properties officeooo:rsid="0ecf50b8"/>
    </style:style>
    <style:style style:name="T1933" style:family="text">
      <style:text-properties officeooo:rsid="0ed07298"/>
    </style:style>
    <style:style style:name="T1934" style:family="text">
      <style:text-properties officeooo:rsid="0ed15171"/>
    </style:style>
    <style:style style:name="T1935" style:family="text">
      <style:text-properties officeooo:rsid="0ed350e1"/>
    </style:style>
    <style:style style:name="T1936" style:family="text">
      <style:text-properties officeooo:rsid="0ed3f5e2"/>
    </style:style>
    <style:style style:name="T1937" style:family="text">
      <style:text-properties officeooo:rsid="0ed6bbf0"/>
    </style:style>
    <style:style style:name="T1938" style:family="text">
      <style:text-properties officeooo:rsid="0ed7fefb"/>
    </style:style>
    <style:style style:name="T1939" style:family="text">
      <style:text-properties officeooo:rsid="0ed9c341"/>
    </style:style>
    <style:style style:name="T1940" style:family="text">
      <style:text-properties style:text-underline-style="none" fo:font-weight="normal" officeooo:rsid="02c8379b" style:font-weight-asian="normal" style:font-weight-complex="normal"/>
    </style:style>
    <style:style style:name="T1941" style:family="text">
      <style:text-properties style:text-underline-style="none" fo:font-weight="normal" officeooo:rsid="02c8e6f0" style:font-weight-asian="normal" style:font-weight-complex="normal"/>
    </style:style>
    <style:style style:name="T1942" style:family="text">
      <style:text-properties style:text-underline-style="none" fo:font-weight="normal" officeooo:rsid="0edb1475" style:font-weight-asian="normal" style:font-weight-complex="normal"/>
    </style:style>
    <style:style style:name="T1943" style:family="text">
      <style:text-properties style:text-underline-style="none" fo:font-weight="normal" officeooo:rsid="0edb3d49" style:font-weight-asian="normal" style:font-weight-complex="normal"/>
    </style:style>
    <style:style style:name="T1944" style:family="text">
      <style:text-properties style:text-underline-style="none" fo:font-weight="normal" officeooo:rsid="0eec2d2d" style:font-weight-asian="normal" style:font-weight-complex="normal"/>
    </style:style>
    <style:style style:name="T1945" style:family="text">
      <style:text-properties officeooo:rsid="0ee12ae4"/>
    </style:style>
    <style:style style:name="T1946" style:family="text">
      <style:text-properties officeooo:rsid="0ee1d976"/>
    </style:style>
    <style:style style:name="T1947" style:family="text">
      <style:text-properties officeooo:rsid="0ee2a768"/>
    </style:style>
    <style:style style:name="T1948" style:family="text">
      <style:text-properties officeooo:rsid="0ee3e42c"/>
    </style:style>
    <style:style style:name="T1949" style:family="text">
      <style:text-properties officeooo:rsid="0ee5d4dd"/>
    </style:style>
    <style:style style:name="T1950" style:family="text">
      <style:text-properties officeooo:rsid="0ee5faad"/>
    </style:style>
    <style:style style:name="T1951" style:family="text">
      <style:text-properties officeooo:rsid="0ee6aae2"/>
    </style:style>
    <style:style style:name="T1952" style:family="text">
      <style:text-properties officeooo:rsid="0eea9b13"/>
    </style:style>
    <style:style style:name="T1953" style:family="text">
      <style:text-properties officeooo:rsid="0eee1890"/>
    </style:style>
    <style:style style:name="T1954" style:family="text">
      <style:text-properties officeooo:rsid="0eef2760"/>
    </style:style>
    <style:style style:name="T1955" style:family="text">
      <style:text-properties officeooo:rsid="0ef39c26"/>
    </style:style>
    <style:style style:name="T1956" style:family="text">
      <style:text-properties officeooo:rsid="0ef3ceea"/>
    </style:style>
    <style:style style:name="T1957" style:family="text">
      <style:text-properties officeooo:rsid="0ef57d06"/>
    </style:style>
    <style:style style:name="T1958" style:family="text">
      <style:text-properties officeooo:rsid="0ef9ee7e"/>
    </style:style>
    <style:style style:name="T1959" style:family="text">
      <style:text-properties officeooo:rsid="0efa7ac9"/>
    </style:style>
    <style:style style:name="T1960" style:family="text">
      <style:text-properties officeooo:rsid="0efb15d6"/>
    </style:style>
    <style:style style:name="T1961" style:family="text">
      <style:text-properties officeooo:rsid="0efbe855"/>
    </style:style>
    <style:style style:name="T1962" style:family="text">
      <style:text-properties officeooo:rsid="0efc05a7"/>
    </style:style>
    <style:style style:name="T1963" style:family="text">
      <style:text-properties officeooo:rsid="0efd9845"/>
    </style:style>
    <style:style style:name="T1964" style:family="text">
      <style:text-properties officeooo:rsid="0efddd76"/>
    </style:style>
    <style:style style:name="T1965" style:family="text">
      <style:text-properties officeooo:rsid="0efee11b"/>
    </style:style>
    <style:style style:name="T1966" style:family="text">
      <style:text-properties officeooo:rsid="0f0251c2"/>
    </style:style>
    <style:style style:name="T1967" style:family="text">
      <style:text-properties officeooo:rsid="0f02acab"/>
    </style:style>
    <style:style style:name="T1968" style:family="text">
      <style:text-properties officeooo:rsid="0f047641"/>
    </style:style>
    <style:style style:name="T1969" style:family="text">
      <style:text-properties officeooo:rsid="0f066f33"/>
    </style:style>
    <style:style style:name="T1970" style:family="text">
      <style:text-properties officeooo:rsid="0f06f1b5"/>
    </style:style>
    <style:style style:name="T1971" style:family="text">
      <style:text-properties officeooo:rsid="0f0807f0"/>
    </style:style>
    <style:style style:name="T1972" style:family="text">
      <style:text-properties officeooo:rsid="0f0a8c2c"/>
    </style:style>
    <style:style style:name="T1973" style:family="text">
      <style:text-properties officeooo:rsid="0f0b6529"/>
    </style:style>
    <style:style style:name="T1974" style:family="text">
      <style:text-properties officeooo:rsid="0f10dc1d"/>
    </style:style>
    <style:style style:name="T1975" style:family="text">
      <style:text-properties officeooo:rsid="0f12b5b0"/>
    </style:style>
    <style:style style:name="T1976" style:family="text">
      <style:text-properties officeooo:rsid="0f149df0"/>
    </style:style>
    <style:style style:name="T1977" style:family="text">
      <style:text-properties officeooo:rsid="0f15fc9d"/>
    </style:style>
    <style:style style:name="T1978" style:family="text">
      <style:text-properties officeooo:rsid="0f17ebd9"/>
    </style:style>
    <style:style style:name="T1979" style:family="text">
      <style:text-properties officeooo:rsid="0f1972be"/>
    </style:style>
    <style:style style:name="T1980" style:family="text">
      <style:text-properties officeooo:rsid="0f1be8a2"/>
    </style:style>
    <style:style style:name="T1981" style:family="text">
      <style:text-properties officeooo:rsid="0f1d090a"/>
    </style:style>
    <style:style style:name="T1982" style:family="text">
      <style:text-properties officeooo:rsid="0f1d6d44"/>
    </style:style>
    <style:style style:name="T1983" style:family="text">
      <style:text-properties officeooo:rsid="0f1dde91"/>
    </style:style>
    <style:style style:name="T1984" style:family="text">
      <style:text-properties officeooo:rsid="0f20f1cb"/>
    </style:style>
    <style:style style:name="T1985" style:family="text">
      <style:text-properties officeooo:rsid="0f21168c"/>
    </style:style>
    <style:style style:name="T1986" style:family="text">
      <style:text-properties officeooo:rsid="0f22a05f"/>
    </style:style>
    <style:style style:name="T1987" style:family="text">
      <style:text-properties officeooo:rsid="0f24b09c"/>
    </style:style>
    <style:style style:name="T1988" style:family="text">
      <style:text-properties officeooo:rsid="0f280b75"/>
    </style:style>
    <style:style style:name="T1989" style:family="text">
      <style:text-properties officeooo:rsid="0f28173f"/>
    </style:style>
    <style:style style:name="T1990" style:family="text">
      <style:text-properties officeooo:rsid="0f298066"/>
    </style:style>
    <style:style style:name="T1991" style:family="text">
      <style:text-properties officeooo:rsid="0f2b6fdb"/>
    </style:style>
    <style:style style:name="T1992" style:family="text">
      <style:text-properties officeooo:rsid="0f2b7b44"/>
    </style:style>
    <style:style style:name="T1993" style:family="text">
      <style:text-properties officeooo:rsid="0f2d3619"/>
    </style:style>
    <style:style style:name="T1994" style:family="text">
      <style:text-properties officeooo:rsid="0f2e0654"/>
    </style:style>
    <style:style style:name="T1995" style:family="text">
      <style:text-properties officeooo:rsid="0f31a291"/>
    </style:style>
    <style:style style:name="T1996" style:family="text">
      <style:text-properties officeooo:rsid="0f33143f"/>
    </style:style>
    <style:style style:name="T1997" style:family="text">
      <style:text-properties officeooo:rsid="0f3508ae"/>
    </style:style>
    <style:style style:name="T1998" style:family="text">
      <style:text-properties officeooo:rsid="0f3602c0"/>
    </style:style>
    <style:style style:name="T1999" style:family="text">
      <style:text-properties officeooo:rsid="0f37132e"/>
    </style:style>
    <style:style style:name="T2000" style:family="text">
      <style:text-properties officeooo:rsid="0f37ca49"/>
    </style:style>
    <style:style style:name="T2001" style:family="text">
      <style:text-properties officeooo:rsid="0f3a1f1f"/>
    </style:style>
    <style:style style:name="T2002" style:family="text">
      <style:text-properties officeooo:rsid="0f3b6d3c"/>
    </style:style>
    <style:style style:name="T2003" style:family="text">
      <style:text-properties officeooo:rsid="0f3d0924"/>
    </style:style>
    <style:style style:name="T2004" style:family="text">
      <style:text-properties officeooo:rsid="0f3d461d"/>
    </style:style>
    <style:style style:name="T2005" style:family="text">
      <style:text-properties officeooo:rsid="0f3f01ba"/>
    </style:style>
    <style:style style:name="T2006" style:family="text">
      <style:text-properties officeooo:rsid="0f3f5fc5"/>
    </style:style>
    <style:style style:name="T2007" style:family="text">
      <style:text-properties officeooo:rsid="0f40ea17"/>
    </style:style>
    <style:style style:name="T2008" style:family="text">
      <style:text-properties officeooo:rsid="0f4174fb"/>
    </style:style>
    <style:style style:name="T2009" style:family="text">
      <style:text-properties officeooo:rsid="0f42f9c2"/>
    </style:style>
    <style:style style:name="T2010" style:family="text">
      <style:text-properties officeooo:rsid="0f4420bb"/>
    </style:style>
    <style:style style:name="T2011" style:family="text">
      <style:text-properties officeooo:rsid="0f44f39c"/>
    </style:style>
    <style:style style:name="T2012" style:family="text">
      <style:text-properties officeooo:rsid="0f465e86"/>
    </style:style>
    <style:style style:name="T2013" style:family="text">
      <style:text-properties officeooo:rsid="0f478f67"/>
    </style:style>
    <style:style style:name="T2014" style:family="text">
      <style:text-properties officeooo:rsid="0f486b8e"/>
    </style:style>
    <style:style style:name="T2015" style:family="text">
      <style:text-properties officeooo:rsid="0f4aebd8"/>
    </style:style>
    <style:style style:name="T2016" style:family="text">
      <style:text-properties officeooo:rsid="0f4c6fc7"/>
    </style:style>
    <style:style style:name="T2017" style:family="text">
      <style:text-properties officeooo:rsid="0f4d62c9"/>
    </style:style>
    <style:style style:name="T2018" style:family="text">
      <style:text-properties officeooo:rsid="0f4ef284"/>
    </style:style>
    <style:style style:name="T2019" style:family="text">
      <style:text-properties officeooo:rsid="0f4f5642"/>
    </style:style>
    <style:style style:name="T2020" style:family="text">
      <style:text-properties officeooo:rsid="0f53e270"/>
    </style:style>
    <style:style style:name="T2021" style:family="text">
      <style:text-properties officeooo:rsid="0f56b3a5"/>
    </style:style>
    <style:style style:name="T2022" style:family="text">
      <style:text-properties officeooo:rsid="0f586d62"/>
    </style:style>
    <style:style style:name="T2023" style:family="text">
      <style:text-properties officeooo:rsid="0f595d84"/>
    </style:style>
    <style:style style:name="T2024" style:family="text">
      <style:text-properties officeooo:rsid="0f5b8e02"/>
    </style:style>
    <style:style style:name="T2025" style:family="text">
      <style:text-properties officeooo:rsid="0f5d7a82"/>
    </style:style>
    <style:style style:name="T2026" style:family="text">
      <style:text-properties officeooo:rsid="0f5f5c13"/>
    </style:style>
    <style:style style:name="T2027" style:family="text">
      <style:text-properties officeooo:rsid="0f602f72"/>
    </style:style>
    <style:style style:name="T2028" style:family="text">
      <style:text-properties officeooo:rsid="0f618921"/>
    </style:style>
    <style:style style:name="T2029" style:family="text">
      <style:text-properties officeooo:rsid="0f65e18a"/>
    </style:style>
    <style:style style:name="T2030" style:family="text">
      <style:text-properties officeooo:rsid="0f6ab912"/>
    </style:style>
    <style:style style:name="T2031" style:family="text">
      <style:text-properties officeooo:rsid="0f6e03c4"/>
    </style:style>
    <style:style style:name="T2032" style:family="text">
      <style:text-properties officeooo:rsid="0f6fc32c"/>
    </style:style>
    <style:style style:name="T2033" style:family="text">
      <style:text-properties officeooo:rsid="0f714913"/>
    </style:style>
    <style:style style:name="T2034" style:family="text">
      <style:text-properties officeooo:rsid="0f73251f"/>
    </style:style>
    <style:style style:name="T2035" style:family="text">
      <style:text-properties officeooo:rsid="0f74f98d"/>
    </style:style>
    <style:style style:name="T2036" style:family="text">
      <style:text-properties officeooo:rsid="0f76c0b8"/>
    </style:style>
    <style:style style:name="T2037" style:family="text">
      <style:text-properties officeooo:rsid="0f793c29"/>
    </style:style>
    <style:style style:name="T2038" style:family="text">
      <style:text-properties officeooo:rsid="0f79b1cc"/>
    </style:style>
    <style:style style:name="T2039" style:family="text">
      <style:text-properties officeooo:rsid="0f7abc3c"/>
    </style:style>
    <style:style style:name="T2040" style:family="text">
      <style:text-properties officeooo:rsid="0f7cc1a1"/>
    </style:style>
    <style:style style:name="T2041" style:family="text">
      <style:text-properties officeooo:rsid="0f7d0cc1"/>
    </style:style>
    <style:style style:name="T2042" style:family="text">
      <style:text-properties officeooo:rsid="0f7d3722"/>
    </style:style>
    <style:style style:name="T2043" style:family="text">
      <style:text-properties officeooo:rsid="0f7d536a"/>
    </style:style>
    <style:style style:name="T2044" style:family="text">
      <style:text-properties officeooo:rsid="0f7e1213"/>
    </style:style>
    <style:style style:name="T2045" style:family="text">
      <style:text-properties officeooo:rsid="0f7f4ef6"/>
    </style:style>
    <style:style style:name="T2046" style:family="text">
      <style:text-properties officeooo:rsid="0f80a8e9"/>
    </style:style>
    <style:style style:name="T2047" style:family="text">
      <style:text-properties officeooo:rsid="0f815945"/>
    </style:style>
    <style:style style:name="T2048" style:family="text">
      <style:text-properties officeooo:rsid="0f81dcee"/>
    </style:style>
    <style:style style:name="T2049" style:family="text">
      <style:text-properties officeooo:rsid="0f830844"/>
    </style:style>
    <style:style style:name="T2050" style:family="text">
      <style:text-properties officeooo:rsid="0f83d6de"/>
    </style:style>
    <style:style style:name="T2051" style:family="text">
      <style:text-properties officeooo:rsid="0f85d18e"/>
    </style:style>
    <style:style style:name="T2052" style:family="text">
      <style:text-properties officeooo:rsid="0f874927"/>
    </style:style>
    <style:style style:name="T2053" style:family="text">
      <style:text-properties officeooo:rsid="0f88637e"/>
    </style:style>
    <style:style style:name="T2054" style:family="text">
      <style:text-properties officeooo:rsid="0f8941d3"/>
    </style:style>
    <style:style style:name="T2055" style:family="text">
      <style:text-properties officeooo:rsid="0f8af1d7"/>
    </style:style>
    <style:style style:name="T2056" style:family="text">
      <style:text-properties officeooo:rsid="0f8de164"/>
    </style:style>
    <style:style style:name="T2057" style:family="text">
      <style:text-properties officeooo:rsid="0f8f8b67"/>
    </style:style>
    <style:style style:name="T2058" style:family="text">
      <style:text-properties officeooo:rsid="0f90bc3b"/>
    </style:style>
    <style:style style:name="T2059" style:family="text">
      <style:text-properties officeooo:rsid="0f928d76"/>
    </style:style>
    <style:style style:name="T2060" style:family="text">
      <style:text-properties officeooo:rsid="0f92bb11"/>
    </style:style>
    <style:style style:name="T2061" style:family="text">
      <style:text-properties officeooo:rsid="0f94aa56"/>
    </style:style>
    <style:style style:name="T2062" style:family="text">
      <style:text-properties officeooo:rsid="0f95dc41"/>
    </style:style>
    <style:style style:name="T2063" style:family="text">
      <style:text-properties officeooo:rsid="0f9641c7"/>
    </style:style>
    <style:style style:name="T2064" style:family="text">
      <style:text-properties officeooo:rsid="0f971418"/>
    </style:style>
    <style:style style:name="T2065" style:family="text">
      <style:text-properties officeooo:rsid="0f981f03"/>
    </style:style>
    <style:style style:name="T2066" style:family="text">
      <style:text-properties officeooo:rsid="0f98962b"/>
    </style:style>
    <style:style style:name="T2067" style:family="text">
      <style:text-properties officeooo:rsid="0f99d02b"/>
    </style:style>
    <style:style style:name="T2068" style:family="text">
      <style:text-properties officeooo:rsid="0f9b2e4c"/>
    </style:style>
    <style:style style:name="T2069" style:family="text">
      <style:text-properties officeooo:rsid="0f9bca58"/>
    </style:style>
    <style:style style:name="T2070" style:family="text">
      <style:text-properties officeooo:rsid="0f9d4aea"/>
    </style:style>
    <style:style style:name="T2071" style:family="text">
      <style:text-properties officeooo:rsid="0f9e19bb"/>
    </style:style>
    <style:style style:name="T2072" style:family="text">
      <style:text-properties officeooo:rsid="0fa3a534"/>
    </style:style>
    <style:style style:name="T2073" style:family="text">
      <style:text-properties officeooo:rsid="0fa3aaa9"/>
    </style:style>
    <style:style style:name="T2074" style:family="text">
      <style:text-properties officeooo:rsid="0fa43421"/>
    </style:style>
    <style:style style:name="T2075" style:family="text">
      <style:text-properties officeooo:rsid="0fa51b36"/>
    </style:style>
    <style:style style:name="T2076" style:family="text">
      <style:text-properties officeooo:rsid="0fa6f020"/>
    </style:style>
    <style:style style:name="T2077" style:family="text">
      <style:text-properties officeooo:rsid="01d09439"/>
    </style:style>
    <style:style style:name="T2078" style:family="text">
      <style:text-properties officeooo:rsid="0fa88a40"/>
    </style:style>
    <style:style style:name="T2079" style:family="text">
      <style:text-properties officeooo:rsid="0fa95b86"/>
    </style:style>
    <style:style style:name="T2080" style:family="text">
      <style:text-properties officeooo:rsid="0faac2e6"/>
    </style:style>
    <style:style style:name="T2081" style:family="text">
      <style:text-properties officeooo:rsid="0facdb71"/>
    </style:style>
    <style:style style:name="T2082" style:family="text">
      <style:text-properties officeooo:rsid="0faea37e"/>
    </style:style>
    <style:style style:name="T2083" style:family="text">
      <style:text-properties officeooo:rsid="0fafbd73"/>
    </style:style>
    <style:style style:name="T2084" style:family="text">
      <style:text-properties officeooo:rsid="0fb15cfa"/>
    </style:style>
    <style:style style:name="T2085" style:family="text">
      <style:text-properties officeooo:rsid="0fb1acfa"/>
    </style:style>
    <style:style style:name="T2086" style:family="text">
      <style:text-properties officeooo:rsid="02c8379b"/>
    </style:style>
    <style:style style:name="T2087" style:family="text">
      <style:text-properties officeooo:rsid="02c8e6f0"/>
    </style:style>
    <style:style style:name="T2088" style:family="text">
      <style:text-properties officeooo:rsid="0fb2926b"/>
    </style:style>
    <style:style style:name="T2089" style:family="text">
      <style:text-properties officeooo:rsid="0fb4a1c9"/>
    </style:style>
    <style:style style:name="T2090" style:family="text">
      <style:text-properties officeooo:rsid="0fb5dbf6"/>
    </style:style>
    <style:style style:name="T2091" style:family="text">
      <style:text-properties officeooo:rsid="0fb637dd"/>
    </style:style>
    <style:style style:name="T2092" style:family="text">
      <style:text-properties officeooo:rsid="0fba1d5b"/>
    </style:style>
    <style:style style:name="T2093" style:family="text">
      <style:text-properties officeooo:rsid="0fba5e7f"/>
    </style:style>
    <style:style style:name="T2094" style:family="text">
      <style:text-properties officeooo:rsid="0fbc32c5"/>
    </style:style>
    <style:style style:name="T2095" style:family="text">
      <style:text-properties officeooo:rsid="0fbd0c96"/>
    </style:style>
    <style:style style:name="T2096" style:family="text">
      <style:text-properties officeooo:rsid="0fbe2fc0"/>
    </style:style>
    <style:style style:name="T2097" style:family="text">
      <style:text-properties officeooo:rsid="0fc026d0"/>
    </style:style>
    <style:style style:name="T2098" style:family="text">
      <style:text-properties officeooo:rsid="0fc1adec"/>
    </style:style>
    <style:style style:name="T2099" style:family="text">
      <style:text-properties officeooo:rsid="0fc320be"/>
    </style:style>
    <style:style style:name="T2100" style:family="text">
      <style:text-properties officeooo:rsid="0fc3cda6"/>
    </style:style>
    <style:style style:name="T2101" style:family="text">
      <style:text-properties officeooo:rsid="0fc3ed3a"/>
    </style:style>
    <style:style style:name="T2102" style:family="text">
      <style:text-properties officeooo:rsid="0fc6100c"/>
    </style:style>
    <style:style style:name="T2103" style:family="text">
      <style:text-properties officeooo:rsid="0fc83ea3"/>
    </style:style>
    <style:style style:name="T2104" style:family="text">
      <style:text-properties officeooo:rsid="0fc9e9a3"/>
    </style:style>
    <style:style style:name="T2105" style:family="text">
      <style:text-properties officeooo:rsid="0fcbce1f"/>
    </style:style>
    <style:style style:name="T2106" style:family="text">
      <style:text-properties officeooo:rsid="0fcdc1bc"/>
    </style:style>
    <style:style style:name="T2107" style:family="text">
      <style:text-properties officeooo:rsid="0fe6cc00"/>
    </style:style>
    <style:style style:name="T2108" style:family="text">
      <style:text-properties officeooo:rsid="0fe87ad3"/>
    </style:style>
    <style:style style:name="T2109" style:family="text">
      <style:text-properties officeooo:rsid="0fe88808"/>
    </style:style>
    <style:style style:name="T2110" style:family="text">
      <style:text-properties officeooo:rsid="0fe9276e"/>
    </style:style>
    <style:style style:name="T2111" style:family="text">
      <style:text-properties officeooo:rsid="0fe982b7"/>
    </style:style>
    <style:style style:name="T2112" style:family="text">
      <style:text-properties officeooo:rsid="0feb5ac1"/>
    </style:style>
    <style:style style:name="T2113" style:family="text">
      <style:text-properties officeooo:rsid="0febafbe"/>
    </style:style>
    <style:style style:name="T2114" style:family="text">
      <style:text-properties officeooo:rsid="0fecb7f2"/>
    </style:style>
    <style:style style:name="T2115" style:family="text">
      <style:text-properties officeooo:rsid="0fedaea9"/>
    </style:style>
    <style:style style:name="T2116" style:family="text">
      <style:text-properties officeooo:rsid="0fee831d"/>
    </style:style>
    <style:style style:name="T2117" style:family="text">
      <style:text-properties officeooo:rsid="0ff04935"/>
    </style:style>
    <style:style style:name="T2118" style:family="text">
      <style:text-properties officeooo:rsid="0ff1903f"/>
    </style:style>
    <style:style style:name="T2119" style:family="text">
      <style:text-properties officeooo:rsid="0ff2483b"/>
    </style:style>
    <style:style style:name="T2120" style:family="text">
      <style:text-properties officeooo:rsid="0ff46512"/>
    </style:style>
    <style:style style:name="T2121" style:family="text">
      <style:text-properties officeooo:rsid="0ffbd936"/>
    </style:style>
    <style:style style:name="T2122" style:family="text">
      <style:text-properties officeooo:rsid="0ffd518a"/>
    </style:style>
    <style:style style:name="T2123" style:family="text">
      <style:text-properties officeooo:rsid="0fff3eac"/>
    </style:style>
    <style:style style:name="T2124" style:family="text">
      <style:text-properties officeooo:rsid="1000e4d9"/>
    </style:style>
    <style:style style:name="T2125" style:family="text">
      <style:text-properties officeooo:rsid="1001a350"/>
    </style:style>
    <style:style style:name="T2126" style:family="text">
      <style:text-properties officeooo:rsid="10035b76"/>
    </style:style>
    <style:style style:name="T2127" style:family="text">
      <style:text-properties officeooo:rsid="1003efd6"/>
    </style:style>
    <style:style style:name="T2128" style:family="text">
      <style:text-properties officeooo:rsid="10057ed8"/>
    </style:style>
    <style:style style:name="T2129" style:family="text">
      <style:text-properties officeooo:rsid="1006698d"/>
    </style:style>
    <style:style style:name="T2130" style:family="text">
      <style:text-properties officeooo:rsid="10072be5"/>
    </style:style>
    <style:style style:name="T2131" style:family="text">
      <style:text-properties officeooo:rsid="1008907f"/>
    </style:style>
    <style:style style:name="T2132" style:family="text">
      <style:text-properties officeooo:rsid="100a228f"/>
    </style:style>
    <style:style style:name="T2133" style:family="text">
      <style:text-properties officeooo:rsid="100ad80b"/>
    </style:style>
    <style:style style:name="T2134" style:family="text">
      <style:text-properties officeooo:rsid="100c4cff"/>
    </style:style>
    <style:style style:name="T2135" style:family="text">
      <style:text-properties officeooo:rsid="100d48ea"/>
    </style:style>
    <style:style style:name="T2136" style:family="text">
      <style:text-properties officeooo:rsid="100ed4bb"/>
    </style:style>
    <style:style style:name="T2137" style:family="text">
      <style:text-properties officeooo:rsid="100edcb5"/>
    </style:style>
    <style:style style:name="T2138" style:family="text">
      <style:text-properties officeooo:rsid="100f9ea7"/>
    </style:style>
    <style:style style:name="T2139" style:family="text">
      <style:text-properties officeooo:rsid="101023cb"/>
    </style:style>
    <style:style style:name="T2140" style:family="text">
      <style:text-properties officeooo:rsid="101086a6"/>
    </style:style>
    <style:style style:name="T2141" style:family="text">
      <style:text-properties officeooo:rsid="1010a556"/>
    </style:style>
    <style:style style:name="T2142" style:family="text">
      <style:text-properties officeooo:rsid="101120ca"/>
    </style:style>
    <style:style style:name="T2143" style:family="text">
      <style:text-properties officeooo:rsid="10115a91"/>
    </style:style>
    <style:style style:name="T2144" style:family="text">
      <style:text-properties officeooo:rsid="10134ce9"/>
    </style:style>
    <style:style style:name="T2145" style:family="text">
      <style:text-properties officeooo:rsid="101437ae"/>
    </style:style>
    <style:style style:name="T2146" style:family="text">
      <style:text-properties officeooo:rsid="1014e447"/>
    </style:style>
    <style:style style:name="T2147" style:family="text">
      <style:text-properties officeooo:rsid="1015de53"/>
    </style:style>
    <style:style style:name="T2148" style:family="text">
      <style:text-properties officeooo:rsid="1016812b"/>
    </style:style>
    <style:style style:name="T2149" style:family="text">
      <style:text-properties officeooo:rsid="10182a2c"/>
    </style:style>
    <style:style style:name="T2150" style:family="text">
      <style:text-properties officeooo:rsid="1018b7cc"/>
    </style:style>
    <style:style style:name="T2151" style:family="text">
      <style:text-properties officeooo:rsid="101a71db"/>
    </style:style>
    <style:style style:name="T2152" style:family="text">
      <style:text-properties officeooo:rsid="101c5680"/>
    </style:style>
    <style:style style:name="T2153" style:family="text">
      <style:text-properties officeooo:rsid="101d8267"/>
    </style:style>
    <style:style style:name="T2154" style:family="text">
      <style:text-properties officeooo:rsid="101ea500"/>
    </style:style>
    <style:style style:name="T2155" style:family="text">
      <style:text-properties officeooo:rsid="10205ec5"/>
    </style:style>
    <style:style style:name="T2156" style:family="text">
      <style:text-properties officeooo:rsid="10223cb6"/>
    </style:style>
    <style:style style:name="T2157" style:family="text">
      <style:text-properties officeooo:rsid="1026c585"/>
    </style:style>
    <style:style style:name="T2158" style:family="text">
      <style:text-properties officeooo:rsid="10286c02"/>
    </style:style>
    <style:style style:name="T2159" style:family="text">
      <style:text-properties officeooo:rsid="102929d3"/>
    </style:style>
    <style:style style:name="T2160" style:family="text">
      <style:text-properties officeooo:rsid="10298903"/>
    </style:style>
    <style:style style:name="T2161" style:family="text">
      <style:text-properties officeooo:rsid="10376e32"/>
    </style:style>
    <style:style style:name="T2162" style:family="text">
      <style:text-properties officeooo:rsid="1039aba4"/>
    </style:style>
    <style:style style:name="T2163" style:family="text">
      <style:text-properties officeooo:rsid="1039c509"/>
    </style:style>
    <style:style style:name="T2164" style:family="text">
      <style:text-properties officeooo:rsid="103bcc47"/>
    </style:style>
    <style:style style:name="T2165" style:family="text">
      <style:text-properties officeooo:rsid="103c9c5f"/>
    </style:style>
    <style:style style:name="T2166" style:family="text">
      <style:text-properties officeooo:rsid="103d1ee4"/>
    </style:style>
    <style:style style:name="T2167" style:family="text">
      <style:text-properties officeooo:rsid="103d8918"/>
    </style:style>
    <style:style style:name="T2168" style:family="text">
      <style:text-properties officeooo:rsid="103e6086"/>
    </style:style>
    <style:style style:name="T2169" style:family="text">
      <style:text-properties officeooo:rsid="103f3fab"/>
    </style:style>
    <style:style style:name="T2170" style:family="text">
      <style:text-properties officeooo:rsid="1040f74c"/>
    </style:style>
    <style:style style:name="T2171" style:family="text">
      <style:text-properties officeooo:rsid="10412b54"/>
    </style:style>
    <style:style style:name="T2172" style:family="text">
      <style:text-properties officeooo:rsid="1041f84a"/>
    </style:style>
    <style:style style:name="T2173" style:family="text">
      <style:text-properties officeooo:rsid="1049034f"/>
    </style:style>
    <style:style style:name="T2174" style:family="text">
      <style:text-properties officeooo:rsid="1056547b"/>
    </style:style>
    <style:style style:name="T2175" style:family="text">
      <style:text-properties officeooo:rsid="1056d81f"/>
    </style:style>
    <style:style style:name="T2176" style:family="text">
      <style:text-properties officeooo:rsid="105b5ce5"/>
    </style:style>
    <style:style style:name="T2177" style:family="text">
      <style:text-properties officeooo:rsid="105d045c"/>
    </style:style>
    <style:style style:name="T2178" style:family="text">
      <style:text-properties officeooo:rsid="105deb62"/>
    </style:style>
    <style:style style:name="T2179" style:family="text">
      <style:text-properties officeooo:rsid="105fd0f0"/>
    </style:style>
    <style:style style:name="T2180" style:family="text">
      <style:text-properties officeooo:rsid="10616c64"/>
    </style:style>
    <style:style style:name="T2181" style:family="text">
      <style:text-properties officeooo:rsid="1061eb4e"/>
    </style:style>
    <style:style style:name="T2182" style:family="text">
      <style:text-properties officeooo:rsid="10659917"/>
    </style:style>
    <style:style style:name="T2183" style:family="text">
      <style:text-properties officeooo:rsid="106a062d"/>
    </style:style>
    <style:style style:name="T2184" style:family="text">
      <style:text-properties officeooo:rsid="106e957e"/>
    </style:style>
    <style:style style:name="T2185" style:family="text">
      <style:text-properties officeooo:rsid="1070e113"/>
    </style:style>
    <style:style style:name="T2186" style:family="text">
      <style:text-properties officeooo:rsid="107297f0"/>
    </style:style>
    <style:style style:name="T2187" style:family="text">
      <style:text-properties officeooo:rsid="1076b240"/>
    </style:style>
    <style:style style:name="T2188" style:family="text">
      <style:text-properties officeooo:rsid="1076c732"/>
    </style:style>
    <style:style style:name="T2189" style:family="text">
      <style:text-properties officeooo:rsid="1079744f"/>
    </style:style>
    <style:style style:name="T2190" style:family="text">
      <style:text-properties officeooo:rsid="107c5459"/>
    </style:style>
    <style:style style:name="T2191" style:family="text">
      <style:text-properties officeooo:rsid="107e4ae5"/>
    </style:style>
    <style:style style:name="T2192" style:family="text">
      <style:text-properties officeooo:rsid="107e982d"/>
    </style:style>
    <style:style style:name="T2193" style:family="text">
      <style:text-properties officeooo:rsid="107ef292"/>
    </style:style>
    <style:style style:name="T2194" style:family="text">
      <style:text-properties officeooo:rsid="10807b17"/>
    </style:style>
    <style:style style:name="T2195" style:family="text">
      <style:text-properties officeooo:rsid="1082b01a"/>
    </style:style>
    <style:style style:name="T2196" style:family="text">
      <style:text-properties officeooo:rsid="1084f6fb"/>
    </style:style>
    <style:style style:name="T2197" style:family="text">
      <style:text-properties officeooo:rsid="10860d35"/>
    </style:style>
    <style:style style:name="T2198" style:family="text">
      <style:text-properties officeooo:rsid="108793f0"/>
    </style:style>
    <style:style style:name="T2199" style:family="text">
      <style:text-properties officeooo:rsid="10882ac6"/>
    </style:style>
    <style:style style:name="T2200" style:family="text">
      <style:text-properties officeooo:rsid="108c54d1"/>
    </style:style>
    <style:style style:name="T2201" style:family="text">
      <style:text-properties officeooo:rsid="108d7ab8"/>
    </style:style>
    <style:style style:name="T2202" style:family="text">
      <style:text-properties officeooo:rsid="108df179"/>
    </style:style>
    <style:style style:name="T2203" style:family="text">
      <style:text-properties officeooo:rsid="108edfd5"/>
    </style:style>
    <style:style style:name="T2204" style:family="text">
      <style:text-properties officeooo:rsid="10901124"/>
    </style:style>
    <style:style style:name="T2205" style:family="text">
      <style:text-properties officeooo:rsid="1091bb8f"/>
    </style:style>
    <style:style style:name="T2206" style:family="text">
      <style:text-properties officeooo:rsid="1091fefe"/>
    </style:style>
    <style:style style:name="T2207" style:family="text">
      <style:text-properties officeooo:rsid="10930ebf"/>
    </style:style>
    <style:style style:name="T2208" style:family="text">
      <style:text-properties officeooo:rsid="10947d56"/>
    </style:style>
    <style:style style:name="T2209" style:family="text">
      <style:text-properties officeooo:rsid="1095f355"/>
    </style:style>
    <style:style style:name="T2210" style:family="text">
      <style:text-properties officeooo:rsid="1097e076"/>
    </style:style>
    <style:style style:name="T2211" style:family="text">
      <style:text-properties officeooo:rsid="1098e6b6"/>
    </style:style>
    <style:style style:name="T2212" style:family="text">
      <style:text-properties officeooo:rsid="109c98a3"/>
    </style:style>
    <style:style style:name="T2213" style:family="text">
      <style:text-properties officeooo:rsid="109e8d10"/>
    </style:style>
    <style:style style:name="T2214" style:family="text">
      <style:text-properties officeooo:rsid="109e9284"/>
    </style:style>
    <style:style style:name="T2215" style:family="text">
      <style:text-properties officeooo:rsid="109eb0fa"/>
    </style:style>
    <style:style style:name="T2216" style:family="text">
      <style:text-properties officeooo:rsid="10a0671d"/>
    </style:style>
    <style:style style:name="T2217" style:family="text">
      <style:text-properties officeooo:rsid="10a1d3bd"/>
    </style:style>
    <style:style style:name="T2218" style:family="text">
      <style:text-properties officeooo:rsid="10a59186"/>
    </style:style>
    <style:style style:name="T2219" style:family="text">
      <style:text-properties officeooo:rsid="10a6da5f"/>
    </style:style>
    <style:style style:name="T2220" style:family="text">
      <style:text-properties officeooo:rsid="10a7074b"/>
    </style:style>
    <style:style style:name="T2221" style:family="text">
      <style:text-properties officeooo:rsid="10a8373e"/>
    </style:style>
    <style:style style:name="T2222" style:family="text">
      <style:text-properties officeooo:rsid="10a8b504"/>
    </style:style>
    <style:style style:name="T2223" style:family="text">
      <style:text-properties officeooo:rsid="10aa8549"/>
    </style:style>
    <style:style style:name="T2224" style:family="text">
      <style:text-properties officeooo:rsid="10ad8066"/>
    </style:style>
    <style:style style:name="T2225" style:family="text">
      <style:text-properties officeooo:rsid="03b3b46e"/>
    </style:style>
    <style:style style:name="T2226" style:family="text">
      <style:text-properties officeooo:rsid="10af53ea"/>
    </style:style>
    <style:style style:name="T2227" style:family="text">
      <style:text-properties officeooo:rsid="10b05062"/>
    </style:style>
    <style:style style:name="T2228" style:family="text">
      <style:text-properties officeooo:rsid="10b15333"/>
    </style:style>
    <style:style style:name="T2229" style:family="text">
      <style:text-properties officeooo:rsid="10b2a3d4"/>
    </style:style>
    <style:style style:name="T2230" style:family="text">
      <style:text-properties officeooo:rsid="10b39985"/>
    </style:style>
    <style:style style:name="T2231" style:family="text">
      <style:text-properties officeooo:rsid="10b42493"/>
    </style:style>
    <style:style style:name="T2232" style:family="text">
      <style:text-properties officeooo:rsid="10b5322d"/>
    </style:style>
    <style:style style:name="T2233" style:family="text">
      <style:text-properties officeooo:rsid="10b5c048"/>
    </style:style>
    <style:style style:name="T2234" style:family="text">
      <style:text-properties officeooo:rsid="10b5fa9f"/>
    </style:style>
    <style:style style:name="T2235" style:family="text">
      <style:text-properties officeooo:rsid="10b74305"/>
    </style:style>
    <style:style style:name="T2236" style:family="text">
      <style:text-properties officeooo:rsid="10ba841d"/>
    </style:style>
    <style:style style:name="T2237" style:family="text">
      <style:text-properties officeooo:rsid="10bcb743"/>
    </style:style>
    <style:style style:name="T2238" style:family="text">
      <style:text-properties officeooo:rsid="10be9dd8"/>
    </style:style>
    <style:style style:name="T2239" style:family="text">
      <style:text-properties officeooo:rsid="10bfd843"/>
    </style:style>
    <style:style style:name="T2240" style:family="text">
      <style:text-properties officeooo:rsid="10c1adab"/>
    </style:style>
    <style:style style:name="T2241" style:family="text">
      <style:text-properties officeooo:rsid="10c26e9f"/>
    </style:style>
    <style:style style:name="T2242" style:family="text">
      <style:text-properties officeooo:rsid="10c3b2b7"/>
    </style:style>
    <style:style style:name="T2243" style:family="text">
      <style:text-properties officeooo:rsid="10c43730"/>
    </style:style>
    <style:style style:name="T2244" style:family="text">
      <style:text-properties officeooo:rsid="10c50943"/>
    </style:style>
    <style:style style:name="T2245" style:family="text">
      <style:text-properties officeooo:rsid="10c62260"/>
    </style:style>
    <style:style style:name="T2246" style:family="text">
      <style:text-properties officeooo:rsid="10c6eca7"/>
    </style:style>
    <style:style style:name="T2247" style:family="text">
      <style:text-properties officeooo:rsid="10c890fc"/>
    </style:style>
    <style:style style:name="T2248" style:family="text">
      <style:text-properties officeooo:rsid="10c8c4d6"/>
    </style:style>
    <style:style style:name="T2249" style:family="text">
      <style:text-properties officeooo:rsid="10ca1f4f"/>
    </style:style>
    <style:style style:name="T2250" style:family="text">
      <style:text-properties officeooo:rsid="10cbc257"/>
    </style:style>
    <style:style style:name="T2251" style:family="text">
      <style:text-properties officeooo:rsid="10cbf933"/>
    </style:style>
    <style:style style:name="T2252" style:family="text">
      <style:text-properties officeooo:rsid="10cc9878"/>
    </style:style>
    <style:style style:name="T2253" style:family="text">
      <style:text-properties officeooo:rsid="10cd266f"/>
    </style:style>
    <style:style style:name="T2254" style:family="text">
      <style:text-properties officeooo:rsid="10ce6f97"/>
    </style:style>
    <style:style style:name="T2255" style:family="text">
      <style:text-properties officeooo:rsid="10cef9b7"/>
    </style:style>
    <style:style style:name="T2256" style:family="text">
      <style:text-properties officeooo:rsid="10d022f4"/>
    </style:style>
    <style:style style:name="T2257" style:family="text">
      <style:text-properties officeooo:rsid="10d1af9b"/>
    </style:style>
    <style:style style:name="T2258" style:family="text">
      <style:text-properties officeooo:rsid="10d21ca5"/>
    </style:style>
    <style:style style:name="T2259" style:family="text">
      <style:text-properties officeooo:rsid="10d34ec0"/>
    </style:style>
    <style:style style:name="T2260" style:family="text">
      <style:text-properties officeooo:rsid="10d4abd3"/>
    </style:style>
    <style:style style:name="T2261" style:family="text">
      <style:text-properties officeooo:rsid="10d80f6c"/>
    </style:style>
    <style:style style:name="T2262" style:family="text">
      <style:text-properties officeooo:rsid="10d91a10"/>
    </style:style>
    <style:style style:name="T2263" style:family="text">
      <style:text-properties officeooo:rsid="10db1670"/>
    </style:style>
    <style:style style:name="T2264" style:family="text">
      <style:text-properties officeooo:rsid="10dc8185"/>
    </style:style>
    <style:style style:name="T2265" style:family="text">
      <style:text-properties officeooo:rsid="10dd2c0a"/>
    </style:style>
    <style:style style:name="T2266" style:family="text">
      <style:text-properties officeooo:rsid="10de4bfe"/>
    </style:style>
    <style:style style:name="T2267" style:family="text">
      <style:text-properties officeooo:rsid="10dfa104"/>
    </style:style>
    <style:style style:name="T2268" style:family="text">
      <style:text-properties officeooo:rsid="10e4eddb"/>
    </style:style>
    <style:style style:name="T2269" style:family="text">
      <style:text-properties officeooo:rsid="10e6e4c0"/>
    </style:style>
    <style:style style:name="T2270" style:family="text">
      <style:text-properties officeooo:rsid="10ead1cd"/>
    </style:style>
    <style:style style:name="T2271" style:family="text">
      <style:text-properties officeooo:rsid="10ec3874"/>
    </style:style>
    <style:style style:name="T2272" style:family="text">
      <style:text-properties officeooo:rsid="10edb8df"/>
    </style:style>
    <style:style style:name="T2273" style:family="text">
      <style:text-properties officeooo:rsid="10ef26e7"/>
    </style:style>
    <style:style style:name="T2274" style:family="text">
      <style:text-properties officeooo:rsid="10f0e3a9"/>
    </style:style>
    <style:style style:name="T2275" style:family="text">
      <style:text-properties officeooo:rsid="10f1436b"/>
    </style:style>
    <style:style style:name="T2276" style:family="text">
      <style:text-properties officeooo:rsid="10f3103f"/>
    </style:style>
    <style:style style:name="T2277" style:family="text">
      <style:text-properties officeooo:rsid="10f34612"/>
    </style:style>
    <style:style style:name="T2278" style:family="text">
      <style:text-properties officeooo:rsid="10f52458"/>
    </style:style>
    <style:style style:name="T2279" style:family="text">
      <style:text-properties officeooo:rsid="10f77756"/>
    </style:style>
    <style:style style:name="T2280" style:family="text">
      <style:text-properties officeooo:rsid="10f92cd0"/>
    </style:style>
    <style:style style:name="T2281" style:family="text">
      <style:text-properties officeooo:rsid="10fc0c11"/>
    </style:style>
    <style:style style:name="T2282" style:family="text">
      <style:text-properties officeooo:rsid="10fd5e61"/>
    </style:style>
    <style:style style:name="T2283" style:family="text">
      <style:text-properties officeooo:rsid="10fea315"/>
    </style:style>
    <style:style style:name="T2284" style:family="text">
      <style:text-properties officeooo:rsid="10ffcf15"/>
    </style:style>
    <style:style style:name="T2285" style:family="text">
      <style:text-properties officeooo:rsid="1102f263"/>
    </style:style>
    <style:style style:name="T2286" style:family="text">
      <style:text-properties officeooo:rsid="11049cb0"/>
    </style:style>
    <style:style style:name="T2287" style:family="text">
      <style:text-properties officeooo:rsid="11053baa"/>
    </style:style>
    <style:style style:name="T2288" style:family="text">
      <style:text-properties officeooo:rsid="11062124"/>
    </style:style>
    <style:style style:name="T2289" style:family="text">
      <style:text-properties officeooo:rsid="110b6db9"/>
    </style:style>
    <style:style style:name="T2290" style:family="text">
      <style:text-properties officeooo:rsid="110f8b4a"/>
    </style:style>
    <style:style style:name="T2291" style:family="text">
      <style:text-properties officeooo:rsid="110fa69a"/>
    </style:style>
    <style:style style:name="T2292" style:family="text">
      <style:text-properties officeooo:rsid="110ff7c2"/>
    </style:style>
    <style:style style:name="T2293" style:family="text">
      <style:text-properties officeooo:rsid="11130536"/>
    </style:style>
    <style:style style:name="T2294" style:family="text">
      <style:text-properties officeooo:rsid="11158252"/>
    </style:style>
    <style:style style:name="T2295" style:family="text">
      <style:text-properties officeooo:rsid="1116eefe"/>
    </style:style>
    <style:style style:name="T2296" style:family="text">
      <style:text-properties officeooo:rsid="1117e726"/>
    </style:style>
    <style:style style:name="T2297" style:family="text">
      <style:text-properties officeooo:rsid="11181a7b"/>
    </style:style>
    <style:style style:name="T2298" style:family="text">
      <style:text-properties officeooo:rsid="1119f55a"/>
    </style:style>
    <style:style style:name="T2299" style:family="text">
      <style:text-properties officeooo:rsid="111b9f6e"/>
    </style:style>
    <style:style style:name="T2300" style:family="text">
      <style:text-properties officeooo:rsid="111e4097"/>
    </style:style>
    <style:style style:name="T2301" style:family="text">
      <style:text-properties officeooo:rsid="111f5eee"/>
    </style:style>
    <style:style style:name="T2302" style:family="text">
      <style:text-properties officeooo:rsid="1120ed65"/>
    </style:style>
    <style:style style:name="T2303" style:family="text">
      <style:text-properties officeooo:rsid="1122decd"/>
    </style:style>
    <style:style style:name="T2304" style:family="text">
      <style:text-properties officeooo:rsid="11230c91"/>
    </style:style>
    <style:style style:name="T2305" style:family="text">
      <style:text-properties officeooo:rsid="1123a190"/>
    </style:style>
    <style:style style:name="T2306" style:family="text">
      <style:text-properties officeooo:rsid="112486f9"/>
    </style:style>
    <style:style style:name="T2307" style:family="text">
      <style:text-properties officeooo:rsid="1126541e"/>
    </style:style>
    <style:style style:name="T2308" style:family="text">
      <style:text-properties officeooo:rsid="112d29d1"/>
    </style:style>
    <style:style style:name="T2309" style:family="text">
      <style:text-properties officeooo:rsid="112f0b24"/>
    </style:style>
    <style:style style:name="T2310" style:family="text">
      <style:text-properties officeooo:rsid="11318879"/>
    </style:style>
    <style:style style:name="T2311" style:family="text">
      <style:text-properties officeooo:rsid="11324e8d"/>
    </style:style>
    <style:style style:name="T2312" style:family="text">
      <style:text-properties officeooo:rsid="1133e324"/>
    </style:style>
    <style:style style:name="T2313" style:family="text">
      <style:text-properties officeooo:rsid="11346d6c"/>
    </style:style>
    <style:style style:name="T2314" style:family="text">
      <style:text-properties officeooo:rsid="113653f8"/>
    </style:style>
    <style:style style:name="T2315" style:family="text">
      <style:text-properties officeooo:rsid="11372424"/>
    </style:style>
    <style:style style:name="T2316" style:family="text">
      <style:text-properties officeooo:rsid="1137bcd9"/>
    </style:style>
    <style:style style:name="T2317" style:family="text">
      <style:text-properties officeooo:rsid="113aa50a"/>
    </style:style>
    <style:style style:name="T2318" style:family="text">
      <style:text-properties officeooo:rsid="113c3052"/>
    </style:style>
    <style:style style:name="T2319" style:family="text">
      <style:text-properties officeooo:rsid="113de720"/>
    </style:style>
    <style:style style:name="T2320" style:family="text">
      <style:text-properties officeooo:rsid="113e5e48"/>
    </style:style>
    <style:style style:name="T2321" style:family="text">
      <style:text-properties officeooo:rsid="113e60c9"/>
    </style:style>
    <style:style style:name="T2322" style:family="text">
      <style:text-properties officeooo:rsid="113f7d7c"/>
    </style:style>
    <style:style style:name="T2323" style:family="text">
      <style:text-properties officeooo:rsid="1140e9b6"/>
    </style:style>
    <style:style style:name="T2324" style:family="text">
      <style:text-properties officeooo:rsid="1142b75d"/>
    </style:style>
    <style:style style:name="T2325" style:family="text">
      <style:text-properties officeooo:rsid="1142b856"/>
    </style:style>
    <style:style style:name="T2326" style:family="text">
      <style:text-properties officeooo:rsid="1143d013"/>
    </style:style>
    <style:style style:name="T2327" style:family="text">
      <style:text-properties officeooo:rsid="1146798a"/>
    </style:style>
    <style:style style:name="T2328" style:family="text">
      <style:text-properties officeooo:rsid="1146fb82"/>
    </style:style>
    <style:style style:name="T2329" style:family="text">
      <style:text-properties officeooo:rsid="114831eb"/>
    </style:style>
    <style:style style:name="T2330" style:family="text">
      <style:text-properties officeooo:rsid="11489b7c"/>
    </style:style>
    <style:style style:name="T2331" style:family="text">
      <style:text-properties officeooo:rsid="1149b0b8"/>
    </style:style>
    <style:style style:name="T2332" style:family="text">
      <style:text-properties officeooo:rsid="114af70d"/>
    </style:style>
    <style:style style:name="T2333" style:family="text">
      <style:text-properties officeooo:rsid="114cb256"/>
    </style:style>
    <style:style style:name="T2334" style:family="text">
      <style:text-properties officeooo:rsid="115098d5"/>
    </style:style>
    <style:style style:name="T2335" style:family="text">
      <style:text-properties officeooo:rsid="11513d81"/>
    </style:style>
    <style:style style:name="T2336" style:family="text">
      <style:text-properties officeooo:rsid="1153452b"/>
    </style:style>
    <style:style style:name="T2337" style:family="text">
      <style:text-properties officeooo:rsid="11550bd5"/>
    </style:style>
    <style:style style:name="T2338" style:family="text">
      <style:text-properties officeooo:rsid="11566331"/>
    </style:style>
    <style:style style:name="T2339" style:family="text">
      <style:text-properties officeooo:rsid="1158b283"/>
    </style:style>
    <style:style style:name="T2340" style:family="text">
      <style:text-properties officeooo:rsid="1159e49a"/>
    </style:style>
    <style:style style:name="T2341" style:family="text">
      <style:text-properties officeooo:rsid="115b078b"/>
    </style:style>
    <style:style style:name="T2342" style:family="text">
      <style:text-properties officeooo:rsid="115e7a9d"/>
    </style:style>
    <style:style style:name="T2343" style:family="text">
      <style:text-properties officeooo:rsid="1162fbc5"/>
    </style:style>
    <style:style style:name="T2344" style:family="text">
      <style:text-properties officeooo:rsid="11634587"/>
    </style:style>
    <style:style style:name="T2345" style:family="text">
      <style:text-properties officeooo:rsid="1165200e"/>
    </style:style>
    <style:style style:name="T2346" style:family="text">
      <style:text-properties officeooo:rsid="11672830"/>
    </style:style>
    <style:style style:name="T2347" style:family="text">
      <style:text-properties officeooo:rsid="1168fa48"/>
    </style:style>
    <style:style style:name="T2348" style:family="text">
      <style:text-properties officeooo:rsid="1169eb65"/>
    </style:style>
    <style:style style:name="T2349" style:family="text">
      <style:text-properties officeooo:rsid="116a607c"/>
    </style:style>
    <style:style style:name="T2350" style:family="text">
      <style:text-properties officeooo:rsid="116c7e9d"/>
    </style:style>
    <style:style style:name="T2351" style:family="text">
      <style:text-properties officeooo:rsid="116ddd2c"/>
    </style:style>
    <style:style style:name="T2352" style:family="text">
      <style:text-properties officeooo:rsid="116e40f0"/>
    </style:style>
    <style:style style:name="T2353" style:family="text">
      <style:text-properties officeooo:rsid="116e70a2"/>
    </style:style>
    <style:style style:name="T2354" style:family="text">
      <style:text-properties officeooo:rsid="11fd2854"/>
    </style:style>
    <style:style style:name="T2355" style:family="text">
      <style:text-properties officeooo:rsid="11fe259d"/>
    </style:style>
    <style:style style:name="T2356" style:family="text">
      <style:text-properties officeooo:rsid="12020d3d"/>
    </style:style>
    <style:style style:name="T2357" style:family="text">
      <style:text-properties officeooo:rsid="120aaccc"/>
    </style:style>
    <style:style style:name="T2358" style:family="text">
      <style:text-properties officeooo:rsid="120e1f38"/>
    </style:style>
    <style:style style:name="T2359" style:family="text">
      <style:text-properties officeooo:rsid="120ebe73"/>
    </style:style>
    <style:style style:name="T2360" style:family="text">
      <style:text-properties officeooo:rsid="1212b7f9"/>
    </style:style>
    <style:style style:name="T2361" style:family="text">
      <style:text-properties officeooo:rsid="1213c720"/>
    </style:style>
    <style:style style:name="T2362" style:family="text">
      <style:text-properties officeooo:rsid="121560a8"/>
    </style:style>
    <style:style style:name="T2363" style:family="text">
      <style:text-properties officeooo:rsid="1215d631"/>
    </style:style>
    <style:style style:name="T2364" style:family="text">
      <style:text-properties officeooo:rsid="1217ffcd"/>
    </style:style>
    <style:style style:name="T2365" style:family="text">
      <style:text-properties officeooo:rsid="1218bf47"/>
    </style:style>
    <style:style style:name="T2366" style:family="text">
      <style:text-properties officeooo:rsid="121abef5"/>
    </style:style>
    <style:style style:name="T2367" style:family="text">
      <style:text-properties officeooo:rsid="121b80ee"/>
    </style:style>
    <style:style style:name="T2368" style:family="text">
      <style:text-properties officeooo:rsid="121e2ef8"/>
    </style:style>
    <style:style style:name="T2369" style:family="text">
      <style:text-properties officeooo:rsid="121eef2a"/>
    </style:style>
    <style:style style:name="T2370" style:family="text">
      <style:text-properties officeooo:rsid="121f4ff0"/>
    </style:style>
    <style:style style:name="T2371" style:family="text">
      <style:text-properties officeooo:rsid="12200d86"/>
    </style:style>
    <style:style style:name="T2372" style:family="text">
      <style:text-properties officeooo:rsid="122010b0"/>
    </style:style>
    <style:style style:name="T2373" style:family="text">
      <style:text-properties officeooo:rsid="12215a10"/>
    </style:style>
    <style:style style:name="T2374" style:family="text">
      <style:text-properties officeooo:rsid="1221b0b9"/>
    </style:style>
    <style:style style:name="T2375" style:family="text">
      <style:text-properties officeooo:rsid="122382cd"/>
    </style:style>
    <style:style style:name="T2376" style:family="text">
      <style:text-properties officeooo:rsid="1223cdc2"/>
    </style:style>
    <style:style style:name="T2377" style:family="text">
      <style:text-properties officeooo:rsid="1224e15e"/>
    </style:style>
    <style:style style:name="T2378" style:family="text">
      <style:text-properties officeooo:rsid="12258d0e"/>
    </style:style>
    <style:style style:name="T2379" style:family="text">
      <style:text-properties officeooo:rsid="1225d2e9"/>
    </style:style>
    <style:style style:name="T2380" style:family="text">
      <style:text-properties officeooo:rsid="1225f064"/>
    </style:style>
    <style:style style:name="T2381" style:family="text">
      <style:text-properties officeooo:rsid="1226dbb8"/>
    </style:style>
    <style:style style:name="T2382" style:family="text">
      <style:text-properties officeooo:rsid="12271c7c"/>
    </style:style>
    <style:style style:name="T2383" style:family="text">
      <style:text-properties officeooo:rsid="12291a0b"/>
    </style:style>
    <style:style style:name="T2384" style:family="text">
      <style:text-properties officeooo:rsid="122b1fd7"/>
    </style:style>
    <style:style style:name="T2385" style:family="text">
      <style:text-properties officeooo:rsid="122b6956"/>
    </style:style>
    <style:style style:name="T2386" style:family="text">
      <style:text-properties officeooo:rsid="122b95c9"/>
    </style:style>
    <style:style style:name="T2387" style:family="text">
      <style:text-properties officeooo:rsid="122d3070"/>
    </style:style>
    <style:style style:name="T2388" style:family="text">
      <style:text-properties officeooo:rsid="122d3eeb"/>
    </style:style>
    <style:style style:name="T2389" style:family="text">
      <style:text-properties officeooo:rsid="122eff31"/>
    </style:style>
    <style:style style:name="T2390" style:family="text">
      <style:text-properties officeooo:rsid="122fe577"/>
    </style:style>
    <style:style style:name="T2391" style:family="text">
      <style:text-properties officeooo:rsid="123233fb"/>
    </style:style>
    <style:style style:name="T2392" style:family="text">
      <style:text-properties officeooo:rsid="123277a5"/>
    </style:style>
    <style:style style:name="T2393" style:family="text">
      <style:text-properties officeooo:rsid="1234a286"/>
    </style:style>
    <style:style style:name="T2394" style:family="text">
      <style:text-properties officeooo:rsid="1235d4c6"/>
    </style:style>
    <style:style style:name="T2395" style:family="text">
      <style:text-properties officeooo:rsid="1237b2d5"/>
    </style:style>
    <style:style style:name="T2396" style:family="text">
      <style:text-properties officeooo:rsid="1238bce2"/>
    </style:style>
    <style:style style:name="T2397" style:family="text">
      <style:text-properties officeooo:rsid="1238da21"/>
    </style:style>
    <style:style style:name="T2398" style:family="text">
      <style:text-properties officeooo:rsid="123a3037"/>
    </style:style>
    <style:style style:name="T2399" style:family="text">
      <style:text-properties officeooo:rsid="123b941a"/>
    </style:style>
    <style:style style:name="T2400" style:family="text">
      <style:text-properties officeooo:rsid="123d9308"/>
    </style:style>
    <style:style style:name="T2401" style:family="text">
      <style:text-properties officeooo:rsid="123ef2d0"/>
    </style:style>
    <style:style style:name="T2402" style:family="text">
      <style:text-properties officeooo:rsid="124052ec"/>
    </style:style>
    <style:style style:name="T2403" style:family="text">
      <style:text-properties officeooo:rsid="12416314"/>
    </style:style>
    <style:style style:name="T2404" style:family="text">
      <style:text-properties officeooo:rsid="1244563e"/>
    </style:style>
    <style:style style:name="T2405" style:family="text">
      <style:text-properties officeooo:rsid="1244614f"/>
    </style:style>
    <style:style style:name="T2406" style:family="text">
      <style:text-properties officeooo:rsid="12462e99"/>
    </style:style>
    <style:style style:name="T2407" style:family="text">
      <style:text-properties officeooo:rsid="124832c4"/>
    </style:style>
    <style:style style:name="T2408" style:family="text">
      <style:text-properties officeooo:rsid="124973bd"/>
    </style:style>
    <style:style style:name="T2409" style:family="text">
      <style:text-properties officeooo:rsid="124b2a33"/>
    </style:style>
    <style:style style:name="T2410" style:family="text">
      <style:text-properties officeooo:rsid="124b6488"/>
    </style:style>
    <style:style style:name="T2411" style:family="text">
      <style:text-properties officeooo:rsid="124cc36c"/>
    </style:style>
    <style:style style:name="T2412" style:family="text">
      <style:text-properties officeooo:rsid="12505b50"/>
    </style:style>
    <style:style style:name="T2413" style:family="text">
      <style:text-properties officeooo:rsid="1251e469"/>
    </style:style>
    <style:style style:name="T2414" style:family="text">
      <style:text-properties officeooo:rsid="1252b267"/>
    </style:style>
    <style:style style:name="T2415" style:family="text">
      <style:text-properties officeooo:rsid="125319c1"/>
    </style:style>
    <style:style style:name="T2416" style:family="text">
      <style:text-properties officeooo:rsid="1255111d"/>
    </style:style>
    <style:style style:name="T2417" style:family="text">
      <style:text-properties officeooo:rsid="1258e5c9"/>
    </style:style>
    <style:style style:name="T2418" style:family="text">
      <style:text-properties officeooo:rsid="125a2a89"/>
    </style:style>
    <style:style style:name="T2419" style:family="text">
      <style:text-properties officeooo:rsid="125c085b"/>
    </style:style>
    <style:style style:name="T2420" style:family="text">
      <style:text-properties officeooo:rsid="125d0fac"/>
    </style:style>
    <style:style style:name="T2421" style:family="text">
      <style:text-properties officeooo:rsid="125d2fbe"/>
    </style:style>
    <style:style style:name="T2422" style:family="text">
      <style:text-properties officeooo:rsid="125d9e28"/>
    </style:style>
    <style:style style:name="T2423" style:family="text">
      <style:text-properties officeooo:rsid="125ef57b"/>
    </style:style>
    <style:style style:name="T2424" style:family="text">
      <style:text-properties officeooo:rsid="12607036"/>
    </style:style>
    <style:style style:name="T2425" style:family="text">
      <style:text-properties officeooo:rsid="126100ea"/>
    </style:style>
    <style:style style:name="T2426" style:family="text">
      <style:text-properties officeooo:rsid="12621867"/>
    </style:style>
    <style:style style:name="T2427" style:family="text">
      <style:text-properties officeooo:rsid="126346a4"/>
    </style:style>
    <style:style style:name="T2428" style:family="text">
      <style:text-properties officeooo:rsid="1265424d"/>
    </style:style>
    <style:style style:name="T2429" style:family="text">
      <style:text-properties officeooo:rsid="126613e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1"><text:span text:style-name="T2274">0. </text:span>Зло</text:p>
      <text:p text:style-name="P50"><text:tab/><text:span text:style-name="T2018">В Эквестрии существуют дв</text:span><text:span text:style-name="T2158">а вида</text:span><text:span text:style-name="T2018"> магии — </text:span><text:span text:style-name="T2019">тьма</text:span><text:span text:style-name="T2018">, которая дает могуществ</text:span><text:span text:style-name="T2159">о</text:span><text:span text:style-name="T2018"> и власть над другими и </text:span><text:span text:style-name="T2019">свет</text:span><text:span text:style-name="T2018"> - путь к </text:span><text:span text:style-name="T2160">свободе и добру</text:span><text:span text:style-name="T2018">.</text:span></text:p>
      <text:p text:style-name="P253"><text:span text:style-name="T164"><text:tab/></text:span><text:span text:style-name="T165">Эти две стороны</text:span><text:span text:style-name="T164"> часто переплетаются</text:span><text:span text:style-name="T221"> между собой</text:span><text:span text:style-name="T164">, поэтому нужна гармония, нужен баланс.</text:span></text:p>
      <text:p text:style-name="P251"><text:span text:style-name="T164"><text:tab/></text:span><text:span text:style-name="T163">Темная магия способн</text:span><text:span text:style-name="T205">а</text:span><text:span text:style-name="T163"> уничтожить </text:span><text:span text:style-name="T205">прежде всего </text:span><text:span text:style-name="T163"><text:s/></text:span><text:span text:style-name="T222">самые добрые качества и взрастить ненависть и злобу</text:span><text:span text:style-name="T205">,</text:span><text:span text:style-name="T166"> поэтому в Эквестрии пони стремятся к дружбе и согласию.</text:span></text:p>
      <text:p text:style-name="P51"><text:tab/>За пределами этой страны существуют другие неизведанные места, в которых скрываются могущественные силы, которые не смогли постичь даже Аликорны, одни из самых <text:span text:style-name="T1924">сильнейших</text:span> магических существ.</text:p>
      <text:p text:style-name="P251"><text:span text:style-name="T166"><text:tab/></text:span><text:span text:style-name="T167">И </text:span><text:span text:style-name="T206">одним</text:span><text:span text:style-name="T167"> из таких мест </text:span><text:span text:style-name="T206">является</text:span><text:span text:style-name="T167"> </text:span><text:span text:style-name="T168">место Эндлифа или средоточие темной магии, </text:span><text:span text:style-name="T223">но действительно ли это темная магия никому неизвестно.</text:span></text:p>
      <text:p text:style-name="P251"><text:span text:style-name="T168"><text:tab/></text:span><text:span text:style-name="T169">О</text:span><text:span text:style-name="T224">б этом месте</text:span><text:span text:style-name="T169"> было известно очень мало, </text:span><text:span text:style-name="T170">никто в Эквестрии даже не слышал </text:span><text:span text:style-name="T224">его названия</text:span><text:span text:style-name="T170">.</text:span></text:p>
      <text:p text:style-name="P251"><text:span text:style-name="T170"><text:tab/></text:span><text:span text:style-name="T171">Лишь одному </text:span><text:span text:style-name="T173">пони </text:span><text:span text:style-name="T171">удалось впервые за всю историю существования </text:span><text:span text:style-name="T206">мира </text:span><text:span text:style-name="T171">узнать о его </text:span><text:soft-page-break/><text:span text:style-name="T171">расположении, лорду </text:span><text:span text:style-name="T172">Хатреду, </text:span><text:span text:style-name="T174">бесстрашному и </text:span><text:span text:style-name="T219">жестокому</text:span><text:span text:style-name="T174">.</text:span></text:p>
      <text:p text:style-name="P251"><text:span text:style-name="T174"><text:tab/></text:span><text:span text:style-name="T175">Лорд Хатред </text:span><text:span text:style-name="T206">с самого рождения</text:span><text:span text:style-name="T175"> стремился к власти и хотел стать самым могущественным и великим правителем <text:s/>во всем мире.</text:span></text:p>
      <text:p text:style-name="P251"><text:span text:style-name="T175"><text:tab/></text:span><text:span text:style-name="T176">Он стал первым пони, который ступил на каменную дорожку, ведущую </text:span><text:span text:style-name="T207">к замку</text:span><text:span text:style-name="T176"> Эндлифа, </text:span><text:span text:style-name="T208">который простоял миллионы лун в одиночестве.</text:span></text:p>
      <text:p text:style-name="P251"><text:span text:style-name="T176"><text:tab/>Лорд Хатред поднялся по замшелым ступенькам, </text:span><text:span text:style-name="T209">чувствуя как они похрустывали</text:span><text:span text:style-name="T176"> от его шагов и не успел </text:span><text:span text:style-name="T177">он </text:span><text:span text:style-name="T176">расп</text:span><text:span text:style-name="T177">а</text:span><text:span text:style-name="T176">хнуть дверь, как она упала на каменный пол </text:span><text:span text:style-name="T178">и разлетелась </text:span><text:span text:style-name="T210">вдребезги</text:span><text:span text:style-name="T176">.</text:span></text:p>
      <text:p text:style-name="P251"><text:span text:style-name="T176"><text:tab/></text:span><text:span text:style-name="T178">Он ступил дальше и увидел перед собой ряд каменны</text:span><text:span text:style-name="T189">х</text:span><text:span text:style-name="T178"> статуй, </text:span><text:span text:style-name="T211">представляющи</text:span><text:span text:style-name="T220">х </text:span><text:span text:style-name="T211">из себя</text:span><text:span text:style-name="T178"> довольно странны</text:span><text:span text:style-name="T211">х</text:span><text:span text:style-name="T178"> </text:span><text:span text:style-name="T211">единорогов</text:span><text:span text:style-name="T178"> с несколькими рогами.</text:span></text:p>
      <text:p text:style-name="P251"><text:span text:style-name="T178"><text:tab/></text:span><text:span text:style-name="T179">Впереди виднелась самая огромная статуя: шестикрылая пони, </text:span><text:span text:style-name="T190">глаза и рог которой излучали свет</text:span><text:span text:style-name="T179"> </text:span><text:span text:style-name="T190">и освещали все помещение замка.</text:span></text:p>
      <text:p text:style-name="P252"><text:span text:style-name="T179"><text:tab/></text:span><text:span text:style-name="T180">Лорд Хатред остановился </text:span><text:span text:style-name="T191">перед статуей </text:span><text:span text:style-name="T180">и замер на несколько минут. Он повторял какое-то заклинание, но ничего не происходило.<text:tab/></text:span></text:p>
      <text:p text:style-name="P252"><text:soft-page-break/><text:span text:style-name="T180"><text:tab/></text:span><text:span text:style-name="T225">Во время очередного повторения заклинания</text:span><text:span text:style-name="T192">, </text:span><text:span text:style-name="T181">главная статуя шевельнулась и он услышал ледяной голос:</text:span></text:p>
      <text:p text:style-name="P251"><text:span text:style-name="T181">- </text:span><text:span text:style-name="T182">Для какой цели ты потревожил это могущественное и великое место, </text:span><text:span text:style-name="T226">А</text:span><text:span text:style-name="T212">ликорн</text:span><text:span text:style-name="T182">?</text:span></text:p>
      <text:p text:style-name="P251"><text:span text:style-name="T182">- Я желаю </text:span><text:span text:style-name="T193">стать </text:span><text:span text:style-name="T213">самым сильным в истории </text:span><text:span text:style-name="T212">правителем страны </text:span><text:span text:style-name="T227">А</text:span><text:span text:style-name="T212">ликорнов</text:span><text:span text:style-name="T182"> — ответил лорд Хатред.</text:span></text:p>
      <text:p text:style-name="P251"><text:span text:style-name="T182">- </text:span><text:span text:style-name="T183">Ты не можешь стать могущественным и великим </text:span><text:span text:style-name="T212">правителем</text:span><text:span text:style-name="T183"> </text:span><text:span text:style-name="T194">без жертв </text:span><text:span text:style-name="T212">и </text:span><text:span text:style-name="T214">страданий.</text:span></text:p>
      <text:p text:style-name="P52">- Я готов пожертвовать всем, что у меня есть <text:span text:style-name="T1925">и я готов перенести любые страдания</text:span>.</text:p>
      <text:p text:style-name="P251"><text:span text:style-name="T184">- </text:span><text:span text:style-name="T215">Очень хорошо, </text:span><text:span text:style-name="T216">я чувствую, что в тебе больше жажды могущества нежели страха</text:span></text:p>
      <text:p text:style-name="P251"><text:span text:style-name="T185">- </text:span><text:span text:style-name="T216">Я потратил всю свою жизнь, чтобы найти это место и теперь я прошу кем-ты бы не было, з</text:span><text:span text:style-name="T195">абери все</text:span><text:span text:style-name="T196">:</text:span><text:span text:style-name="T195"> семью, братьев, друзей, тех кому я был дорог </text:span><text:span text:style-name="T196">и</text:span><text:span text:style-name="T195"> тех, кто мне был дорог, </text:span><text:span text:style-name="T216">а взамен дай мне могущество и власть!</text:span></text:p>
      <text:p text:style-name="P251"><text:span text:style-name="T186">- </text:span><text:span text:style-name="T187">Ты уверен в этом, лорд Хатред? — </text:span><text:span text:style-name="T228">вновь </text:span><text:span text:style-name="T187">прозвучал <text:s/>ледяной голос.</text:span></text:p>
      <text:p text:style-name="P262"><text:soft-page-break/><text:span text:style-name="T162">- Да! </text:span><text:span text:style-name="T230">С</text:span><text:span text:style-name="T162">делай меня самым </text:span><text:span text:style-name="T197">могущественным</text:span><text:span text:style-name="T162"> </text:span><text:span text:style-name="T229">А</text:span><text:span text:style-name="T162">ликорном!</text:span></text:p>
      <text:p text:style-name="P262"><text:span text:style-name="T162">- </text:span><text:span text:style-name="T231">Я исполню то чего ты желаешь.</text:span></text:p>
      <text:p text:style-name="P263"><text:span text:style-name="T162"><text:tab/></text:span><text:span text:style-name="T188">Главная статуя сделала шаг и направила свой </text:span><text:span text:style-name="T198">каменный</text:span><text:span text:style-name="T188"> рог на лорда Хатреда. </text:span></text:p>
      <text:p text:style-name="P53"><text:tab/>Через мгновенье весь замок озарился ярким светом и Хатред почувствовал как его наполняет сила, о которой он мечтал всю свою жизнь.</text:p>
      <text:p text:style-name="P264"><text:span text:style-name="T198"><text:tab/></text:span><text:span text:style-name="T217">Он чувствовал как с каждой секундой в нем становится больше маги</text:span><text:span text:style-name="T218">и.</text:span></text:p>
      <text:p text:style-name="P263"><text:span text:style-name="T198"><text:tab/>Но его грезам не суждено было сбыться, через некоторое время </text:span><text:span text:style-name="T199">он начал чувствовать слабость, </text:span><text:span text:style-name="T202">затем потерял</text:span><text:span text:style-name="T199"> зрение и не мог сдвинуться с места. <text:tab/></text:span><text:span text:style-name="T202">И</text:span><text:span text:style-name="T199">знеможение одолело его и он упал на каменный пол, </text:span><text:span text:style-name="T200">задыхаясь от нехватки воздуха.</text:span></text:p>
      <text:p text:style-name="P263"><text:span text:style-name="T200"><text:tab/>Последним отблеском жизни для него была тень каменного </text:span><text:span text:style-name="T201">шестикрылого </text:span><text:span text:style-name="T232">А</text:span><text:span text:style-name="T200">ликорна </text:span><text:span text:style-name="T203">и </text:span><text:span text:style-name="T204">крупная </text:span><text:span text:style-name="T203"><text:s/>надпись, </text:span><text:span text:style-name="T204">выложенная </text:span><text:span text:style-name="T218">т</text:span><text:span text:style-name="T233">ё</text:span><text:span text:style-name="T218">мными </text:span><text:span text:style-name="T204">рубинами и изумрудами</text:span><text:span text:style-name="T203"> у подножия:</text:span></text:p>
      <text:p text:style-name="P56"><text:tab/>«Зло рождается не из тьмы и не из света, оно <text:tab/>рождается из собственной души»</text:p>
      <text:p text:style-name="P54"><text:tab/></text:p>
      <text:p text:style-name="P55"><text:soft-page-break/><text:span text:style-name="T1101">1. </text:span><text:bookmark-start text:name="__DdeLink__2_1002662238"/><text:span text:style-name="T1102">Две подруги</text:span><text:bookmark-end text:name="__DdeLink__2_1002662238"/></text:p>
      <text:p text:style-name="P1"><text:tab/><text:bookmark-start text:name="__DdeLink__9_1002662238"/><text:bookmark-start text:name="__DdeLink__5617_140401309"/><text:bookmark-start text:name="__DdeLink__6_1002662238"/><text:bookmark-start text:name="__DdeLink__4_1002662238"/>Стоял один из последних солнечных дней весны.<text:bookmark-end text:name="__DdeLink__9_1002662238"/><text:bookmark-end text:name="__DdeLink__5617_140401309"/><text:bookmark-end text:name="__DdeLink__6_1002662238"/></text:p>
      <text:p text:style-name="P1"><text:tab/><text:bookmark-start text:name="__DdeLink__11_1002662238"/><text:bookmark-start text:name="__DdeLink__5619_140401309"/>Высокие Кантерлотские башни были налиты весенним теплом и крыши этих громадных сооружений отражали солнечный свет, словно он исходил из самой вершины.<text:bookmark-end text:name="__DdeLink__5619_140401309"/> <text:bookmark-end text:name="__DdeLink__11_1002662238"/></text:p>
      <text:p text:style-name="P254"><text:span text:style-name="T1"><text:tab/></text:span><text:bookmark-start text:name="__DdeLink__5622_140401309"/><text:bookmark-start text:name="__DdeLink__15_1002662238"/><text:span text:style-name="T1">Из главного входа Кантерлотск</text:span><text:span text:style-name="T2">ой</text:span><text:span text:style-name="T1"> школ</text:span><text:span text:style-name="T2">ы</text:span><text:span text:style-name="T1"> </text:span><text:span text:style-name="T3">выходили</text:span><text:span text:style-name="T2"> пони</text:span><text:span text:style-name="T1">, </text:span><text:span text:style-name="T4">для которых закончился еще один учебный год. </text:span></text:p>
      <text:p text:style-name="P254"><text:span text:style-name="T4"><text:tab/></text:span><text:span text:style-name="T5">В такие моменты кажется, что </text:span><text:span text:style-name="T6">все внутри</text:span><text:span text:style-name="T5"> переполнено чувством </text:span><text:span text:style-name="T8">какого-то</text:span><text:span text:style-name="T5"> уюта </text:span><text:span text:style-name="T7">и ожиданием</text:span><text:span text:style-name="T5"> </text:span><text:span text:style-name="T7">чего-то</text:span><text:span text:style-name="T5"> <text:s/>фантастического и захватывающего</text:span><text:span text:style-name="T4">.</text:span><text:bookmark-end text:name="__DdeLink__15_1002662238"/><text:bookmark-end text:name="__DdeLink__5622_140401309"/></text:p>
      <text:p text:style-name="P1"><text:tab/><text:bookmark-start text:name="__DdeLink__19_1002662238"/><text:bookmark-start text:name="__DdeLink__5624_140401309"/>Среди всех студентов были две довольно необычные пони, <text:span text:style-name="T234">одна из которых </text:span>очень громко смеялась и показывала что-то необычное другой, не обращая внимания на пон<text:span text:style-name="T1077">и</text:span>, <text:s/>которые мимо проходили и чуть не столкнулись с ней от её резких и быстрых взмахов крыльями.<text:bookmark-end text:name="__DdeLink__5624_140401309"/> <text:bookmark-end text:name="__DdeLink__19_1002662238"/></text:p>
      <text:p text:style-name="P2"><text:tab/><text:bookmark-start text:name="__DdeLink__21_1002662238"/><text:bookmark-start text:name="__DdeLink__5626_140401309"/>Самая громкая и шумная была нежно-розового цвета с фиолетово-розовой гривой, заплетенной в несколько завитых локонов, которые обвивали уши и падали на лоб, но самым привлекающим в её <text:soft-page-break/>внешности было то, что она была <text:span text:style-name="T1926">а</text:span>ликорном, и её рог был довольно большим для пони её возраст<text:span text:style-name="T235">а</text:span>.<text:bookmark-end text:name="__DdeLink__5626_140401309"/> <text:bookmark-end text:name="__DdeLink__21_1002662238"/></text:p>
      <text:p text:style-name="P1"><text:tab/><text:bookmark-start text:name="__DdeLink__25_1002662238"/><text:bookmark-start text:name="__DdeLink__5630_140401309"/>В её <text:span text:style-name="T1927">поведении</text:span> можно было распознать буйный и <text:span text:style-name="T1928">весёлый</text:span> характер.<text:bookmark-end text:name="__DdeLink__25_1002662238"/><text:bookmark-end text:name="__DdeLink__5630_140401309"/> <text:s text:c="2"/></text:p>
      <text:p text:style-name="P1"><text:tab/><text:bookmark-start text:name="__DdeLink__27_1002662238"/><text:bookmark-start text:name="__DdeLink__5633_140401309"/>Для такой пони никогда не была ведома какая-то страшная проблема, с которой она не могла бы справиться, а скорее наоборот она всегда справлялась со своими трудностями, не тратя особых усилий для этого и это сделало <text:span text:style-name="T236">ее</text:span> ещё более самоуверенной.<text:bookmark-end text:name="__DdeLink__27_1002662238"/><text:bookmark-end text:name="__DdeLink__5633_140401309"/></text:p>
      <text:p text:style-name="P1"><text:tab/><text:bookmark-start text:name="__DdeLink__29_1002662238"/><text:bookmark-start text:name="__DdeLink__5636_140401309"/>Е<text:span text:style-name="T1169">ё</text:span> знаком отличия было переливающее в бирюзовых тонах кристальное сердце<text:span text:style-name="T237">.</text:span><text:bookmark-end text:name="__DdeLink__29_1002662238"/><text:bookmark-end text:name="__DdeLink__5636_140401309"/></text:p>
      <text:p text:style-name="P1"><text:tab/><text:bookmark-start text:name="__DdeLink__31_1002662238"/><text:bookmark-start text:name="__DdeLink__5639_140401309"/>Вторая <text:span text:style-name="T238">же </text:span>пони более спокойная и сдержанная, <text:span text:style-name="T238">по сравнению со своей необычной подругой,</text:span> была бордового цвета с красновато-бирюзовой гривой и собранной короткой чёлкой. У неё был довольно необычный знак отличия: крылатый жезл, обвитый двумя змеями.<text:bookmark-end text:name="__DdeLink__31_1002662238"/><text:bookmark-end text:name="__DdeLink__5639_140401309"/></text:p>
      <text:p text:style-name="P1"><text:tab/><text:bookmark-start text:name="__DdeLink__33_1002662238"/><text:bookmark-start text:name="__DdeLink__5642_140401309"/>Когда площадь около Кантерлотской школы опустела и стала изумрудно-пустынной, <text:span text:style-name="T1929">одна из подруг сказала</text:span>:<text:bookmark-end text:name="__DdeLink__33_1002662238"/><text:bookmark-end text:name="__DdeLink__5642_140401309"/></text:p>
      <text:p text:style-name="P1"><text:bookmark-start text:name="__DdeLink__5645_140401309"/><text:bookmark-start text:name="__DdeLink__35_1002662238"/>- Флур<text:span text:style-name="T239">р</text:span>и тебе не стоило этого делать, я бы справилась сама<text:bookmark-end text:name="__DdeLink__5645_140401309"/><text:bookmark-end text:name="__DdeLink__35_1002662238"/>.</text:p>
      <text:p text:style-name="P1"><text:bookmark-start text:name="__DdeLink__5648_140401309"/><text:bookmark-start text:name="__DdeLink__37_1002662238"/><text:soft-page-break/>- Я всего лишь поддержала друга<text:bookmark-end text:name="__DdeLink__5648_140401309"/><text:bookmark-end text:name="__DdeLink__37_1002662238"/>.</text:p>
      <text:p text:style-name="P1"><text:bookmark-start text:name="__DdeLink__5651_140401309"/><text:bookmark-start text:name="__DdeLink__39_1002662238"/>- Знаешь, для меня до сих <text:span text:style-name="T1930">удивительно</text:span>, что ты <text:span text:style-name="T1956">А</text:span>ликорн. Ты имеешь более сильную магию, чем у других <text:span text:style-name="T1078">пони</text:span> и можешь сравниться в скорости даже с <text:bookmark-end text:name="__DdeLink__5651_140401309"/><text:bookmark-end text:name="__DdeLink__39_1002662238"/><text:span text:style-name="T1957">чудо-молниями</text:span><text:span text:style-name="T1079">! </text:span></text:p>
      <text:p text:style-name="P1"><text:bookmark-start text:name="__DdeLink__5654_140401309"/><text:bookmark-start text:name="__DdeLink__41_1002662238"/>- Лара, ты гораздо <text:span text:style-name="T1931">больше</text:span> понимаешь в магии чем я, <text:s/>у меня всего лишь <text:span text:style-name="T1958">в</text:span>рождённый талант<text:bookmark-end text:name="__DdeLink__5654_140401309"/><text:bookmark-end text:name="__DdeLink__41_1002662238"/>.</text:p>
      <text:p text:style-name="P1"><text:tab/><text:bookmark-start text:name="__DdeLink__43_1002662238"/><text:bookmark-start text:name="__DdeLink__5657_140401309"/>Лара остановилась посреди площади с задумчивым видом, перекинув сумку на другое плечо: <text:bookmark-end text:name="__DdeLink__43_1002662238"/><text:bookmark-end text:name="__DdeLink__5657_140401309"/></text:p>
      <text:p text:style-name="P1"><text:bookmark-start text:name="__DdeLink__5660_140401309"/><text:bookmark-start text:name="__DdeLink__45_1002662238"/>- А что ты думаешь об этой <text:span text:style-name="T1932">фантастической </text:span>истории о тёмной пони?<text:bookmark-end text:name="__DdeLink__45_1002662238"/> <text:bookmark-end text:name="__DdeLink__5660_140401309"/></text:p>
      <text:p text:style-name="P1"><text:bookmark-start text:name="__DdeLink__5663_140401309"/><text:bookmark-start text:name="__DdeLink__47_1002662238"/>- Лара, ты ведь знаешь, что я всегда в курсе таких событий, я уже знаю практически все<text:bookmark-end text:name="__DdeLink__5663_140401309"/><text:bookmark-end text:name="__DdeLink__47_1002662238"/>.</text:p>
      <text:p text:style-name="P1"><text:bookmark-start text:name="__DdeLink__5666_140401309"/><text:bookmark-start text:name="__DdeLink__49_1002662238"/>- <text:bookmark-end text:name="__DdeLink__5666_140401309"/><text:bookmark-end text:name="__DdeLink__49_1002662238"/><text:span text:style-name="T1933">Мне </text:span><text:span text:style-name="T1934">очень интересно </text:span><text:span text:style-name="T1959">услышать эту историю</text:span></text:p>
      <text:p text:style-name="P1"><text:bookmark-start text:name="__DdeLink__5669_140401309"/><text:bookmark-start text:name="__DdeLink__51_1002662238"/>- <text:span text:style-name="T1935">На прошлой недел</text:span><text:span text:style-name="T1936">и</text:span><text:span text:style-name="T1935"> в Кантерлот приехала довольно странная, я бы даже сказала кошмарная пони и решила поступить в нашу школу</text:span><text:bookmark-end text:name="__DdeLink__5669_140401309"/><text:bookmark-end text:name="__DdeLink__51_1002662238"/><text:span text:style-name="T1935">. </text:span><text:span text:style-name="T1936">Директор Стар Свирл был поражен её магическими способностями и отправил её к моей тёте.</text:span></text:p>
      <text:p text:style-name="P1"><text:bookmark-start text:name="__DdeLink__5672_140401309"/><text:bookmark-start text:name="__DdeLink__53_1002662238"/>- <text:span text:style-name="T1937">Это довольно интересно, а</text:span> что в ней странного и кошмарного?<text:bookmark-end text:name="__DdeLink__53_1002662238"/> <text:bookmark-end text:name="__DdeLink__5672_140401309"/></text:p>
      <text:p text:style-name="P1"><text:bookmark-start text:name="__DdeLink__55_1002662238"/><text:bookmark-start text:name="__DdeLink__5675_140401309"/><text:soft-page-break/>- Все эти <text:span text:style-name="T1938">слухи</text:span> о темной пони, не такие уж слухи <text:span text:style-name="T1938">на самом деле</text:span><text:bookmark-end text:name="__DdeLink__55_1002662238"/><text:bookmark-end text:name="__DdeLink__5675_140401309"/><text:span text:style-name="T1938">!</text:span></text:p>
      <text:p text:style-name="P1">- <text:span text:style-name="T1939">Можно подробнее, Флурри.</text:span></text:p>
      <text:p text:style-name="P1">- <text:span text:style-name="T1939">Да, я ещё не рассказала все. Директор Стар Свирл был поражен не только её способностями, а тем, что у неё нет рога! Ты понимаешь, Лара! </text:span></text:p>
      <text:p text:style-name="P1"><text:bookmark-start text:name="__DdeLink__5678_140401309"/><text:bookmark-start text:name="__DdeLink__57_1002662238"/>- Ты сейчас шутишь?<text:bookmark-end text:name="__DdeLink__5678_140401309"/><text:bookmark-end text:name="__DdeLink__57_1002662238"/> </text:p>
      <text:p text:style-name="P11"><text:bookmark-start text:name="__DdeLink__5681_140401309"/><text:bookmark-start text:name="__DdeLink__59_1002662238"/>- Нет конечно! <text:span text:style-name="T1940">Санрайз </text:span><text:span text:style-name="T1941">Бриск </text:span><text:span text:style-name="T1942">видела её и </text:span><text:span text:style-name="T1944">рассказала</text:span><text:span text:style-name="T1942"> мне об этом, а она не какая-нибудь л</text:span><text:span text:style-name="T1943">гунья </text:span><text:span text:style-name="T1942">Брейни</text:span>.<text:bookmark-end text:name="__DdeLink__5681_140401309"/><text:bookmark-end text:name="__DdeLink__59_1002662238"/></text:p>
      <text:p text:style-name="P255"><text:bookmark-start text:name="__DdeLink__5684_140401309"/><text:bookmark-start text:name="__DdeLink__61_1002662238"/><text:span text:style-name="T1">- </text:span><text:bookmark-end text:name="__DdeLink__5684_140401309"/><text:bookmark-end text:name="__DdeLink__61_1002662238"/><text:span text:style-name="T9">Это </text:span><text:span text:style-name="T10">очень интересно - задумчиво ответила Лара.</text:span></text:p>
      <text:p text:style-name="P255"><text:span text:style-name="T10">- </text:span><text:span text:style-name="T11">Это кошмарно и я чувствую </text:span><text:span text:style-name="T12">в этом что-то ужасное</text:span><text:span text:style-name="T11">!</text:span></text:p>
      <text:p text:style-name="P1"><text:bookmark-start text:name="__DdeLink__5687_140401309"/><text:bookmark-start text:name="__DdeLink__63_1002662238"/>- <text:bookmark-end text:name="__DdeLink__5687_140401309"/><text:bookmark-end text:name="__DdeLink__63_1002662238"/><text:span text:style-name="T1945">Успокойся, Флурри, ты слишком критично мыслишь сейчас о пони, которую даже не видела и не знаешь.</text:span><text:bookmark text:name="__DdeLink__65_1002662238"/><text:bookmark text:name="__DdeLink__5690_140401309"/></text:p>
      <text:p text:style-name="P1"><text:bookmark-start text:name="__DdeLink__5693_140401309"/><text:bookmark-start text:name="__DdeLink__69_1002662238"/>- Лара! У неё нет рога! Но она смогла <text:span text:style-name="T1946">показать лучшие результаты по вступительным экзаменам</text:span>! Это не гениально, скорее Дискорд в неё вселился бы, чем она смогла бы поднять пылинку с помощью магии<text:bookmark-end text:name="__DdeLink__5693_140401309"/><text:bookmark-end text:name="__DdeLink__69_1002662238"/>.</text:p>
      <text:p text:style-name="P1"><text:bookmark-start text:name="__DdeLink__5696_140401309"/><text:bookmark-start text:name="__DdeLink__71_1002662238"/>- <text:span text:style-name="T1947">Ты начинаешь </text:span><text:span text:style-name="T1953">завидовать</text:span><text:span text:style-name="T1947">? </text:span><text:bookmark-end text:name="__DdeLink__5696_140401309"/><text:bookmark-end text:name="__DdeLink__71_1002662238"/><text:span text:style-name="T1947">- улыбнулась Лара.</text:span></text:p>
      <text:p text:style-name="P1"><text:soft-page-break/>- <text:span text:style-name="T1948">Нисколько. Ты знаешь Лара, что моё чувство ещё ни раз не подводило </text:span><text:span text:style-name="T1953">меня</text:span><text:span text:style-name="T1948">.</text:span></text:p>
      <text:p text:style-name="P1">- <text:span text:style-name="T1948">А что сейчас ты чувствуешь по этому поводу?</text:span></text:p>
      <text:p text:style-name="P1">- <text:span text:style-name="T1948">Я чувствую опасность и </text:span><text:span text:style-name="T1949">темную магию!</text:span></text:p>
      <text:p text:style-name="P12">- <text:span text:style-name="T1954">В</text:span><text:bookmark-start text:name="__DdeLink__5702_140401309"/><text:bookmark-start text:name="__DdeLink__75_1002662238"/>озможно она демон и нам предстоит сразиться с ней, как когда-то сразилась принцесса Твайлайт и её подруги с Дискордом — <text:span text:style-name="T1950">засмеялась</text:span><text:span text:style-name="T240"> Лара.</text:span><text:bookmark-end text:name="__DdeLink__5702_140401309"/><text:bookmark-end text:name="__DdeLink__75_1002662238"/></text:p>
      <text:p text:style-name="P1"><text:bookmark-start text:name="__DdeLink__5705_140401309"/><text:bookmark-start text:name="__DdeLink__77_1002662238"/>- Лара, твои шутки не всегда <text:bookmark-end text:name="__DdeLink__5705_140401309"/><text:bookmark-end text:name="__DdeLink__77_1002662238"/><text:span text:style-name="T1951">шутки</text:span>.<text:bookmark text:name="__DdeLink__5708_140401309"/><text:bookmark text:name="__DdeLink__79_1002662238"/></text:p>
      <text:p text:style-name="P13">- <text:span text:style-name="T1954">Тебе нравятся мои шутки, и к тому же е</text:span><text:bookmark-start text:name="__DdeLink__5714_140401309"/><text:bookmark-start text:name="__DdeLink__83_1002662238"/>сли принцесса Твайлайт и директор <text:span text:style-name="T1951">Стар Свирл</text:span> одобр<text:span text:style-name="T1952">и</text:span>ли её поступление, значит она может только стать нашим другом<text:bookmark-end text:name="__DdeLink__5714_140401309"/><text:bookmark-end text:name="__DdeLink__83_1002662238"/>.</text:p>
      <text:p text:style-name="P18"><text:tab/><text:bookmark-start text:name="__DdeLink__85_1002662238"/><text:bookmark-start text:name="__DdeLink__5717_140401309"/>Флурри остановилась, взмахнула крыльями и перешла на другую тему, ей совсем не хотелось затягивать <text:span text:style-name="T241">разговор о темной пони, </text:span><text:span text:style-name="T1961">который вызывал у неё</text:span><text:span text:style-name="T1960"> </text:span><text:span text:style-name="T1961">смешанные</text:span><text:span text:style-name="T241"> </text:span><text:span text:style-name="T1961">чувства</text:span><text:span text:style-name="T241"> </text:span><text:span text:style-name="T242">и поэтому она спросила:</text:span><text:bookmark-end text:name="__DdeLink__85_1002662238"/><text:bookmark-end text:name="__DdeLink__5717_140401309"/></text:p>
      <text:p text:style-name="P1"><text:bookmark-start text:name="__DdeLink__5720_140401309"/><text:bookmark-start text:name="__DdeLink__87_1002662238"/>- Ты собираешься ехать в Понивил<text:span text:style-name="T1080">л</text:span>ь на последний день весны?<text:bookmark-end text:name="__DdeLink__5720_140401309"/><text:bookmark-end text:name="__DdeLink__87_1002662238"/></text:p>
      <text:p text:style-name="P1"><text:bookmark-start text:name="__DdeLink__5723_140401309"/><text:bookmark-start text:name="__DdeLink__89_1002662238"/>- Да, я давно не была на этом празднике<text:bookmark-end text:name="__DdeLink__5723_140401309"/><text:bookmark-end text:name="__DdeLink__89_1002662238"/></text:p>
      <text:p text:style-name="P3"><text:bookmark-start text:name="__DdeLink__5726_140401309"/><text:bookmark-start text:name="__DdeLink__91_1002662238"/>- Тогда встретимся вечером?<text:bookmark-end text:name="__DdeLink__5726_140401309"/><text:bookmark-end text:name="__DdeLink__91_1002662238"/></text:p>
      <text:p text:style-name="P1"><text:bookmark-start text:name="__DdeLink__5729_140401309"/><text:bookmark-start text:name="__DdeLink__93_1002662238"/>- Да<text:bookmark-end text:name="__DdeLink__5729_140401309"/><text:bookmark-end text:name="__DdeLink__93_1002662238"/>!</text:p>
      <text:p text:style-name="P1"><text:bookmark-start text:name="__DdeLink__95_1002662238"/><text:soft-page-break/>-<text:bookmark-start text:name="__DdeLink__5731_140401309"/> До встречи Лара<text:bookmark-end text:name="__DdeLink__95_1002662238"/><text:bookmark-end text:name="__DdeLink__5731_140401309"/>!</text:p>
      <text:p text:style-name="P1"><text:bookmark-start text:name="__DdeLink__5734_140401309"/><text:bookmark-start text:name="__DdeLink__97_1002662238"/>- До встречи Флур<text:span text:style-name="T977">р</text:span>и<text:bookmark-end text:name="__DdeLink__5734_140401309"/><text:bookmark-end text:name="__DdeLink__97_1002662238"/>!</text:p>
      <text:p text:style-name="P1"><text:tab/><text:bookmark-start text:name="__DdeLink__99_1002662238"/><text:bookmark-start text:name="__DdeLink__5737_140401309"/>Для Лары вся эта история с тёмной пони была чересчур <text:span text:style-name="T1955">интересной</text:span>.<text:bookmark-end text:name="__DdeLink__99_1002662238"/><text:bookmark-end text:name="__DdeLink__5737_140401309"/></text:p>
      <text:p text:style-name="P1"><text:tab/><text:bookmark-start text:name="__DdeLink__101_1002662238"/><text:bookmark-start text:name="__DdeLink__5740_140401309"/>«<text:span text:style-name="T1962">Возможно это очередная шутка Флурри о темной пони. Но если это так, то каким образом она использует магию </text:span><text:span text:style-name="T1963">без рога </text:span><text:span text:style-name="T1962">и насколько велики её </text:span><text:span text:style-name="T1964">магические</text:span><text:span text:style-name="T1962"> способности, это уже становится фантастичным, но ничего, </text:span><text:span text:style-name="T2161">скоро</text:span><text:span text:style-name="T1962"> узнаем</text:span>» - думала Лара, она больше всего любила разгадывать сложные и незаурядные вещи и <text:span text:style-name="T243">находить </text:span><text:s/><text:span text:style-name="T244">в них </text:span>настоящую истину.<text:bookmark-end text:name="__DdeLink__101_1002662238"/><text:bookmark-end text:name="__DdeLink__5740_140401309"/></text:p>
      <text:p text:style-name="P1"><text:tab/><text:bookmark-start text:name="__DdeLink__103_1002662238"/><text:bookmark-start text:name="__DdeLink__5743_140401309"/>Кантерлотская школа опустела и тень, которую отбрасывал рубиново-розовый фасад, и<text:span text:style-name="T1081">с</text:span>чезла, облака убежали и небо над школой стало чисто голубым.<text:bookmark-end text:name="__DdeLink__103_1002662238"/><text:bookmark-end text:name="__DdeLink__5743_140401309"/><text:bookmark-end text:name="__DdeLink__4_1002662238"/></text:p>
      <text:p text:style-name="P29"/>
      <text:p text:style-name="P29"/>
      <text:p text:style-name="P29"/>
      <text:p text:style-name="P29"/>
      <text:p text:style-name="P30"/>
      <text:p text:style-name="P30"/>
      <text:p text:style-name="P30"><text:soft-page-break/>2. <text:bookmark-start text:name="__DdeLink__5755_140401309"/><text:bookmark-start text:name="__DdeLink__5749_140401309"/>Летние каникулы<text:bookmark-end text:name="__DdeLink__5755_140401309"/><text:bookmark-end text:name="__DdeLink__5749_140401309"/></text:p>
      <text:p text:style-name="P36"><text:tab/><text:bookmark-start text:name="__DdeLink__5757_140401309"/>На следующий день Лара поехала вместе с Флурри в Понивил<text:span text:style-name="T1082">л</text:span>ь, чтобы <text:span text:style-name="T314">снова встретится со своими друзьями и помочь жителям Понивил</text:span><text:span text:style-name="T1083">л</text:span><text:span text:style-name="T314">я подготовится к первому летнему дню.</text:span><text:bookmark-end text:name="__DdeLink__5757_140401309"/></text:p>
      <text:p text:style-name="P37"><text:tab/><text:bookmark-start text:name="__DdeLink__5759_140401309"/><text:span text:style-name="T315">Они</text:span><text:span text:style-name="T308"> </text:span><text:span text:style-name="T286">не пропустил</text:span><text:span text:style-name="T308">и</text:span><text:span text:style-name="T286"> ни один уголок этого </text:span><text:span text:style-name="T290">чудесного</text:span><text:span text:style-name="T286"> места, </text:span><text:span text:style-name="T290">наполненного дружбой </text:span><text:span text:style-name="T291">и любовью всех его жителей</text:span><text:span text:style-name="T286">. </text:span><text:bookmark-end text:name="__DdeLink__5759_140401309"/></text:p>
      <text:p text:style-name="P37"><text:span text:style-name="T289"><text:tab/></text:span><text:bookmark-start text:name="__DdeLink__5761_140401309"/><text:span text:style-name="T292">После приезда</text:span><text:span text:style-name="T289"> две подруги отправились</text:span><text:span text:style-name="T286"> в Кристальный замок и </text:span><text:span text:style-name="T289">Флурри</text:span><text:span text:style-name="T286"> взяла парочку </text:span><text:span text:style-name="T287">старинных книг, которые обещала подарить Ларе (это были </text:span><text:span text:style-name="T288">уникальные</text:span><text:span text:style-name="T287"> </text:span><text:span text:style-name="T288">издания</text:span><text:span text:style-name="T287"> по истории магии).</text:span><text:bookmark-end text:name="__DdeLink__5761_140401309"/></text:p>
      <text:p text:style-name="P38"><text:tab/><text:bookmark-start text:name="__DdeLink__5763_140401309"/><text:bookmark-start text:name="__DdeLink__5745_140401309"/><text:span text:style-name="T293">После Кристального замка, они с нетерпением отправились в школу Дружбы, которую они обе посещали на протяжении </text:span><text:bookmark-end text:name="__DdeLink__5763_140401309"/><text:span text:style-name="T1965">всего года.</text:span><text:span text:style-name="T293"> </text:span></text:p>
      <text:p text:style-name="P38"><text:span text:style-name="T294"><text:tab/></text:span><text:bookmark-start text:name="__DdeLink__5766_140401309"/><text:bookmark-start text:name="__DdeLink__5747_140401309"/><text:span text:style-name="T294">В отличии от Лары, Флурри </text:span><text:span text:style-name="T296">бывала</text:span><text:span text:style-name="T294"> там гораздо чаще, </text:span><text:span text:style-name="T296">чтобы</text:span><text:span text:style-name="T295"> практиковаться с Санберстом </text:span><text:span text:style-name="T316">контролировать</text:span><text:span text:style-name="T296"> </text:span><text:span text:style-name="T316">свои</text:span><text:span text:style-name="T296"> </text:span><text:span text:style-name="T316">уникальные</text:span><text:span text:style-name="T296"> </text:span><text:span text:style-name="T316">магические</text:span><text:span text:style-name="T296"> способност</text:span><text:span text:style-name="T316">и</text:span><text:bookmark-end text:name="__DdeLink__5766_140401309"/><text:bookmark-end text:name="__DdeLink__5747_140401309"/><text:bookmark-end text:name="__DdeLink__5745_140401309"/><text:span text:style-name="T316">.</text:span></text:p>
      <text:p text:style-name="P38"><text:tab/><text:bookmark-start text:name="__DdeLink__5768_140401309"/><text:span text:style-name="T297">В самом начале учебного года ей с трудом </text:span><text:span text:style-name="T317">давались </text:span><text:span text:style-name="T297">занятия, </text:span><text:span text:style-name="T317">она часто отвлекалась и </text:span><text:span text:style-name="T297">порой случались непредска</text:span><text:span text:style-name="T298">зуемые </text:span><text:span text:style-name="T318">и забавные ситуации</text:span><text:span text:style-name="T298">. </text:span><text:bookmark-end text:name="__DdeLink__5768_140401309"/></text:p>
      <text:p text:style-name="P38"><text:soft-page-break/><text:tab/><text:bookmark-start text:name="__DdeLink__5770_140401309"/><text:span text:style-name="T299">Как-то они прогуливались с Санбёрстом около школы и Флурри отвлеклась на сообщени</text:span><text:span text:style-name="T319">е Лары</text:span><text:span text:style-name="T299">, </text:span><text:span text:style-name="T300">с которой они общались по волшебной книге,</text:span><text:span text:style-name="T299"> и случайно заморозила школьный пруд.</text:span><text:bookmark-end text:name="__DdeLink__5770_140401309"/></text:p>
      <text:p text:style-name="P38"><text:tab/><text:bookmark-start text:name="__DdeLink__5772_140401309"/><text:span text:style-name="T301">После уроков с <text:s/>Санберс</text:span><text:span text:style-name="T320">то</text:span><text:span text:style-name="T301">м она всегда навещала </text:span><text:span text:style-name="T1692">Старлайт</text:span><text:span text:style-name="T301">, они были очень дружны и </text:span><text:span text:style-name="T1692">Старлайт</text:span><text:span text:style-name="T301"> н</text:span><text:span text:style-name="T320">и</text:span><text:span text:style-name="T301"> раз давала ее советы, делилась с ней интересными историями и обучала магическим приемам.</text:span><text:bookmark-end text:name="__DdeLink__5772_140401309"/></text:p>
      <text:p text:style-name="P38"><text:tab/><text:bookmark-start text:name="__DdeLink__5777_140401309"/><text:span text:style-name="T302">У Лары было несколько знакомых гипогрифов и один дракон Шарпен </text:span><text:span text:style-name="T1693">в школе Дружбы</text:span><text:span text:style-name="T302">, от которого она узнала очень много о жизни драконов и написала целую научную статью для предмета «Существа Эквестрии».</text:span><text:bookmark-end text:name="__DdeLink__5777_140401309"/></text:p>
      <text:p text:style-name="P38"><text:tab/><text:bookmark-start text:name="__DdeLink__5774_140401309"/><text:span text:style-name="T303">После посещения </text:span><text:span text:style-name="T1694">ш</text:span><text:span text:style-name="T303">колы Дружбы подруги направились к Ратуше, чтобы посмотреть распределение обязанностей для подготовки Понивил</text:span><text:span text:style-name="T1084">л</text:span><text:span text:style-name="T303">я к первому дню лета.</text:span><text:bookmark-end text:name="__DdeLink__5774_140401309"/></text:p>
      <text:p text:style-name="P38"><text:tab/><text:bookmark-start text:name="__DdeLink__5779_140401309"/><text:span text:style-name="T304">Лара решила заняться </text:span><text:span text:style-name="T305"><text:s/></text:span><text:span text:style-name="T304">льд</text:span><text:span text:style-name="T305">ом</text:span><text:span text:style-name="T304">, а Флурри расчисткой снега.</text:span><text:bookmark-end text:name="__DdeLink__5779_140401309"/></text:p>
      <text:p text:style-name="P40"><text:tab/><text:bookmark-start text:name="__DdeLink__5781_140401309"/><text:span text:style-name="T306">К вечеру Пониви</text:span><text:span text:style-name="T978">л</text:span><text:span text:style-name="T306">л</text:span><text:span text:style-name="T308">ь</text:span><text:span text:style-name="T306"> уже</text:span><text:span text:style-name="T307"> был покрыт </text:span><text:span text:style-name="T1085">темно-</text:span><text:span text:style-name="T307">зел</text:span><text:span text:style-name="T1695">ё</text:span><text:span text:style-name="T1085">н</text:span><text:span text:style-name="T1695">о</text:span><text:span text:style-name="T1085">й</text:span><text:span text:style-name="T307"> трав</text:span><text:span text:style-name="T1086">ой</text:span><text:span text:style-name="T307"> и пони вдыхали свежий летний ветерок. </text:span><text:bookmark-end text:name="__DdeLink__5781_140401309"/></text:p>
      <text:p text:style-name="P41"><text:soft-page-break/><text:span text:style-name="T309"><text:tab/></text:span><text:span text:style-name="T1696">После работ все пони решили приступить к празднованию первого дня лета!</text:span></text:p>
      <text:p text:style-name="P41"><text:span text:style-name="T309"><text:tab/></text:span><text:span text:style-name="T1696">Первым делом, д</text:span><text:bookmark-start text:name="__DdeLink__5783_140401309"/><text:span text:style-name="T309">ве подруги </text:span><text:span text:style-name="T321">отправились в</text:span><text:span text:style-name="T309"> Сахарный дворец - </text:span><text:span text:style-name="T321">попробовать самые вкусные десерты </text:span><text:span text:style-name="T1966">во </text:span><text:span text:style-name="T321">всей Эквестрии, на </text:span><text:span text:style-name="T1087">яблочную </text:span><text:span text:style-name="T309">ферму — </text:span><text:span text:style-name="T321">встретится с дружной семьей Эпплов</text:span><text:span text:style-name="T309">, </text:span><text:span text:style-name="T321">в </text:span><text:span text:style-name="T309">домик </text:span><text:span text:style-name="T1088">Флаттершай</text:span><text:span text:style-name="T309"> — </text:span><text:span text:style-name="T322">послушать спокойную и мелодичную м</text:span><text:span text:style-name="T324">узы</text:span><text:span text:style-name="T322">ку </text:span><text:span text:style-name="T324">птиц</text:span><text:span text:style-name="T322">, в</text:span><text:span text:style-name="T309"> бутик Карусель — </text:span><text:span text:style-name="T322">взять что-нибудь простое для </text:span><text:span text:style-name="T323">Лары </text:span><text:span text:style-name="T324">и прогуляться по рынку в поисках всяких интересных безделушек</text:span><text:span text:style-name="T309">.</text:span><text:bookmark-end text:name="__DdeLink__5783_140401309"/><text:span text:style-name="T309"> </text:span></text:p>
      <text:p text:style-name="P39"><text:tab/><text:bookmark-start text:name="__DdeLink__5785_140401309"/><text:span text:style-name="T310">На следующий день Лара отправилась в Кантерлот, она запланировала на лето прочитать несколько десятков новых изданий по магическим заклинаниям и темной маги</text:span><text:span text:style-name="T325">и, которые совсем недавно появились в</text:span><text:span text:style-name="T310"> Кантерлотской библиотеке </text:span><text:span text:style-name="T311">и написать целый сборник научных работ.</text:span><text:bookmark-end text:name="__DdeLink__5785_140401309"/></text:p>
      <text:p text:style-name="P42"><text:tab/><text:bookmark-start text:name="__DdeLink__5787_140401309"/>Флурри решила провести все летние каникулы у себя в Кристальной Империи и пригласить Лару в гости.<text:bookmark-end text:name="__DdeLink__5787_140401309"/></text:p>
      <text:p text:style-name="P42"><text:tab/><text:span text:style-name="T1698">Почти в</text:span><text:span text:style-name="T1697">есь месяц</text:span><text:bookmark-start text:name="__DdeLink__5789_140401309"/><text:span text:style-name="T312"> они вместе гуляли по кристальным улицам и переулкам, любовались </text:span><text:span text:style-name="T1090">невероятно красивыми видами</text:span><text:span text:style-name="T1089"> </text:span><text:span text:style-name="T326">и ели мороженное</text:span><text:span text:style-name="T312">.</text:span><text:bookmark-end text:name="__DdeLink__5789_140401309"/></text:p>
      <text:p text:style-name="P42"><text:soft-page-break/><text:tab/><text:span text:style-name="T1967">Лара настолько увлеклась</text:span><text:bookmark-start text:name="__DdeLink__5791_140401309"/><text:span text:style-name="T312">, что даже забросила свои научные работы и решила посвятить все свое время долгим и интересным прогулкам.</text:span><text:bookmark-end text:name="__DdeLink__5791_140401309"/></text:p>
      <text:p text:style-name="P42"><text:tab/><text:bookmark-start text:name="__DdeLink__5793_140401309"/><text:span text:style-name="T313">В один из последних дней августа Флурри получила письмо от своей тёти:</text:span><text:bookmark-end text:name="__DdeLink__5793_140401309"/></text:p>
      <text:p text:style-name="P42"><text:bookmark-start text:name="__DdeLink__5795_140401309"/>«<text:span text:style-name="T313">Дорогая моя племянница! </text:span><text:span text:style-name="T1091">М</text:span><text:span text:style-name="T313">ы уже не виделись с тобой больше </text:span><text:span text:style-name="T1968">двух месяцев</text:span><text:span text:style-name="T313"> и я очень сильно по тебе соскучилась, обязательно навести меня, когда приедешь в Кантерлот</text:span>»<text:bookmark-end text:name="__DdeLink__5795_140401309"/></text:p>
      <text:p text:style-name="P43"><text:tab/><text:bookmark-start text:name="__DdeLink__5797_140401309"/>Внизу была подпись: «<text:span text:style-name="T1969">Б</text:span><text:span text:style-name="T1092">есконечно </text:span>любящая тебя, тётя, <text:span text:style-name="T1093">принцесса Твайлайт </text:span><text:span text:style-name="T1970">Спаркл</text:span>».<text:bookmark-end text:name="__DdeLink__5797_140401309"/></text:p>
      <text:p text:style-name="P44"><text:tab/><text:bookmark-start text:name="__DdeLink__5799_140401309"/>Она обожала свою тётю и поэтому с нетерпением отправилась в Кантерлот, <text:span text:style-name="T327">попрощавшись со своими родителями и друзьями.</text:span><text:bookmark-end text:name="__DdeLink__5799_140401309"/></text:p>
      <text:p text:style-name="P45"><text:tab/><text:bookmark-start text:name="__DdeLink__5801_140401309"/>В это время в Кристальной империи поднималось Солнце и его <text:span text:style-name="T329">хрустальные</text:span> лучи озаряли фасады и крыши домов, которые сверкали разноцветными оттенками <text:span text:style-name="T328">драгоценных камней.</text:span><text:bookmark-end text:name="__DdeLink__5801_140401309"/></text:p>
      <text:p text:style-name="P29"/>
      <text:p text:style-name="P29"/>
      <text:p text:style-name="P32"/>
      <text:p text:style-name="P9"><text:soft-page-break/><text:span text:style-name="T1095">3</text:span><text:span text:style-name="T1094">. Твайлайт </text:span><text:span text:style-name="T1097">Спаркл</text:span></text:p>
      <text:p text:style-name="P5"><text:tab/><text:bookmark-start text:name="__DdeLink__105_1002662238"/><text:bookmark-start text:name="__DdeLink__5804_140401309"/>По ступенькам главной лестницы Кантерлотского замка поднималась уже знакомая нам Флурри <text:span text:style-name="T1106">в сопровождении</text:span> <text:span text:style-name="T1106">грифона</text:span>, который был облачен в золотистые доспехи, на груде у него блестела пятиконечная звезда, а крылья, которые были собраны, имели темно-голубой цвет<text:bookmark-end text:name="__DdeLink__105_1002662238"/>.<text:bookmark-start text:name="__DdeLink__107_1002662238"/><text:bookmark-end text:name="__DdeLink__5804_140401309"/></text:p>
      <text:p text:style-name="P1"><text:bookmark-start text:name="__DdeLink__5807_140401309"/><text:bookmark-start text:name="__DdeLink__109_1002662238"/>- Привет, Галлус, давно не виделись<text:bookmark-end text:name="__DdeLink__109_1002662238"/><text:bookmark-end text:name="__DdeLink__107_1002662238"/> — <text:span text:style-name="T1107">поприветствовала Флурри своего друга.</text:span><text:bookmark-end text:name="__DdeLink__5807_140401309"/></text:p>
      <text:p text:style-name="P1"><text:bookmark-start text:name="__DdeLink__5809_140401309"/>- Привет, Флурри, <text:span text:style-name="T245">принцесса </text:span>Твайлайт уже ждет тебя<text:bookmark-end text:name="__DdeLink__5809_140401309"/></text:p>
      <text:p text:style-name="P1"><text:tab/><text:bookmark-start text:name="__DdeLink__111_1002662238"/><text:bookmark-start text:name="__DdeLink__5812_140401309"/>Флурри хорошо знала этот замок, она часто бывала здесь<text:bookmark-end text:name="__DdeLink__111_1002662238"/>.<text:bookmark-end text:name="__DdeLink__5812_140401309"/></text:p>
      <text:p text:style-name="P1"><text:bookmark-start text:name="__DdeLink__5815_140401309"/><text:bookmark-start text:name="__DdeLink__113_1002662238"/>«Лара часто болтала об этом месте и восхищалась им» - подумала Флурри.<text:bookmark-end text:name="__DdeLink__5815_140401309"/><text:bookmark-end text:name="__DdeLink__113_1002662238"/></text:p>
      <text:p text:style-name="P1"><text:bookmark-start text:name="__DdeLink__5818_140401309"/><text:bookmark-start text:name="__DdeLink__115_1002662238"/>- Флурри, нам направо - сказал Галлус и они вошли в зал, где пол был <text:span text:style-name="T246">сделан в виде черно-белой шахматной доски</text:span>, и двинулись вдоль красной дорожки, <text:span text:style-name="T247">которая пересекалась с другой, а </text:span><text:span text:style-name="T248">на </text:span><text:span text:style-name="T247">месте </text:span><text:span text:style-name="T249">их </text:span><text:span text:style-name="T247">пересечения </text:span>была <text:span text:style-name="T248">расположена желтая </text:span>8-ми конечная звезда.<text:bookmark-end text:name="__DdeLink__5818_140401309"/><text:bookmark-end text:name="__DdeLink__115_1002662238"/></text:p>
      <text:p text:style-name="P1"><text:bookmark-start text:name="__DdeLink__5821_140401309"/><text:bookmark-start text:name="__DdeLink__117_1002662238"/>- Прости, я просто <text:bookmark-end text:name="__DdeLink__117_1002662238"/><text:span text:style-name="T1108">вспомнила кое-что из истории Эквестрии и задумалась</text:span><text:bookmark-end text:name="__DdeLink__5821_140401309"/><text:span text:style-name="T1108">.</text:span></text:p>
      <text:p text:style-name="P1"><text:bookmark-start text:name="__DdeLink__5824_140401309"/><text:bookmark-start text:name="__DdeLink__119_1002662238"/><text:soft-page-break/>- Я никогда не любил историю и засыпал на ней: шутливо <text:span text:style-name="T1971">сказал</text:span> Галлус<text:bookmark-end text:name="__DdeLink__119_1002662238"/>.<text:bookmark-end text:name="__DdeLink__5824_140401309"/></text:p>
      <text:p text:style-name="P1"><text:bookmark-start text:name="__DdeLink__5827_140401309"/><text:bookmark-start text:name="__DdeLink__121_1002662238"/>Флурри улыбнулась<text:bookmark-end text:name="__DdeLink__121_1002662238"/>.<text:bookmark-end text:name="__DdeLink__5827_140401309"/></text:p>
      <text:p text:style-name="P1"><text:bookmark-start text:name="__DdeLink__5830_140401309"/><text:bookmark-start text:name="__DdeLink__123_1002662238"/>- А Спайк уже прилетел?<text:bookmark-end text:name="__DdeLink__5830_140401309"/><text:bookmark-end text:name="__DdeLink__123_1002662238"/></text:p>
      <text:p text:style-name="P1"><text:bookmark-start text:name="__DdeLink__5833_140401309"/><text:bookmark-start text:name="__DdeLink__125_1002662238"/>- К сожалению нет<text:bookmark-end text:name="__DdeLink__5833_140401309"/><text:bookmark-end text:name="__DdeLink__125_1002662238"/>.</text:p>
      <text:p text:style-name="P1"><text:bookmark-start text:name="__DdeLink__5836_140401309"/><text:bookmark-start text:name="__DdeLink__127_1002662238"/>- Очень жаль, я с ним так долго не виделась<text:bookmark-end text:name="__DdeLink__5836_140401309"/><text:bookmark-end text:name="__DdeLink__127_1002662238"/>.</text:p>
      <text:p text:style-name="P1"><text:tab/><text:bookmark-start text:name="__DdeLink__129_1002662238"/><text:bookmark-start text:name="__DdeLink__5839_140401309"/>Галлус подошёл к двери <text:span text:style-name="T250">тронного зала</text:span>, <text:span text:style-name="T250">которая всегда вызывала внутри Флурри неоднозначные чувства и она снова</text:span> пригляделась к мозаике, которая была на двери.<text:bookmark-end text:name="__DdeLink__129_1002662238"/><text:bookmark-end text:name="__DdeLink__5839_140401309"/></text:p>
      <text:p text:style-name="P1"><text:tab/><text:bookmark-start text:name="__DdeLink__131_1002662238"/><text:bookmark-start text:name="__DdeLink__5842_140401309"/>На левой стороне <text:span text:style-name="T979">было </text:span><text:span text:style-name="T251">расположено </text:span>темно-голубое небо с <text:span text:style-name="T252">Л</text:span>уной, <text:span text:style-name="T253">а </text:span>на правой <text:span text:style-name="T253">С</text:span>олнце, которое <text:span text:style-name="T1109">освещало</text:span> <text:span text:style-name="T253">всю</text:span> Эквестрию <text:span text:style-name="T1110">своими ярко-золотистыми лучами</text:span>.<text:bookmark-end text:name="__DdeLink__131_1002662238"/><text:bookmark-end text:name="__DdeLink__5842_140401309"/></text:p>
      <text:p text:style-name="P1"><text:tab/><text:bookmark-start text:name="__DdeLink__133_1002662238"/><text:bookmark-start text:name="__DdeLink__5845_140401309"/>Галлус доложил принцессе Твайлайт о пр<text:span text:style-name="T1972">и</text:span>бытии её племянницы и Флурри вошла в <text:span text:style-name="T254">тронный</text:span> зал, наполненный несколькими тысячами лун истории.<text:bookmark-end text:name="__DdeLink__133_1002662238"/><text:bookmark-end text:name="__DdeLink__5845_140401309"/></text:p>
      <text:p text:style-name="P1"><text:tab/><text:bookmark-start text:name="__DdeLink__135_1002662238"/><text:bookmark-start text:name="__DdeLink__5848_140401309"/>Здесь было очень много<text:span text:style-name="T256"> кристальных </text:span>мозаик, с каждой из них <text:span text:style-name="T255">было </text:span>связано <text:span text:style-name="T256">своя собственная история.</text:span><text:bookmark-end text:name="__DdeLink__135_1002662238"/><text:bookmark-end text:name="__DdeLink__5848_140401309"/></text:p>
      <text:p text:style-name="P1"><text:bookmark-start text:name="__DdeLink__5851_140401309"/><text:bookmark-start text:name="__DdeLink__137_1002662238"/><text:soft-page-break/>«Вот, победа <text:span text:style-name="T1111">принцессы</text:span> Селестии над <text:span text:style-name="T1973">принцессой </text:span>Луной, а здесь первая победа <text:span text:style-name="T257">моей тёти</text:span> вместе с её подругами и возвращение сестры Селестии, <text:span text:style-name="T257">а </text:span>тут Спайк спас Кристальную империю, когда <text:span text:style-name="T257">тёт</text:span><text:span text:style-name="T1112">я</text:span> оказалась в ловушке и не могла ничего сделать, он мне тысячу раз рассказывал эту историю» - думала Флурри.<text:bookmark-end text:name="__DdeLink__5851_140401309"/><text:bookmark-end text:name="__DdeLink__137_1002662238"/></text:p>
      <text:p text:style-name="P1"><text:tab/><text:bookmark-start text:name="__DdeLink__139_1002662238"/><text:bookmark-start text:name="__DdeLink__5854_140401309"/>Флурри часто разглядывала этот замок, и все равно находила что-то новое.<text:bookmark-end text:name="__DdeLink__139_1002662238"/><text:bookmark-end text:name="__DdeLink__5854_140401309"/></text:p>
      <text:p text:style-name="P1"><text:tab/><text:bookmark-start text:name="__DdeLink__141_1002662238"/><text:bookmark-start text:name="__DdeLink__5857_140401309"/><text:span text:style-name="T258">Принцесса </text:span>Твайлайт <text:span text:style-name="T1699">Спаркл</text:span> была очень сильно похож<text:span text:style-name="T258">а</text:span> на Селестию, её копыта были облачены в золото, так же как и шея, на которой было ожерелье, символизирующее дружбу и магию, а на гриве около рога находилась золотая корона с фиолетовой звездой, <text:span text:style-name="T259">её знаком отличия — магией.</text:span><text:bookmark-end text:name="__DdeLink__141_1002662238"/><text:bookmark-end text:name="__DdeLink__5857_140401309"/></text:p>
      <text:p text:style-name="P1"><text:tab/><text:bookmark-start text:name="__DdeLink__143_1002662238"/><text:bookmark-start text:name="__DdeLink__5860_140401309"/>Она улыбнулась и пошла навстречу своей племяннице.<text:bookmark-end text:name="__DdeLink__143_1002662238"/> <text:bookmark-end text:name="__DdeLink__5860_140401309"/></text:p>
      <text:p text:style-name="P1"><text:tab/><text:bookmark-start text:name="__DdeLink__5863_140401309"/><text:bookmark-start text:name="__DdeLink__145_1002662238"/>С обеих сторон извиваясь бежал маленький <text:span text:style-name="T260">кристальн</text:span><text:span text:style-name="T261">о-прозрачный</text:span> ручей из чаш, которые стояли около трона принцессы.<text:bookmark-end text:name="__DdeLink__5863_140401309"/><text:bookmark-end text:name="__DdeLink__145_1002662238"/></text:p>
      <text:p text:style-name="P1"><text:tab/><text:bookmark-start text:name="__DdeLink__147_1002662238"/><text:bookmark-start text:name="__DdeLink__5866_140401309"/>Флурри бросила взгляд на место, где всегда сидел Спайк, но его там не было сейчас.<text:bookmark-end text:name="__DdeLink__147_1002662238"/><text:bookmark-end text:name="__DdeLink__5866_140401309"/></text:p>
      <text:p text:style-name="P1"><text:bookmark-start text:name="__DdeLink__5869_140401309"/><text:bookmark-start text:name="__DdeLink__149_1002662238"/><text:soft-page-break/>- Здравствуй, Флурри - поприветствовала <text:span text:style-name="T1114">т</text:span><text:span text:style-name="T1113">ётя</text:span> <text:span text:style-name="T1115">и </text:span><text:span text:style-name="T262">крепко </text:span>обняла.<text:bookmark-end text:name="__DdeLink__5869_140401309"/><text:bookmark-end text:name="__DdeLink__149_1002662238"/></text:p>
      <text:p text:style-name="P1"><text:tab/><text:bookmark-start text:name="__DdeLink__5872_140401309"/><text:bookmark-start text:name="__DdeLink__151_1002662238"/>Она несильно изменилась с <text:span text:style-name="T263">их </text:span>последней встречи, её взгляд был такой же добрый и нежный, а фиолетово-синяя грива также плавно развивалась.<text:bookmark-end text:name="__DdeLink__5872_140401309"/><text:bookmark-end text:name="__DdeLink__151_1002662238"/></text:p>
      <text:p text:style-name="P1"><text:bookmark-start text:name="__DdeLink__5875_140401309"/><text:bookmark-start text:name="__DdeLink__153_1002662238"/>- Привет, тётя<text:bookmark-end text:name="__DdeLink__5875_140401309"/><text:bookmark-end text:name="__DdeLink__153_1002662238"/>!</text:p>
      <text:p text:style-name="P1"><text:bookmark-start text:name="__DdeLink__5878_140401309"/><text:bookmark-start text:name="__DdeLink__155_1002662238"/>- Как себя чувствует Каденс и мой брат <text:span text:style-name="T1700">Шайнинг Армор</text:span>, я слышала, что в Кристальную Империю приехал Торекс<text:bookmark-end text:name="__DdeLink__5878_140401309"/><text:bookmark-end text:name="__DdeLink__155_1002662238"/>.</text:p>
      <text:p text:style-name="P1"><text:bookmark-start text:name="__DdeLink__5881_140401309"/><text:bookmark-start text:name="__DdeLink__157_1002662238"/>- Да, он очень интересный собеседник и мы здорово провели время, родители такие же счастливые как и были, ну может чуточку счастливее, я ведь <text:span text:style-name="T264">одна из </text:span>лучш<text:span text:style-name="T264">и</text:span><text:span text:style-name="T265">х</text:span> учениц в этом году.<text:bookmark-end text:name="__DdeLink__5881_140401309"/><text:bookmark-end text:name="__DdeLink__157_1002662238"/></text:p>
      <text:p text:style-name="P1"><text:bookmark-start text:name="__DdeLink__5884_140401309"/><text:bookmark-start text:name="__DdeLink__159_1002662238"/>- Я в тебе никогда не сомневалась, тогда <text:span text:style-name="T1974">во время Кристаллинга </text:span>ты нам много хлопот доставила — <text:span text:style-name="T268"><text:s/></text:span><text:span text:style-name="T267">улыбнулась</text:span><text:span text:style-name="T266"> Твайлайт.</text:span><text:bookmark-end text:name="__DdeLink__5884_140401309"/><text:bookmark-end text:name="__DdeLink__159_1002662238"/></text:p>
      <text:p text:style-name="P1"><text:bookmark-start text:name="__DdeLink__5887_140401309"/><text:bookmark-start text:name="__DdeLink__161_1002662238"/>- Я обожаю эту историю больше всего - засмеялась Флурри.<text:bookmark-end text:name="__DdeLink__5887_140401309"/><text:bookmark-end text:name="__DdeLink__161_1002662238"/></text:p>
      <text:p text:style-name="P1"><text:bookmark-start text:name="__DdeLink__5890_140401309"/><text:bookmark-start text:name="__DdeLink__163_1002662238"/>- У тебя <text:span text:style-name="T1116">много друзей</text:span>?<text:bookmark-end text:name="__DdeLink__5890_140401309"/><text:bookmark-end text:name="__DdeLink__163_1002662238"/></text:p>
      <text:p text:style-name="P1"><text:bookmark-start text:name="__DdeLink__5893_140401309"/><text:bookmark-start text:name="__DdeLink__165_1002662238"/>- Да, у меня много друзей, но самая лучшая подруга Лара, она такая же умная и книжная как и ты)<text:bookmark-end text:name="__DdeLink__5893_140401309"/><text:bookmark-end text:name="__DdeLink__165_1002662238"/></text:p>
      <text:p text:style-name="P1"><text:bookmark-start text:name="__DdeLink__5896_140401309"/><text:bookmark-start text:name="__DdeLink__169_1002662238"/><text:soft-page-break/>- <text:span text:style-name="T269">Отлично! </text:span>Как твои занятия с Санб<text:span text:style-name="T270">ё</text:span>рстом?<text:bookmark-end text:name="__DdeLink__5896_140401309"/><text:bookmark-end text:name="__DdeLink__169_1002662238"/></text:p>
      <text:p text:style-name="P1"><text:bookmark-start text:name="__DdeLink__5899_140401309"/><text:bookmark-start text:name="__DdeLink__173_1002662238"/>- <text:span text:style-name="T271">Неплохо</text:span>, я ведь зашла сюда и не разнесла дверь - <text:s/>пошутила Флурри.<text:bookmark-end text:name="__DdeLink__5899_140401309"/><text:bookmark-end text:name="__DdeLink__173_1002662238"/></text:p>
      <text:p text:style-name="P1"><text:bookmark-start text:name="__DdeLink__5902_140401309"/><text:bookmark-start text:name="__DdeLink__177_1002662238"/>- <text:span text:style-name="T1975">Я рада. </text:span>Флурри, у меня есть к тебе <text:span text:style-name="T1117">одна </text:span>просьба<text:bookmark-end text:name="__DdeLink__177_1002662238"/> — <text:span text:style-name="T1117">серьезно заговорила </text:span><text:span text:style-name="T1118">принцесса </text:span><text:span text:style-name="T1117">Твайлайт.</text:span><text:bookmark-end text:name="__DdeLink__5902_140401309"/></text:p>
      <text:p text:style-name="P1"><text:bookmark-start text:name="__DdeLink__5905_140401309"/><text:bookmark-start text:name="__DdeLink__183_1002662238"/>- Слушаю вас, тётя<text:bookmark-end text:name="__DdeLink__5905_140401309"/><text:bookmark-end text:name="__DdeLink__183_1002662238"/></text:p>
      <text:p text:style-name="P1"><text:bookmark-start text:name="__DdeLink__5908_140401309"/><text:bookmark-start text:name="__DdeLink__187_1002662238"/>- Я хочу, чтобы ты помогла новенькой ученицы познакомится с Кантерлотом и найти друзей<text:bookmark-end text:name="__DdeLink__5908_140401309"/><text:bookmark-end text:name="__DdeLink__187_1002662238"/>.</text:p>
      <text:p text:style-name="P1"><text:bookmark-start text:name="__DdeLink__5911_140401309"/><text:bookmark-start text:name="__DdeLink__191_1002662238"/>- С удовольствием - обрадовалась Флурри, она обожала новые знакомства.<text:bookmark-end text:name="__DdeLink__5911_140401309"/><text:bookmark-end text:name="__DdeLink__191_1002662238"/></text:p>
      <text:p text:style-name="P1"><text:bookmark-start text:name="__DdeLink__5914_140401309"/><text:bookmark-start text:name="__DdeLink__195_1002662238"/>- Ее зовут Эмбер Грим и возможно ты уже <text:span text:style-name="T1976">знаешь о ней больше, чем твои школьные друзья</text:span><text:bookmark-end text:name="__DdeLink__5914_140401309"/><text:bookmark-end text:name="__DdeLink__195_1002662238"/><text:span text:style-name="T1976">.</text:span></text:p>
      <text:p text:style-name="P1"><text:bookmark-start text:name="__DdeLink__5917_140401309"/><text:bookmark-start text:name="__DdeLink__197_1002662238"/>- <text:span text:style-name="T1977">Я хотела с ней познакомиться, но у меня плохое предчувствие и к тому же она по словам моих школьных друзей странная </text:span><text:span text:style-name="T1978">и даже кошмарная</text:span><text:span text:style-name="T1977">.</text:span><text:bookmark-end text:name="__DdeLink__5917_140401309"/><text:bookmark-end text:name="__DdeLink__197_1002662238"/></text:p>
      <text:p text:style-name="P1">- <text:span text:style-name="T1978">Странная потому что может </text:span><text:span text:style-name="T1979">использовать магию как единороги не имея при этом</text:span><text:span text:style-name="T1978"> рога?</text:span></text:p>
      <text:p text:style-name="P1">- <text:span text:style-name="T1980">Д</text:span><text:span text:style-name="T1978">аже Лара не </text:span><text:span text:style-name="T1981">смогла</text:span><text:span text:style-name="T1978"> найти этому объяснения!</text:span></text:p>
      <text:p text:style-name="P1"><text:bookmark-start text:name="__DdeLink__5920_140401309"/><text:bookmark-start text:name="__DdeLink__199_1002662238"/>- Когда-то я пыталась найти объяснени<text:span text:style-name="T2162">е</text:span> <text:span text:style-name="T1701">странным способностям</text:span> Пинки и из этого вышла комичная история<text:bookmark-end text:name="__DdeLink__5920_140401309"/><text:bookmark-end text:name="__DdeLink__199_1002662238"/>.</text:p>
      <text:p text:style-name="P1"><text:bookmark-start text:name="__DdeLink__5923_140401309"/><text:bookmark-start text:name="__DdeLink__203_1002662238"/><text:soft-page-break/>- Это была Пинки Пай, а Эмбер <text:span text:style-name="T1982">может оказаться опасной</text:span><text:bookmark-end text:name="__DdeLink__5923_140401309"/><text:bookmark-end text:name="__DdeLink__203_1002662238"/><text:span text:style-name="T1982">!</text:span></text:p>
      <text:p text:style-name="P1"><text:bookmark-start text:name="__DdeLink__5926_140401309"/><text:bookmark-start text:name="__DdeLink__207_1002662238"/>- Я боролась с разным злом и никакое зло не может быть ужасней того, что может причинить близкий друг<text:bookmark-end text:name="__DdeLink__5926_140401309"/><text:bookmark-end text:name="__DdeLink__207_1002662238"/>.</text:p>
      <text:p text:style-name="P1"><text:bookmark-start text:name="__DdeLink__5929_140401309"/><text:bookmark-start text:name="__DdeLink__209_1002662238"/>- Я не совсем понимаю <text:span text:style-name="T2163">вас</text:span>, <text:span text:style-name="T272">тётя</text:span><text:bookmark-end text:name="__DdeLink__5929_140401309"/><text:bookmark-end text:name="__DdeLink__209_1002662238"/><text:span text:style-name="T272">.</text:span></text:p>
      <text:p text:style-name="P1"><text:bookmark-start text:name="__DdeLink__5932_140401309"/><text:bookmark-start text:name="__DdeLink__211_1002662238"/>- Флурри ты по настоящему счастлива, у тебя есть Лара и вы лучшие подруги, так же как и у меня в твоё время были лучшие подруги, с которыми нам пришлось преодолеть <text:span text:style-name="T1983">множество</text:span> трудностей. <text:span text:style-name="T273">Л</text:span>юбому пони нужны верные и лучшие друзья, так же и Эмбер Грим нуждается <text:span text:style-name="T273">в них</text:span>, она удивительна и необычна, но может нужно не подозревать её в чем-то, а подружиться с ней?<text:bookmark-end text:name="__DdeLink__5932_140401309"/><text:bookmark-end text:name="__DdeLink__211_1002662238"/></text:p>
      <text:p text:style-name="P1"><text:bookmark-start text:name="__DdeLink__5935_140401309"/><text:bookmark-start text:name="__DdeLink__215_1002662238"/>- <text:bookmark-end text:name="__DdeLink__5935_140401309"/><text:bookmark-end text:name="__DdeLink__215_1002662238"/><text:span text:style-name="T1985">Хорошо, я</text:span><text:span text:style-name="T1984"> непременно подружусь с ней!</text:span></text:p>
      <text:p text:style-name="P1"><text:tab/><text:bookmark-start text:name="__DdeLink__5938_140401309"/><text:span text:style-name="T1119">Принцесса </text:span><text:bookmark-start text:name="__DdeLink__217_1002662238"/>Твайлайт улыбнулась и они снова обнялись.<text:bookmark-end text:name="__DdeLink__217_1002662238"/> <text:bookmark-end text:name="__DdeLink__5938_140401309"/></text:p>
      <text:p text:style-name="P1"><text:tab/><text:bookmark-start text:name="__DdeLink__5941_140401309"/><text:bookmark-start text:name="__DdeLink__221_1002662238"/>Флурри рассказала некоторые подробности из Кристальной Империи, а <text:span text:style-name="T1120">её тётя</text:span> поделилась королевскими вещами, которые Флурри обожала слушать, а потом обсуждать их вместе с Ларой.<text:bookmark-end text:name="__DdeLink__5941_140401309"/><text:bookmark-end text:name="__DdeLink__221_1002662238"/></text:p>
      <text:p text:style-name="P33"/>
      <text:p text:style-name="P9"><text:soft-page-break/><text:span text:style-name="T1099">4</text:span><text:span text:style-name="T1100">. </text:span><text:span text:style-name="T1094">Школа Кантерлота</text:span></text:p>
      <text:p text:style-name="P4"><text:tab/><text:bookmark-start text:name="__DdeLink__224_1002662238"/><text:bookmark-start text:name="__DdeLink__5944_140401309"/>Первые осен<text:span text:style-name="T274">н</text:span>ие дни были самыми превосходными, потому <text:span text:style-name="T275">что многие пони </text:span><text:span text:style-name="T330">снова</text:span><text:span text:style-name="T275"> встретили</text:span><text:span text:style-name="T330">сь со </text:span><text:span text:style-name="T275">свои</text:span><text:span text:style-name="T330">ми</text:span><text:span text:style-name="T275"> </text:span><text:span text:style-name="T1121">друзьями</text:span><text:span text:style-name="T275"> и после </text:span><text:span text:style-name="T277">столь длинных </text:span><text:span text:style-name="T275">летних каникул </text:span><text:span text:style-name="T2164">всем </text:span><text:span text:style-name="T275">хотелось поделиться</text:span><text:span text:style-name="T276"> </text:span><text:span text:style-name="T2165">впечатлениями и </text:span><text:span text:style-name="T276">подробностями</text:span><text:span text:style-name="T275">.</text:span><text:bookmark-end text:name="__DdeLink__224_1002662238"/><text:bookmark-end text:name="__DdeLink__5944_140401309"/><text:span text:style-name="T275"> </text:span></text:p>
      <text:p text:style-name="P1"><text:tab/><text:bookmark-start text:name="__DdeLink__228_1002662238"/><text:bookmark-start text:name="__DdeLink__5950_140401309"/>Когда-то школы Кантерлот<text:span text:style-name="T1702">а</text:span>, <text:span text:style-name="T331">в которой можно было изучать магию </text:span><text:span text:style-name="T1986">всем, кто владел ей</text:span><text:span text:style-name="T331">,</text:span> не существовало, а была лишь школа для одарённых единорогов, но после того как Твайлайт стала принцессой Эквестрии, <text:span text:style-name="T1988"><text:s/></text:span><text:span text:style-name="T1989">в старой школе</text:span><text:span text:style-name="T1987"> произошло много изменений:</text:span> на смену двухэтажному сиреневому фасаду пришёл трехэтажный светло-бирюзовый, к старым трём башням добавились ещё две для <text:span text:style-name="T332">новых</text:span> <text:span text:style-name="T332">предметов</text:span> — «<text:span text:style-name="T1122">М</text:span><text:span text:style-name="T278">агические предметы» и «</text:span><text:span text:style-name="T1124">З</text:span><text:span text:style-name="T1123">ащита от темной магии</text:span><text:span text:style-name="T278">»</text:span>, а старые башни были заменены на новые.<text:bookmark-end text:name="__DdeLink__228_1002662238"/><text:bookmark-end text:name="__DdeLink__5950_140401309"/></text:p>
      <text:p text:style-name="P1"><text:tab/><text:bookmark-start text:name="__DdeLink__230_1002662238"/><text:bookmark-start text:name="__DdeLink__5953_140401309"/>Флурри была рада приступить к занятиям, увид<text:span text:style-name="T280">е</text:span>ться со своими друзьями и <text:span text:style-name="T279">вновь</text:span> стать одной из лучших учениц.<text:bookmark-end text:name="__DdeLink__230_1002662238"/><text:bookmark-end text:name="__DdeLink__5953_140401309"/></text:p>
      <text:p text:style-name="P1"><text:tab/><text:bookmark-start text:name="__DdeLink__5956_140401309"/><text:bookmark-start text:name="__DdeLink__232_1002662238"/>Но больше всего е<text:span text:style-name="T2167">ё</text:span> интересовала <text:span text:style-name="T2166">и даже немного пугала </text:span>встреча с Эмбер Грим, загадочной земной пони, обладающей такой же магией, как и единороги и с которой ей предстояло подружиться.<text:bookmark-end text:name="__DdeLink__5956_140401309"/><text:bookmark-end text:name="__DdeLink__232_1002662238"/></text:p>
      <text:p text:style-name="P1"><text:soft-page-break/><text:tab/><text:bookmark-start text:name="__DdeLink__234_1002662238"/><text:bookmark-start text:name="__DdeLink__5959_140401309"/>На одной из перемен в коридоре правого крыла, <text:span text:style-name="T281">в этом крыле проходили занятия по зель</text:span><text:span text:style-name="T282">е</text:span><text:span text:style-name="T281">варению </text:span><text:span text:style-name="T1125">и </text:span><text:span text:style-name="T281">изменению форм предметов,</text:span> Флурри спросила Лару:<text:bookmark-end text:name="__DdeLink__234_1002662238"/><text:bookmark-end text:name="__DdeLink__5959_140401309"/></text:p>
      <text:p text:style-name="P1"><text:bookmark-start text:name="__DdeLink__5962_140401309"/><text:bookmark-start text:name="__DdeLink__236_1002662238"/>- <text:span text:style-name="T1990">Ты знакома с мистером Магитемзом</text:span>?<text:bookmark-end text:name="__DdeLink__5962_140401309"/><text:bookmark-end text:name="__DdeLink__236_1002662238"/></text:p>
      <text:p text:style-name="P1"><text:bookmark-start text:name="__DdeLink__5965_140401309"/><text:bookmark-start text:name="__DdeLink__238_1002662238"/>- <text:bookmark-end text:name="__DdeLink__5965_140401309"/><text:bookmark-end text:name="__DdeLink__238_1002662238"/><text:span text:style-name="T1990">Да, на первом учебном году </text:span><text:bookmark-start text:name="__DdeLink__242_1002662238"/><text:bookmark-start text:name="__DdeLink__5971_140401309"/>я интересовалась дополнительными занятиями<text:bookmark-end text:name="__DdeLink__242_1002662238"/> <text:span text:style-name="T333">по магическим предметам</text:span><text:bookmark-end text:name="__DdeLink__5971_140401309"/><text:span text:style-name="T333">, </text:span><text:span text:style-name="T1990">которые он преподает.</text:span><text:bookmark text:name="__DdeLink__244_10026622381"/><text:bookmark text:name="__DdeLink__5974_1404013091"/></text:p>
      <text:p text:style-name="P1">- <text:span text:style-name="T1991">Он действительно настолько чудесно преподает, что я даже не засну на его предмете?</text:span></text:p>
      <text:p text:style-name="P1">- <text:span text:style-name="T1992">Не сомневайся, он </text:span><text:span text:style-name="T1993">очень интересный</text:span><text:span text:style-name="T1992"> преподаватель и ты точно не усн</text:span><text:span text:style-name="T1994">ё</text:span><text:span text:style-name="T1992">шь на его уроках — улыбнулась Лара.</text:span><text:bookmark text:name="__DdeLink__5974_140401309"/><text:bookmark text:name="__DdeLink__244_1002662238"/></text:p>
      <text:p text:style-name="P6"><text:bookmark-start text:name="__DdeLink__5977_140401309"/><text:bookmark-start text:name="__DdeLink__246_1002662238"/>- Лара, Флурри, о чем заболтались,<text:span text:style-name="T283"> подруги</text:span>?! -<text:span text:style-name="T1995">внезапно </text:span>спросила пони, очень сильно <text:span text:style-name="T1126">похожая на</text:span> Пинки Пай<text:bookmark-end text:name="__DdeLink__246_1002662238"/>.<text:bookmark-end text:name="__DdeLink__5977_140401309"/></text:p>
      <text:p text:style-name="P7"><text:span text:style-name="T284"><text:tab/></text:span><text:span text:style-name="T1995">Это была Пёрпл Кейк, обожательница Пинки Пай, которая всегда </text:span><text:span text:style-name="T2168">старалась</text:span><text:span text:style-name="T1995"> быть похожей на неё</text:span><text:bookmark-start text:name="__DdeLink__5980_140401309"/><text:span text:style-name="T1995">,</text:span><text:bookmark-end text:name="__DdeLink__5980_140401309"/><text:span text:style-name="T1995"> но к сожалению ей не повезло с цветом гривы, что очень сильно огорчало её </text:span><text:span text:style-name="T1996">пока </text:span><text:bookmark-start text:name="__DdeLink__5982_140401309"/><text:span text:style-name="T334">Лара</text:span><text:bookmark-start text:name="__DdeLink__5980_1404013091"/><text:span text:style-name="T334"> </text:span><text:bookmark-end text:name="__DdeLink__5980_1404013091"/><text:span text:style-name="T1996">не </text:span><text:span text:style-name="T1995">научила Пёрпл менять цвет своей гривы</text:span><text:span text:style-name="T334"> </text:span><text:span text:style-name="T1996">с помощью </text:span><text:span text:style-name="T2169">магии</text:span><text:span text:style-name="T1996"> </text:span><text:span text:style-name="T335">и</text:span><text:span text:style-name="T334"> поэтому </text:span><text:span text:style-name="T1127">юная</text:span><text:span text:style-name="T335"> Пинки Пай</text:span><text:span text:style-name="T334"> всегда приглашает </text:span><text:span text:style-name="T1996">Лару</text:span><text:span text:style-name="T334"> на свои вечеринки</text:span><text:bookmark-end text:name="__DdeLink__5982_140401309"/><text:span text:style-name="T334">.</text:span></text:p>
      <text:p text:style-name="P1"><text:bookmark-start text:name="__DdeLink__5985_140401309"/><text:bookmark-start text:name="__DdeLink__250_1002662238"/><text:soft-page-break/>- <text:bookmark-end text:name="__DdeLink__250_1002662238"/><text:span text:style-name="T1997">Флурри интересовалась о мистере Магитемзе</text:span> — <text:span text:style-name="T336">ответила Лара.</text:span><text:bookmark-end text:name="__DdeLink__5985_140401309"/></text:p>
      <text:p text:style-name="P1"><text:bookmark-start text:name="__DdeLink__5988_140401309"/><text:bookmark-start text:name="__DdeLink__252_1002662238"/>- <text:span text:style-name="T1997">Понятне</text:span><text:span text:style-name="T1998">е</text:span><text:span text:style-name="T1997">нько</text:span>, на вечеринку <text:span text:style-name="T1997">прид</text:span><text:span text:style-name="T2030">ё</text:span><text:span text:style-name="T1997">т</text:span><text:span text:style-name="T2030">е</text:span>?<text:bookmark-end text:name="__DdeLink__5988_140401309"/><text:bookmark-end text:name="__DdeLink__252_1002662238"/></text:p>
      <text:p text:style-name="P1">- <text:span text:style-name="T1998">Я не против, а ты Лара?</text:span></text:p>
      <text:p text:style-name="P1">- <text:span text:style-name="T1998">Можно, а когда?</text:span></text:p>
      <text:p text:style-name="P1">- <text:span text:style-name="T1998">В субботу у меня после обед</text:span><text:span text:style-name="T2000">а и попробуйте не прийти!</text:span></text:p>
      <text:p text:style-name="P1">- <text:span text:style-name="T1998">Хорошо, мы придём, Пёрпл. - </text:span><text:span text:style-name="T2000">улыбнулись </text:span><text:span text:style-name="T2031">обе</text:span><text:span text:style-name="T2000"> подруги.</text:span></text:p>
      <text:p text:style-name="P14">- <text:span text:style-name="T1999">Тогда оки доки</text:span>, я в башенку <text:span text:style-name="T1999">на занятие</text:span>! - <text:span text:style-name="T1999">подмигнула Пёрпл и исчезла.</text:span></text:p>
      <text:p text:style-name="P15"><text:bookmark-start text:name="__DdeLink__6034_1404013091"/><text:bookmark-start text:name="__DdeLink__280_10026622381"/>- <text:span text:style-name="T337">Она удивительно</text:span> сильно похоже на <text:span text:style-name="T1128">миссис </text:span>Пинки Пай<text:bookmark-end text:name="__DdeLink__6034_1404013091"/><text:bookmark-end text:name="__DdeLink__280_10026622381"/>.</text:p>
      <text:p text:style-name="P15"><text:bookmark-start text:name="__DdeLink__6037_1404013091"/><text:bookmark-start text:name="__DdeLink__282_10026622381"/>- Да<text:bookmark-end text:name="__DdeLink__6037_1404013091"/><text:bookmark-end text:name="__DdeLink__282_10026622381"/>.</text:p>
      <text:p text:style-name="P15">- <text:span text:style-name="T2001">Лара, я собираюсь подойти к Эмбер </text:span><text:span text:style-name="T2002">Грим</text:span><text:span text:style-name="T2001"> после этого занятия.</text:span></text:p>
      <text:p text:style-name="P15">- <text:span text:style-name="T2003">Я только об этом хотела сказать, и еще кое-что добавить.</text:span></text:p>
      <text:p text:style-name="P15">- <text:span text:style-name="T2003">Да, Лара?</text:span></text:p>
      <text:p text:style-name="P15"><text:soft-page-break/>- <text:span text:style-name="T2004">Ты ведь знаешь, что у меня дружеские отношения с драконом Шарпеном, который учится в школе Дружб</text:span><text:span text:style-name="T2020">ы</text:span><text:span text:style-name="T2004">?</text:span></text:p>
      <text:p text:style-name="P15">- <text:span text:style-name="T2004">Помню, ты </text:span><text:span text:style-name="T2021">еще</text:span><text:span text:style-name="T2004"> научные работы писала по драконам.</text:span></text:p>
      <text:p text:style-name="P15">- <text:span text:style-name="T2004">Верно. </text:span><text:span text:style-name="T2005">С ним произошла довольно странная история. Его попросил один пони доставить подарок своей сестре, которая живет в Кантерлоте. На обратном пути он увидел сильную вспышку света и потерял сознание. А проснулся около Кантерлота в траве со сломанным крылом.</text:span></text:p>
      <text:p text:style-name="P15">- <text:span text:style-name="T2022">Ты с</text:span><text:span text:style-name="T2005">ерьезно?</text:span></text:p>
      <text:p text:style-name="P16">- <text:span text:style-name="T2005">Это не шутка, Флурри, я на прошлой недели была в больнице и он мне рассказал как все произошло.</text:span></text:p>
      <text:p text:style-name="P16">- <text:span text:style-name="T2005">Только тебе?</text:span></text:p>
      <text:p text:style-name="P16">- <text:span text:style-name="T2006">Думаю да, такие вещи только интересны мне — улыбнулась Лара.</text:span></text:p>
      <text:p text:style-name="P16">- <text:span text:style-name="T2007">А как ты думаешь что это было? - </text:span><text:span text:style-name="T2023">с интересом спросила Флурри.</text:span></text:p>
      <text:p text:style-name="P16">- <text:span text:style-name="T2008">Я предполагаю что это было ослепляющее заклинание, потому что Шарпен сказал, что вспышка </text:span><text:span text:style-name="T2009">сопровождалась силуэтом </text:span><text:span text:style-name="T2170">пони</text:span><text:span text:style-name="T2008">.</text:span></text:p>
      <text:p text:style-name="P16"><text:soft-page-break/>- <text:span text:style-name="T2170">С крыльями</text:span><text:span text:style-name="T2009">?</text:span></text:p>
      <text:p text:style-name="P16">- <text:span text:style-name="T2010">Да</text:span></text:p>
      <text:p text:style-name="P16">- <text:span text:style-name="T2171">З</text:span><text:span text:style-name="T2011">начит это либо </text:span><text:span text:style-name="T2025">Пегас</text:span><text:span text:style-name="T2011"> либо...</text:span></text:p>
      <text:p text:style-name="P16">- <text:span text:style-name="T2011">Аликорн! - </text:span><text:span text:style-name="T2012">сказал</text:span><text:span text:style-name="T2024">и</text:span><text:span text:style-name="T2012"> одновременно две подруги.</text:span></text:p>
      <text:p text:style-name="P16">- <text:span text:style-name="T2013">Лара, но этого не может быть, в Эквестрии сейчас только три Аликорна </text:span><text:span text:style-name="T2014">и никто из них так никогда не поступил бы.</text:span></text:p>
      <text:p text:style-name="P27">- Верно, поэтому я долго расспрашивала у Шарпена какая была вспышка</text:p>
      <text:p text:style-name="P27">- И что тебе удалось узнать?</text:p>
      <text:p text:style-name="P28">- Для <text:span text:style-name="T2026">П</text:span>егаса невозможно создать такую вспышку, по крайней мере для <text:span text:style-name="T2015">большей части </text:span><text:span text:style-name="T2027">П</text:span><text:span text:style-name="T2015">егасов такая возможность недоступна.</text:span></text:p>
      <text:p text:style-name="P28">- <text:span text:style-name="T2015">Хм, это очень странная история и довольно интересная, только зачем нужно было так поступать с Шарпеном?</text:span></text:p>
      <text:p text:style-name="P28">- <text:span text:style-name="T2016">Это сложный вопрос, я взвешивала различные варианты и </text:span><text:span text:style-name="T2028">наиболее вероятный</text:span><text:span text:style-name="T2016"> пока только один.</text:span></text:p>
      <text:p text:style-name="P28">- <text:span text:style-name="T2016">Какой? - </text:span><text:span text:style-name="T2017">спросила Флурри и в этот момент </text:span><text:span text:style-name="T2029">прозвенел звонок</text:span><text:span text:style-name="T2017">.</text:span></text:p>
      <text:p text:style-name="P28"><text:soft-page-break/>- <text:span text:style-name="T2017">Прости Флурри, но нам пора на урок, у нас ещё будет время на подобные загадки.</text:span></text:p>
      <text:p text:style-name="P28">- <text:span text:style-name="T2017">Да, нужно спешить.</text:span></text:p>
      <text:p text:style-name="P17"><text:tab/><text:bookmark-start text:name="__DdeLink__300_10026622381"/><text:bookmark-start text:name="__DdeLink__6063_1404013091"/>И Флурри взяла Лару в копыта и они моментально и<text:span text:style-name="T285">с</text:span>чезли, оставив после себя только мелкий кристальный дождик.<text:bookmark-end text:name="__DdeLink__300_10026622381"/><text:bookmark-end text:name="__DdeLink__6063_1404013091"/></text:p>
      <text:p text:style-name="P28"/>
      <text:p text:style-name="P15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9"><text:soft-page-break/><text:span text:style-name="T1096">5</text:span><text:bookmark-start text:name="__DdeLink__302_1002662238"/><text:span text:style-name="T1094">. Мистер Магитемз</text:span><text:bookmark-end text:name="__DdeLink__302_1002662238"/></text:p>
      <text:p text:style-name="P8"><text:tab/><text:bookmark-start text:name="__DdeLink__6065_140401309"/>Магитемз был ещё жеребенком, когда <text:span text:style-name="T1129">принцесса </text:span>Твайлайт вместе со своими друзьями спасла Кристальную Империю от Короля <text:span text:style-name="T1130">Сомбры</text:span>. <text:bookmark-end text:name="__DdeLink__6065_140401309"/></text:p>
      <text:p text:style-name="P8"><text:tab/><text:bookmark-start text:name="__DdeLink__6067_140401309"/>С <text:span text:style-name="T338">раннего </text:span>детства он отличался ораторским мастерством и любил изучать древние магические предметы.<text:bookmark-end text:name="__DdeLink__6067_140401309"/></text:p>
      <text:p text:style-name="P1"><text:tab/><text:bookmark-start text:name="__DdeLink__6069_140401309"/><text:span text:style-name="T339">Он</text:span> был обычным земным пони <text:span text:style-name="T339">и в</text:span> свои школьные годы знал в десятки раз больше о магии, чем его сверстники единороги.<text:bookmark-end text:name="__DdeLink__6069_140401309"/></text:p>
      <text:p text:style-name="P1"><text:tab/><text:bookmark-start text:name="__DdeLink__6071_140401309"/>В Кантерлот он переехал после основания школы <text:span text:style-name="T1145">Д</text:span>ружбы и подрабатывал тем, что работал в разных сувенирных лавках и продавал различные древние предметы.<text:bookmark-end text:name="__DdeLink__6071_140401309"/></text:p>
      <text:p text:style-name="P1"><text:tab/><text:bookmark-start text:name="__DdeLink__6073_140401309"/>Спустя несколько лет, как <text:span text:style-name="T1131">принцесса </text:span>Твайлайт <text:span text:style-name="T340">превратила одаренную школу для единорогов в</text:span> Кантерлотскую и <text:span text:style-name="T341">сделала</text:span> её полноценн<text:span text:style-name="T342">ой магической школой</text:span>, Магитемз <text:span text:style-name="T343">решил</text:span> попробовать себя в качестве учителя <text:span text:style-name="T344">по</text:span> Магически<text:span text:style-name="T344">м</text:span> предмет<text:span text:style-name="T344">ам</text:span> и был назначен профессором.<text:bookmark-end text:name="__DdeLink__6073_140401309"/></text:p>
      <text:p text:style-name="P1"><text:tab/><text:bookmark-start text:name="__DdeLink__6075_140401309"/>Он очень сильно любил свой предмет и рассказывал с большим интересом, <text:span text:style-name="T1703">никому и никогда не было скучно на его уроках</text:span>.<text:bookmark-end text:name="__DdeLink__6075_140401309"/></text:p>
      <text:p text:style-name="P1"><text:soft-page-break/><text:tab/><text:bookmark-start text:name="__DdeLink__6077_140401309"/>А самым интересным была практическая часть, <text:span text:style-name="T345">когда</text:span> <text:span text:style-name="T345">Магитемз</text:span> демонстрировал <text:span text:style-name="T346">работу магического предмета и показывал как можно его использовать</text:span>.<text:bookmark-end text:name="__DdeLink__6077_140401309"/></text:p>
      <text:p text:style-name="P10"><text:tab/><text:bookmark-start text:name="__DdeLink__6079_140401309"/>Свой класс он тоже расставил по особому вкусу: посередине круглый фиолетово-зеленый магический стол, <text:span text:style-name="T347">вокруг школьные места для учеников. </text:span><text:bookmark-end text:name="__DdeLink__6079_140401309"/></text:p>
      <text:p text:style-name="P10"><text:span text:style-name="T348"><text:tab/></text:span><text:bookmark-start text:name="__DdeLink__6081_140401309"/><text:span text:style-name="T348">В</text:span><text:span text:style-name="T347">се магические предметы он доставал из маленького шкафчика, который находился напротив входа в класс</text:span>.<text:bookmark-end text:name="__DdeLink__6081_140401309"/></text:p>
      <text:p text:style-name="P1"><text:tab/><text:bookmark-start text:name="__DdeLink__6083_140401309"/><text:span text:style-name="T349">Класс</text:span> Магитемза находился в передней башни правого крыла и был одним из самых любимых мест студентов потому что ко всему великолепию предмета и преподавателя <text:span text:style-name="T350">рядом находилась столовая.</text:span><text:bookmark-end text:name="__DdeLink__6083_140401309"/></text:p>
      <text:p text:style-name="P1"><text:tab/><text:bookmark-start text:name="__DdeLink__6085_140401309"/>Когда <text:span text:style-name="T1704">прозвенел звонок, мистер Магитемз </text:span><text:span text:style-name="T1710">приступил к осмотру класса</text:span><text:span text:style-name="T1708">.</text:span><text:span text:style-name="T1707"> В</text:span><text:span text:style-name="T1705"> этот момент </text:span><text:span text:style-name="T1712">в кабинете </text:span><text:span text:style-name="T1711">внезапно появились</text:span><text:span text:style-name="T1705"> Флурри </text:span><text:span text:style-name="T1711">и</text:span><text:span text:style-name="T1706"> </text:span><text:span text:style-name="T1705">Лар</text:span><text:span text:style-name="T1711">а</text:span><text:span text:style-name="T1706"> </text:span>и удивили его н<text:span text:style-name="T1709">и</text:span> меньше если бы они притащили с собой Амулет Аликорна.<text:bookmark-end text:name="__DdeLink__6085_140401309"/></text:p>
      <text:p text:style-name="P1"><text:bookmark-start text:name="__DdeLink__6087_140401309"/>- Хм оригинально, сколько я не вёл занятия в этой школе, никто никогда не телепортировался в класс — <text:span text:style-name="T351"><text:s/>сказал Магитемз.</text:span><text:bookmark-end text:name="__DdeLink__6087_140401309"/></text:p>
      <text:p text:style-name="P1"><text:bookmark-start text:name="__DdeLink__6089_140401309"/><text:soft-page-break/>- <text:span text:style-name="T351">А это у нас лучшие ученицы — громко сказала </text:span><text:span text:style-name="T2032">Э</text:span><text:span text:style-name="T352">в</text:span><text:span text:style-name="T353">е</text:span><text:span text:style-name="T352">ри Хейт.</text:span><text:bookmark-end text:name="__DdeLink__6089_140401309"/></text:p>
      <text:p text:style-name="P1"><text:bookmark-start text:name="__DdeLink__6091_140401309"/>- <text:span text:style-name="T354">Я слышал, <text:s/>что на первом курсе учился Аликорн, это вы Флурри Харт? - поинтересовался Магитемз.</text:span><text:bookmark-end text:name="__DdeLink__6091_140401309"/></text:p>
      <text:p text:style-name="P1"><text:bookmark-start text:name="__DdeLink__6093_140401309"/>- <text:span text:style-name="T354">Да, это я</text:span><text:bookmark-end text:name="__DdeLink__6093_140401309"/><text:span text:style-name="T354">.</text:span></text:p>
      <text:p text:style-name="P1"><text:bookmark-start text:name="__DdeLink__6095_140401309"/>- <text:span text:style-name="T2034">Это у</text:span><text:span text:style-name="T2033">дивительно! </text:span><text:span text:style-name="T2034">Все приготовились</text:span><text:span text:style-name="T355">?</text:span><text:bookmark-end text:name="__DdeLink__6095_140401309"/></text:p>
      <text:p text:style-name="P20"><text:tab/><text:bookmark-start text:name="__DdeLink__6097_140401309"/>Ученики расположились на своих местах и внимательно уставились на <text:span text:style-name="T385">профессора</text:span>.<text:bookmark-end text:name="__DdeLink__6097_140401309"/> </text:p>
      <text:p text:style-name="P25"><text:tab/><text:bookmark-start text:name="__DdeLink__6099_140401309"/>Многие уже знали, что Магитемз превосходный и интересный учитель.<text:bookmark-end text:name="__DdeLink__6099_140401309"/></text:p>
      <text:p text:style-name="P19"><text:bookmark-start text:name="__DdeLink__6101_140401309"/>- Сегодня мы поговорим о <text:span text:style-name="T2035">двух видах магии - темной</text:span> и <text:span text:style-name="T2035">светлой или её ещё называют природной</text:span> маг<text:span text:style-name="T2035">ией</text:span>. <text:span text:style-name="T356">Может кто-нибудь уже читал новые учебники по темной магии?</text:span><text:bookmark-end text:name="__DdeLink__6101_140401309"/></text:p>
      <text:p text:style-name="P21"><text:bookmark-start text:name="__DdeLink__6103_140401309"/>- <text:span text:style-name="T357">Да — </text:span><text:span text:style-name="T1132">подняла копыт</text:span><text:span text:style-name="T1133">о</text:span><text:span text:style-name="T357"> Лара.</text:span><text:bookmark-end text:name="__DdeLink__6103_140401309"/></text:p>
      <text:p text:style-name="P21"><text:bookmark-start text:name="__DdeLink__6105_140401309"/>- <text:span text:style-name="T386">Отлично!</text:span><text:span text:style-name="T357"> Эти новые учебники написаны довольно простым языком и поэтому советую вам их </text:span><text:span text:style-name="T1134">обязательно почитать</text:span><text:span text:style-name="T357">, </text:span><text:span text:style-name="T1134">если вы этого ещё не сделали. </text:span><text:span text:style-name="T357"><text:s/></text:span><text:span text:style-name="T1134">Теперь</text:span><text:span text:style-name="T357"> кто-нибудь ответьте: а в чем разница между темной магией и </text:span><text:span text:style-name="T2036">светлой</text:span><text:span text:style-name="T357">?</text:span><text:bookmark-end text:name="__DdeLink__6105_140401309"/></text:p>
      <text:p text:style-name="P21"><text:bookmark-start text:name="__DdeLink__6107_140401309"/><text:soft-page-break/>- <text:span text:style-name="T357">Темная злая, а природная добрая — </text:span><text:span text:style-name="T358">ответил Силли. <text:tab/>Это был светло-коричневый пони в очках, который был младше всех в классе.</text:span><text:bookmark-end text:name="__DdeLink__6107_140401309"/></text:p>
      <text:p text:style-name="P21"><text:bookmark-start text:name="__DdeLink__6109_140401309"/>- <text:span text:style-name="T359">Не совсем. Темная </text:span><text:span text:style-name="T360">магия может принести добро, так же как и </text:span><text:span text:style-name="T2037">светлая</text:span><text:span text:style-name="T360"> магия может принести зло</text:span><text:bookmark-end text:name="__DdeLink__6109_140401309"/><text:span text:style-name="T360">.</text:span></text:p>
      <text:p text:style-name="P21"><text:bookmark-start text:name="__DdeLink__6111_140401309"/>- <text:span text:style-name="T361">Темная магия это всего лишь вид </text:span><text:span text:style-name="T2038">светлой</text:span><text:span text:style-name="T361"> магии, только отличие в том, что она может подчинить владельца — ответила Лара.</text:span><text:bookmark-end text:name="__DdeLink__6111_140401309"/></text:p>
      <text:p text:style-name="P21"><text:bookmark-start text:name="__DdeLink__6113_140401309"/>- <text:span text:style-name="T361">Превосходно! - </text:span><text:span text:style-name="T362">сказал Магитемз и </text:span><text:span text:style-name="T1713">сделал несколько пометок в своем журнале</text:span><text:span text:style-name="T362"> - </text:span><text:span text:style-name="T363">природная магия дана нам с детства, мы можем превращать различные предметы, перемещаться, даже летать, этот навык развивается и практикуется. Есть еще <text:s/>очень сильная магия дружбы, о которой вам рассказывали подробно на первом курсе. </text:span><text:span text:style-name="T364">И самая необычная темная, которая, как сказала Лара, может завладеть </text:span><text:span text:style-name="T365">тем, кто применяет её. До сих пор эта магия остается загадкой, но к счастью нам известно достаточно, что</text:span><text:span text:style-name="T387">бы </text:span><text:span text:style-name="T2039">научиться противостоять ей</text:span><text:bookmark-end text:name="__DdeLink__6113_140401309"/><text:span text:style-name="T2039">.</text:span></text:p>
      <text:p text:style-name="P21"><text:bookmark-start text:name="__DdeLink__6115_140401309"/>- <text:span text:style-name="T368">Профессор Магитемз</text:span><text:span text:style-name="T366">, почему нельзя просто так же ее использовать, как </text:span><text:span text:style-name="T388">и </text:span><text:span text:style-name="T366">другую магию, только в добрых целях? — поинтересовался Силли.</text:span><text:bookmark-end text:name="__DdeLink__6115_140401309"/></text:p>
      <text:p text:style-name="P21"><text:bookmark-start text:name="__DdeLink__6119_140401309"/><text:soft-page-break/>- <text:span text:style-name="T366">Можно. Но ни один пони, даже очень сильный не может быть в полной мере уверен, что эта магия не поглотит его хорошие качества и не сделает его зл</text:span><text:span text:style-name="T389">ым</text:span><text:span text:style-name="T366">. </text:span><text:span text:style-name="T367">На самом деле, в истории полно примеров того, что н</text:span><text:span text:style-name="T390">и</text:span><text:span text:style-name="T367"> темная магия была бедствием для Эквестрии, а скорее обычная магия в копытах тех, кто был </text:span><text:span text:style-name="T1714">морально</text:span><text:span text:style-name="T367"> слаб и не смог победить ненависть, злобу и</text:span><text:span text:style-name="T368">ли</text:span><text:span text:style-name="T367"> простить обиды.</text:span><text:bookmark-end text:name="__DdeLink__6119_140401309"/></text:p>
      <text:p text:style-name="P21"><text:bookmark-start text:name="__DdeLink__6121_140401309"/>- <text:span text:style-name="T369">А, ... е</text:span><text:span text:style-name="T368">сли Флурри поглотит темная магия, она сможет ее контролировать? — </text:span><text:span text:style-name="T1135">не удержался</text:span><text:span text:style-name="T370"> Силли</text:span><text:bookmark-end text:name="__DdeLink__6121_140401309"/><text:span text:style-name="T370">.</text:span></text:p>
      <text:p text:style-name="P21"><text:bookmark-start text:name="__DdeLink__6123_140401309"/>- <text:span text:style-name="T371">Ты серьезно? Она обычную то не </text:span><text:span text:style-name="T1136">может</text:span><text:span text:style-name="T371"> контролировать — усмехнулась </text:span><text:span text:style-name="T2040">Э</text:span><text:span text:style-name="T371">вери Хейт.</text:span><text:bookmark-end text:name="__DdeLink__6123_140401309"/></text:p>
      <text:p text:style-name="P22"><text:bookmark-start text:name="__DdeLink__6125_140401309"/>Раздался легкий <text:span text:style-name="T372">смех</text:span> в классе.<text:bookmark-end text:name="__DdeLink__6125_140401309"/></text:p>
      <text:p text:style-name="P22"><text:bookmark-start text:name="__DdeLink__6127_140401309"/>- <text:span text:style-name="T373">Аликорны так же, как и другие магические существа могут оказаться под действием темной магии — </text:span><text:span text:style-name="T374">продолжал Магитемз — именно поэтому вы изучали, изучаете и будете изучать </text:span><text:span text:style-name="T1137">м</text:span><text:span text:style-name="T374">агию Дружбы. Я уже упоминал, что это могущественная магия </text:span><text:span text:style-name="T375">и добавлю, что именно о</text:span><text:span text:style-name="T374">на способн</text:span><text:span text:style-name="T376">а</text:span><text:span text:style-name="T374"> победить темную маги</text:span><text:span text:style-name="T377">ю. </text:span><text:span text:style-name="T378">Вы записали все в свои тетради?</text:span><text:bookmark-end text:name="__DdeLink__6127_140401309"/></text:p>
      <text:p text:style-name="P22"><text:bookmark-start text:name="__DdeLink__6129_140401309"/>- <text:span text:style-name="T378">Да, профессор — дружно ответил класс.</text:span><text:bookmark-end text:name="__DdeLink__6129_140401309"/></text:p>
      <text:p text:style-name="P23"><text:tab/><text:bookmark-start text:name="__DdeLink__6131_140401309"/>Урок был впечатляющим, почти все обсуждали его за обедом, особенно темную магию. Эта тема не <text:soft-page-break/>прошла стороной и Флурри, <text:span text:style-name="T2041">которая вспомнила историю, которую Шарпен рассказал Ларе</text:span><text:span text:style-name="T379">.</text:span><text:bookmark-end text:name="__DdeLink__6131_140401309"/></text:p>
      <text:p text:style-name="P23"><text:bookmark-start text:name="__DdeLink__6133_140401309"/>- <text:span text:style-name="T380">Флурри, </text:span><text:span text:style-name="T2042">о чем думаешь</text:span><text:span text:style-name="T380">? - спросила Лара.</text:span><text:bookmark-end text:name="__DdeLink__6133_140401309"/></text:p>
      <text:p text:style-name="P23">- <text:span text:style-name="T2042">Ты говорила что у тебя есть догадка...</text:span><text:bookmark text:name="__DdeLink__6135_140401309"/></text:p>
      <text:p text:style-name="P23"><text:bookmark-start text:name="__DdeLink__6137_140401309"/>- <text:span text:style-name="T381">Вы будете шоколадный пудинг или яблочный пирог, а может сахарные шарики или брусничный йогурт? <text:s/>— протараторила Пёрпл Кейк.</text:span><text:bookmark-end text:name="__DdeLink__6137_140401309"/></text:p>
      <text:p text:style-name="P23"><text:bookmark-start text:name="__DdeLink__6139_140401309"/>- <text:span text:style-name="T391">Спасибо </text:span><text:span text:style-name="T382">Пёрпл, мы уже взяли, </text:span><text:span text:style-name="T2042">догадка заключается в книге</text:span><text:span text:style-name="T382"> — сказала Лара.</text:span><text:bookmark-end text:name="__DdeLink__6139_140401309"/></text:p>
      <text:p text:style-name="P23">- <text:span text:style-name="T2042">Книге?</text:span></text:p>
      <text:p text:style-name="P23">- <text:span text:style-name="T2043">У Шарпена есть старший брат, который забрал парочку вещей во время ярмарк</text:span><text:span text:style-name="T2053">и</text:span><text:span text:style-name="T2043"> и среди этих вещей была книга.</text:span></text:p>
      <text:p text:style-name="P23">- <text:span text:style-name="T2043">Подожди, Лара, ты хочешь сказать </text:span><text:span text:style-name="T2172">что </text:span><text:span text:style-name="T2054">он </text:span><text:span text:style-name="T2043">украл </text:span><text:span text:style-name="T2054">эти вещи</text:span><text:span text:style-name="T2043">?</text:span></text:p>
      <text:p text:style-name="P23">- <text:span text:style-name="T2044">Да, его брат крал и собирал вещи, но не об этом, </text:span><text:span text:style-name="T2045">важнее всего книга.</text:span></text:p>
      <text:p text:style-name="P23">- <text:span text:style-name="T2046">А что содержится в этой книге? Заклинания темной магии? </text:span></text:p>
      <text:p text:style-name="P23">- <text:span text:style-name="T2047">К сожалению этого никто пока не знает, она волшебная и все её страницы пустые.</text:span></text:p>
      <text:p text:style-name="P23"><text:soft-page-break/>- <text:span text:style-name="T2048">Значит Шарпен забрал книгу у </text:span><text:span text:style-name="T2055">своего </text:span><text:span text:style-name="T2048">брата и привез её в Кантерлот?</text:span></text:p>
      <text:p text:style-name="P23">- <text:span text:style-name="T2049">Да, </text:span><text:span text:style-name="T2050">именно. - подмигнула Лара.</text:span></text:p>
      <text:p text:style-name="P23">- <text:span text:style-name="T2051">Так вот какой подарок?! - улыбнулась Флурри. </text:span></text:p>
      <text:p text:style-name="P24"><text:span text:style-name="T383"><text:tab/></text:span><text:span text:style-name="T2052">Лара кивнула и</text:span><text:bookmark-start text:name="__DdeLink__6145_140401309"/><text:span text:style-name="T383"> все молча приступили к еде, за исключением П</text:span><text:span text:style-name="T384">ё</text:span><text:span text:style-name="T383">рпл, </text:span><text:span text:style-name="T1715">которая от неисчерпаемой </text:span><text:span text:style-name="T1716">энергии</text:span><text:span text:style-name="T1715">, успевала еще и веселиться за столом</text:span><text:bookmark-end text:name="__DdeLink__6145_140401309"/><text:span text:style-name="T1715">.</text:span></text:p>
      <text:p text:style-name="P22"/>
      <text:p text:style-name="P22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34"><text:soft-page-break/>6. <text:bookmark-start text:name="__DdeLink__6794_140401309"/>Эмбер Грим<text:bookmark-end text:name="__DdeLink__6794_140401309"/></text:p>
      <text:p text:style-name="P35"><text:tab/><text:span text:style-name="T629">Флурри не видела в столовой Эмбер, возможно потому что её мысли были заняты </text:span><text:span text:style-name="T631">загадкой</text:span><text:span text:style-name="T629"> о таинственной книге. Она остановилась вместе с Ларой около входа в столовую, чтобы убедиться, что Эмбер ещё </text:span><text:span text:style-name="T632">там</text:span><text:span text:style-name="T629">, но </text:span><text:span text:style-name="T632">её </text:span><text:span text:style-name="T659">там</text:span><text:span text:style-name="T629"> не было</text:span><text:span text:style-name="T630">.</text:span></text:p>
      <text:p text:style-name="P46"><text:bookmark-start text:name="__DdeLink__6149_140401309"/>- <text:span text:style-name="T392">Лара, что у нас сейчас? - спросила Флурри, когда они шли в левое крыло</text:span><text:bookmark-end text:name="__DdeLink__6149_140401309"/><text:span text:style-name="T392">.</text:span></text:p>
      <text:p text:style-name="P46"><text:bookmark-start text:name="__DdeLink__6151_140401309"/>- <text:span text:style-name="T393">История магии</text:span><text:bookmark-end text:name="__DdeLink__6151_140401309"/><text:span text:style-name="T393">.</text:span></text:p>
      <text:p text:style-name="P46"><text:bookmark-start text:name="__DdeLink__6153_140401309"/>- <text:span text:style-name="T394">Не люблю этот предмет, он становится все скучнее</text:span><text:bookmark-end text:name="__DdeLink__6153_140401309"/><text:span text:style-name="T394">.</text:span></text:p>
      <text:p text:style-name="P46"><text:bookmark-start text:name="__DdeLink__6155_140401309"/>- <text:span text:style-name="T396">С</text:span><text:span text:style-name="T395">корее более </text:span><text:bookmark-end text:name="__DdeLink__6155_140401309"/><text:span text:style-name="T1717">углублённым.</text:span></text:p>
      <text:p text:style-name="P49"><text:tab/><text:bookmark-start text:name="__DdeLink__6157_140401309"/>Флурри внезапно остановилась у прохода и Лара поняла почему. </text:p>
      <text:p text:style-name="P49"><text:tab/><text:span text:style-name="T1718">Т</text:span>ам была Эмбер Грим и она рассматривала картин<text:span text:style-name="T397">у на которой была изображена </text:span><text:span text:style-name="T1138">принцесса </text:span><text:span text:style-name="T397">Твайлайт со своими друзьям</text:span><text:span text:style-name="T398">и и внизу была надпись «Дружба — это Магия. </text:span><text:span text:style-name="T1139">Принцесса </text:span><text:span text:style-name="T398">Твайлайт </text:span><text:span text:style-name="T1719">Спаркл</text:span><text:span text:style-name="T398"> символизирует </text:span><text:span text:style-name="T425">магию</text:span><text:span text:style-name="T398">, </text:span><text:span text:style-name="T1720">Эп</text:span><text:span text:style-name="T1721">плджек -</text:span><text:span text:style-name="T398"> честность, </text:span><text:span text:style-name="T401">Флаттершай</text:span><text:span text:style-name="T398"> - доброту, </text:span><text:span text:style-name="T400">Рарити</text:span><text:span text:style-name="T398"> - щедрость, </text:span><text:span text:style-name="T1140">Радуга Дэш - </text:span><text:span text:style-name="T398">верность и </text:span><text:span text:style-name="T399">Пинки Пай</text:span><text:span text:style-name="T398"> — веселье. </text:span><text:span text:style-name="T1722">Они -</text:span><text:span text:style-name="T398"> </text:span><text:span text:style-name="T426">6 элементов гармонии</text:span><text:span text:style-name="T398">»</text:span><text:span text:style-name="T397">.</text:span><text:bookmark-end text:name="__DdeLink__6157_140401309"/></text:p>
      <text:p text:style-name="P48"><text:soft-page-break/><text:span text:style-name="T427"><text:tab/></text:span><text:bookmark-start text:name="__DdeLink__6159_140401309"/><text:span text:style-name="T427">Эмбер Грим</text:span><text:span text:style-name="T402"> была угольного цвета с короткой гривой </text:span><text:span text:style-name="T403">и со средней челкой, которая падала </text:span><text:span text:style-name="T428">ей </text:span><text:span text:style-name="T403">на лоб. </text:span><text:bookmark-end text:name="__DdeLink__6159_140401309"/></text:p>
      <text:p text:style-name="P48"><text:span text:style-name="T404"><text:tab/></text:span><text:span text:style-name="T2092">Многие пони видели в</text:span><text:bookmark-start text:name="__DdeLink__6161_140401309"/><text:span text:style-name="T404"> её внешности что-то отталкивающе</text:span><text:span text:style-name="T2056">е и странное</text:span><text:bookmark-end text:name="__DdeLink__6161_140401309"/><text:span text:style-name="T2056">, </text:span><text:span text:style-name="T2093">поэтому старались держаться подальше.</text:span></text:p>
      <text:p text:style-name="P47"><text:bookmark-start text:name="__DdeLink__6163_140401309"/>- <text:bookmark-end text:name="__DdeLink__6163_140401309"/><text:span text:style-name="T2057">Флурри, подойдем к ней? Я думаю это самый подходящий момент</text:span><text:span text:style-name="T405">.</text:span></text:p>
      <text:p text:style-name="P47"><text:bookmark-start text:name="__DdeLink__6165_140401309"/>- <text:bookmark-end text:name="__DdeLink__6165_140401309"/><text:span text:style-name="T2058">Да! Идем!</text:span><text:bookmark text:name="__DdeLink__6167_140401309"/></text:p>
      <text:p text:style-name="P57"><text:tab/><text:span text:style-name="T2059">Обе подруги вместе</text:span><text:bookmark-start text:name="__DdeLink__6177_140401309"/> <text:span text:style-name="T2059">подошли</text:span> к Эмбер <text:span text:style-name="T2094">Грим</text:span>, которая все это время стояла к <text:span text:style-name="T2060">ним</text:span> спиной и смотрела только на картин<text:span text:style-name="T1141">у</text:span>, <text:span text:style-name="T1142">не обращая</text:span> внимание <text:span text:style-name="T406">на все, что происходило вокруг.</text:span><text:bookmark-end text:name="__DdeLink__6177_140401309"/></text:p>
      <text:p text:style-name="P57"><text:span text:style-name="T429"><text:tab/></text:span><text:bookmark-start text:name="__DdeLink__6179_140401309"/><text:span text:style-name="T429">Примечательно, что в </text:span><text:span text:style-name="T2095">этот момент в коридоре</text:span><text:span text:style-name="T429"> никого не было </text:span><text:span text:style-name="T430">и это </text:span><text:span text:style-name="T2060">ещё</text:span><text:span text:style-name="T430"> </text:span><text:span text:style-name="T2060">сильнее </text:span><text:span text:style-name="T430">подкрепило </text:span><text:span text:style-name="T2060">подруг </text:span><text:span text:style-name="T430"><text:s/></text:span><text:span text:style-name="T432">подружиться</text:span><text:span text:style-name="T431"> с </text:span><text:span text:style-name="T433">таинственной пони</text:span><text:span text:style-name="T431">.</text:span><text:bookmark-end text:name="__DdeLink__6179_140401309"/></text:p>
      <text:p text:style-name="P57"><text:bookmark-start text:name="__DdeLink__6181_140401309"/>- <text:span text:style-name="T407">Привет, Эмбер</text:span><text:bookmark-end text:name="__DdeLink__6181_140401309"/><text:span text:style-name="T407">! - </text:span><text:span text:style-name="T2061">сказал</text:span><text:span text:style-name="T2062">а</text:span><text:span text:style-name="T2061"> Флурри.</text:span></text:p>
      <text:p text:style-name="P57"><text:bookmark-start text:name="__DdeLink__6183_140401309"/>- <text:span text:style-name="T407">Привет, Флурри Харт</text:span><text:bookmark-end text:name="__DdeLink__6183_140401309"/><text:span text:style-name="T407">.</text:span></text:p>
      <text:p text:style-name="P59"><text:span text:style-name="T410"><text:tab/></text:span><text:bookmark-start text:name="__DdeLink__6185_140401309"/><text:span text:style-name="T410">Флурри впервые услышала её</text:span> голос, <text:span text:style-name="T410">он</text:span> был ледяным и хладнокровным, <text:span text:style-name="T411">и е</text:span><text:span text:style-name="T412">й</text:span><text:span text:style-name="T411"> на мгновение показалось, что она общается с </text:span><text:span text:style-name="T1723">сестрой Пинки</text:span><text:span text:style-name="T411"> </text:span><text:span text:style-name="T1723">Пай</text:span><text:span text:style-name="T411">.</text:span><text:bookmark-end text:name="__DdeLink__6185_140401309"/></text:p>
      <text:p text:style-name="P57"><text:bookmark-start text:name="__DdeLink__6187_140401309"/><text:soft-page-break/>- <text:span text:style-name="T408">Ты знаешь моё имя?</text:span><text:bookmark-end text:name="__DdeLink__6187_140401309"/></text:p>
      <text:p text:style-name="P57"><text:bookmark-start text:name="__DdeLink__6189_140401309"/>- <text:span text:style-name="T408">Я </text:span><text:span text:style-name="T409">знаю достаточно </text:span><text:span text:style-name="T2064">о тебе</text:span><text:span text:style-name="T409"> — </text:span><text:span text:style-name="T413">отвечала все тем же голосом Эмбер.</text:span><text:bookmark-end text:name="__DdeLink__6189_140401309"/></text:p>
      <text:p text:style-name="P58"><text:tab/><text:bookmark-start text:name="__DdeLink__6191_140401309"/>Флурри не знала, как продолжить разговор и <text:bookmark-end text:name="__DdeLink__6191_140401309"/><text:span text:style-name="T2062">посмотрела на Лару.</text:span></text:p>
      <text:p text:style-name="P58">- <text:span text:style-name="T2062">Эмбер, </text:span><text:span text:style-name="T2065">возможно ты знаешь и меня</text:span><text:span text:style-name="T2062">?</text:span></text:p>
      <text:p text:style-name="P58">- <text:span text:style-name="T2063">К сожалению нет, </text:span><text:span text:style-name="T2065">я знаю Флурри </text:span><text:span text:style-name="T2071">Харт</text:span><text:span text:style-name="T2065"> потому что она знаменита в школе своими врожденными способностями и принимала </text:span><text:span text:style-name="T2066">значительное </text:span><text:span text:style-name="T2065">участие в истории Эквестрии.</text:span></text:p>
      <text:p text:style-name="P58">- <text:span text:style-name="T2066">Эмбер, мы хотели </text:span><text:span text:style-name="T2067">стать твоими друзьями</text:span><text:span text:style-name="T2066"> </text:span><text:span text:style-name="T2067">и поэтому подошли познакомиться с тобой </text:span><text:span text:style-name="T2066">— </text:span><text:span text:style-name="T2096">сказала</text:span><text:span text:style-name="T2067"> Флурри.</text:span></text:p>
      <text:p text:style-name="P58">- <text:span text:style-name="T2068">Теперь понятно, чудесная и великолепная пони, которую знает почти вся Эквестрия решила стать другом странной и кошмарной пони, тебе не кажет</text:span><text:span text:style-name="T2103">ся это смешным</text:span><text:span text:style-name="T2068">?</text:span></text:p>
      <text:p text:style-name="P58">- <text:span text:style-name="T2069">А что тут должно быть смешного? - удивилась Флурри, её немного напугал тон речи Эмбер.</text:span></text:p>
      <text:p text:style-name="P58">- <text:span text:style-name="T2070">Твое высокомерие и лицемерие имеет слишком высокий контраст по отношению к твоей подруге, </text:span><text:span text:style-name="T2097">поэтому не прикидывайся </text:span><text:span text:style-name="T2098">что тебе ничего непонятно.</text:span></text:p>
      <text:p text:style-name="P186"><text:soft-page-break/></text:p>
      <text:p text:style-name="P60"><text:tab/><text:bookmark-start text:name="__DdeLink__6201_140401309"/>Теперь Флурри увидела ее <text:span text:style-name="T434">каменное </text:span>лицо, в её глазах, темных как бездна было какое-то безразличие <text:span text:style-name="T414">и ей стало не по себе, но она не могла </text:span><text:span text:style-name="T2072">оставить разговор</text:span><text:span text:style-name="T414">, уязвленная такими замечаниями.</text:span><text:bookmark-end text:name="__DdeLink__6201_140401309"/></text:p>
      <text:p text:style-name="P60"><text:bookmark-start text:name="__DdeLink__6203_140401309"/>- <text:span text:style-name="T415">Прости, </text:span><text:span text:style-name="T1725">е</text:span><text:span text:style-name="T1724">сли у тебя нет таких магических способностей, как у меня </text:span><text:span text:style-name="T2072">и </text:span><text:span text:style-name="T2099">поэтому </text:span><text:span text:style-name="T2072">ты приписываешь мне лживые отрицательные качества</text:span><text:span text:style-name="T1724">!</text:span><text:span text:style-name="T415"> — не сдер</text:span><text:span text:style-name="T416">жалась Флурри</text:span><text:bookmark-end text:name="__DdeLink__6203_140401309"/><text:span text:style-name="T416">.</text:span></text:p>
      <text:p text:style-name="P61"><text:tab/><text:bookmark-start text:name="__DdeLink__6205_140401309"/>Эмбер засмеялась и <text:span text:style-name="T417">по Флурри пробежала дрожь.</text:span><text:bookmark-end text:name="__DdeLink__6205_140401309"/></text:p>
      <text:p text:style-name="P62"><text:bookmark-start text:name="__DdeLink__6207_140401309"/>- <text:s/><text:span text:style-name="T2073">Что тут смешного</text:span><text:span text:style-name="T418">?</text:span><text:bookmark-end text:name="__DdeLink__6207_140401309"/></text:p>
      <text:p text:style-name="P62">- <text:span text:style-name="T1726">В тебе нет ничего </text:span><text:span text:style-name="T1727">кроме твоего врожденного таланта, </text:span><text:span text:style-name="T1728">а что касается </text:span><text:span text:style-name="T2100">магических</text:span><text:span text:style-name="T1728"> навык</text:span><text:span text:style-name="T2100">ов</text:span><text:span text:style-name="T1728"> и способност</text:span><text:span text:style-name="T2100">ей,</text:span><text:span text:style-name="T1728"> то тебе не мешало бы взяться за ум. - </text:span><text:span text:style-name="T1729">резко ответила Эмбер.</text:span></text:p>
      <text:p text:style-name="P62">- <text:span text:style-name="T1730">Ты меня учишь?</text:span><text:span text:style-name="T1731">! - начала злиться Флурри.</text:span></text:p>
      <text:p text:style-name="P62"><text:bookmark-start text:name="__DdeLink__6209_140401309"/><text:span text:style-name="T419">- Не была бы ты настолько самоуверенной и самолюбивой, ты бы оставила этот разговор </text:span><text:span text:style-name="T435">и ушла. </text:span><text:span text:style-name="T1732">Но ты самоуверенна</text:span><text:span text:style-name="T1735">я</text:span><text:span text:style-name="T1732"> и </text:span><text:span text:style-name="T1733">считаешь себя </text:span><text:span text:style-name="T1734">лучшей. </text:span><text:span text:style-name="T1736">Все</text:span><text:span text:style-name="T1734"> пони должны с тобой общаться с искренним желанием и добродушием, </text:span><text:span text:style-name="T2101">разве не так?</text:span><text:span text:style-name="T1734"> </text:span><text:span text:style-name="T419"><text:s/>— </text:span><text:span text:style-name="T2074">перебила </text:span><text:span text:style-name="T1737">Эмбер</text:span><text:span text:style-name="T419">.</text:span><text:bookmark-end text:name="__DdeLink__6209_140401309"/></text:p>
      <text:p text:style-name="P64"><text:soft-page-break/><text:tab/><text:span text:style-name="T2075">До этого момента Флурри старалась быть дружелюбной с Эмбер, но сейчас она хотела воспользоваться магией и превратить её в пепел.</text:span></text:p>
      <text:p text:style-name="P65">-<text:span text:style-name="T2077"> </text:span><text:span text:style-name="T2073">Успокойтесь! Флурри, </text:span><text:span text:style-name="T2076">нам пора</text:span><text:span text:style-name="T2073"> - вмешалась Лара </text:span><text:span text:style-name="T2078">и отвела свою подругу в сторону.</text:span></text:p>
      <text:p text:style-name="P63"><text:bookmark-start text:name="__DdeLink__6217_140401309"/>- <text:span text:style-name="T420">Я вижу, ты ужасно выглядишь — начала Лара</text:span><text:bookmark-end text:name="__DdeLink__6217_140401309"/><text:span text:style-name="T420">, </text:span><text:span text:style-name="T2079">когда они прошли коридор, в котором была Эмбер Грим.</text:span></text:p>
      <text:p text:style-name="P63"><text:bookmark-start text:name="__DdeLink__6219_140401309"/>- <text:span text:style-name="T421">Она настоящий демон, мне едва хватило сил удержаться и не превратить ее в пепел! — </text:span><text:span text:style-name="T422">говорила Флурри и в её голосе было столько гнева и злобы, </text:span><text:span text:style-name="T2080">что Лар</text:span><text:span text:style-name="T2173">а даже не узнала свою подругу</text:span><text:span text:style-name="T422">.</text:span><text:bookmark-end text:name="__DdeLink__6219_140401309"/></text:p>
      <text:p text:style-name="P63"><text:bookmark-start text:name="__DdeLink__6221_140401309"/>-<text:bookmark-end text:name="__DdeLink__6221_140401309"/> <text:span text:style-name="T2081">Почему тебя это сильно задело?</text:span></text:p>
      <text:p text:style-name="P63">- <text:span text:style-name="T2082">Почему? Лара, она назвала меня высокомерной и лиц</text:span><text:span text:style-name="T2083">е</text:span><text:span text:style-name="T2082">меркой, сказала что у меня нет мозгов, тебе этого недостаточно?</text:span></text:p>
      <text:p text:style-name="P63">- <text:span text:style-name="T2083">Она довольно умная пони и не могла </text:span><text:span text:style-name="T2104">сказать это</text:span><text:span text:style-name="T2083"> просто так, здесь </text:span><text:span text:style-name="T2104">должна быть серьезная</text:span><text:span text:style-name="T2083"> причина.</text:span></text:p>
      <text:p text:style-name="P63">- <text:span text:style-name="T2083">Умная пони? </text:span><text:span text:style-name="T2084">Ты так решила потому что </text:span><text:span text:style-name="T2105">она первая земная пони, которую взяли в школу Кантерлота</text:span><text:span text:style-name="T2084">?</text:span></text:p>
      <text:p text:style-name="P66">- <text:s/><text:span text:style-name="T2086">Санрайз </text:span><text:span text:style-name="T2087">Бриск </text:span><text:span text:style-name="T2085">общалась с ней на протяжении лета и с уверенностью может подтвердить её уровень </text:span><text:soft-page-break/><text:span text:style-name="T2085">умственных способностей, </text:span><text:span text:style-name="T2105">а Санрайз Бриск как ты уже говорила не лживая </text:span><text:span text:style-name="T2106">Брейни.</text:span></text:p>
      <text:p text:style-name="P66">- <text:span text:style-name="T2088">Вот как, знаешь Лара, я не собираюсь разбираться, что у неё в голове и не буду пытаться подружиться с такой злобной кобылой!</text:span><text:bookmark text:name="__DdeLink__6223_140401309"/></text:p>
      <text:p text:style-name="P67"><text:bookmark-start text:name="__DdeLink__6229_140401309"/>- <text:bookmark-end text:name="__DdeLink__6229_140401309"/><text:span text:style-name="T2089">Успокойся Флурри.</text:span></text:p>
      <text:p text:style-name="P67"><text:bookmark-start text:name="__DdeLink__6231_140401309"/>- <text:span text:style-name="T423">Как я могу успокоиться?! Ты понимаешь </text:span><text:bookmark-end text:name="__DdeLink__6231_140401309"/><text:span text:style-name="T2090">что мне были неприятны </text:span><text:span text:style-name="T2102">её</text:span><text:span text:style-name="T2090"> слова и...</text:span></text:p>
      <text:p text:style-name="P68"><text:tab/><text:bookmark-start text:name="__DdeLink__6233_140401309"/>Лара подошла к Флурри и <text:span text:style-name="T436">посмотрела на неё</text:span>:<text:bookmark-end text:name="__DdeLink__6233_140401309"/></text:p>
      <text:p text:style-name="P68"><text:bookmark-start text:name="__DdeLink__6235_140401309"/>- Да, я понимаю, <text:span text:style-name="T2091">идем</text:span> на <text:span text:style-name="T2089">и</text:span>сторию магии.<text:bookmark-end text:name="__DdeLink__6235_140401309"/></text:p>
      <text:p text:style-name="P69"><text:tab/><text:bookmark-start text:name="__DdeLink__6237_140401309"/><text:span text:style-name="T437">Взгляд Лары успокоил Флурри, и</text:span> в этот момент <text:span text:style-name="T437">ей</text:span> стало легче, <text:span text:style-name="T438">словно</text:span> ей пришлось попробовать горький десерт, <text:span text:style-name="T439">сейчас</text:span> она его проглотила и осталось только <text:span text:style-name="T440">неприятное </text:span>послевкусие. <text:bookmark-end text:name="__DdeLink__6237_140401309"/></text:p>
      <text:p text:style-name="P69"><text:bookmark-start text:name="__DdeLink__6239_140401309"/>- <text:span text:style-name="T424">Ид</text:span><text:span text:style-name="T441">ё</text:span><text:span text:style-name="T424">м</text:span><text:bookmark-end text:name="__DdeLink__6239_140401309"/><text:span text:style-name="T424">.</text:span></text:p>
      <text:p text:style-name="P70"><text:tab/><text:bookmark-start text:name="__DdeLink__6241_140401309"/>И <text:span text:style-name="T1738">две</text:span> подруги, которые всегда <text:span text:style-name="T442">понимали друг друга</text:span>, <text:span text:style-name="T443">отправились</text:span> на урок по <text:span text:style-name="T2090">и</text:span>стории <text:span text:style-name="T2090">м</text:span>агии.<text:bookmark-end text:name="__DdeLink__6241_140401309"/></text:p>
      <text:p text:style-name="P70"/>
      <text:p text:style-name="P70"/>
      <text:p text:style-name="P202"/>
      <text:p text:style-name="P202"><text:soft-page-break/>7. <text:bookmark-start text:name="__DdeLink__6796_140401309"/>Вечеринка<text:bookmark-end text:name="__DdeLink__6796_140401309"/></text:p>
      <text:p text:style-name="P204"><text:tab/><text:span text:style-name="T633">На протяжении всей недели Флурри </text:span><text:span text:style-name="T634">старалась не обращать внимание на Эмбер Грим, к счастью они редко </text:span><text:span text:style-name="T635">встречались друг с другом</text:span><text:span text:style-name="T634">.</text:span></text:p>
      <text:p text:style-name="P205"><text:span text:style-name="T634"><text:tab/></text:span><text:span text:style-name="T643">Лара стала проводить гораздо меньше времени с Флурри </text:span><text:span text:style-name="T644">и поэтому ей становилось скучно без своей лучшей подруги.</text:span></text:p>
      <text:p text:style-name="P206"><text:span text:style-name="T635"><text:tab/></text:span><text:span text:style-name="T636">В четверг Флурри неожиданно столкнулась с </text:span><text:span text:style-name="T635">Санрайз Бриск. </text:span></text:p>
      <text:p text:style-name="P207"><text:span text:style-name="T635"><text:tab/></text:span><text:span text:style-name="T637">Это была пони фиолетово-оранжевого цвета с кудрявой гривой, она была самой замкнутой в классе и ни с кем особо не общалась. </text:span></text:p>
      <text:p text:style-name="P207"><text:span text:style-name="T637"><text:tab/>Наиболее близкими для неё была Лара, потому что они часто ходили вместе в библиотеку и обсуждали научные </text:span><text:span text:style-name="T644">темы</text:span><text:span text:style-name="T637">.</text:span></text:p>
      <text:p text:style-name="P195">- Привет, Санрайз! Я думала ты пошла вместе с Ларой в библиотеку?</text:p>
      <text:p text:style-name="P195">- Да, я была там — ответила Санрайз.</text:p>
      <text:p text:style-name="P204"><text:span text:style-name="T638">- </text:span><text:span text:style-name="T639">А мне что-то скучно стало в конце недели…</text:span></text:p>
      <text:p text:style-name="P204"><text:span text:style-name="T639">- Тебе скучно? Я </text:span><text:span text:style-name="T640">тебя не узнаю, Флурри!</text:span></text:p>
      <text:p text:style-name="P204"><text:soft-page-break/><text:span text:style-name="T640">- </text:span><text:span text:style-name="T641">Да, мне скучно, очень много домашнего задания, к тому же Лара часто пропадает то в библиотеке, то пишет научные работы!</text:span></text:p>
      <text:p text:style-name="P204"><text:span text:style-name="T641">- </text:span><text:span text:style-name="T642">Прости Флурри, но мне нужно зайти к мистеру Магитемзу, я в прошлом году пообещала ему, что принесу одну интересную вещь.</text:span></text:p>
      <text:p text:style-name="P196">- Хорошо, до встречи на скучной истории магии, Санрайз.</text:p>
      <text:p text:style-name="P196">- Не скучай, Флурри!</text:p>
      <text:p text:style-name="P204"><text:span text:style-name="T642"><text:tab/></text:span><text:span text:style-name="T645">Конец недели был для Флурри очень длинным и утомительным, она была рада, что неделя закончилась и на </text:span><text:bookmark-start text:name="__DdeLink__6249_140401309"/><text:span text:style-name="T445">выходных </text:span><text:span text:style-name="T645">она</text:span><text:span text:style-name="T445"> решил</text:span><text:span text:style-name="T505">а</text:span><text:span text:style-name="T445"> пойти на вечеринку к П</text:span><text:span text:style-name="T661">ё</text:span><text:span text:style-name="T445">рпл Кейк вместе с Ларой, чтобы <text:s/></text:span><text:span text:style-name="T504">отвлечься</text:span><text:span text:style-name="T445"> </text:span><text:span text:style-name="T660">от </text:span><text:span text:style-name="T504">учебы </text:span><text:span text:style-name="T645">и повеселиться с друзьями</text:span><text:span text:style-name="T445">.</text:span><text:bookmark-end text:name="__DdeLink__6249_140401309"/></text:p>
      <text:p text:style-name="P231"><text:span text:style-name="T447">- </text:span><text:span text:style-name="T612">Мы здесь покупали древние вазы, помнишь Флурри? - </text:span><text:span text:style-name="T662">сказал</text:span><text:span text:style-name="T663">а</text:span><text:span text:style-name="T662"> Лара, когда они вместе шли на вечеринку по изумрудной дорожке Кантерлота среди различных прилавков и разноцветных </text:span><text:span text:style-name="T664">доми</text:span><text:span text:style-name="T665">ков</text:span><text:span text:style-name="T662">.</text:span></text:p>
      <text:p text:style-name="P199">- Да, это было в прошлом году.</text:p>
      <text:p text:style-name="P203"><text:bookmark-start text:name="__DdeLink__6251_140401309"/><text:span text:style-name="T445">- </text:span><text:span text:style-name="T446">Подождите меня! - </text:span><text:span text:style-name="T612">крикнул</text:span><text:span text:style-name="T446">, </text:span><text:span text:style-name="T448">задыхаясь</text:span><text:span text:style-name="T446"> Силли</text:span><text:bookmark-end text:name="__DdeLink__6251_140401309"/><text:span text:style-name="T447"> </text:span><text:span text:style-name="T612">позади их.</text:span></text:p>
      <text:p text:style-name="P203"><text:bookmark-start text:name="__DdeLink__6253_140401309"/><text:soft-page-break/><text:span text:style-name="T447">- </text:span><text:span text:style-name="T449">Привет, Силли — </text:span><text:span text:style-name="T613">поприветствовала</text:span><text:span text:style-name="T449"> Лара </text:span><text:span text:style-name="T614">своего школьного друга</text:span><text:span text:style-name="T449">.</text:span><text:bookmark-end text:name="__DdeLink__6253_140401309"/></text:p>
      <text:p text:style-name="P203"><text:bookmark-start text:name="__DdeLink__6255_140401309"/><text:span text:style-name="T449">- </text:span><text:span text:style-name="T450">Привет всем! </text:span><text:span text:style-name="T451">Вы на вечеринку?</text:span><text:bookmark-end text:name="__DdeLink__6255_140401309"/></text:p>
      <text:p text:style-name="P208"><text:bookmark-start text:name="__DdeLink__6257_140401309"/><text:span text:style-name="T444">- </text:span><text:span text:style-name="T452">Да! — дружно ответили подруги</text:span><text:bookmark-end text:name="__DdeLink__6257_140401309"/><text:span text:style-name="T615">.</text:span></text:p>
      <text:p text:style-name="P208"><text:bookmark-start text:name="__DdeLink__6259_140401309"/><text:span text:style-name="T452">- </text:span><text:span text:style-name="T453">Я с вами. Вы уже сделали домашнее задание по магическим предметам? - </text:span><text:span text:style-name="T454">поинтересовался Силли.</text:span><text:bookmark-end text:name="__DdeLink__6259_140401309"/></text:p>
      <text:p text:style-name="P75"><text:bookmark-start text:name="__DdeLink__6261_140401309"/>- Да — <text:span text:style-name="T1143">ответила</text:span> Лара.<text:bookmark-end text:name="__DdeLink__6261_140401309"/></text:p>
      <text:p text:style-name="P208"><text:bookmark-start text:name="__DdeLink__6263_140401309"/><text:span text:style-name="T455">- </text:span><text:span text:style-name="T456">Я не совсем понимаю, как связаны гипогрифы с королем Штормом и как его посох смог </text:span><text:span text:style-name="T521">поглотить</text:span><text:span text:style-name="T456"> магию принцесс?</text:span><text:bookmark-end text:name="__DdeLink__6263_140401309"/></text:p>
      <text:p text:style-name="P208"><text:bookmark-start text:name="__DdeLink__6265_140401309"/><text:span text:style-name="T456">- </text:span><text:span text:style-name="T457">Гипогрифы… - </text:span><text:span text:style-name="T506">не успела начать Лара.</text:span><text:bookmark-end text:name="__DdeLink__6265_140401309"/></text:p>
      <text:p text:style-name="P209"><text:bookmark-start text:name="__DdeLink__6267_140401309"/><text:span text:style-name="T457">- </text:span><text:span text:style-name="T616">М</text:span><text:span text:style-name="T458">ожет быть будем веселиться и забудем об учебе хоть на пару часов — перебила Лару Флурри.</text:span></text:p>
      <text:p text:style-name="P210"><text:span text:style-name="T458"><text:tab/></text:span><text:span text:style-name="T616">Спустя минуту они увидели</text:span><text:span text:style-name="T458"> белокаменный домик с темно-синей куполообразной крышей, украшенный розовыми лентами </text:span><text:span text:style-name="T459">и</text:span><text:span text:style-name="T460"> цветами</text:span><text:span text:style-name="T461">.</text:span><text:bookmark-end text:name="__DdeLink__6267_140401309"/></text:p>
      <text:p text:style-name="P211"><text:span text:style-name="T461"><text:tab/></text:span><text:bookmark-start text:name="__DdeLink__6269_140401309"/><text:span text:style-name="T461">В</text:span><text:span text:style-name="T444">се трое подошли к двери и постучали, дверь моментально открылась и </text:span><text:span text:style-name="T507">на </text:span><text:span text:style-name="T444">пороге предстала сама Пёрпл Кейк:</text:span><text:bookmark-end text:name="__DdeLink__6269_140401309"/></text:p>
      <text:p text:style-name="P211"><text:bookmark-start text:name="__DdeLink__6271_140401309"/><text:span text:style-name="T444">- Привеееет, мои друзья! -</text:span><text:span text:style-name="T462"> радостно воскликнула Пёрпл </text:span><text:span text:style-name="T617">и </text:span><text:span text:style-name="T508">обняла </text:span><text:span text:style-name="T617">своих друзей</text:span><text:span text:style-name="T462"> — проходите </text:span><text:span text:style-name="T463">быстрее!</text:span><text:bookmark-end text:name="__DdeLink__6271_140401309"/></text:p>
      <text:p text:style-name="P211"><text:soft-page-break/><text:span text:style-name="T463"><text:tab/></text:span><text:bookmark-start text:name="__DdeLink__6273_140401309"/><text:span text:style-name="T464">Флурри была очень рада, что пошла на вечеринку, она заметила, что Лара тоже </text:span><text:span text:style-name="T465">не </text:span><text:span text:style-name="T509">прочь немного</text:span><text:span text:style-name="T465"> повеселиться.</text:span><text:bookmark-end text:name="__DdeLink__6273_140401309"/></text:p>
      <text:p text:style-name="P212"><text:span text:style-name="T465"><text:tab/></text:span><text:bookmark-start text:name="__DdeLink__6275_140401309"/><text:span text:style-name="T466">На вечеринке был почти весь класс, в котором училась Флурри </text:span><text:span text:style-name="T510">за исключением Санрайз </text:span><text:span text:style-name="T511">Бриск, </text:span><text:span text:style-name="T512">которая не любила находиться в большом обществе и предпочитала одна проводить время.</text:span><text:bookmark-end text:name="__DdeLink__6275_140401309"/></text:p>
      <text:p text:style-name="P212"><text:span text:style-name="T466"><text:tab/></text:span><text:bookmark-start text:name="__DdeLink__6277_140401309"/><text:span text:style-name="T467">П</text:span><text:span text:style-name="T513">ё</text:span><text:span text:style-name="T467">рпл Кейк раздавала мафины, наливала пунш, рассказывала смешные истории, а самый любимый её номер — это стрельба из пушки конфетти. </text:span><text:span text:style-name="T468">Она всегда мечтала о </text:span><text:span text:style-name="T513">такой </text:span><text:span text:style-name="T468">пушке, как у Пинки Пай, и такой шанс </text:span><text:span text:style-name="T514">однажды ей</text:span><text:span text:style-name="T468"> выпал.</text:span><text:bookmark-end text:name="__DdeLink__6277_140401309"/></text:p>
      <text:p text:style-name="P212"><text:span text:style-name="T468"><text:tab/></text:span><text:bookmark-start text:name="__DdeLink__6279_140401309"/><text:span text:style-name="T515">В один прекрасный день</text:span><text:span text:style-name="T469"> она узнала, что Флурри хорошо знакома и дружна с Пинки </text:span><text:span text:style-name="T471">Пай </text:span><text:span text:style-name="T469">и начала рас</text:span><text:span text:style-name="T470">спрашивать </text:span><text:span text:style-name="T472">её </text:span><text:span text:style-name="T473">вплоть до того во сколько встает Пинки и чем чистит зубы: зубной щеткой или нитью.</text:span><text:bookmark-end text:name="__DdeLink__6279_140401309"/></text:p>
      <text:p text:style-name="P212"><text:span text:style-name="T473"><text:tab/></text:span><text:bookmark-start text:name="__DdeLink__6281_140401309"/><text:span text:style-name="T474">Флурри </text:span><text:span text:style-name="T517">решила</text:span><text:span text:style-name="T474"> </text:span><text:span text:style-name="T516">сделать подарок для Пёрпл </text:span><text:span text:style-name="T474">и пригласила Пинки Пай вместе со своей семьей в Кантерлот, </text:span><text:span text:style-name="T475">чтобы устроить вечеринку для её </text:span><text:span text:style-name="T518">подруг</text:span><text:span text:style-name="T475">.</text:span><text:bookmark-end text:name="__DdeLink__6281_140401309"/></text:p>
      <text:p text:style-name="P212"><text:span text:style-name="T475"><text:tab/></text:span><text:bookmark-start text:name="__DdeLink__6283_140401309"/><text:span text:style-name="T475">Пёрпл Кейк </text:span><text:span text:style-name="T618">чуть не</text:span><text:span text:style-name="T476"> </text:span><text:span text:style-name="T475">сошла с ума, </text:span><text:span text:style-name="T476">когда узнала об этом,</text:span><text:span text:style-name="T475"> она была так благодарна Флурри, что могла даже рискнуть сразиться с Мантикорой или разъярённым </text:span><text:span text:style-name="T519">д</text:span><text:span text:style-name="T475">раконом.</text:span><text:bookmark-end text:name="__DdeLink__6283_140401309"/></text:p>
      <text:p text:style-name="P213"><text:soft-page-break/><text:span text:style-name="T475"><text:tab/></text:span><text:bookmark-start text:name="__DdeLink__6285_140401309"/><text:span text:style-name="T477">Для нее было </text:span><text:span text:style-name="T478">безграничным </text:span><text:span text:style-name="T477">счасть</text:span><text:span text:style-name="T479">ем</text:span><text:span text:style-name="T444"> устраивать вечеринку вместе </text:span><text:span text:style-name="T520">с пони, которую она обожала и на которую она хотела быть похожей</text:span><text:span text:style-name="T444">.</text:span><text:bookmark-end text:name="__DdeLink__6285_140401309"/></text:p>
      <text:p text:style-name="P213"><text:span text:style-name="T444"><text:tab/></text:span><text:span text:style-name="T619">В завершении праздника Пинки </text:span><text:span text:style-name="T620">Пай</text:span><text:span text:style-name="T619"> подарила </text:span><text:span text:style-name="T621">Пёрпл</text:span><text:span text:style-name="T619"> пушку с конфетти, это был самый лучший день для </text:span><text:span text:style-name="T622">н</text:span><text:span text:style-name="T623">её</text:span><text:span text:style-name="T619">, она его </text:span><text:span text:style-name="T623">запомнила</text:span><text:span text:style-name="T619"> на всю жизнь и ни раз о нем рассказывала.</text:span></text:p>
      <text:p text:style-name="P213"><text:span text:style-name="T444"><text:tab/></text:span><text:bookmark-start text:name="__DdeLink__6287_140401309"/><text:span text:style-name="T480">И <text:s/>после того дня не прошло ни одной вечеринк</text:span><text:span text:style-name="T522">и</text:span><text:span text:style-name="T480">, на которую П</text:span><text:span text:style-name="T481">ё</text:span><text:span text:style-name="T480">рпл не пригласила </text:span><text:span text:style-name="T482">бы </text:span><text:span text:style-name="T480">Флурри меньше </text:span><text:span text:style-name="T482">тр</text:span><text:span text:style-name="T523">ё</text:span><text:span text:style-name="T482">х</text:span><text:span text:style-name="T480"> раз.</text:span><text:bookmark-end text:name="__DdeLink__6287_140401309"/></text:p>
      <text:p text:style-name="P213"><text:span text:style-name="T480"><text:tab/></text:span><text:bookmark-start text:name="__DdeLink__6289_140401309"/><text:span text:style-name="T483">После полудня Лара</text:span><text:span text:style-name="T625"> покинула вечеринку,</text:span><text:span text:style-name="T483"> ссылаясь на дополнительные занятия по </text:span><text:span text:style-name="T484">изучению </text:span><text:span text:style-name="T485">древних </text:span><text:span text:style-name="T486">исторических текстов</text:span><text:span text:style-name="T484">.</text:span><text:bookmark-end text:name="__DdeLink__6289_140401309"/></text:p>
      <text:p text:style-name="P214"><text:span text:style-name="T484"><text:tab/></text:span><text:bookmark-start text:name="__DdeLink__6291_140401309"/><text:span text:style-name="T487">Флурри решила остаться еще на несколько часов и поболтать </text:span><text:span text:style-name="T488">с кем-нибудь. </text:span><text:span text:style-name="T626">Внезапно</text:span><text:span text:style-name="T489"> она услышала знакомое для нее имя «Эмбер Грим». </text:span><text:bookmark-end text:name="__DdeLink__6291_140401309"/></text:p>
      <text:p text:style-name="P214"><text:span text:style-name="T489"><text:tab/></text:span><text:bookmark-start text:name="__DdeLink__6293_140401309"/><text:span text:style-name="T490">Она обернулась и увидела </text:span><text:span text:style-name="T493">как </text:span><text:span text:style-name="T490">Эвери Хейт </text:span><text:span text:style-name="T493">говорила о чем-то</text:span><text:span text:style-name="T490"> со своими подругами </text:span><text:span text:style-name="T491">Дарлинг Свит </text:span><text:span text:style-name="T492">и </text:span><text:span text:style-name="T524">Брейни</text:span><text:span text:style-name="T492"> </text:span><text:span text:style-name="T525">Эвил</text:span><text:span text:style-name="T492"> </text:span><text:span text:style-name="T494">и решила подойти поближе, так чтобы они её не заметили</text:span><text:bookmark-end text:name="__DdeLink__6293_140401309"/><text:span text:style-name="T494">.</text:span></text:p>
      <text:p text:style-name="P213"><text:bookmark-start text:name="__DdeLink__6295_140401309"/><text:span text:style-name="T494">- </text:span><text:span text:style-name="T495">Она вообще странная, я </text:span><text:span text:style-name="T496">просто спросила </text:span><text:span text:style-name="T497">как она использует свою магию без рога, а она сказала, что не моего ума дела и так грубо </text:span><text:span text:style-name="T499">обошлась со мной, </text:span><text:soft-page-break/><text:span text:style-name="T500">высокомерное создание</text:span><text:span text:style-name="T624">!</text:span><text:span text:style-name="T500"> </text:span><text:span text:style-name="T497"><text:s/>— </text:span><text:span text:style-name="T498">проворчала </text:span><text:span text:style-name="T526">Брейни</text:span><text:span text:style-name="T498"> </text:span><text:span text:style-name="T646">Э</text:span><text:span text:style-name="T498">вил</text:span><text:bookmark-end text:name="__DdeLink__6295_140401309"/><text:span text:style-name="T498">.</text:span></text:p>
      <text:p text:style-name="P213"><text:bookmark-start text:name="__DdeLink__6297_140401309"/><text:span text:style-name="T498">- </text:span><text:span text:style-name="T648">Брейни, т</text:span><text:span text:style-name="T647">ы и в правду часто сунешь свой нос куда не нужно</text:span><text:span text:style-name="T501"> - </text:span><text:span text:style-name="T647">резко ответила</text:span><text:span text:style-name="T501"> Дарлинг Свит</text:span><text:bookmark-end text:name="__DdeLink__6297_140401309"/><text:span text:style-name="T501">.</text:span></text:p>
      <text:p text:style-name="P213"><text:span text:style-name="T501">- </text:span><text:span text:style-name="T648">Если ты хотела… - не договорила Брейни.</text:span></text:p>
      <text:p text:style-name="P213"><text:span text:style-name="T648">- </text:span><text:span text:style-name="T649">Успокойтесь! </text:span><text:span text:style-name="T650">Вы обе порой себя ведёте как малые дети. Эмбер </text:span><text:span text:style-name="T666">Грим</text:span><text:span text:style-name="T650"> может показаться странной пони, но не стоит её недооценивать, </text:span><text:span text:style-name="T651">её магические способности не уст</text:span><text:span text:style-name="T652">упают</text:span><text:span text:style-name="T651"> </text:span><text:span text:style-name="T653">способностям </text:span><text:span text:style-name="T651">Флурри Харт —</text:span><text:span text:style-name="T648"> </text:span><text:span text:style-name="T653">перебила своих подруг</text:span><text:span text:style-name="T649"> Эвери Хейт.</text:span></text:p>
      <text:p text:style-name="P187"><text:bookmark-start text:name="__DdeLink__6299_140401309"/>-<text:bookmark-end text:name="__DdeLink__6299_140401309"/> <text:span text:style-name="T2107">А вы слышали как она ответила Флурри Харт, когда та пыталась с ней подружиться? - </text:span><text:span text:style-name="T2108">вмешалась Дарлинг Свит.</text:span></text:p>
      <text:p text:style-name="P187">- <text:span text:style-name="T2108">Да, она поставила её на место, у Флурри даже чуть не пошли слёзы — добавила Брейни.</text:span></text:p>
      <text:p text:style-name="P188"><text:tab/><text:span text:style-name="T2174">Раздался легкий смешок.</text:span></text:p>
      <text:p text:style-name="P188">- <text:span text:style-name="T2109">Посмотрите она ещё подслушивает нас! - сказала Эвери Хейт и посмотрела в сторону Флурри.</text:span></text:p>
      <text:p text:style-name="P189"><text:tab/><text:span text:style-name="T2110">Флурри поняла, что её заметили и решила, что уже бессмысленно делать вид что ничего не слышала подошла к трем злодейкам.</text:span></text:p>
      <text:p text:style-name="P190"><text:soft-page-break/><text:span text:style-name="T2110">- </text:span><text:span text:style-name="T2111">Вы можете говорить любые гадости против меня и глупости против меня, </text:span><text:span text:style-name="T2112">но я </text:span><text:span text:style-name="T2175">не никогда не буду</text:span><text:span text:style-name="T2112"> опускаться до вашего уровня.</text:span></text:p>
      <text:p text:style-name="P190"><text:span text:style-name="T2110">- </text:span><text:span text:style-name="T2112">Право! Похлопаем дружно нашей доброй и хорошей Флурри Харт! - улыбаясь </text:span><text:span text:style-name="T2113">говорила</text:span><text:span text:style-name="T2112"> Эвери Хейт.</text:span></text:p>
      <text:p text:style-name="P190"><text:tab/><text:span text:style-name="T2113">Флурри понимала, что бесполезно общаться с Эвери Хейт и её подругами, они всегда были негодяйками и стремились унизить её или поиздеваться </text:span><text:span text:style-name="T2115">над ней</text:span><text:span text:style-name="T2113">, поэтому она </text:span><text:span text:style-name="T2114">решила уйти подальше от них.</text:span></text:p>
      <text:p text:style-name="P190">- <text:span text:style-name="T2114">Ты уходишь? А мы хотели тебе раскрыть тайну по поводу твоей лучшей подруг</text:span><text:span text:style-name="T2115">и.</text:span></text:p>
      <text:p text:style-name="P190"><text:tab/><text:span text:style-name="T2116">После этих слов Флурри </text:span><text:span text:style-name="T2176">не могла просто уйти</text:span><text:span text:style-name="T2116">.</text:span></text:p>
      <text:p text:style-name="P190">- <text:span text:style-name="T2117">Какую </text:span><text:span text:style-name="T2177">гад</text:span><text:span text:style-name="T2178">ость</text:span><text:span text:style-name="T2117"> ты ещё придумала, Эвери? - </text:span><text:span text:style-name="T2179">не сдержалась Флурри.</text:span></text:p>
      <text:p text:style-name="P190">- <text:span text:style-name="T2118">Тебе разве не рассказывала Лара, что у неё теперь появился новый друг и этот новый друг Эмбер Грим?</text:span></text:p>
      <text:p text:style-name="P190">- <text:span text:style-name="T2119">Ты можешь говорить сколько угодно гадостей в мою сторону, но не </text:span><text:span text:style-name="T2180">стоит плохо говорить про моих друзей</text:span><text:span text:style-name="T2119">!</text:span></text:p>
      <text:p text:style-name="P190"><text:soft-page-break/>- <text:span text:style-name="T2119">Решай сама, Флурри </text:span><text:span text:style-name="T2181">Харт</text:span><text:span text:style-name="T2119">, верить мне или нет, Лара ведь ушла домой по своим делам, так? А может она решила встретиться с Эмбер </text:span><text:span text:style-name="T2120">Грим</text:span><text:span text:style-name="T2119"> около лавки «Кристальная империя»?</text:span></text:p>
      <text:p text:style-name="P190"><text:tab/><text:span text:style-name="T2120">Дарлинг и Брейни дружно засмеялись, а Флурри ушла в довольно противоречивом настроении.</text:span></text:p>
      <text:p text:style-name="P233"><text:span text:style-name="T502"><text:tab/></text:span><text:span text:style-name="T654">Она хорошо знала Лару и полностью <text:s/>ей доверяла, но вдруг </text:span><text:span text:style-name="T655">Эмбер и в правду темная пони </text:span><text:span text:style-name="T656">и смогла повлиять на её лучшую подругу.</text:span></text:p>
      <text:p text:style-name="P233"><text:span text:style-name="T656"><text:tab/>«Нужно </text:span><text:span text:style-name="T658">по</text:span><text:span text:style-name="T656">торопиться, </text:span><text:span text:style-name="T657">лавка как раз по пути к дому Лары</text:span><text:span text:style-name="T656">» - </text:span><text:span text:style-name="T657">подумала Флурри, </text:span><text:bookmark-start text:name="__DdeLink__6337_140401309"/><text:span text:style-name="T503">быстро попрощалась с оставшимися подругами </text:span><text:span text:style-name="T527">на вечеринке </text:span><text:span text:style-name="T658">и</text:span><text:span text:style-name="T527"> </text:span><text:span text:style-name="T503">поспешила к Ларе</text:span><text:bookmark-end text:name="__DdeLink__6337_140401309"/><text:span text:style-name="T503">, </text:span><text:span text:style-name="T627">которая недавно ушла по своим важным делам</text:span><text:span text:style-name="T628">.</text:span></text:p>
      <text:p text:style-name="P215"/>
      <text:p text:style-name="P215"/>
      <text:p text:style-name="P215"/>
      <text:p text:style-name="P215"/>
      <text:p text:style-name="P215"/>
      <text:p text:style-name="P215"/>
      <text:p text:style-name="P215"/>
      <text:p text:style-name="P215"><text:soft-page-break/><text:span text:style-name="T766">8. </text:span><text:bookmark-start text:name="__DdeLink__6798_140401309"/>Конец друж<text:span text:style-name="T767">бы</text:span><text:bookmark-end text:name="__DdeLink__6798_140401309"/></text:p>
      <text:p text:style-name="P71"><text:tab/><text:bookmark-start text:name="__DdeLink__6339_140401309"/><text:span text:style-name="T768">В то время как Флурри </text:span><text:span text:style-name="T1144">отправилась</text:span><text:span text:style-name="T769"> к Ларе, </text:span><text:span text:style-name="T770">чтобы </text:span><text:span text:style-name="T2121">узнать правду</text:span><text:span text:style-name="T771">, </text:span><text:bookmark-end text:name="__DdeLink__6339_140401309"/><text:span text:style-name="T2121">около</text:span><text:bookmark-start text:name="__DdeLink__6341_140401309"/><text:span text:style-name="T2121"> прилавка</text:span><text:span text:style-name="T772">, в котором продавали </text:span><text:span text:style-name="T773">сувениры из Кристально</text:span><text:span text:style-name="T774">й</text:span><text:span text:style-name="T773"> империи, </text:span><text:span text:style-name="T775">стояла пони, темная как уголь, это была Эмбер Грим.</text:span><text:bookmark-end text:name="__DdeLink__6341_140401309"/></text:p>
      <text:p text:style-name="P71"><text:tab/><text:bookmark-start text:name="__DdeLink__6343_140401309"/><text:span text:style-name="T776">В это время пошел дождь </text:span><text:span text:style-name="T2122">и</text:span><text:span text:style-name="T776"> </text:span><text:span text:style-name="T1146">все улицы опустели.</text:span><text:bookmark-end text:name="__DdeLink__6343_140401309"/><text:span text:style-name="T777"> <text:s/><text:tab/></text:span><text:bookmark-start text:name="__DdeLink__6345_140401309"/><text:span text:style-name="T1147">Эмбер Грим</text:span><text:span text:style-name="T777"> </text:span><text:span text:style-name="T1148">не собиралась уходить, она кого-то</text:span><text:span text:style-name="T777"> ждала и ждала с </text:span><text:span text:style-name="T778">большим </text:span><text:span text:style-name="T777">нетерпением.</text:span><text:bookmark-end text:name="__DdeLink__6345_140401309"/></text:p>
      <text:p text:style-name="P71"><text:tab/><text:bookmark-start text:name="__DdeLink__6347_140401309"/><text:span text:style-name="T779">Ей стало скучно и она решила посмотреть, что было в прилавках </text:span><text:span text:style-name="T780">сквозь прозрачное стекло и увидела множество кристаллов </text:span><text:span text:style-name="T781">с разнообразными оттенками,</text:span><text:span text:style-name="T780"> начиная с бирюзового </text:span><text:span text:style-name="T782">и заканчивая</text:span><text:span text:style-name="T780"> </text:span><text:span text:style-name="T782">темно-серым.</text:span><text:bookmark-end text:name="__DdeLink__6347_140401309"/></text:p>
      <text:p text:style-name="P71"><text:tab/><text:bookmark-start text:name="__DdeLink__6349_140401309"/><text:span text:style-name="T783">Вдруг она услышала шаги, обернулась и увидела </text:span><text:bookmark-end text:name="__DdeLink__6349_140401309"/><text:span text:style-name="T2123">Лару.</text:span></text:p>
      <text:p text:style-name="P71">- <text:span text:style-name="T2124">Эмбер? Что ты здесь делаешь? - </text:span><text:span text:style-name="T2125">удивилась Лара.</text:span></text:p>
      <text:p text:style-name="P71">- <text:span text:style-name="T2126">Мне нужна твоя помощь.</text:span></text:p>
      <text:p text:style-name="P71">- <text:span text:style-name="T2127">Помощь? </text:span><text:span text:style-name="T2128">Что-то случилось?</text:span></text:p>
      <text:p text:style-name="P71">- <text:span text:style-name="T2129">Да, ты знаешь где сейчас книга?!</text:span></text:p>
      <text:p text:style-name="P71">- <text:span text:style-name="T2130">Что? А какой книге ты говоришь?</text:span></text:p>
      <text:p text:style-name="P71"><text:soft-page-break/>- <text:span text:style-name="T2131">О той, которую прив</text:span><text:span text:style-name="T2182">ё</text:span><text:span text:style-name="T2131">з Шарпен и про которую ты рассказывала Флурри.</text:span></text:p>
      <text:p text:style-name="P71">- <text:span text:style-name="T2132">Эмбер, но откуда тебе известно про книгу и… - Лара почувствовала слабость, словно кто-то проникал в её мозг и овладевал её разумом.</text:span></text:p>
      <text:p text:style-name="P71">- <text:span text:style-name="T2132">Теперь ты можешь мне всё рассказать, </text:span><text:span text:style-name="T2183">Лара</text:span><text:span text:style-name="T2132">? — настаивала Эмбер.</text:span></text:p>
      <text:p text:style-name="P71">- <text:span text:style-name="T2133">Я не понимаю, что происходит, Эмбер...</text:span><text:span text:style-name="T2183"> </text:span></text:p>
      <text:p text:style-name="P191"><text:tab/>Лара несколько минут не могла оправиться от странных и непонятных ощущений, все вокруг кружилось, словно на неё действовал сильный <text:span text:style-name="T2134">змеиный яд. </text:span></text:p>
      <text:p text:style-name="P191">- <text:span text:style-name="T2134">Лара, это я Эмбер, твой друг, расскажи мне про книгу, которую Шарпен привез в Кантерлот.</text:span></text:p>
      <text:p text:style-name="P191">- <text:span text:style-name="T2184">О</text:span><text:span text:style-name="T2135">н отдал её принцессе Твайлайт Спаркл, а она распорядилась передать её в библиотеку под личную ответственность мистеру Санлайту. - </text:span><text:span text:style-name="T2137">рассказывала Лара, у неё еще сильно болела голова и она смутно помнила, что произошло после того, как она вышла от Пёрпл </text:span><text:span text:style-name="T2138">Кейк</text:span><text:span text:style-name="T2137">.</text:span></text:p>
      <text:p text:style-name="P191">- <text:span text:style-name="T2135">Каким образом мистер Санлайт может получить доступ к книге?</text:span></text:p>
      <text:p text:style-name="P191"><text:soft-page-break/>- <text:span text:style-name="T2136">На запретное отделение наложено специальное заклинание, доступ к нему может получить только мистер Санлайт.</text:span></text:p>
      <text:p text:style-name="P191">- <text:span text:style-name="T2136">Хорошо, Лара, мне этого достаточно.</text:span></text:p>
      <text:p text:style-name="P191"><text:tab/><text:span text:style-name="T2139">Внезапно Эмбер почувствовала приближение Флурри и поняла, что </text:span><text:span text:style-name="T2140">у неё нет времени, чтобы </text:span><text:span text:style-name="T2185">уйти незамеченной</text:span><text:span text:style-name="T2140">.</text:span></text:p>
      <text:p text:style-name="P192">- <text:span text:style-name="T2140">Лара! Ты встретилась с Эмбер, но сказала что пошла домой по важным делам, </text:span><text:span text:style-name="T2142">на тебе применили заклинание, да?</text:span><text:span text:style-name="T2140"> — </text:span><text:span text:style-name="T2186">сказала</text:span><text:span text:style-name="T2141"> Флурри.</text:span></text:p>
      <text:p text:style-name="P191">- <text:span text:style-name="T2143">Нет, Флурри, ты ничего не понимаешь, </text:span><text:span text:style-name="T2144">я просто не хотела тебя впутывать в важное дело, которое ты сорвала бы. - </text:span><text:span text:style-name="T2187">ответила Лара, она не понимала что говорит и что происходит, все мысли </text:span><text:span text:style-name="T2188">были </text:span><text:span text:style-name="T2187">перепутаны.</text:span></text:p>
      <text:p text:style-name="P191">- <text:span text:style-name="T2144">Сорвала? </text:span><text:span text:style-name="T2145">Я твоя лучшая подруга!</text:span></text:p>
      <text:p text:style-name="P191">- <text:span text:style-name="T2146">Эмбер была права, что ты слишком высокого мнения о себе.</text:span></text:p>
      <text:p text:style-name="P191">- <text:span text:style-name="T2189">Я поняла, это Эмбер</text:span><text:span text:style-name="T2147"> действует на тебя, я разберусь с ней прямо сейчас!</text:span></text:p>
      <text:p text:style-name="P193"><text:tab/>Эмбер была спокойна, ей было приятно как рушится дружбы лучших др<text:span text:style-name="T2148">узей.</text:span></text:p>
      <text:p text:style-name="P193"><text:soft-page-break/>- <text:span text:style-name="T2148">Никто на меня не действует! У меня и в правду дома важные дела, </text:span><text:span text:style-name="T2190">тебе</text:span><text:span text:style-name="T2148"> лучше </text:span><text:span text:style-name="T2149">прекрати</text:span><text:span text:style-name="T2190">ть</text:span><text:span text:style-name="T2149"> быть самоуверенной и высокомерной кобылой! - резко ответила Лара и </text:span><text:span text:style-name="T2191">направилась</text:span><text:span text:style-name="T2149"> в сторону своего дома.</text:span></text:p>
      <text:p text:style-name="P193"><text:tab/><text:span text:style-name="T2150">Флурри стало больно, она всегда доверяла </text:span><text:span text:style-name="T2151">Ларе </text:span><text:span text:style-name="T2152">и никогда не ожидала </text:span><text:span text:style-name="T2190">услышать столько </text:span><text:span text:style-name="T2192">злобы от лучшей подруги</text:span><text:span text:style-name="T2152">. </text:span></text:p>
      <text:p text:style-name="P194"><text:tab/><text:span text:style-name="T2153">Она не хотела броситься на Эмбер, внутри неё </text:span><text:span text:style-name="T2154">рождалась и развивалась обида и заполняла всю душу. </text:span></text:p>
      <text:p text:style-name="P193"><text:tab/><text:span text:style-name="T2154">Эмбер смотрела </text:span><text:span text:style-name="T2157">как</text:span><text:span text:style-name="T2154"> Флурри </text:span><text:span text:style-name="T2157">улетает</text:span><text:span text:style-name="T2154"> и </text:span><text:span text:style-name="T2155">прекрасно понимала, что это она уничтожала их дружбу благодаря своими магическим способностям. </text:span></text:p>
      <text:p text:style-name="P193"><text:tab/><text:span text:style-name="T2155">Её отец всегда говорил, что у неё </text:span><text:span text:style-name="T2193">особенные</text:span><text:span text:style-name="T2155"> магические способности и что их нужно </text:span><text:span text:style-name="T2194">направить</text:span><text:span text:style-name="T2155"> на добрые дела </text:span><text:span text:style-name="T2194">и сейчас она думала об этом, почему она так поступила или это была не она.</text:span></text:p>
      <text:p text:style-name="P74"><text:span text:style-name="T784"><text:tab/></text:span><text:bookmark-start text:name="__DdeLink__6397_140401309"/><text:span text:style-name="T784">Дождь </text:span><text:span text:style-name="T804">стал ещё сильнее</text:span><text:span text:style-name="T784"> и </text:span><text:span text:style-name="T785">с куполообразных крыш капала вода, Эмбер шла </text:span><text:span text:style-name="T786">по влажной фиолетово-синей дорожке </text:span><text:span text:style-name="T1149">в сторону</text:span><text:span text:style-name="T787"> Кантерлотской школ</text:span><text:span text:style-name="T1150">ы</text:span><text:span text:style-name="T787">, около которой находился небольшой парк с </text:span><text:span text:style-name="T788">окаменелыми статуями.</text:span><text:bookmark-end text:name="__DdeLink__6397_140401309"/></text:p>
      <text:p text:style-name="P74"><text:tab/><text:bookmark-start text:name="__DdeLink__6399_140401309"/><text:span text:style-name="T789">Одно из любимых мест Эмбер.</text:span><text:bookmark-end text:name="__DdeLink__6399_140401309"/></text:p>
      <text:p text:style-name="P74"><text:soft-page-break/><text:tab/><text:bookmark-start text:name="__DdeLink__6401_140401309"/><text:span text:style-name="T790">Она остановилась </text:span><text:span text:style-name="T791">около </text:span><text:span text:style-name="T792">одной из серокаменных сооружений и прочитала:</text:span><text:bookmark-end text:name="__DdeLink__6401_140401309"/></text:p>
      <text:p text:style-name="P74"><text:tab/><text:bookmark-start text:name="__DdeLink__6403_140401309"/>«<text:span text:style-name="T792">Коузи Глоу, Тирек и Крисалис</text:span>»<text:bookmark-end text:name="__DdeLink__6403_140401309"/></text:p>
      <text:p text:style-name="P73"><text:tab/><text:bookmark-start text:name="__DdeLink__6405_140401309"/><text:span text:style-name="T793">Она хороша знала эту тройку злодеев из истории Эквестрии </text:span><text:span text:style-name="T794">и </text:span><text:span text:style-name="T796">даже </text:span><text:span text:style-name="T794">пыталась овладеть техникой </text:span><text:span text:style-name="T795">превращения в разных существ, как </text:span><text:span text:style-name="T1151">это делала</text:span><text:span text:style-name="T795"> Крисалис, </text:span><text:span text:style-name="T797">но ей никогда этого не удавалось.</text:span><text:bookmark-end text:name="__DdeLink__6405_140401309"/></text:p>
      <text:p text:style-name="P73"><text:tab/><text:bookmark-start text:name="__DdeLink__6407_140401309"/><text:span text:style-name="T798">Эмбер смотрела как капли падали на каменные волосы Коузи </text:span><text:span text:style-name="T799">и медленно </text:span><text:span text:style-name="T800">стекались</text:span><text:span text:style-name="T799"> к подножию, </text:span><text:span text:style-name="T801">образовывая </text:span><text:span text:style-name="T802">маленькую лужу вокруг, </text:span><text:span text:style-name="T1152">напоминающую</text:span><text:span text:style-name="T802"> ров </text:span><text:span text:style-name="T805">замка</text:span><text:span text:style-name="T802">.</text:span><text:bookmark-end text:name="__DdeLink__6407_140401309"/></text:p>
      <text:p text:style-name="P73"><text:tab/><text:bookmark-start text:name="__DdeLink__6409_140401309"/><text:span text:style-name="T803">Потом она направилась в Кантерлотское общежитие, чтобы </text:span><text:span text:style-name="T806">запереться от всех в комнате</text:span><text:bookmark-end text:name="__DdeLink__6409_140401309"/><text:span text:style-name="T806"> и</text:span><text:span text:style-name="T803"> </text:span><text:span text:style-name="T2156">остаться в одиночестве на</text:span><text:span text:style-name="T803"> все выходные.</text:span></text:p>
      <text:p text:style-name="P73"><text:tab/></text:p>
      <text:p text:style-name="P72"><text:tab/></text:p>
      <text:p text:style-name="P72"/>
      <text:p text:style-name="P72"/>
      <text:p text:style-name="P72"/>
      <text:p text:style-name="P72"/>
      <text:p text:style-name="P269"><text:soft-page-break/><text:span text:style-name="T1098">9. </text:span><text:span text:style-name="T1103">Сестра</text:span></text:p>
      <text:p text:style-name="P270"><text:tab/><text:span text:style-name="T2354">В утренний час из </text:span><text:span text:style-name="T2355">библиотеки Кантерлота вышел <text:s/>пони в очках, </text:span><text:span text:style-name="T2357">это был мистер Санлайт.</text:span><text:span text:style-name="T2355"> </text:span><text:span text:style-name="T2357">В</text:span><text:span text:style-name="T2356"> одном копыте он держал весьма ценную книгу </text:span><text:span text:style-name="T2357">и постоянно оглядывался.</text:span></text:p>
      <text:p text:style-name="P272"><text:tab/>Впереди он увидел пони в капюшоне, которая следила за ним и <text:span text:style-name="T2358">ждала его прибытия. </text:span></text:p>
      <text:p text:style-name="P270"><text:tab/><text:span text:style-name="T2358">Мистер Санлайт ещё раз убедился что никто его не </text:span><text:span text:style-name="T2360">увидел</text:span><text:span text:style-name="T2358">, передал книгу </text:span><text:span text:style-name="T2361">таинственной пони</text:span><text:span text:style-name="T2358"> и направил</text:span><text:span text:style-name="T2359">ся</text:span><text:span text:style-name="T2358"> обратно в библиотеку. </text:span></text:p>
      <text:p text:style-name="P270"><text:tab/>«<text:span text:style-name="T2362">Теперь книга у меня, </text:span><text:span text:style-name="T2363">осталось</text:span><text:span text:style-name="T2362"> только изучить знания, которые оставил злосчастный отец</text:span>» - <text:span text:style-name="T2363">думала пони в капюшоне, </text:span><text:span text:style-name="T2364">когда проходила мимо лавки «Кристальная империя».</text:span></text:p>
      <text:p text:style-name="P270"><text:tab/><text:span text:style-name="T2365">Она зашла в один </text:span><text:span text:style-name="T2366">из домиков на бирюзовой улице и </text:span><text:span text:style-name="T2367">закрыла все ставни и двери, </text:span><text:span text:style-name="T2368">затем положила книгу на стол и раскрыла её.</text:span></text:p>
      <text:p text:style-name="P270"><text:tab/><text:span text:style-name="T2369">Почти вся книга была пустой, только на последней страницы было заклинание. </text:span></text:p>
      <text:p text:style-name="P270"><text:tab/><text:span text:style-name="T2370">Загадочная пони достала из кармана острый кинжал необычной формы и принялась читать заклинание.</text:span></text:p>
      <text:p text:style-name="P270"><text:soft-page-break/><text:tab/><text:span text:style-name="T2371">Внезапно перед ней </text:span><text:span text:style-name="T2372">возник призрак </text:span><text:span text:style-name="T2373">Аликорна.</text:span></text:p>
      <text:p text:style-name="P270">- <text:span text:style-name="T2374">Ну здравствуй, Элизабет </text:span><text:span text:style-name="T2375">Грим, </text:span><text:span text:style-name="T2376">давненько я тебя не видел.</text:span></text:p>
      <text:p text:style-name="P270">- <text:span text:style-name="T2377">Привет, отец.</text:span></text:p>
      <text:p text:style-name="P270">- <text:span text:style-name="T2378">Тебе все-таки удалось найти книгу, </text:span><text:span text:style-name="T2379">я рад, что </text:span><text:span text:style-name="T2380">у тебя это получилось.</text:span></text:p>
      <text:p text:style-name="P270">- <text:span text:style-name="T2380">Прекрати </text:span><text:span text:style-name="T2412">любезничать</text:span><text:span text:style-name="T2380">, ты предал свою семью, меня и мою сестру, ты не смог получить власть и могущество и поэтому ты просто ничтожество.</text:span></text:p>
      <text:p text:style-name="P270">- <text:span text:style-name="T2381">Ничтожество? </text:span><text:span text:style-name="T2382">Тогда зачем я тебе нужен? </text:span><text:span text:style-name="T2383">Ведь я ни на что не способен.</text:span></text:p>
      <text:p text:style-name="P270">- <text:span text:style-name="T2384">Ты должен знать как попасть в средоточие мира.</text:span></text:p>
      <text:p text:style-name="P270">- <text:span text:style-name="T2385">Это забавно, ты ведь такая же как и я, тоже стремишься к власти и силе, </text:span><text:span text:style-name="T2413">разве нет?</text:span></text:p>
      <text:p text:style-name="P270">- <text:span text:style-name="T2386">Да, но нас отличает благоразумие, я никогда </text:span><text:span text:style-name="T2387">не буду полагаться на сомнительные сделки.</text:span></text:p>
      <text:p text:style-name="P270">- <text:span text:style-name="T2388">Тогда зачем тебе нужно попасть в замок Эндлифа?</text:span></text:p>
      <text:p text:style-name="P270">- <text:span text:style-name="T2389">Я хочу снова стать здоровой, какой я была прежде чем </text:span><text:span text:style-name="T2390">меня предал мой отец.</text:span></text:p>
      <text:p text:style-name="P270">- <text:span text:style-name="T2391">А разве ты бы не поступила так же?</text:span></text:p>
      <text:p text:style-name="P270"><text:soft-page-break/>- <text:span text:style-name="T2392">Я бы ни за что не предала своих союзников </text:span><text:span text:style-name="T2393">и тех кто мне доверял.</text:span></text:p>
      <text:p text:style-name="P270">- <text:span text:style-name="T2394">Весьма благородно с твоей стороны.</text:span></text:p>
      <text:p text:style-name="P270">- <text:span text:style-name="T2395">Я больше десяти лет мучилась от этой болезни и страдала, боли то прекращались то снова нарастали, сейчас мне гораздо лучше, но в любой </text:span><text:span text:style-name="T2414">момент</text:span><text:span text:style-name="T2395"> </text:span><text:span text:style-name="T2396">они могут </text:span><text:span text:style-name="T2415">снова </text:span><text:span text:style-name="T2396">вернуться.</text:span></text:p>
      <text:p text:style-name="P270">- <text:span text:style-name="T2396">Очень печально для тебя.</text:span></text:p>
      <text:p text:style-name="P270">- <text:span text:style-name="T2397">Ты уже ничего не сделаешь в своей жизни и поэтому позволь мне узнать как я могу найти это загадочное мест</text:span><text:span text:style-name="T2398">о.</text:span></text:p>
      <text:p text:style-name="P270">- <text:span text:style-name="T2398">Я нашел его с помощью одного древнего артефакта, который содержал </text:span><text:span text:style-name="T2416">часть </text:span><text:span text:style-name="T2398">маги</text:span><text:span text:style-name="T2416">и</text:span><text:span text:style-name="T2398"> средоточия мира, </text:span><text:span text:style-name="T2399">но к сожалению этот артефакт погиб вместе со мной, </text:span><text:span text:style-name="T2400">теперь я лишь призрак, не более.</text:span></text:p>
      <text:p text:style-name="P270">- <text:span text:style-name="T2401">Тогда мне нужен новый артефакт с такой магией.</text:span></text:p>
      <text:p text:style-name="P270">- <text:span text:style-name="T2402">У тебя есть сестра, </text:span><text:span text:style-name="T2403">которая обладает подобной магией.</text:span></text:p>
      <text:p text:style-name="P270">- <text:span text:style-name="T2402">Эмбер? </text:span><text:span text:style-name="T2417">У неё сильная и необычная магия.</text:span></text:p>
      <text:p text:style-name="P270"><text:soft-page-break/>- <text:span text:style-name="T2417">У неё магия, которая таится в замке Эндлифа и которой я хотел владеть, но по иронии судьбы она досталась пони, которая не жаждет власти.</text:span></text:p>
      <text:p text:style-name="P270">- <text:span text:style-name="T2418">Знаешь отец, я так рада что она не досталась тебе.</text:span></text:p>
      <text:p text:style-name="P270">- <text:span text:style-name="T2418">А я </text:span><text:span text:style-name="T2419">с удовольствием </text:span><text:span text:style-name="T2427">буду </text:span><text:span text:style-name="T2419">смотреть как вы будете друг друга уничтожать.</text:span></text:p>
      <text:p text:style-name="P270">- <text:span text:style-name="T2419">Этого не произойдет</text:span><text:span text:style-name="T2404">, </text:span><text:span text:style-name="T2419">она уже на моей стороне</text:span><text:span text:style-name="T2404">, </text:span><text:span text:style-name="T2419">именно </text:span><text:span text:style-name="T2404">благодаря ей <text:s/>я получила </text:span><text:span text:style-name="T2419">эту </text:span><text:span text:style-name="T2404">книгу.</text:span></text:p>
      <text:p text:style-name="P270">- <text:span text:style-name="T2405">Тогда у тебя не будет проблем.</text:span></text:p>
      <text:p text:style-name="P270">- <text:span text:style-name="T2420">Только</text:span><text:span text:style-name="T2405"> каким образом она укажет мне на замок Эндлифа?</text:span></text:p>
      <text:p text:style-name="P270">- <text:span text:style-name="T2421">Е</text:span><text:span text:style-name="T2406">сли она захочет его найти она найдёт его, </text:span><text:span text:style-name="T2422">здесь только проблема в доверии к тебе.</text:span></text:p>
      <text:p text:style-name="P270">- <text:span text:style-name="T2428">В доверии нет проблем</text:span><text:span text:style-name="T2423">.</text:span></text:p>
      <text:p text:style-name="P270">- <text:span text:style-name="T2424">Ты не считаешь себя предателем сестры?</text:span></text:p>
      <text:p text:style-name="P270">- <text:span text:style-name="T2407">Я </text:span><text:span text:style-name="T2425">её не предавала и никогда не собираюсь предавать, но если она захочет убить меня мне придётся ответить тем же.</text:span></text:p>
      <text:p text:style-name="P270">- <text:span text:style-name="T2407">Что ж, похвально, но это ещё не конец истории.</text:span></text:p>
      <text:p text:style-name="P270">- <text:span text:style-name="T2407">Я думаю для тебя уже конец, отец.</text:span></text:p>
      <text:p text:style-name="P273"><text:soft-page-break/>Элизабет закрыла книгу и призрак исчез.</text:p>
      <text:p text:style-name="P273">«Мне нужно только её доверие, тогда завтра я устрою ей проверку как она смогла усвоить урок». - <text:span text:style-name="T2408">подумала Элизабет и спрятала книгу в </text:span><text:span text:style-name="T2409">столик.</text:span></text:p>
      <text:p text:style-name="P274">«А теперь я должна закончить ещё одно дело <text:span text:style-name="T2410">на востоке</text:span> Эквестрии» - <text:span text:style-name="T2411">злобно улыбнулась Элизабет и растаяла в кристальном блеске.</text:span></text:p>
      <text:p text:style-name="P271"><text:span text:style-name="T1103"/></text:p>
      <text:p text:style-name="P271"><text:span text:style-name="T1103"/></text:p>
      <text:p text:style-name="P271"><text:span text:style-name="T1103"/></text:p>
      <text:p text:style-name="P271"><text:span text:style-name="T1103"/></text:p>
      <text:p text:style-name="P271"><text:span text:style-name="T1103"/></text:p>
      <text:p text:style-name="P271"><text:span text:style-name="T1103"/></text:p>
      <text:p text:style-name="P271"><text:span text:style-name="T1103"/></text:p>
      <text:p text:style-name="P271"><text:span text:style-name="T1103"/></text:p>
      <text:p text:style-name="P271"><text:span text:style-name="T1103"/></text:p>
      <text:p text:style-name="P271"><text:span text:style-name="T1103"/></text:p>
      <text:p text:style-name="P271"><text:span text:style-name="T1103"/></text:p>
      <text:p text:style-name="P271"><text:span text:style-name="T1103"/></text:p>
      <text:p text:style-name="P271"><text:soft-page-break/><text:span text:style-name="T1103">10</text:span><text:span text:style-name="T1098">. </text:span><text:bookmark-start text:name="__DdeLink__6800_140401309"/><text:span text:style-name="T1098">Школа Дружбы</text:span><text:bookmark-end text:name="__DdeLink__6800_140401309"/></text:p>
      <text:p text:style-name="P197"><text:tab/><text:bookmark-start text:name="__DdeLink__6411_140401309"/><text:span text:style-name="T807">После дождливых выходных</text:span><text:span text:style-name="T869"> </text:span><text:span text:style-name="T807">несколько классов, в том числе и класс Флурри должны были отправиться в школу Дружбы на несколько уроков, </text:span><text:span text:style-name="T808">которая находилась в Понивилле.</text:span><text:bookmark-end text:name="__DdeLink__6411_140401309"/></text:p>
      <text:p text:style-name="P197"><text:tab/><text:span text:style-name="T2195">Флурри не виделась с Ларой на протяжении всех выходных и понимала, что должна подойти к ней и узнать всю правду, почему она так поступила.</text:span></text:p>
      <text:p text:style-name="P197"><text:tab/><text:span text:style-name="T2198">Когда она увидела Лару около входа в главный школьный зал то направилась к ней.</text:span></text:p>
      <text:p text:style-name="P197">- <text:span text:style-name="T2198">Привет, Лара! - </text:span><text:span text:style-name="T2199">начала Флурри.</text:span></text:p>
      <text:p text:style-name="P197">- <text:span text:style-name="T2196">Флурри, прости, я кажется наговорила тебе много гадостей.</text:span></text:p>
      <text:p text:style-name="P197">- <text:span text:style-name="T2197">Ничего, это была не ты, а Эмбер Грим, она восп</text:span><text:span text:style-name="T2261">ол</text:span><text:span text:style-name="T2197">…</text:span></text:p>
      <text:p text:style-name="P197">- <text:span text:style-name="T2197">Тише, пройдем лучше в соседний коридор — перебила Лара.</text:span></text:p>
      <text:p text:style-name="P197"><text:tab/><text:span text:style-name="T2200">Подруги двинулись в соседний коридор, в котором не было никого, лишь иногда там проходили пони, </text:span><text:span text:style-name="T2262">спешившие на занятия</text:span><text:span text:style-name="T2200">.</text:span></text:p>
      <text:p text:style-name="P197"><text:soft-page-break/>- <text:span text:style-name="T2201">Я не помню что произошло после того, как я вышла из дома Пёрпл Кейк до </text:span><text:span text:style-name="T2202">следующего утра, </text:span><text:span text:style-name="T2203">а потом я начала смутно вспоминать что наговорила тебе много плохого.</text:span></text:p>
      <text:p text:style-name="P197">- <text:span text:style-name="T2204">Лара это не твоя вина, </text:span><text:span text:style-name="T2205">я </text:span><text:span text:style-name="T2263">знаю</text:span><text:span text:style-name="T2205">, что произошло, ты встретилась с Эмбер, а она воспользовалась магией, </text:span><text:span text:style-name="T2206">чтобы завладеть твоими мыслями и пос</text:span><text:span text:style-name="T2264">с</text:span><text:span text:style-name="T2206">орить на</text:span><text:span text:style-name="T2207">с.</text:span></text:p>
      <text:p text:style-name="P197">- <text:span text:style-name="T2207">Я много думала на этот счет, наша с </text:span><text:span text:style-name="T2264">т</text:span><text:span text:style-name="T2207">обой ссора не входила в её планы, она </text:span><text:span text:style-name="T2265">скорее</text:span><text:span text:style-name="T2207"> интересовалась книгой.</text:span></text:p>
      <text:p text:style-name="P197">- <text:span text:style-name="T2208">Той самой?</text:span></text:p>
      <text:p text:style-name="P197">- <text:span text:style-name="T2208">Да</text:span></text:p>
      <text:p text:style-name="P197">- <text:span text:style-name="T2208">То есть ты хочешь сказать, что это она ослепила Шарпена, </text:span><text:span text:style-name="T2266">а потом</text:span><text:span text:style-name="T2208"> овладела его мыслями?</text:span></text:p>
      <text:p text:style-name="P197">- <text:span text:style-name="T2209">Возможно, </text:span><text:span text:style-name="T2210">только </text:span><text:span text:style-name="T2209">у неё нет крыльев, </text:span><text:span text:style-name="T2210">а Шарпен видел силуэт пони с крыльям</text:span><text:span text:style-name="T2267">и и это осложняет дело.</text:span></text:p>
      <text:p text:style-name="P197">- <text:span text:style-name="T2211">Она может скрывать, что у неё есть крылья также как и скрывать что у неё есть рог.</text:span></text:p>
      <text:p text:style-name="P197">- <text:span text:style-name="T2212">Флурри, это невозможно! </text:span><text:span text:style-name="T2215">Д</text:span><text:span text:style-name="T2213">иректор Стар Свирл и принцесса Твайлайт Спар</text:span><text:span text:style-name="T2216">к</text:span><text:span text:style-name="T2213">л давно уже догадались </text:span><text:span text:style-name="T2217">бы </text:span><text:span text:style-name="T2213">об этом, такое невозможно скрыть от </text:span><text:span text:style-name="T2214">столь могущественных и опытных волшебников.</text:span></text:p>
      <text:p text:style-name="P198"><text:soft-page-break/>- Тогда мы немедленно должны действовать и все сообщить моей тёти, пока книгу не украли.</text:p>
      <text:p text:style-name="P198">- <text:span text:style-name="T2218">Флурри, успокойся, здесь что-то не так.</text:span></text:p>
      <text:p text:style-name="P198">- <text:span text:style-name="T2218">Что именно? </text:span><text:span text:style-name="T2219">Разве не очевидно, Эмбер хотела узнать точное местоположение книги и теперь собирается украсть её?</text:span></text:p>
      <text:p text:style-name="P198">- <text:span text:style-name="T2220">Во первых, она не настолько глупая, чтобы сообщить нам об этом и потом красть книгу, во вторых у меня есть подозрения что она не хотела этого делать и книга нужна не ей, а кому-то другому.</text:span></text:p>
      <text:p text:style-name="P198">- <text:span text:style-name="T2221">Хорошо, Лара, что нам делать тогда?</text:span></text:p>
      <text:p text:style-name="P198">- <text:span text:style-name="T2222">Я думаю, что сейчас нам нужно просто наблюдать за </text:span><text:span text:style-name="T2223">Эмбер и быть внимательными по отношению к другим пони.</text:span></text:p>
      <text:p text:style-name="P198"><text:tab/><text:span text:style-name="T2224">Флурри знала, что класс </text:span><text:bookmark-start text:name="__DdeLink__6425_140401309"/><text:span text:style-name="T2225">Эмбер тоже поед</text:span><text:span text:style-name="T1153">е</text:span><text:span text:style-name="T2225">т в школу Друж</text:span><text:span text:style-name="T809">бы</text:span><text:bookmark-end text:name="__DdeLink__6425_140401309"/><text:span text:style-name="T809"> </text:span><text:span text:style-name="T2226">и была этому даже рада: </text:span><text:span text:style-name="T2227">она </text:span><text:span text:style-name="T2228">сможет наблюдать за ней и </text:span><text:span text:style-name="T2268">не </text:span><text:span text:style-name="T2269">дать ей</text:span><text:span text:style-name="T2228"> </text:span><text:span text:style-name="T2229">воспользоваться темной магией.</text:span></text:p>
      <text:p text:style-name="P76"><text:bookmark-start text:name="__DdeLink__6429_140401309"/>- <text:span text:style-name="T810">Все готовы? — </text:span><text:span text:style-name="T813">спроси</text:span><text:span text:style-name="T814">ла</text:span><text:span text:style-name="T811"> </text:span><text:span text:style-name="T812">Потион Грин, </text:span><text:span text:style-name="T815">учитель по зельеварению, </text:span><text:span text:style-name="T2230">с которым всем предстояло отправиться в школу Друж</text:span><text:span text:style-name="T2231">бы</text:span><text:span text:style-name="T816">.</text:span><text:bookmark-end text:name="__DdeLink__6429_140401309"/></text:p>
      <text:p text:style-name="P76"><text:bookmark-start text:name="__DdeLink__6431_140401309"/>- <text:span text:style-name="T816">Да — дружно ответили ученики.</text:span><text:bookmark-end text:name="__DdeLink__6431_140401309"/></text:p>
      <text:p text:style-name="P77"><text:soft-page-break/><text:tab/><text:bookmark-start text:name="__DdeLink__6433_140401309"/>Флурри снова <text:span text:style-name="T818">была </text:span>рада встретится со Старлайт и Санбёрстом, <text:span text:style-name="T817">увидеть разнообразных существ из разных уголков Эквестрии </text:span><text:span text:style-name="T2232">и встретится </text:span><text:span text:style-name="T2233">с искателями знаков отличия</text:span><text:span text:style-name="T819">.</text:span><text:bookmark-end text:name="__DdeLink__6433_140401309"/></text:p>
      <text:p text:style-name="P77"><text:bookmark-start text:name="__DdeLink__6435_140401309"/>- <text:span text:style-name="T820">Флурри, я тебя потеряла — </text:span><text:span text:style-name="T870">с легким беспокойством сказала Лара.</text:span><text:bookmark-end text:name="__DdeLink__6435_140401309"/></text:p>
      <text:p text:style-name="P77"><text:bookmark-start text:name="__DdeLink__6437_140401309"/>- <text:span text:style-name="T821">Прости, я немного попрактиковалась с Санбёрстом, </text:span><text:span text:style-name="T822">нужно было выполнить парочку заданий, теперь я полностью свободна</text:span><text:bookmark-end text:name="__DdeLink__6437_140401309"/><text:span text:style-name="T822">.</text:span></text:p>
      <text:p text:style-name="P77">- <text:span text:style-name="T2234">Отлично, я только что поговорила с Санрайз Бриск </text:span><text:span text:style-name="T2235">по поводу Эмбер и узнала многое из её характера.</text:span></text:p>
      <text:p text:style-name="P77">- <text:span text:style-name="T2236">Лара, она ведь может манипулировать другими, менять даже воспоминания или управлять сознанием, почему ты думаешь, что Санрайз Бриск не под её контролем?</text:span><text:bookmark text:name="__DdeLink__6439_140401309"/></text:p>
      <text:p text:style-name="P77"><text:tab/><text:bookmark-start text:name="__DdeLink__6445_140401309"/><text:span text:style-name="T823">Внезапно из соседнего коридора послышался <text:s/>крик. </text:span><text:span text:style-name="T824">Флурри </text:span><text:span text:style-name="T2237">мгновенно телепортировалась туда</text:span><text:span text:style-name="T825">.</text:span><text:bookmark-end text:name="__DdeLink__6445_140401309"/><text:span text:style-name="T825"> </text:span><text:span text:style-name="T2238">Лара последовала за ней.</text:span></text:p>
      <text:p text:style-name="P77"><text:tab/><text:span text:style-name="T2239">И обе подруги</text:span><text:bookmark-start text:name="__DdeLink__6447_140401309"/><text:span text:style-name="T826"> </text:span><text:span text:style-name="T2239">увидели</text:span><text:span text:style-name="T826"> остолбеневшую Эвери Хейт, которая не могла пошевелиться, но издавала жалобн</text:span><text:span text:style-name="T827">ые</text:span><text:span text:style-name="T826"> звуки, напоминающие мольбу о помощи.</text:span><text:bookmark-end text:name="__DdeLink__6447_140401309"/></text:p>
      <text:p text:style-name="P77"><text:soft-page-break/><text:tab/><text:bookmark-start text:name="__DdeLink__6449_140401309"/><text:span text:style-name="T827">Рядом с ней стояла Эмбер Грим и держала в руке </text:span><text:span text:style-name="T2240">письмо</text:span><text:span text:style-name="T827">, </text:span><text:span text:style-name="T828">никто не осмеливался ей помешать, всех охватил ужас.</text:span><text:bookmark-end text:name="__DdeLink__6449_140401309"/></text:p>
      <text:p text:style-name="P77"><text:bookmark-start text:name="__DdeLink__6451_140401309"/>- <text:span text:style-name="T829">Прекрати Эмбер! — </text:span><text:span text:style-name="T871">крикнула</text:span><text:span text:style-name="T830"> Флурри.</text:span><text:bookmark-end text:name="__DdeLink__6451_140401309"/></text:p>
      <text:p text:style-name="P79"><text:tab/><text:bookmark-start text:name="__DdeLink__6453_140401309"/>Эмбер Грим <text:span text:style-name="T831">молча стояла </text:span><text:span text:style-name="T2241">и не обращала внимание на все</text:span><text:span text:style-name="T872">, что происходило вокруг </text:span><text:span text:style-name="T874">и поэтому не </text:span><text:span text:style-name="T1155">у</text:span><text:span text:style-name="T874">слышала </text:span><text:span text:style-name="T1154">грозного приказа </text:span><text:span text:style-name="T874">Флурри</text:span><text:span text:style-name="T872">.</text:span><text:bookmark-end text:name="__DdeLink__6453_140401309"/><text:span text:style-name="T831"> </text:span></text:p>
      <text:p text:style-name="P79"><text:span text:style-name="T872"><text:tab/></text:span><text:bookmark-start text:name="__DdeLink__6455_140401309"/><text:span text:style-name="T872">К</text:span><text:span text:style-name="T831">огда </text:span><text:span text:style-name="T873">она</text:span><text:span text:style-name="T831"> </text:span><text:span text:style-name="T2242">убедилась, что с письмом все хорошо</text:span><text:span text:style-name="T831"> </text:span><text:bookmark-end text:name="__DdeLink__6455_140401309"/><text:span text:style-name="T2243">то направилась </text:span><text:span text:style-name="T2244">в соседний коридор</text:span><text:span text:style-name="T2243">.</text:span><text:bookmark text:name="__DdeLink__6457_140401309"/></text:p>
      <text:p text:style-name="P78"><text:tab/><text:bookmark-start text:name="__DdeLink__6459_140401309"/><text:span text:style-name="T832">Флурри </text:span><text:span text:style-name="T875">следом кинулась за</text:span><text:span text:style-name="T832"> Эмбер и </text:span><text:span text:style-name="T833">попыталась отобрать у неё </text:span><text:span text:style-name="T2245">письмо</text:span><text:span text:style-name="T833"> </text:span><text:span text:style-name="T834">с помощью заклинания </text:span><text:span text:style-name="T2246">присваивания</text:span><text:span text:style-name="T835">, но Эмбер быстро среагировала и забрала </text:span><text:span text:style-name="T2247">его</text:span><text:span text:style-name="T835"> обратно.</text:span><text:bookmark-end text:name="__DdeLink__6459_140401309"/></text:p>
      <text:p text:style-name="P78"><text:bookmark-start text:name="__DdeLink__6461_140401309"/>- <text:span text:style-name="T836">Что в </text:span><text:span text:style-name="T2248">твоём письме</text:span><text:span text:style-name="T836">? </text:span><text:span text:style-name="T2248">Что ты скрываешь</text:span><text:span text:style-name="T836">? - </text:span><text:span text:style-name="T876">не могла успокоиться</text:span><text:span text:style-name="T836"> Флурри.</text:span><text:bookmark-end text:name="__DdeLink__6461_140401309"/></text:p>
      <text:p text:style-name="P78"><text:bookmark-start text:name="__DdeLink__6463_140401309"/>- <text:span text:style-name="T2248">Это письмо мое личное дело и я ни с кем не собираюсь им делиться</text:span><text:span text:style-name="T837"> — </text:span><text:span text:style-name="T838">спокойно ответила Эмбер — и поэтому тебе лучше </text:span><text:bookmark-end text:name="__DdeLink__6463_140401309"/><text:span text:style-name="T2249">гоняться за кем-нибудь другим.</text:span></text:p>
      <text:p text:style-name="P81"><text:tab/><text:bookmark-start text:name="__DdeLink__6465_140401309"/>Флурри не могла <text:bookmark-end text:name="__DdeLink__6465_140401309"/><text:span text:style-name="T2270">остановиться. </text:span><text:span text:style-name="T2272">Она</text:span><text:span text:style-name="T2270"> </text:span><text:bookmark-start text:name="__DdeLink__6467_140401309"/><text:span text:style-name="T840">растворилась в кристальном дожде и появилась</text:span><text:span text:style-name="T839"> прямо перед </text:span><text:soft-page-break/><text:span text:style-name="T839">Эмбер, </text:span><text:span text:style-name="T841">но она не успела и сказать слов</text:span><text:span text:style-name="T2271">о</text:span><text:span text:style-name="T841">, как оказалась снова позади </text:span><text:span text:style-name="T2273">её</text:span><text:span text:style-name="T841">.</text:span><text:bookmark-end text:name="__DdeLink__6467_140401309"/></text:p>
      <text:p text:style-name="P80"><text:bookmark-start text:name="__DdeLink__6469_140401309"/>- <text:span text:style-name="T841">Тебе не стоит пытаться, у тебя есть лишь врожденный талант, но нет достаточно знаний и умений, которые нужно развивать — </text:span><text:span text:style-name="T842">осадила её Эмбер.</text:span><text:bookmark-end text:name="__DdeLink__6469_140401309"/></text:p>
      <text:p text:style-name="P80"><text:bookmark-start text:name="__DdeLink__6471_140401309"/>- <text:span text:style-name="T842">Ты </text:span><text:span text:style-name="T2250">темная пони</text:span><text:span text:style-name="T842">, </text:span><text:span text:style-name="T843">и… - Флурри не могла соображать, она </text:span><text:span text:style-name="T844">не знала, что делает, </text:span><text:span text:style-name="T878">что говорит</text:span><text:span text:style-name="T877"> </text:span><text:span text:style-name="T845">— </text:span><text:span text:style-name="T846">я вызываю тебя на магическую дуэль!</text:span><text:bookmark-end text:name="__DdeLink__6471_140401309"/></text:p>
      <text:p text:style-name="P82"><text:tab/><text:bookmark-start text:name="__DdeLink__6473_140401309"/>Эмбер посмотрела ей в глаза и поняла, что <text:span text:style-name="T847">они будут драться на магическом поединке по настоящему.</text:span><text:bookmark-end text:name="__DdeLink__6473_140401309"/></text:p>
      <text:p text:style-name="P82"><text:bookmark-start text:name="__DdeLink__6475_140401309"/>- <text:span text:style-name="T848">Хорошо, я принимаю твой вызов, только подумай, ты вызвала меня на магическую дуэль в школе Дружбы — иронично сказала Эмбер и показала </text:span><text:span text:style-name="T879">свою</text:span><text:span text:style-name="T848"> </text:span><text:span text:style-name="T849">кривую </text:span><text:span text:style-name="T880">и </text:span><text:span text:style-name="T849">мерзкую для Флурри улыбку.</text:span><text:bookmark-end text:name="__DdeLink__6475_140401309"/></text:p>
      <text:p text:style-name="P82"><text:bookmark-start text:name="__DdeLink__6477_140401309"/>- <text:span text:style-name="T850">Вызвала! И теперь </text:span><text:span text:style-name="T851">я увижу как </text:span><text:span text:style-name="T2251">ты падешь от сил света!</text:span><text:span text:style-name="T851"> — </text:span><text:span text:style-name="T881">торжествовала Флурри.</text:span><text:bookmark-end text:name="__DdeLink__6477_140401309"/></text:p>
      <text:p text:style-name="P83"><text:tab/><text:bookmark-start text:name="__DdeLink__6479_140401309"/>Эмбер ничего не ответила, она лишь смотрела на порывистые движения Флурри и её постоянно меняющийся тон речи <text:span text:style-name="T854">и её это забавляло.</text:span><text:bookmark-end text:name="__DdeLink__6479_140401309"/></text:p>
      <text:p text:style-name="P83"><text:bookmark-start text:name="__DdeLink__6481_140401309"/><text:soft-page-break/>- <text:span text:style-name="T852">Увидимся в 5 часов вечера у </text:span><text:span text:style-name="T853">фонтана</text:span><text:span text:style-name="T852"> Золотой Дуб — </text:span><text:span text:style-name="T855">твердо сказала Флурри и </text:span><text:span text:style-name="T883">направилась в другую сторону,</text:span><text:span text:style-name="T882"> лишь бы подальше</text:span><text:span text:style-name="T855"> от Эмбер.</text:span><text:bookmark-end text:name="__DdeLink__6481_140401309"/></text:p>
      <text:p text:style-name="P83"><text:bookmark-start text:name="__DdeLink__6483_140401309"/>- <text:span text:style-name="T2252">Я обязательно там буду</text:span><text:span text:style-name="T856"> — прозвучал такой же ледяной </text:span><text:span text:style-name="T1156">голос, </text:span><text:span text:style-name="T1157">как при первой встречи</text:span><text:span text:style-name="T884">.</text:span><text:bookmark-end text:name="__DdeLink__6483_140401309"/></text:p>
      <text:p text:style-name="P83"><text:tab/><text:bookmark-start text:name="__DdeLink__6485_140401309"/><text:span text:style-name="T857">Лара </text:span><text:span text:style-name="T2253">не смогла увидеть как Флурри отчаянно пыталась забрать у Эмбер письмо, а потом вызвала её на дуэль потому что была занята расколдовыванием Эвери Хейт</text:span><text:span text:style-name="T857">.</text:span><text:bookmark-end text:name="__DdeLink__6485_140401309"/></text:p>
      <text:p text:style-name="P83">- <text:span text:style-name="T2254">Флурри, что произошло? </text:span><text:span text:style-name="T2255">Ты вызвала Эмбер на дуэль?</text:span></text:p>
      <text:p text:style-name="P83">- <text:span text:style-name="T2256">Да, Лара, мне пришлось это сделать, мы должны её остановить.</text:span></text:p>
      <text:p text:style-name="P83"><text:bookmark-start text:name="__DdeLink__6487_140401309"/>- <text:bookmark-end text:name="__DdeLink__6487_140401309"/><text:span text:style-name="T2256">Но ведь я говорила тебе, что </text:span><text:span text:style-name="T2257">она колеблется и её поступки неуверенные, ей кто-то манипулирует.</text:span></text:p>
      <text:p text:style-name="P83">- <text:span text:style-name="T2257">Я не могу отказаться от дуэли, Лара, ты это понимаешь, поэтому мне придётся сразиться с ней.</text:span></text:p>
      <text:p text:style-name="P83">- <text:span text:style-name="T2258">Хорошо.</text:span></text:p>
      <text:p text:style-name="P84"><text:tab/><text:bookmark-start text:name="__DdeLink__6491_140401309"/>Лара не стала возражать, <text:span text:style-name="T2259">потому что отменять дуэль было уже поздно</text:span><text:bookmark-end text:name="__DdeLink__6491_140401309"/><text:span text:style-name="T2259">.</text:span></text:p>
      <text:p text:style-name="P85"><text:soft-page-break/><text:tab/><text:bookmark-start text:name="__DdeLink__6493_140401309"/><text:span text:style-name="T858">К сожалению известие о магической дуэли стало известно почти все</text:span><text:span text:style-name="T860">м</text:span><text:span text:style-name="T858"> ученикам, даже </text:span><text:span text:style-name="T861">несколько</text:span><text:span text:style-name="T859"> драконов обсуждали предстоящую битву </text:span><text:span text:style-name="T861">и рассказывали её гипогрифам.</text:span><text:bookmark-end text:name="__DdeLink__6493_140401309"/><text:span text:style-name="T861"> </text:span></text:p>
      <text:p text:style-name="P85"><text:span text:style-name="T862"><text:tab/></text:span><text:bookmark-start text:name="__DdeLink__6495_140401309"/><text:span text:style-name="T862">Лишь учителя </text:span><text:span text:style-name="T885">не были осведомлены об это</text:span><text:span text:style-name="T886">м</text:span><text:span text:style-name="T862">: </text:span><text:span text:style-name="T1158">Старлайт</text:span><text:span text:style-name="T862"> была занята решением проблем </text:span><text:span text:style-name="T863">у нескольких оборотней, а Санб</text:span><text:span text:style-name="T2260">ё</text:span><text:span text:style-name="T863">рст отлучился в библиотеку, чтобы помочь ученикам </text:span><text:span text:style-name="T864">найти интересующие для них книги.</text:span><text:bookmark-end text:name="__DdeLink__6495_140401309"/><text:span text:style-name="T864"> </text:span></text:p>
      <text:p text:style-name="P84"><text:tab/><text:bookmark-start text:name="__DdeLink__6497_140401309"/><text:span text:style-name="T864">В это время в Понивилле</text:span><text:span text:style-name="T866"> </text:span><text:span text:style-name="T864">дул слабенький восточный ветер, который </text:span><text:span text:style-name="T865">перекатывал опавшие </text:span><text:span text:style-name="T867">красно-желтые </text:span><text:span text:style-name="T865">листья <text:s/></text:span><text:span text:style-name="T867">и заставлял облака </text:span><text:span text:style-name="T868">медленно плыть </text:span><text:span text:style-name="T887">по</text:span><text:span text:style-name="T868"> неб</text:span><text:span text:style-name="T887">у</text:span><text:span text:style-name="T867">.</text:span><text:bookmark-end text:name="__DdeLink__6497_140401309"/></text:p>
      <text:p text:style-name="P84"><text:tab/></text:p>
      <text:p text:style-name="P77"><text:tab/></text:p>
      <text:p text:style-name="P77"/>
      <text:p text:style-name="P77"/>
      <text:p text:style-name="P77"/>
      <text:p text:style-name="P216"/>
      <text:p text:style-name="P216"/>
      <text:p text:style-name="P216"/>
      <text:p text:style-name="P216"><text:soft-page-break/>10. <text:bookmark-start text:name="__DdeLink__6802_140401309"/>Магическая дуэль<text:bookmark-end text:name="__DdeLink__6802_140401309"/></text:p>
      <text:p text:style-name="P86"><text:tab/><text:bookmark-start text:name="__DdeLink__6499_140401309"/><text:span text:style-name="T888">Магическая дуэль не была редкостью в Кантерлотской школе. </text:span><text:span text:style-name="T891">В основном, </text:span><text:span text:style-name="T889">все эти дуэли были настолько безобидными, что это мало кого уди</text:span><text:span text:style-name="T892">влял</text:span><text:span text:style-name="T961">о</text:span><text:span text:style-name="T889">.</text:span><text:bookmark-end text:name="__DdeLink__6499_140401309"/></text:p>
      <text:p text:style-name="P86"><text:tab/><text:bookmark-start text:name="__DdeLink__6501_140401309"/><text:span text:style-name="T890">В этот раз напротив все были очень сильно заинтересованы в битве двух столь разных пони — </text:span><text:span text:style-name="T893">Аликорна, владеющего мощной магией с детства </text:span><text:span text:style-name="T894">и способного разнести всю школу в порыве злости </text:span><text:span text:style-name="T893">и </text:span><text:span text:style-name="T894">загадочной</text:span><text:span text:style-name="T893"> пони, котор</text:span><text:span text:style-name="T894">ой приписывали владение </text:span><text:span text:style-name="T962">темными силами</text:span><text:span text:style-name="T894">.</text:span><text:bookmark-end text:name="__DdeLink__6501_140401309"/></text:p>
      <text:p text:style-name="P86"><text:tab/><text:bookmark-start text:name="__DdeLink__6503_140401309"/><text:span text:style-name="T895">Эвери Хейт уже успела все рассказать своим подругам, которые были в </text:span><text:span text:style-name="T897">школьном классе</text:span><text:span text:style-name="T895">, когда Флурри </text:span><text:span text:style-name="T896">погналась за Эмбер </text:span><text:span text:style-name="T898">и вызвала её на </text:span><text:span text:style-name="T963">магическую </text:span><text:span text:style-name="T898">дуэль.</text:span><text:bookmark-end text:name="__DdeLink__6503_140401309"/></text:p>
      <text:p text:style-name="P86"><text:bookmark-start text:name="__DdeLink__6505_140401309"/>- <text:span text:style-name="T899">Значит, скоро будет битва добра и зла? - </text:span><text:span text:style-name="T901">поинтересовалась </text:span><text:span text:style-name="T899">Дарлинг.</text:span><text:bookmark-end text:name="__DdeLink__6505_140401309"/></text:p>
      <text:p text:style-name="P86"><text:bookmark-start text:name="__DdeLink__6507_140401309"/>- <text:span text:style-name="T900">Это </text:span><text:span text:style-name="T2275">будет невероятным зрелищем! </text:span><text:span text:style-name="T900">- </text:span><text:span text:style-name="T902">воодушевленно </text:span><text:span text:style-name="T2276">сказала</text:span><text:span text:style-name="T902"> </text:span><text:span text:style-name="T1159">Брейни</text:span><text:span text:style-name="T902">.</text:span><text:bookmark-end text:name="__DdeLink__6507_140401309"/></text:p>
      <text:p text:style-name="P86"><text:bookmark-start text:name="__DdeLink__6509_140401309"/>- <text:span text:style-name="T2277">Как вы думаете чем это закончится?</text:span><text:span text:style-name="T903"> —</text:span><text:bookmark-end text:name="__DdeLink__6509_140401309"/><text:span text:style-name="T2278"> спросила</text:span><text:span text:style-name="T2277"> Эвери Хейт.</text:span></text:p>
      <text:p text:style-name="P86"><text:bookmark-start text:name="__DdeLink__6511_140401309"/><text:soft-page-break/>- <text:span text:style-name="T2279">Я думаю, Флурри превратит её в пепел!</text:span><text:span text:style-name="T904"> — </text:span><text:span text:style-name="T2281">начала</text:span><text:span text:style-name="T904"> </text:span><text:span text:style-name="T1160">Брейни</text:span><text:bookmark-end text:name="__DdeLink__6511_140401309"/><text:span text:style-name="T1160">.</text:span></text:p>
      <text:p text:style-name="P86">- <text:span text:style-name="T2280">А я наоборот за Эмбер, у неё все шансы уничтожить нашего дорогого Аликорна — </text:span><text:span text:style-name="T2282">добавила</text:span><text:span text:style-name="T2280"> Дарлинг.</text:span></text:p>
      <text:p text:style-name="P86">- <text:span text:style-name="T2283">Силы </text:span><text:span text:style-name="T2284">практически равны, разницы лишь в том, кто </text:span><text:span text:style-name="T2334">позволит</text:span><text:span text:style-name="T2284"> </text:span><text:span text:style-name="T2334">гневу овладеть </text:span><text:span text:style-name="T2335">своей душой</text:span><text:bookmark-start text:name="__DdeLink__6513_140401309"/><text:span text:style-name="T2284"> </text:span><text:bookmark-end text:name="__DdeLink__6513_140401309"/><text:span text:style-name="T2284">— </text:span><text:span text:style-name="T2336">сказала</text:span><text:span text:style-name="T2285"> Эвери Хейт.</text:span></text:p>
      <text:p text:style-name="P87"><text:span text:style-name="T905"><text:tab/></text:span><text:bookmark-start text:name="__DdeLink__6515_140401309"/><text:span text:style-name="T905">Дарлинг и </text:span><text:span text:style-name="T1161">Брейни</text:span><text:span text:style-name="T905"> </text:span><text:span text:style-name="T907">резко умолкли и задумались</text:span><text:span text:style-name="T905">, они </text:span><text:span text:style-name="T906">не </text:span><text:span text:style-name="T2286">совсем </text:span><text:span text:style-name="T2337">поняли</text:span><text:span text:style-name="T2286"> </text:span><text:span text:style-name="T2287">свою подругу и не знали </text:span><text:span text:style-name="T908">к чему приведёт предстоящая дуэль, </text:span><text:span text:style-name="T909">они лишь были уверены в том, что битва будет настоящей и возможно даже с </text:span><text:span text:style-name="T910">гибелью одной из соперниц.</text:span><text:bookmark-end text:name="__DdeLink__6515_140401309"/></text:p>
      <text:p text:style-name="P88"><text:tab/><text:bookmark-start text:name="__DdeLink__6517_140401309"/><text:span text:style-name="T911">К пяти часам около фонтана Золотой Дуб собрал</text:span><text:span text:style-name="T2287">ись почти все ученики</text:span><text:span text:style-name="T1162"> из школы Кантерлота</text:span><text:span text:style-name="T911">. </text:span><text:bookmark-end text:name="__DdeLink__6517_140401309"/></text:p>
      <text:p text:style-name="P100"><text:tab/><text:bookmark-start text:name="__DdeLink__6519_140401309"/>Пришли даже драконы и гипогрифы, чтобы увидеть битву добра и зла.<text:bookmark-end text:name="__DdeLink__6519_140401309"/></text:p>
      <text:p text:style-name="P89"><text:tab/><text:bookmark-start text:name="__DdeLink__6521_140401309"/><text:span text:style-name="T912">Фонтан Золотой Дуб был построен принцессой Твайлайт </text:span><text:span text:style-name="T920">и известен по всей Эквестрии</text:span><text:span text:style-name="T912">. </text:span><text:bookmark-end text:name="__DdeLink__6521_140401309"/></text:p>
      <text:p text:style-name="P101"><text:tab/><text:bookmark-start text:name="__DdeLink__6523_140401309"/>Раньше на том месте была превосходная библиотека, в которой жила сама Твайлайт, когда училась магии Дружбы в Понивилле.<text:bookmark-end text:name="__DdeLink__6523_140401309"/> </text:p>
      <text:p text:style-name="P90"><text:soft-page-break/><text:span text:style-name="T913"><text:tab/></text:span><text:bookmark-start text:name="__DdeLink__6525_140401309"/><text:span text:style-name="T913">Но потом </text:span><text:span text:style-name="T917">лорд</text:span><text:span text:style-name="T912"> </text:span><text:span text:style-name="T913">Тирек уничтожил её и из <text:s/></text:span><text:span text:style-name="T918">останков </text:span><text:span text:style-name="T923">з</text:span><text:span text:style-name="T921">олотого </text:span><text:span text:style-name="T922">д</text:span><text:span text:style-name="T921">уба</text:span><text:span text:style-name="T913"> </text:span><text:span text:style-name="T915">подруги </text:span><text:span text:style-name="T964">принцессы </text:span><text:span text:style-name="T915">Твайлайт </text:span><text:span text:style-name="T913">сделали </text:span><text:span text:style-name="T914">люстр</text:span><text:span text:style-name="T916">у</text:span><text:span text:style-name="T914"> в </text:span><text:span text:style-name="T919">тронном зале </text:span><text:span text:style-name="T914">Кристально</text:span><text:span text:style-name="T919">го</text:span><text:span text:style-name="T914"> замк</text:span><text:span text:style-name="T919">а, </text:span><text:span text:style-name="T964">как память об этом прекрасном месте и подарок для своей </text:span><text:span text:style-name="T1163">лучшей </text:span><text:span text:style-name="T964">подруг</text:span><text:span text:style-name="T965">и</text:span><text:span text:style-name="T964">.</text:span><text:bookmark-end text:name="__DdeLink__6525_140401309"/><text:bookmark text:name="__DdeLink__6527_140401309"/></text:p>
      <text:p text:style-name="P90"><text:tab/><text:bookmark-start text:name="__DdeLink__6529_140401309"/><text:span text:style-name="T928">Перед дуэлью Лара </text:span><text:bookmark-end text:name="__DdeLink__6529_140401309"/><text:span text:style-name="T2288">зашла в кабинет Старлайт, </text:span><text:span text:style-name="T2289">но её </text:span><text:span text:style-name="T2338">к сожалению </text:span><text:span text:style-name="T2289">там не было. </text:span><text:span text:style-name="T2290">Она решила проверить библиотеку и наткнулась на Эвери Хейт.</text:span></text:p>
      <text:p text:style-name="P90">- <text:span text:style-name="T2291">Что ты тут забыла? </text:span><text:span text:style-name="T2292">Ищешь директора, чтобы спасти свою любимую подружку? - насмешлива сказал</text:span><text:span text:style-name="T2293">а</text:span><text:span text:style-name="T2292"> Эвери.</text:span></text:p>
      <text:p text:style-name="P200">- Эвери, ты можешь думать, что хочешь — <text:span text:style-name="T2294">ответила Лара и направилась дальше.</text:span></text:p>
      <text:p text:style-name="P265"><text:tab/>Но ей не удалось пройти и трёх шагов как она почувствовала сильный удар магическим лучом.</text:p>
      <text:p text:style-name="P200"><text:span text:style-name="T2295"><text:tab/>Через несколько секунд она потеряла сознание </text:span><text:span text:style-name="T2296">и </text:span><text:span text:style-name="T2297">пришла в себя только </text:span><text:span text:style-name="T2339">спустя пару</text:span><text:span text:style-name="T2297"> часов.</text:span></text:p>
      <text:p text:style-name="P91"><text:tab/><text:span text:style-name="T2298">В этот момент</text:span><text:bookmark-start text:name="__DdeLink__6527_1404013091"/><text:span text:style-name="T924"> Флурри и Эмбер </text:span><text:span text:style-name="T2299">уже </text:span><text:span text:style-name="T924">подошли к </text:span><text:span text:style-name="T925">розовому </text:span><text:span text:style-name="T924">фонтану, </text:span><text:span text:style-name="T925">в котором вода поднималась спиралью </text:span><text:span text:style-name="T926">до самого верха, затем превращалась в несколько голубых струек и </text:span><text:span text:style-name="T927">снова </text:span><text:span text:style-name="T926">возвращалась в чашу.</text:span><text:bookmark-end text:name="__DdeLink__6527_1404013091"/></text:p>
      <text:p text:style-name="P201"><text:soft-page-break/><text:tab/>Дуэль началась!</text:p>
      <text:p text:style-name="P92"><text:tab/><text:bookmark-start text:name="__DdeLink__6539_140401309"/>Никто не успел <text:span text:style-name="T929">даже сообразить, как Флурри <text:s/></text:span><text:span text:style-name="T931">заточила</text:span><text:span text:style-name="T929"> Эмбер </text:span><text:span text:style-name="T930">в </text:span><text:span text:style-name="T929">кусок розового кристалла.</text:span><text:bookmark-end text:name="__DdeLink__6539_140401309"/></text:p>
      <text:p text:style-name="P92"><text:bookmark-start text:name="__DdeLink__6541_140401309"/>- <text:span text:style-name="T932">Эмбер, тебе не стоит </text:span><text:span text:style-name="T966">даже</text:span><text:span text:style-name="T932"> пытаться выбраться из… - не успела договорить Флурри, как кристалл разлетелся и в неё прилетел обломок.</text:span><text:bookmark-end text:name="__DdeLink__6541_140401309"/></text:p>
      <text:p text:style-name="P92"><text:tab/><text:bookmark-start text:name="__DdeLink__6543_140401309"/><text:span text:style-name="T933">Он больно ударил в висок и Флурри чуть не потеряла сознание, все вокруг на какой-то миг помутнело </text:span><text:span text:style-name="T967">и у неё закружилась голова.</text:span><text:bookmark-end text:name="__DdeLink__6543_140401309"/></text:p>
      <text:p text:style-name="P93"><text:bookmark-start text:name="__DdeLink__6545_140401309"/>- <text:span text:style-name="T934">Прости, Флурри Харт, </text:span><text:span text:style-name="T2300">больно наверно?!</text:span><text:span text:style-name="T935"> — </text:span><text:span text:style-name="T2301">засмеялась</text:span><text:span text:style-name="T935"> Эмбер.</text:span></text:p>
      <text:p text:style-name="P93"><text:span text:style-name="T935"><text:tab/>Флурри </text:span><text:span text:style-name="T936">снова пришла в себя и </text:span><text:span text:style-name="T968">ударила</text:span><text:span text:style-name="T936"> по Эмбер молнией, но она </text:span><text:span text:style-name="T941">отразила удар <text:s/>и он прилетел</text:span><text:span text:style-name="T937"> в одного из драконов, </text:span><text:span text:style-name="T938">который упал на земл</text:span><text:span text:style-name="T939">ю и </text:span><text:span text:style-name="T940">громко</text:span><text:span text:style-name="T939"> зарычал.</text:span><text:bookmark-end text:name="__DdeLink__6545_140401309"/></text:p>
      <text:p text:style-name="P92"><text:tab/><text:bookmark-start text:name="__DdeLink__6547_140401309"/><text:span text:style-name="T942">Пони испугались: магическая дуэль превратилась в самую настоящую битву на смерть.</text:span><text:bookmark-end text:name="__DdeLink__6547_140401309"/></text:p>
      <text:p text:style-name="P92"><text:tab/><text:bookmark-start text:name="__DdeLink__6549_140401309"/><text:span text:style-name="T943">Лара </text:span><text:span text:style-name="T2302">уже </text:span><text:span text:style-name="T2340">пришла в себя</text:span><text:span text:style-name="T2302"> </text:span><text:span text:style-name="T2340">и направилась </text:span><text:span text:style-name="T2303">к месту дуэли, </text:span><text:span text:style-name="T2304">она позабыла обо всем и даже предупредить Старлайт</text:span><text:bookmark-end text:name="__DdeLink__6549_140401309"/><text:span text:style-name="T2304">.</text:span></text:p>
      <text:p text:style-name="P92"><text:tab/><text:bookmark-start text:name="__DdeLink__6553_140401309"/><text:span text:style-name="T944">Флурри яростно метала молнии в Эмбер, но не могла попасть и поразить свою цель.</text:span><text:bookmark-end text:name="__DdeLink__6553_140401309"/></text:p>
      <text:p text:style-name="P94"><text:bookmark-start text:name="__DdeLink__6555_140401309"/><text:soft-page-break/>- Флурри Харт, ты уничтожишь весь город, которым дорожит твоя <text:span text:style-name="T946">любимая </text:span>тётя — <text:span text:style-name="T2305">злорадствовала</text:span><text:span text:style-name="T945"> <text:s/>Эмбер — Неужели ты ничтожество, которому дарована сила</text:span><text:bookmark-end text:name="__DdeLink__6555_140401309"/><text:span text:style-name="T945">.</text:span></text:p>
      <text:p text:style-name="P94"><text:tab/><text:bookmark-start text:name="__DdeLink__6559_140401309"/><text:span text:style-name="T947">Флурри переменила заклинание и начала кидать в неё огненные шары, о</text:span><text:span text:style-name="T948">т</text:span><text:span text:style-name="T947"> которых Эмбер уклонялась телепортацией.</text:span><text:bookmark-end text:name="__DdeLink__6559_140401309"/></text:p>
      <text:p text:style-name="P94">- <text:span text:style-name="T2306">Как печально, ты подожгла чей-то дом и парочку деревьев — </text:span><text:span text:style-name="T2307">продолжала Эмбер.</text:span></text:p>
      <text:p text:style-name="P95"><text:span text:style-name="T949"><text:tab/></text:span><text:bookmark-start text:name="__DdeLink__6565_140401309"/><text:bookmark-start text:name="__DdeLink__6561_140401309"/><text:span text:style-name="T949">Один из огненных шаров задел Эмбер и она упала, ударившись о Фонтан.</text:span><text:bookmark-end text:name="__DdeLink__6565_140401309"/><text:span text:style-name="T949"> </text:span><text:bookmark-end text:name="__DdeLink__6561_140401309"/></text:p>
      <text:p text:style-name="P96"><text:bookmark-start text:name="__DdeLink__6567_1404013091"/>- <text:span text:style-name="T950">Ты проиграла </text:span><text:span text:style-name="T951">и теперь… - не успела договорить Флурри, </text:span><text:bookmark-end text:name="__DdeLink__6567_1404013091"/><text:span text:style-name="T2309">как кусок земли </text:span><text:span text:style-name="T2308">из-под ног </text:span><text:span text:style-name="T2309">засыпал её</text:span><text:span text:style-name="T2308">.</text:span></text:p>
      <text:p text:style-name="P96"><text:tab/><text:span text:style-name="T2310">Но она моментально выбралась и метнула в Эмбер магическими лучом, который слегка задел её гриву и ослепил.</text:span></text:p>
      <text:p text:style-name="P96">- <text:span text:style-name="T2311">Похоже теперь ты не видишь? - </text:span><text:span text:style-name="T2341">засмеялась</text:span><text:span text:style-name="T2312"> Флурри.</text:span></text:p>
      <text:p text:style-name="P94"><text:tab/><text:span text:style-name="T2313">Но Эмбер моментально телепортировалась и ударила </text:span><text:span text:style-name="T2315">магическим лучом</text:span><text:span text:style-name="T2314"> </text:span><text:span text:style-name="T2342">вблизи</text:span><text:span text:style-name="T2315">.</text:span></text:p>
      <text:p text:style-name="P97"><text:tab/><text:span text:style-name="T2316">Флурри </text:span><text:span text:style-name="T2343">почувствовала сильную боль: у</text:span><text:span text:style-name="T2317"> неё все помутнело в глазах </text:span><text:span text:style-name="T2318">и </text:span><text:span text:style-name="T2319">не оставалось сил, чтобы продолж</text:span><text:span text:style-name="T2344">а</text:span><text:span text:style-name="T2319">ть дуэль.</text:span></text:p>
      <text:p text:style-name="P94"><text:soft-page-break/><text:tab/><text:span text:style-name="T2320">Эмбер </text:span><text:span text:style-name="T2345">подошла</text:span><text:span text:style-name="T2320"> к ней.</text:span></text:p>
      <text:p text:style-name="P94">- <text:span text:style-name="T2320">Флурри, кажется ты и в правду ничтожество — засмеялась Эмбер, внутри </text:span><text:span text:style-name="T2346">которой </text:span><text:span text:style-name="T2347">гнев одерживал победу, </text:span><text:span text:style-name="T2348">она уже собиралась нанести смертельный удар, </text:span><text:span text:style-name="T2349">но услышала чей-то голос</text:span><text:span text:style-name="T2320">.</text:span></text:p>
      <text:p text:style-name="P94">- <text:span text:style-name="T2321">Эмбер остановись! - </text:span><text:span text:style-name="T2322">кричала Лара, которая уже добралась до места поединка.</text:span></text:p>
      <text:p text:style-name="P94">- <text:span text:style-name="T2350">Лара, я ведь должна это сделать?! -</text:span><text:span text:style-name="T2351"> </text:span><text:span text:style-name="T2352">нерешительно </text:span><text:span text:style-name="T2351">сказала Эмбер, она </text:span><text:span text:style-name="T2352">не совсем понимала что делает.</text:span></text:p>
      <text:p text:style-name="P94">- <text:span text:style-name="T2323">Послушай меня, ты Эмбер Грим, пони которая </text:span><text:span text:style-name="T2327">контролирует свой гнев и не позволит им овладеть собой</text:span><text:span text:style-name="T2323"> — </text:span><text:span text:style-name="T2324">говорила Лара.</text:span></text:p>
      <text:p text:style-name="P94">- <text:span text:style-name="T2324">Эмбер, не стоит слушать её, она всего лишь пытается защитить свою любимую подружку, тебя </text:span><text:span text:style-name="T2325">отчислят </text:span><text:span text:style-name="T2353">и </text:span><text:span text:style-name="T2325">прогонят, ты останешься никому не нужной, не стоит сдерживать гнев, выпусти его наружу — </text:span><text:span text:style-name="T2326">прозвучал голос позади Лары, она обернулась и увидела Эвери Хейт.</text:span></text:p>
      <text:p text:style-name="P94"><text:tab/><text:span text:style-name="T2328">Лара не могла понять, почему Эвери Хейт наставляет Эмбер и как ей удалось измениться настолько, чтобы так рассуждать. </text:span></text:p>
      <text:p text:style-name="P94"><text:soft-page-break/>- <text:span text:style-name="T2329">Прошу тебя, Эмбер — с последней надеждой сказала Лара.</text:span></text:p>
      <text:p text:style-name="P94"><text:tab/><text:span text:style-name="T2330">Эмбер удалось победить в себе гнев и остановиться, </text:span><text:span text:style-name="T2332">она ушла в сторону и когда пришла в себя, только начала понимать, что натворила.</text:span></text:p>
      <text:p text:style-name="P94"><text:tab/><text:span text:style-name="T2331">Эвери Хейт была жестоко раздосадована и исчезла, как только появил</text:span><text:span text:style-name="T2333">ись учителя в сопровождении со Старлайт</text:span><text:span text:style-name="T2331">.</text:span></text:p>
      <text:p text:style-name="P98"><text:tab/><text:bookmark-start text:name="__DdeLink__6603_140401309"/><text:span text:style-name="T952">Фонтан Золотой Дуб был полностью разрушен, а его место </text:span><text:span text:style-name="T969">образовало</text:span><text:span text:style-name="T952"> большое углубление в которое </text:span><text:span text:style-name="T970">медленно</text:span><text:span text:style-name="T952"> стекалась </text:span><text:span text:style-name="T970">вода.</text:span><text:bookmark-end text:name="__DdeLink__6603_140401309"/></text:p>
      <text:p text:style-name="P99"><text:span text:style-name="T952"><text:tab/></text:span><text:bookmark-start text:name="__DdeLink__6605_140401309"/><text:span text:style-name="T952">Повсюду были руины: </text:span><text:span text:style-name="T955">разбросанные </text:span><text:span text:style-name="T952">куски</text:span><text:span text:style-name="T955"> </text:span><text:span text:style-name="T952"><text:s/></text:span><text:span text:style-name="T956">земли</text:span><text:span text:style-name="T952">, </text:span><text:span text:style-name="T954">поломанные заборы</text:span><text:span text:style-name="T953">, </text:span><text:span text:style-name="T954">отломанные верхушки </text:span><text:span text:style-name="T972">крыш</text:span><text:span text:style-name="T954">, <text:s/></text:span><text:span text:style-name="T971">обгоревшие дома </text:span><text:span text:style-name="T1164">и деревья</text:span><text:span text:style-name="T971">.</text:span><text:bookmark-end text:name="__DdeLink__6605_140401309"/></text:p>
      <text:p text:style-name="P99"><text:span text:style-name="T957"><text:tab/></text:span><text:bookmark-start text:name="__DdeLink__6607_140401309"/><text:span text:style-name="T958">К большому </text:span><text:span text:style-name="T957">счастью никто не пострадал за исключением дракона, в которого попала молния.</text:span><text:bookmark-end text:name="__DdeLink__6607_140401309"/></text:p>
      <text:p text:style-name="P99"><text:tab/><text:bookmark-start text:name="__DdeLink__6609_140401309"/><text:span text:style-name="T959">День сменялся вечером и </text:span><text:span text:style-name="T960">столь мрачное событие никак не повлияло на </text:span><text:span text:style-name="T973">красивый </text:span><text:span text:style-name="T975">осенний </text:span><text:span text:style-name="T960">закат </text:span><text:span text:style-name="T1165">в</text:span><text:span text:style-name="T974"> Понивилл</text:span><text:span text:style-name="T1166">е</text:span><text:span text:style-name="T960">.</text:span><text:bookmark-end text:name="__DdeLink__6609_140401309"/></text:p>
      <text:p text:style-name="P234"/>
      <text:p text:style-name="P234"/>
      <text:p text:style-name="P234"><text:soft-page-break/>11. <text:bookmark-start text:name="__DdeLink__6804_140401309"/><text:span text:style-name="T976">Дружеская беседа</text:span><text:bookmark-end text:name="__DdeLink__6804_140401309"/></text:p>
      <text:p text:style-name="P235"><text:tab/><text:span text:style-name="T667">Лара видела как Флурри забирают в больницу и понимала, что ей нужно узнать всю правду </text:span><text:span text:style-name="T668">у Эмбер</text:span><text:span text:style-name="T667"> и поскорее. </text:span></text:p>
      <text:p text:style-name="P235"><text:span text:style-name="T667"><text:tab/></text:span><text:span text:style-name="T669">Она попросила Старлайт вместе поговорить с Эмбер в её кабинете.</text:span></text:p>
      <text:p text:style-name="P235"><text:span text:style-name="T669"><text:tab/></text:span><text:span text:style-name="T670">Когда </text:span><text:span text:style-name="T671">Эмбер зашла в кабинет, Старлайт </text:span><text:span text:style-name="T730">заметила</text:span><text:span text:style-name="T671"> что она ещё полностью не пришла в себя.</text:span></text:p>
      <text:p text:style-name="P235"><text:span text:style-name="T671">- </text:span><text:span text:style-name="T672">Присаживайся Эмбер.</text:span></text:p>
      <text:p text:style-name="P266">- Спасибо, директор, я даже не могу представить что могла убить Флурри Харт, я просто…</text:p>
      <text:p text:style-name="P235"><text:span text:style-name="T672">- </text:span><text:span text:style-name="T673">Успокойся, </text:span><text:span text:style-name="T674">все хорошо, ты смогла победить в себе гнев и злобу, ты достойна </text:span><text:span text:style-name="T675">лучшего</text:span><text:span text:style-name="T674">.</text:span></text:p>
      <text:p text:style-name="P235"><text:span text:style-name="T674">- </text:span><text:span text:style-name="T675">Лучшего? </text:span><text:span text:style-name="T676">Меня отчислят?</text:span></text:p>
      <text:p text:style-name="P235"><text:span text:style-name="T676">- </text:span><text:span text:style-name="T677">Нет, </text:span><text:span text:style-name="T731">мы с Ларой хотели поговорить с тобой.</text:span></text:p>
      <text:p text:style-name="P235"><text:span text:style-name="T678">- </text:span><text:span text:style-name="T732">Я хотела вам кое-что рассказать — </text:span><text:span text:style-name="T733">начала Эмбер </text:span><text:span text:style-name="T734">и только сейчас заметила что Лары не было в кабинете.</text:span></text:p>
      <text:p text:style-name="P235"><text:span text:style-name="T734">- </text:span><text:span text:style-name="T735">Она скоро придёт, не волнуйся</text:span></text:p>
      <text:p text:style-name="P235"><text:span text:style-name="T679"><text:tab/>Лара немного задержалась </text:span><text:span text:style-name="T680">и зашла в кабинет на несколько минут позже </text:span><text:span text:style-name="T681">Эмбер.</text:span></text:p>
      <text:p text:style-name="P235"><text:soft-page-break/><text:span text:style-name="T681">- </text:span><text:span text:style-name="T682">Привет, Эмбер</text:span></text:p>
      <text:p text:style-name="P235"><text:span text:style-name="T682">- </text:span><text:span text:style-name="T683">Привет, Лара, я хочу извиниться и я знаю что этого мало, потому что я </text:span><text:span text:style-name="T684">чуть не убила твою лучшую подругу…</text:span></text:p>
      <text:p text:style-name="P235"><text:span text:style-name="T684">- </text:span><text:span text:style-name="T685">Эмбер ты </text:span><text:span text:style-name="T686">не собиралась этого делать, как и в прошлые два раза когда плохо обошлась с Флурр</text:span><text:span text:style-name="T736">и, разве не так?</text:span></text:p>
      <text:p text:style-name="P235"><text:span text:style-name="T686">- </text:span><text:span text:style-name="T687">Да, ты права, мой отец всегда говорил что у меня уникальные способности и я должна их использовать во благо других пони, </text:span><text:span text:style-name="T688">но моя сестра так не думала.</text:span></text:p>
      <text:p text:style-name="P235"><text:span text:style-name="T688">- У тебя есть сестра? - </text:span><text:span text:style-name="T689">удивилась Лара.</text:span></text:p>
      <text:p text:style-name="P267">- Да, она иногда появлялась, именно благодаря ей я узнала о школе Кантерлота и поступила сюда.</text:p>
      <text:p text:style-name="P235"><text:span text:style-name="T689">- </text:span><text:span text:style-name="T690">Она земная пони?</text:span></text:p>
      <text:p text:style-name="P235"><text:span text:style-name="T690">- </text:span><text:span text:style-name="T737">Не знаю</text:span><text:span text:style-name="T691">, </text:span><text:span text:style-name="T692">она </text:span><text:span text:style-name="T737">может</text:span><text:span text:style-name="T692"> быть кем угодно, манипулировать другими и </text:span><text:span text:style-name="T693">получать то что </text:span><text:span text:style-name="T738">захочет</text:span><text:span text:style-name="T693">. </text:span><text:span text:style-name="T694">Именно она попросила узнать у тебя о </text:span><text:span text:style-name="T739">той самой</text:span><text:span text:style-name="T694"> книге.</text:span></text:p>
      <text:p text:style-name="P235"><text:span text:style-name="T694">- Ты воспользовалась заклинанием </text:span><text:span text:style-name="T695">проникновения в сознание?</text:span></text:p>
      <text:p text:style-name="P235"><text:soft-page-break/><text:span text:style-name="T695">- Да, она <text:s/></text:span><text:span text:style-name="T696">учила </text:span><text:span text:style-name="T740">меня,</text:span><text:span text:style-name="T696"> что отрицательные качества, такие как гнев, злость и ненависть придают сил и </text:span><text:span text:style-name="T697">они постепенно мной овладевали, я понимала это и сопротивлялась, но </text:span><text:span text:style-name="T698">противостоять моей сестре не так просто.</text:span></text:p>
      <text:p text:style-name="P235"><text:span text:style-name="T698">- </text:span><text:span text:style-name="T744">Эмбер,</text:span><text:span text:style-name="T741"> как тебе удалось применить подобное заклинание, д</text:span><text:span text:style-name="T742">аже большинству взрослых волшебников оно не удаётся? - </text:span><text:span text:style-name="T743">спросила Старлайт.</text:span></text:p>
      <text:p text:style-name="P235"><text:span text:style-name="T743">- </text:span><text:span text:style-name="T745">Директор Стар Свирл сказал, что у меня необычная магия и что </text:span><text:span text:style-name="T747">я могу </text:span><text:span text:style-name="T746">быстро научится любому заклинанию в отличии от других единорогов, которым приходится порой годами </text:span><text:span text:style-name="T748">осваивать</text:span><text:span text:style-name="T746"> </text:span><text:span text:style-name="T748">одно</text:span><text:span text:style-name="T746"> заклинани</text:span><text:span text:style-name="T748">е.</text:span></text:p>
      <text:p text:style-name="P235"><text:span text:style-name="T698">- </text:span><text:span text:style-name="T699">А что ты думаешь об Эвери Хейт? </text:span><text:span text:style-name="T700">Она похожа на твою сестру? -</text:span><text:span text:style-name="T749"> спросила Лара.</text:span><text:span text:style-name="T700"> </text:span></text:p>
      <text:p text:style-name="P235"><text:span text:style-name="T700">- </text:span><text:span text:style-name="T701">Когда я стояла перед Флурри </text:span><text:span text:style-name="T750">и не знала как поступить, </text:span><text:span text:style-name="T701">я услышала голос </text:span><text:span text:style-name="T750">моей сестры</text:span><text:span text:style-name="T701"> </text:span><text:span text:style-name="T702">и обернулась, </text:span><text:span text:style-name="T751">позади тебя я увидела </text:span><text:span text:style-name="T701">Эвери Хейт и </text:span><text:span text:style-name="T702">тогда </text:span><text:span text:style-name="T701">я поняла, что мо</text:span><text:span text:style-name="T702">я</text:span><text:span text:style-name="T701"> </text:span><text:span text:style-name="T751">сестра меняла свой облик и могла быть кем угодно</text:span><text:span text:style-name="T701">.</text:span></text:p>
      <text:p text:style-name="P236"><text:span text:style-name="T701">- </text:span><text:span text:style-name="T703">Изменять облик могут только оборотни и такой навык </text:span><text:span text:style-name="T752">не просто</text:span><text:span text:style-name="T703"> освоить даже выдающемуся волшебник</text:span><text:span text:style-name="T754">у</text:span><text:span text:style-name="T703"> — </text:span><text:span text:style-name="T752">сказала Старлайт.</text:span></text:p>
      <text:p text:style-name="P235"><text:soft-page-break/><text:span text:style-name="T701">-</text:span><text:span text:style-name="T667"> </text:span><text:span text:style-name="T755">Эмбер, ты уверена что это твоя сестра?</text:span></text:p>
      <text:p text:style-name="P235"><text:span text:style-name="T755">- </text:span><text:span text:style-name="T756">Да, Лара, я чувствую это, она не оборотень.</text:span></text:p>
      <text:p text:style-name="P237"><text:span text:style-name="T756">- Д</text:span><text:span text:style-name="T704">иректор, </text:span><text:span text:style-name="T705">мы с Эмбер </text:span><text:span text:style-name="T706">останемся в Понивилле.</text:span></text:p>
      <text:p text:style-name="P237"><text:span text:style-name="T756">- </text:span><text:span text:style-name="T757">Хорошо, я вижу что</text:span><text:span text:style-name="T756"> </text:span><text:span text:style-name="T703">ситуация и в правду серьезная, </text:span><text:span text:style-name="T753">мне нужно будет сообщить об этом принцессе Твайлайт и директору Стар Свирлу, </text:span><text:span text:style-name="T758">если что обращайтесь к Санбёрсту пока меня не будет</text:span></text:p>
      <text:p text:style-name="P235"><text:span text:style-name="T707">- </text:span><text:span text:style-name="T759">Спасибо, директор</text:span></text:p>
      <text:p text:style-name="P238"><text:span text:style-name="T444"><text:tab/>Лара и Эмбер вышли из кабинета и направились </text:span><text:span text:style-name="T760">к выходу из школы.</text:span></text:p>
      <text:p text:style-name="P238"><text:span text:style-name="T708">- </text:span><text:span text:style-name="T709">Я кажется полностью пришла в себя, </text:span><text:span text:style-name="T710">мне нужно извиниться перед твоей подругой</text:span></text:p>
      <text:p text:style-name="P238"><text:span text:style-name="T710">- </text:span><text:span text:style-name="T711">Мы проведаем её позже, сейчас она должна отдохнуть.</text:span></text:p>
      <text:p text:style-name="P238"><text:span text:style-name="T711">- Лара, я </text:span><text:span text:style-name="T761">кое-что утаила от директора Старлайт</text:span><text:span text:style-name="T711">.</text:span></text:p>
      <text:p text:style-name="P238"><text:span text:style-name="T711">- </text:span><text:span text:style-name="T712">Ты о чем?</text:span></text:p>
      <text:p text:style-name="P238"><text:span text:style-name="T712">- </text:span><text:span text:style-name="T713">Моя сестра сказала что обязательно найдет меня и пока я </text:span><text:span text:style-name="T714">с тобой </text:span><text:span text:style-name="T715">тебе угрожает опасность.</text:span></text:p>
      <text:p text:style-name="P268">- Ты хочешь сказать, что ты одна должна с ней встретится?</text:p>
      <text:p text:style-name="P238"><text:soft-page-break/><text:span text:style-name="T715">- </text:span><text:span text:style-name="T716">Да, только я знаю свою сестру лучше других и только я могу </text:span><text:span text:style-name="T762">её </text:span><text:span text:style-name="T716">остановить.</text:span></text:p>
      <text:p text:style-name="P238"><text:span text:style-name="T716">- </text:span><text:span text:style-name="T717">Эмбер, твоя сестра </text:span><text:span text:style-name="T718">хотела чтобы ты убила Флурри, она </text:span><text:span text:style-name="T719">способн</text:span><text:span text:style-name="T763">а</text:span><text:span text:style-name="T719"> жертвовать другими пони, и </text:span><text:span text:style-name="T764">она может убить тебя</text:span><text:span text:style-name="T719">, </text:span><text:span text:style-name="T764">если ты попытаешься помешать ей.</text:span></text:p>
      <text:p text:style-name="P238"><text:span text:style-name="T719">- </text:span><text:span text:style-name="T720">Нет Лара, я ей нужна, </text:span><text:span text:style-name="T721">она не убьет меня, </text:span><text:span text:style-name="T722">пока я не сделаю то что она хочет, это мой шанс остановить её</text:span></text:p>
      <text:p text:style-name="P238"><text:span text:style-name="T722">- Мы должны подождать пока Старлайт не вернётся от </text:span><text:span text:style-name="T765">принцессы </text:span><text:span text:style-name="T722">Твайлайт.</text:span></text:p>
      <text:p text:style-name="P238"><text:span text:style-name="T722">- </text:span><text:span text:style-name="T723">Нет времени! </text:span><text:span text:style-name="T724">Скажи Флурри, что </text:span><text:span text:style-name="T725">мне очень жаль и что я всегда мечтала о такой подруге как она.</text:span></text:p>
      <text:p text:style-name="P238"><text:span text:style-name="T725"><text:tab/>Лара </text:span><text:span text:style-name="T726">понимала</text:span><text:span text:style-name="T725">, что Эмбер невозможно остановить так же как и Флурри, к тому же надеяться что сестра Эмбер не натворит больше зла бессмысленно, ей нужна была Эмбер и это было отличным шансом помешать ей, поэтому Ларе придётся полностью довериться Эмбер.</text:span></text:p>
      <text:p text:style-name="P235"><text:span text:style-name="T667">- </text:span><text:span text:style-name="T727">Береги себя, Эмбер!</text:span></text:p>
      <text:p text:style-name="P235"><text:span text:style-name="T727"><text:tab/></text:span><text:span text:style-name="T728">Лара обняла Эмбер и они расстались </text:span><text:span text:style-name="T729">около школьного пруда.</text:span></text:p>
      <text:p text:style-name="P275"><text:tab/></text:p>
      <text:p text:style-name="P276"><text:bookmark-start text:name="__DdeLink__6792_140401309"/><text:soft-page-break/><text:span text:style-name="T1104">12. </text:span><text:span text:style-name="T1105">Извинения</text:span><text:bookmark-end text:name="__DdeLink__6792_140401309"/></text:p>
      <text:p text:style-name="P102"><text:tab/><text:bookmark-start text:name="__DdeLink__6696_140401309"/><text:span text:style-name="T980">На следующий день Флурри </text:span><text:span text:style-name="T981">навестила </text:span><text:span text:style-name="T1049">Лару </text:span><text:span text:style-name="T981">в больнице Понивилля и извинилась за свои ошибки, которых не было бы если </text:span><text:span text:style-name="T1048">бы </text:span><text:span text:style-name="T981">она сразу послушала </text:span><text:span text:style-name="T982">свою лучшую подругу.</text:span><text:bookmark-end text:name="__DdeLink__6696_140401309"/></text:p>
      <text:p text:style-name="P102"><text:tab/><text:bookmark-start text:name="__DdeLink__6698_140401309"/><text:span text:style-name="T982">Лара </text:span><text:span text:style-name="T983">чувствовала себя гораздо лучше и могла снова шутить по своему. Она не обижалась на свою подругу и </text:span><text:span text:style-name="T1050">знала, что для Флурри нет ничего важней дружбы и любви</text:span><text:span text:style-name="T984">.</text:span><text:bookmark-end text:name="__DdeLink__6698_140401309"/></text:p>
      <text:p text:style-name="P239"><text:bookmark-start text:name="__DdeLink__6700_140401309"/><text:span text:style-name="T14">- </text:span><text:span text:style-name="T15">Я скоро поеду в Кантерлот, чтобы извиниться перед Эмбер Грим и </text:span><text:span text:style-name="T19">переубедить</text:span><text:span text:style-name="T15"> её </text:span><text:span text:style-name="T20">не отчисляться из школы</text:span><text:span text:style-name="T15"> — </text:span><text:span text:style-name="T21">ск</text:span><text:span text:style-name="T24">а</text:span><text:span text:style-name="T21">зал</text:span><text:span text:style-name="T22">а</text:span><text:span text:style-name="T16"> Флурри </text:span><text:span text:style-name="T27">лежащей на постел</text:span><text:span text:style-name="T30">е</text:span><text:span text:style-name="T25"> Лар</text:span><text:span text:style-name="T27">е,</text:span><text:span text:style-name="T25"> </text:span><text:span text:style-name="T26"><text:s/>котор</text:span><text:span text:style-name="T28">ая только, что </text:span><text:span text:style-name="T29">отложила</text:span><text:span text:style-name="T23"> </text:span><text:span text:style-name="T28">книгу. </text:span><text:span text:style-name="T29">На обложке красовалось название </text:span><text:span text:style-name="T18">«</text:span><text:span text:style-name="T17">Дэринг Ду и Поиски Сапфировой Статуэтки</text:span><text:span text:style-name="T18">».</text:span><text:bookmark-end text:name="__DdeLink__6700_140401309"/></text:p>
      <text:p text:style-name="P102"><text:bookmark-start text:name="__DdeLink__6702_140401309"/>- <text:span text:style-name="T985">Она собирается уйти из школы? - </text:span><text:span text:style-name="T1073">удивленно спросила Лара.</text:span><text:bookmark-end text:name="__DdeLink__6702_140401309"/></text:p>
      <text:p text:style-name="P102"><text:bookmark-start text:name="__DdeLink__6704_140401309"/>- <text:span text:style-name="T986">Да. Я думаю это из-за того, что она почувствовала себя лишней и </text:span><text:span text:style-name="T987">поэтому </text:span><text:span text:style-name="T986">хочет остаться одной</text:span><text:bookmark-end text:name="__DdeLink__6704_140401309"/></text:p>
      <text:p text:style-name="P102"><text:bookmark-start text:name="__DdeLink__6706_140401309"/>- <text:span text:style-name="T988">Ты только поосторожней и не разнеси там школу — засмеялась Лара.</text:span><text:bookmark-end text:name="__DdeLink__6706_140401309"/></text:p>
      <text:p text:style-name="P102"><text:bookmark-start text:name="__DdeLink__6708_140401309"/>- <text:span text:style-name="T988">Твои шуточки сейчас совсем неуместны, Лара!</text:span><text:bookmark-end text:name="__DdeLink__6708_140401309"/></text:p>
      <text:p text:style-name="P102"><text:bookmark-start text:name="__DdeLink__6710_140401309"/><text:soft-page-break/>- <text:span text:style-name="T988">Прости, </text:span><text:span text:style-name="T989">а <text:s/>что с фонтаном? Там кажется камня на камне не осталось</text:span><text:bookmark-end text:name="__DdeLink__6710_140401309"/></text:p>
      <text:p text:style-name="P103"><text:bookmark-start text:name="__DdeLink__6712_140401309"/>- Меня наказали на месяц и отстранили от занятий. Поэтому я скоро приеду сюда, чтобы помо<text:span text:style-name="T1051">чь его восстановить</text:span> — с тяжелым вздохом <text:span text:style-name="T1052">ответила</text:span> Флурри.<text:bookmark-end text:name="__DdeLink__6712_140401309"/></text:p>
      <text:p text:style-name="P103"><text:bookmark-start text:name="__DdeLink__6714_140401309"/>- <text:span text:style-name="T990">Справедливо</text:span><text:bookmark-end text:name="__DdeLink__6714_140401309"/></text:p>
      <text:p text:style-name="P103"><text:bookmark-start text:name="__DdeLink__6716_140401309"/>- <text:span text:style-name="T991">Мне пора в Кантерлот, </text:span><text:span text:style-name="T992">я ещё успею сегодня тебя навестить, пока, Лара</text:span><text:bookmark-end text:name="__DdeLink__6716_140401309"/></text:p>
      <text:p text:style-name="P103"><text:bookmark-start text:name="__DdeLink__6720_140401309"/>- <text:span text:style-name="T992">Пока Флурри — </text:span><text:span text:style-name="T993">ответила Лара и снова принялась за книжку с большим интересом.</text:span><text:bookmark-start text:name="__DdeLink__6718_140401309"/><text:bookmark-end text:name="__DdeLink__6720_140401309"/></text:p>
      <text:p text:style-name="P105"><text:tab/><text:bookmark-start text:name="__DdeLink__6722_140401309"/>Флурри <text:span text:style-name="T1053">мгновенно добра</text:span><text:bookmark-end text:name="__DdeLink__6718_140401309"/><text:span text:style-name="T1053">лась</text:span> до школы <text:span text:style-name="T1054">и приступ</text:span><text:span text:style-name="T1074">ила</text:span><text:span text:style-name="T1054"> к поискам</text:span> Эмбер Грим, но тщетно.<text:bookmark-end text:name="__DdeLink__6722_140401309"/> </text:p>
      <text:p text:style-name="P105"><text:span text:style-name="T995"><text:tab/></text:span><text:bookmark-start text:name="__DdeLink__6724_140401309"/><text:span text:style-name="T995">Она испугалась и </text:span><text:span text:style-name="T1167">по</text:span><text:span text:style-name="T995">думала, что она уже уехала </text:span><text:span text:style-name="T1075">домой</text:span><text:span text:style-name="T995"> и больше </text:span><text:span text:style-name="T996">никогда </text:span><text:span text:style-name="T995">не вернётся.</text:span><text:bookmark-end text:name="__DdeLink__6724_140401309"/></text:p>
      <text:p text:style-name="P104"><text:tab/><text:bookmark-start text:name="__DdeLink__6726_140401309"/><text:span text:style-name="T997">Но видимо им суждено было увидеться, потому что Флурри вспомнила, </text:span><text:span text:style-name="T999">что </text:span><text:span text:style-name="T997">около школы есть ещё одно место, исторический парк </text:span><text:span text:style-name="T998">из каменных статуй.</text:span><text:bookmark-end text:name="__DdeLink__6726_140401309"/></text:p>
      <text:p text:style-name="P104"><text:tab/><text:bookmark-start text:name="__DdeLink__6728_140401309"/><text:span text:style-name="T1000">Она моментально телепортировалась туда <text:s/>и увидела задумчивую Эмбер Грим, которая разглядывала свою любимую статую «</text:span><text:span text:style-name="T1055">Великая тройка злодеев Эквестрии</text:span><text:span text:style-name="T1000">».</text:span><text:bookmark-end text:name="__DdeLink__6728_140401309"/></text:p>
      <text:p text:style-name="P104"><text:bookmark-start text:name="__DdeLink__6730_140401309"/><text:soft-page-break/>- <text:span text:style-name="T1001">Эмбер, это я Флурри Харт и я хотела извиниться перед тобой... — </text:span><text:span text:style-name="T1002">не успела </text:span><text:span text:style-name="T1076">договорить</text:span><text:span text:style-name="T1002"> Флурри.</text:span><text:bookmark-end text:name="__DdeLink__6730_140401309"/></text:p>
      <text:p text:style-name="P106"><text:bookmark-start text:name="__DdeLink__6732_140401309"/>- Не стоит. Мне больше нечего делать в школе, я развила свои навыки на достаточном уровне — перебила её Эмбер. Она говорила спокойным и уверенным голосом.<text:bookmark-end text:name="__DdeLink__6732_140401309"/></text:p>
      <text:p text:style-name="P106"><text:bookmark-start text:name="__DdeLink__6734_140401309"/>- <text:span text:style-name="T1003">Что? Ты на самом деле бросаешь школу? - удивленно спросила Флурри.</text:span><text:bookmark-end text:name="__DdeLink__6734_140401309"/></text:p>
      <text:p text:style-name="P106"><text:bookmark-start text:name="__DdeLink__6736_140401309"/>- <text:span text:style-name="T1003">Да. Я решила это ещё </text:span><text:span text:style-name="T1056">в выходные дни</text:span><text:span text:style-name="T1003">.</text:span><text:bookmark-end text:name="__DdeLink__6736_140401309"/></text:p>
      <text:p text:style-name="P106"><text:bookmark-start text:name="__DdeLink__6738_140401309"/>- <text:span text:style-name="T1004">Но почему?</text:span><text:bookmark-end text:name="__DdeLink__6738_140401309"/></text:p>
      <text:p text:style-name="P106"><text:bookmark-start text:name="__DdeLink__6740_140401309"/>- <text:span text:style-name="T1005">Ты меня не слушала. Я повторюсь: я развила свои навыки на достаточном уров</text:span><text:span text:style-name="T1007">н</text:span><text:span text:style-name="T1005">е </text:span><text:span text:style-name="T1007">и поэтому мне больше нечего здесь делать</text:span><text:span text:style-name="T1005"> — </text:span><text:span text:style-name="T1006">твердо </text:span><text:span text:style-name="T1057">ответила</text:span><text:span text:style-name="T1006"> Эмбер.</text:span><text:bookmark-end text:name="__DdeLink__6740_140401309"/></text:p>
      <text:p text:style-name="P106"><text:bookmark-start text:name="__DdeLink__6742_140401309"/>- <text:span text:style-name="T1008">Это смешно. Ты не хочешь мешать остальным потому что чувствуешь себя лишней?</text:span><text:bookmark-end text:name="__DdeLink__6742_140401309"/></text:p>
      <text:p text:style-name="P106"><text:bookmark-start text:name="__DdeLink__6744_140401309"/>- <text:span text:style-name="T1009">Так и есть. Я лишняя и всегда буду лишней, это моя реальность, твоя реальность учиться дальше и быть лучше других</text:span><text:bookmark-end text:name="__DdeLink__6744_140401309"/></text:p>
      <text:p text:style-name="P106"><text:bookmark-start text:name="__DdeLink__6746_140401309"/>- <text:span text:style-name="T1010">Но что станет с тобой?</text:span><text:bookmark-end text:name="__DdeLink__6746_140401309"/><text:span text:style-name="T1010"> </text:span></text:p>
      <text:p text:style-name="P106"><text:bookmark-start text:name="__DdeLink__6748_140401309"/><text:soft-page-break/>- <text:span text:style-name="T1010">Я уйду из школы, попрошу принцессу Твайлайт </text:span><text:span text:style-name="T1011">сделать меня</text:span><text:span text:style-name="T1010"> исследователем различных уголков Эквестрии, </text:span><text:span text:style-name="T1058">на что у меня есть все необходимые знания и способности,</text:span><text:span text:style-name="T1010"> буду писать научные статьи и </text:span><text:span text:style-name="T1012">узнаю</text:span><text:span text:style-name="T1010"> кто я на самом деле</text:span><text:bookmark-end text:name="__DdeLink__6748_140401309"/></text:p>
      <text:p text:style-name="P106"><text:bookmark-start text:name="__DdeLink__6750_140401309"/>- <text:span text:style-name="T1013">Ты ведь останешься одной!</text:span><text:bookmark-end text:name="__DdeLink__6750_140401309"/></text:p>
      <text:p text:style-name="P106"><text:bookmark-start text:name="__DdeLink__6752_140401309"/>- <text:span text:style-name="T1013">Да, одной гораздо легче, мне никто не будет мешать</text:span><text:bookmark-end text:name="__DdeLink__6752_140401309"/></text:p>
      <text:p text:style-name="P106"><text:bookmark-start text:name="__DdeLink__6754_140401309"/>- <text:span text:style-name="T1014">Но вдруг — начала Флурри и подумала, что не стоит говорить о темной магии и снова затрагивать прошлое.</text:span><text:bookmark-end text:name="__DdeLink__6754_140401309"/></text:p>
      <text:p text:style-name="P106"><text:bookmark-start text:name="__DdeLink__6756_140401309"/>- <text:span text:style-name="T1015">Но вдруг? <text:s/>- переспросила Эмбер.</text:span><text:bookmark-end text:name="__DdeLink__6756_140401309"/></text:p>
      <text:p text:style-name="P106"><text:bookmark-start text:name="__DdeLink__6758_140401309"/>- <text:span text:style-name="T1016">Ничего, </text:span><text:span text:style-name="T1017">я просто хотела сказать…</text:span><text:bookmark-end text:name="__DdeLink__6758_140401309"/></text:p>
      <text:p text:style-name="P106"><text:bookmark-start text:name="__DdeLink__6760_140401309"/>- <text:span text:style-name="T1017">Ты хотела сказать, вдруг я стану темной пони без поддержки друзей — </text:span><text:span text:style-name="T1018">перебила </text:span><text:span text:style-name="T1059">её </text:span><text:span text:style-name="T1018">Эмбер.</text:span><text:bookmark-end text:name="__DdeLink__6760_140401309"/></text:p>
      <text:p text:style-name="P106"><text:bookmark-start text:name="__DdeLink__6762_140401309"/>- <text:span text:style-name="T1019">Эмбер, </text:span><text:span text:style-name="T1020">ты всегда будешь ставить меня в дурацкое положение — улыбнулась Флурри.</text:span><text:bookmark-end text:name="__DdeLink__6762_140401309"/></text:p>
      <text:p text:style-name="P107"><text:bookmark-start text:name="__DdeLink__6764_140401309"/>- <text:span text:style-name="T1021">Пожалуй да. Я хотела тебе кое-что сказать — </text:span><text:span text:style-name="T1060">начала</text:span><text:span text:style-name="T1022"> Эмбер и повернулась к Флурри. На протяжении всего разговора она разглядывала каменное сооружение и говорила монотонным безучастным голосом.</text:span><text:bookmark-end text:name="__DdeLink__6764_140401309"/></text:p>
      <text:p text:style-name="P111"><text:soft-page-break/><text:tab/><text:bookmark-start text:name="__DdeLink__6766_140401309"/>Но сейчас её тон речи переменился и стал более эмоциональным <text:s/>и живым.<text:bookmark-end text:name="__DdeLink__6766_140401309"/></text:p>
      <text:p text:style-name="P106"><text:bookmark-start text:name="__DdeLink__6768_140401309"/>- <text:span text:style-name="T1023">Я слушаю тебя, Эмбер</text:span><text:bookmark-end text:name="__DdeLink__6768_140401309"/></text:p>
      <text:p text:style-name="P106"><text:bookmark-start text:name="__DdeLink__6770_140401309"/>- <text:span text:style-name="T1024">Флурри Харт, </text:span><text:span text:style-name="T1026">о</text:span><text:span text:style-name="T1025">ставайся всегда такой пони, какой ты </text:span><text:span text:style-name="T1026">являешься сейчас и тебя ждет самое лучшее будущее, о котором можно мечтать.</text:span><text:bookmark-end text:name="__DdeLink__6770_140401309"/></text:p>
      <text:p text:style-name="P108"><text:tab/><text:bookmark-start text:name="__DdeLink__6772_140401309"/>Флурри не удержалась и обняла Эмбер, она знала что возможно это их самая последняя встреча и они больше никогда не <text:span text:style-name="T1061">увидятся</text:span>.<text:bookmark-end text:name="__DdeLink__6772_140401309"/></text:p>
      <text:p text:style-name="P109"><text:tab/><text:bookmark-start text:name="__DdeLink__6774_140401309"/><text:span text:style-name="T1027">Внезапно Эмбер </text:span><text:span text:style-name="T1028">почувствовала боль и увидела </text:span><text:span text:style-name="T1029">себя жеребенком </text:span><text:span text:style-name="T1030">в каком-то помещении замка, <text:s/>напротив стояла пони и рыдала, она была похоже на неё и Эмбер поняла что это её мать. </text:span><text:span text:style-name="T1031">Когда она перестала плакать и выпрямилась то стало ясно что она </text:span><text:span text:style-name="T1062">была</text:span><text:span text:style-name="T1031"> Аликорн</text:span><text:span text:style-name="T1062">ом</text:span><text:span text:style-name="T1031"> </text:span><text:span text:style-name="T1032">и Эмбер пришла в себя.</text:span><text:bookmark-end text:name="__DdeLink__6774_140401309"/></text:p>
      <text:p text:style-name="P110"><text:bookmark-start text:name="__DdeLink__6776_140401309"/><text:span text:style-name="T1030">- </text:span><text:span text:style-name="T1033">Что такое Эмбер, ты в порядке? — </text:span><text:span text:style-name="T1034">с беспокойством </text:span><text:span text:style-name="T1063">спросила</text:span><text:span text:style-name="T1034"> Флурри — </text:span><text:span text:style-name="T1064">Т</text:span><text:span text:style-name="T1034">ебе нужна помощь?</text:span><text:bookmark-end text:name="__DdeLink__6776_140401309"/></text:p>
      <text:p text:style-name="P110"><text:bookmark-start text:name="__DdeLink__6778_140401309"/><text:span text:style-name="T1030">- </text:span><text:span text:style-name="T1035">Все хорошо. Я просто вспомнила кое-что плохое</text:span><text:bookmark-end text:name="__DdeLink__6778_140401309"/></text:p>
      <text:p text:style-name="P106"><text:bookmark-start text:name="__DdeLink__6780_140401309"/>- <text:span text:style-name="T1036">Эмбер, я хотела сказать, что </text:span><text:span text:style-name="T1037">ты всегда можешь рассчитывать на мою помощь и </text:span><text:span text:style-name="T1038">всегда найдешь во мне верного и честного друга</text:span><text:bookmark-end text:name="__DdeLink__6780_140401309"/></text:p>
      <text:p text:style-name="P106"><text:bookmark-start text:name="__DdeLink__6782_140401309"/><text:soft-page-break/>- <text:span text:style-name="T1039">В этом я не сомневаюсь ни на </text:span><text:span text:style-name="T1040">долю косточки яблока — </text:span><text:span text:style-name="T1041">улыбнулась Эмбер и в её улыбк</text:span><text:span text:style-name="T1065">е</text:span><text:span text:style-name="T1041"> было столько добродуши</text:span><text:span text:style-name="T1066">я</text:span><text:span text:style-name="T1041">, <text:s/>от которого Флурри даже стало не по себе.</text:span><text:bookmark-end text:name="__DdeLink__6782_140401309"/></text:p>
      <text:p text:style-name="P106"><text:bookmark-start text:name="__DdeLink__6784_140401309"/>- <text:span text:style-name="T1042">Возьми, вдруг </text:span><text:span text:style-name="T1043">моя ничтожная помощь пригодится тебе — </text:span><text:span text:style-name="T1068">не без доли иронии</text:span><text:span text:style-name="T1043"> </text:span><text:span text:style-name="T1067">сказала</text:span><text:span text:style-name="T1043"> Флурри и протянула магическую книгу с помощью которой она общалась с Ларой.</text:span><text:bookmark-end text:name="__DdeLink__6784_140401309"/></text:p>
      <text:p text:style-name="P106"><text:bookmark-start text:name="__DdeLink__6786_140401309"/>- <text:span text:style-name="T1069">Спасибо — </text:span><text:span text:style-name="T1168">улыбнулась</text:span><text:span text:style-name="T1069"> Эмбер, </text:span><text:span text:style-name="T1044">взяла книгу и отправилась в сторону Кантерлотского замка.</text:span><text:bookmark-end text:name="__DdeLink__6786_140401309"/><text:span text:style-name="T1044"> </text:span></text:p>
      <text:p text:style-name="P112"><text:tab/><text:bookmark-start text:name="__DdeLink__6788_140401309"/>Флурри наблюдала за ней и ей было горько расставаться с этой пони, которую она ещё вчера готова была превратить в пепел.<text:bookmark-end text:name="__DdeLink__6788_140401309"/></text:p>
      <text:p text:style-name="P104"><text:tab/><text:bookmark-start text:name="__DdeLink__6790_140401309"/><text:span text:style-name="T1045">В Кантерлот</text:span><text:span text:style-name="T1170">c</text:span><text:span text:style-name="T1045">кой школе снова начались занятия и </text:span><text:span text:style-name="T1046">долгие споры о том, кто победил на магической дуэли разлетелись по всей школе </text:span><text:span text:style-name="T1047">и не было такого пони, который не упомян</text:span><text:span text:style-name="T1070">ул </text:span><text:span text:style-name="T1072">бы </text:span><text:span text:style-name="T1070">об этом </text:span><text:span text:style-name="T1071">ужасно-интересном </text:span><text:span text:style-name="T1070">событии</text:span><text:span text:style-name="T1046">.</text:span><text:bookmark-end text:name="__DdeLink__6790_140401309"/></text:p>
      <text:p text:style-name="P102"/>
      <text:p text:style-name="P102"/>
      <text:p text:style-name="P102"/>
      <text:p text:style-name="P102"/>
      <text:p text:style-name="P217"><text:soft-page-break/>13. <text:bookmark-start text:name="__DdeLink__10443_4030418583"/>Последняя беседа<text:bookmark-end text:name="__DdeLink__10443_4030418583"/></text:p>
      <text:p text:style-name="P246"><text:span text:style-name="T33"><text:tab/>Эмбер Грим </text:span><text:span text:style-name="T34">шла по рубиново-розовой дорожке в сторону главного входа в Кантерлотский замок и размышляла о предстоящем отъезде домой, ей </text:span><text:span text:style-name="T125">предстояло</text:span><text:span text:style-name="T34"> узнать </text:span><text:span text:style-name="T126">очень </text:span><text:span text:style-name="T127">много</text:span><text:span text:style-name="T128">е</text:span><text:span text:style-name="T126"> из своего загадочного прошлого</text:span><text:span text:style-name="T34">.</text:span></text:p>
      <text:p text:style-name="P240"><text:span text:style-name="T35"><text:tab/></text:span><text:span text:style-name="T31">Около главного входа стояла два стражника-единорога в золотых доспехах с бирюзовой </text:span><text:span text:style-name="T32">пятиконечной </text:span><text:span text:style-name="T31">звездой </text:span><text:span text:style-name="T32">на груди.</text:span></text:p>
      <text:p text:style-name="P240"><text:span text:style-name="T32">- </text:span><text:span text:style-name="T36">Мне нужно обсудить с принцессой Твайлайт </text:span><text:span text:style-name="T37">моё отчисление из школы Кантерлота — </text:span><text:span text:style-name="T129">спокойно сказала</text:span><text:span text:style-name="T38"> Эмбер, ещё раз взглянув вверх, чтобы </text:span><text:span text:style-name="T39">увидеть</text:span><text:span text:style-name="T38"> </text:span><text:span text:style-name="T40">вершину</text:span><text:span text:style-name="T38"> самой высокой башни.</text:span></text:p>
      <text:p text:style-name="P240"><text:span text:style-name="T38">- </text:span><text:span text:style-name="T40">Проходите, она ждет вас в тронном зале, </text:span><text:span text:style-name="T130">вас проводит директор</text:span><text:span text:style-name="T40"> Стар Свирл</text:span></text:p>
      <text:p text:style-name="P241"><text:span text:style-name="T41"><text:tab/>Эмбер </text:span><text:span text:style-name="T131">Грим </text:span><text:span text:style-name="T46">вошла внутр</text:span><text:span text:style-name="T132">ь</text:span><text:span text:style-name="T46"> зам</text:span><text:span text:style-name="T52">ка</text:span><text:span text:style-name="T46"> </text:span><text:span text:style-name="T41">ни без доли удивления. </text:span></text:p>
      <text:p text:style-name="P241"><text:span text:style-name="T41"><text:tab/></text:span><text:span text:style-name="T42">Ее смутило присутствие директора, </text:span><text:span text:style-name="T47">она уже</text:span><text:span text:style-name="T43"> разговаривала </text:span><text:span text:style-name="T48">с ним </text:span><text:span text:style-name="T44">об её отчислении</text:span><text:span text:style-name="T43"> </text:span><text:span text:style-name="T50">ра</text:span><text:span text:style-name="T51">нним </text:span><text:span text:style-name="T49">утром</text:span><text:span text:style-name="T43">, когда занятия </text:span><text:span text:style-name="T45">только </text:span><text:span text:style-name="T43">начались.</text:span></text:p>
      <text:p text:style-name="P241"><text:span text:style-name="T40"><text:tab/></text:span><text:span text:style-name="T53">В самом первом зале </text:span><text:span text:style-name="T54">её ожидал директор Стар Свирл.</text:span></text:p>
      <text:p text:style-name="P247"><text:soft-page-break/><text:span text:style-name="T54"><text:tab/></text:span><text:span text:style-name="T56">Он был одет, как и в прежние времена, в сине-голубую мантию, на которой были изображены несколько звезд и два месяц</text:span><text:span text:style-name="T133">а</text:span><text:span text:style-name="T56"> с обеих сторон. </text:span><text:span text:style-name="T57">А на его голове </text:span><text:span text:style-name="T58">была схожая по стилю шляпа, на полях которой были маленькие золотые шарики, </text:span><text:span text:style-name="T59">такие же как и на мантии.</text:span></text:p>
      <text:p text:style-name="P248"><text:span text:style-name="T59"><text:tab/></text:span><text:span text:style-name="T57">Стар Свирл </text:span><text:span text:style-name="T60">был гениальным волшебником, одним из самых лучших магов во вс</text:span><text:span text:style-name="T134">ей Эквестрии</text:span><text:span text:style-name="T60">. Он</text:span><text:span text:style-name="T57"> </text:span><text:span text:style-name="T55"><text:s text:c="2"/>постоянно давал ценные советы принцессы </text:span><text:span text:style-name="T60">Твайлайт и был самым превосходным директором магической школы при Кантерлоте.</text:span></text:p>
      <text:p text:style-name="P242"><text:span text:style-name="T60">- </text:span><text:span text:style-name="T61">Привет, Эмбер, я </text:span><text:span text:style-name="T135">хотел бы присутствовать вместе с тобой </text:span></text:p>
      <text:p text:style-name="P242"><text:span text:style-name="T61">- </text:span><text:span text:style-name="T62">Хорошо, директор</text:span></text:p>
      <text:p text:style-name="P242"><text:span text:style-name="T62"><text:tab/></text:span><text:span text:style-name="T63">Эмбер</text:span><text:span text:style-name="T65"> </text:span><text:span text:style-name="T63">прошла </text:span><text:span text:style-name="T66">все залы и коридоры </text:span><text:span text:style-name="T63">вместе с </text:span><text:span text:style-name="T136">директором</text:span><text:span text:style-name="T63"> Старл Свирлом, через которые когда-то шли Флурри с </text:span><text:span text:style-name="T64">Галлусом.</text:span></text:p>
      <text:p text:style-name="P243"><text:span text:style-name="T64"><text:tab/></text:span><text:span text:style-name="T67">Перед входом в тронный зал, Эмбер обратила внимание на мозаику двери и увидела такую же картину, как и Флурри. </text:span></text:p>
      <text:p text:style-name="P243"><text:span text:style-name="T67"><text:tab/></text:span><text:span text:style-name="T68">Но ей предстали совершенно другие мысли. </text:span></text:p>
      <text:p text:style-name="P244"><text:soft-page-break/><text:span text:style-name="T68"><text:tab/>Она вспомнила Луну и Селестию, которые </text:span><text:span text:style-name="T70">тысячу</text:span><text:span text:style-name="T68"> лун были врагами, </text:span><text:span text:style-name="T69">а принцесса Твайлайт вместе со своими подругами смогла снова сделать их настоящими сестрам</text:span><text:span text:style-name="T71">и.</text:span></text:p>
      <text:p text:style-name="P244"><text:span text:style-name="T71"><text:tab/></text:span><text:span text:style-name="T72">П</text:span><text:span text:style-name="T71">осле коронации </text:span><text:span text:style-name="T73">принцессы </text:span><text:span text:style-name="T137">Твайлайт</text:span><text:span text:style-name="T71">, </text:span><text:span text:style-name="T69">они покинули Эквестрию</text:span><text:span text:style-name="T72">. </text:span><text:span text:style-name="T74">Только куда они отправились</text:span><text:span text:style-name="T69">? В стран</text:span><text:span text:style-name="T75">у</text:span><text:span text:style-name="T69"> Аликорнов? </text:span><text:span text:style-name="T76">А в</text:span><text:span text:style-name="T69">друг она, Эмбер Грим из загадочной страны Аликорнов </text:span><text:span text:style-name="T77">случайно попала в Эквестрию?</text:span></text:p>
      <text:p text:style-name="P244"><text:span text:style-name="T77"><text:tab/></text:span><text:span text:style-name="T78">Эмбер не успела завершить свою мысль. Открылась дверь и Стар Свирл вошел вместе с ней.</text:span></text:p>
      <text:p text:style-name="P245"><text:span text:style-name="T78">- </text:span><text:span text:style-name="T79">Эмбер Грим, </text:span><text:span text:style-name="T81">одна</text:span><text:span text:style-name="T79"> из лучших учениц в </text:span><text:span text:style-name="T138">магической </text:span><text:span text:style-name="T79">школе Кантерлот</text:span><text:span text:style-name="T138">а</text:span><text:span text:style-name="T79">, ты действительно хочешь покинуть школу? - спросила </text:span><text:span text:style-name="T80">принцесса Твайлайт, </text:span><text:span text:style-name="T82">когда Эмбер поклонилась.</text:span></text:p>
      <text:p text:style-name="P245"><text:span text:style-name="T83">- Да, </text:span><text:span text:style-name="T84">ваше</text:span><text:span text:style-name="T82"> </text:span><text:span text:style-name="T84">величество</text:span></text:p>
      <text:p text:style-name="P245"><text:span text:style-name="T84">- </text:span><text:span text:style-name="T85">У тебя есть особый талант в магии</text:span><text:span text:style-name="T86">, который ты могла бы развить до более высокого уровня, </text:span><text:span text:style-name="T87">почему ты не хочешь продолжать обучение?</text:span></text:p>
      <text:p text:style-name="P256"><text:span text:style-name="T87">- </text:span><text:span text:style-name="T13">Я не </text:span><text:span text:style-name="T88">уверена, что знаю, кто я — </text:span><text:span text:style-name="T89">вздохнула Эмбер.</text:span></text:p>
      <text:p text:style-name="P256"><text:span text:style-name="T89">- А что считают твои друзья? - поинтересовалась </text:span><text:span text:style-name="T139">Твайлайт</text:span><text:span text:style-name="T89">.</text:span></text:p>
      <text:p text:style-name="P121"><text:soft-page-break/>- У меня была единственная подруга, которая отставила меня</text:p>
      <text:p text:style-name="P256"><text:span text:style-name="T89">- </text:span><text:span text:style-name="T140">Я уверена, что ты сможешь найти верных друзей</text:span></text:p>
      <text:p text:style-name="P256"><text:span text:style-name="T140">- Спасибо, ваше величество, но мне этого не нужно </text:span><text:span text:style-name="T141">сейчас</text:span></text:p>
      <text:p text:style-name="P256"><text:span text:style-name="T90">- </text:span><text:span text:style-name="T142">Хорошо, т</text:span><text:span text:style-name="T93">ы <text:s/>желаешь быть исследователем различных мест в Эквестрии и писать научные работы?</text:span></text:p>
      <text:p text:style-name="P256"><text:span text:style-name="T93">- </text:span><text:span text:style-name="T94">Да, я люблю путешествовать, писать статьи и быть одной, поэтому это занятие мне подойдет больше всего</text:span></text:p>
      <text:p text:style-name="P257"><text:span text:style-name="T94">- </text:span><text:span text:style-name="T97">Эмбер, т</text:span><text:span text:style-name="T95">ы принесешь неоценимую пользу </text:span><text:span text:style-name="T96">для Эквестрии. </text:span><text:span text:style-name="T92">Главное не забывай, </text:span><text:span text:style-name="T98">что</text:span><text:span text:style-name="T91"> школа магии всегда открыта для тебя</text:span></text:p>
      <text:p text:style-name="P258"><text:span text:style-name="T91"><text:tab/>Э</text:span><text:span text:style-name="T13">мбер ничего не ответила, её чувства подсказывали, что она никогда не вернётся в школу, а эта встреча с принцессой </text:span><text:span text:style-name="T143">Твайлайт</text:span><text:span text:style-name="T13"> и директором </text:span><text:span text:style-name="T143">Стар Свирлом</text:span><text:span text:style-name="T13"> последняя.</text:span></text:p>
      <text:p text:style-name="P258"><text:span text:style-name="T13">- </text:span><text:span text:style-name="T99">Я могу идти, ваше величество?</text:span></text:p>
      <text:p text:style-name="P258"><text:span text:style-name="T99">- </text:span><text:span text:style-name="T100">Да, Эмбер Грим</text:span></text:p>
      <text:p text:style-name="P259"><text:soft-page-break/><text:span text:style-name="T100"><text:tab/>Э</text:span><text:span text:style-name="T13">мбер Грим </text:span><text:span text:style-name="T101">ещё раз взглянула на принцессу </text:span><text:span text:style-name="T144">Твайла</text:span><text:span text:style-name="T145">й</text:span><text:span text:style-name="T144">т</text:span><text:span text:style-name="T145"> и</text:span><text:span text:style-name="T101"> вышла из тронного зала. </text:span></text:p>
      <text:p text:style-name="P240"><text:span text:style-name="T40">- </text:span><text:span text:style-name="T110">Как</text:span><text:span text:style-name="T146">ое</text:span><text:span text:style-name="T110"> у вас мнение</text:span><text:span text:style-name="T102">, директор? - </text:span><text:span text:style-name="T103">обратилась принцесса </text:span><text:span text:style-name="T105">Тва</text:span><text:span text:style-name="T107">й</text:span><text:span text:style-name="T105">ла</text:span><text:span text:style-name="T106">йт</text:span><text:span text:style-name="T103"> к Стар Свирлу, который все это время </text:span><text:span text:style-name="T104">сохранял задумчивый вид.</text:span></text:p>
      <text:p text:style-name="P249"><text:span text:style-name="T104">- </text:span><text:span text:style-name="T108">Она очень талантливая пони </text:span><text:span text:style-name="T109">и обладает удивительными магическими способностями, которых я никогда ещё не видел, </text:span><text:span text:style-name="T116">а самое главное, она очень сильная пони, которую не сломит даже самая темная магия</text:span></text:p>
      <text:p text:style-name="P240"><text:span text:style-name="T109">- </text:span><text:span text:style-name="T111">Я полностью согласна с вами, </text:span><text:span text:style-name="T112">только я беспокоюсь и тревожусь </text:span><text:span text:style-name="T147">за неё</text:span><text:span text:style-name="T112">.</text:span></text:p>
      <text:p text:style-name="P240"><text:span text:style-name="T112">- </text:span><text:span text:style-name="T148">Б</text:span><text:span text:style-name="T113">удьте спокойны, </text:span><text:span text:style-name="T149">все её научные работы она будет отправлять мне</text:span><text:span text:style-name="T114">, </text:span><text:span text:style-name="T115">мы никогда не потеряем связь с ней</text:span></text:p>
      <text:p text:style-name="P240"><text:span text:style-name="T116">- </text:span><text:span text:style-name="T117">Хорошо, </text:span><text:span text:style-name="T150">директор</text:span><text:span text:style-name="T117">, </text:span><text:span text:style-name="T119">но я</text:span><text:span text:style-name="T117"> бы хотела чтобы вы отправили </text:span><text:span text:style-name="T118">Марбла приглядеть за ней</text:span></text:p>
      <text:p text:style-name="P240"><text:span text:style-name="T118">- </text:span><text:span text:style-name="T151">С удовольствием</text:span></text:p>
      <text:p text:style-name="P260"><text:span text:style-name="T120"><text:tab/>С</text:span><text:span text:style-name="T13">тар Свирл удалился и принцесса Твайлайт осталась одна. </text:span></text:p>
      <text:p text:style-name="P260"><text:span text:style-name="T13"><text:tab/>Она </text:span><text:span text:style-name="T152">задумалась</text:span><text:span text:style-name="T13"> и ей стало </text:span><text:span text:style-name="T122">очень </text:span><text:span text:style-name="T13">грустно из-за столь жест</text:span><text:span text:style-name="T123">о</text:span><text:span text:style-name="T13">кой судьбы Эмбер Грим, которая осталась одна </text:span><text:span text:style-name="T121">с осознанием </text:span><text:span text:style-name="T124">неизвестности </text:span><text:span text:style-name="T153">своего прошлого</text:span><text:span text:style-name="T124">.</text:span></text:p>
      <text:p text:style-name="P261"><text:bookmark-start text:name="__DdeLink__10445_4030418583"/><text:soft-page-break/><text:span text:style-name="T160">1</text:span><text:span text:style-name="T159">4. </text:span><text:span text:style-name="T161">Осенний забег</text:span><text:bookmark-end text:name="__DdeLink__10445_4030418583"/></text:p>
      <text:p text:style-name="P114"><text:tab/>Флурри вновь вернулась в Понивилль <text:span text:style-name="T1254">и приступила к восстановлению</text:span> фонтана Золотой Дуб. </text:p>
      <text:p text:style-name="P114"><text:span text:style-name="T1175"><text:tab/>Сначала она думала, что это утомительное и рутинное занятие, но её завлекло и теперь о</text:span><text:span text:style-name="T1174">на была </text:span><text:span text:style-name="T1175">готова</text:span><text:span text:style-name="T1174"> променять все уроки истории </text:span><text:span text:style-name="T1255">магии</text:span><text:span text:style-name="T1174"> </text:span><text:span text:style-name="T1176">на строительство какого-нибудь памятника или сооружения</text:span><text:span text:style-name="T1174">.</text:span></text:p>
      <text:p text:style-name="P113"><text:tab/><text:span text:style-name="T1171">Лара поправилась и уехала в Кантерлот, чтобы приступить к занятиям. </text:span><text:span text:style-name="T1256">О</text:span><text:span text:style-name="T1177">на снова увиделась со школьными подругами, узнала все подробности об уходе Эмбер Грим и ей не терпелось поделиться с </text:span><text:span text:style-name="T1257">Флурри</text:span><text:span text:style-name="T1177"> </text:span><text:span text:style-name="T1259">историей о </text:span><text:span text:style-name="T1258">невероятн</text:span><text:span text:style-name="T1259">ом</text:span><text:span text:style-name="T1258"> происшестви</text:span><text:span text:style-name="T1260">и</text:span><text:span text:style-name="T1258">, </text:span><text:span text:style-name="T1261">которое произошло в библиотеки Кантерлота</text:span><text:span text:style-name="T1177">.</text:span></text:p>
      <text:p text:style-name="P115"><text:tab/><text:span text:style-name="T1172">На выходных </text:span><text:span text:style-name="T1178">Лара решила приехать в Понивилль,</text:span><text:span text:style-name="T1173"> </text:span><text:span text:style-name="T1178">чтобы встретится с Флурри </text:span><text:span text:style-name="T1262">и </text:span><text:span text:style-name="T1178">посмотреть на осенний забег. </text:span><text:span text:style-name="T1264">«В</text:span><text:span text:style-name="T1262">озможно даже поучаствовать» - </text:span><text:span text:style-name="T1263">думала она</text:span><text:span text:style-name="T1262">.</text:span></text:p>
      <text:p text:style-name="P113">- <text:span text:style-name="T1179">Флурри, ты будешь участвовать?</text:span></text:p>
      <text:p text:style-name="P116">- Настроения нет — <text:span text:style-name="T1265">со скучным видом ответила Флурри.</text:span></text:p>
      <text:p text:style-name="P116"><text:soft-page-break/>- <text:span text:style-name="T1266">Ты что, с</text:span><text:span text:style-name="T1180">лишком много съела мафинов — засмеялась Лара.</text:span></text:p>
      <text:p text:style-name="P116">- <text:span text:style-name="T1181">Я отправила Эмбер сообщение, </text:span><text:span text:style-name="T1182">но она не отвечает у</text:span><text:span text:style-name="T1183">же неделю</text:span></text:p>
      <text:p text:style-name="P116">- <text:span text:style-name="T1184">Может быть она избавилась от </text:span><text:span text:style-name="T1185">книги?</text:span></text:p>
      <text:p text:style-name="P116">- <text:span text:style-name="T1185">Нет, она не могла, разве ты не понимаешь, что она </text:span><text:span text:style-name="T1267">очень добрая и хорошая пони</text:span></text:p>
      <text:p text:style-name="P116">- <text:span text:style-name="T1186">Конечно понимаю, я ведь тебе тогда посоветовала подружиться с ней и у тебя это прекрасно получилось — </text:span><text:span text:style-name="T1187">улыбнувшись, сказала Лара и взглянула на Ратушу, около которой уже собрались почти все жители Понивилля, чтобы начать </text:span><text:span text:style-name="T1188">осенний </text:span><text:span text:style-name="T1187">забег.</text:span></text:p>
      <text:p text:style-name="P116">- <text:span text:style-name="T1189">Да, я всегда буду об этом вспомин…</text:span></text:p>
      <text:p text:style-name="P116">- <text:span text:style-name="T1189">Может все таки поучаствуем? </text:span><text:span text:style-name="T1190">У</text:span><text:span text:style-name="T1189">же начинается — перебила её Лара.</text:span></text:p>
      <text:p text:style-name="P116">- <text:span text:style-name="T1191">Если ты так хочешь, бежим тогда</text:span></text:p>
      <text:p text:style-name="P117"><text:tab/>Флурри с Ларой мигом добрались до <text:span text:style-name="T1192">старта и встали рядом с другими пони, которые приготовились к забегу.</text:span></text:p>
      <text:p text:style-name="P117"><text:soft-page-break/><text:tab/><text:span text:style-name="T1193">Прозвенел колокольчик и все </text:span><text:span text:style-name="T1196">быстро рванули</text:span><text:span text:style-name="T1194"> вперед, </text:span><text:span text:style-name="T1197">оставив</text:span><text:span text:style-name="T1194"> после себя </text:span><text:span text:style-name="T1268">клубы</text:span><text:span text:style-name="T1195"> пыли.</text:span></text:p>
      <text:p text:style-name="P117"><text:tab/><text:span text:style-name="T1196">Флурри </text:span><text:span text:style-name="T1197">с Ларой </text:span><text:span text:style-name="T1270">быстро отстали от других</text:span><text:span text:style-name="T1197">, </text:span><text:span text:style-name="T1271">они не спешили к финишу, потому <text:s/>что</text:span><text:span text:style-name="T1197"> </text:span><text:span text:style-name="T1271">хотели</text:span><text:span text:style-name="T1197"> насладиться медленной пробежкой </text:span><text:span text:style-name="T1269">и поболтать друг с другом.</text:span></text:p>
      <text:p text:style-name="P117">- <text:span text:style-name="T1198">Ты хотела что-то рассказать, Лара <text:s/>- </text:span><text:span text:style-name="T1274">поинтересовалась Флурри.</text:span></text:p>
      <text:p text:style-name="P117">- <text:span text:style-name="T1198">Да, в школе кое-что произошло</text:span></text:p>
      <text:p text:style-name="P117">- <text:span text:style-name="T1199">Рассказывай, мне очень интересно</text:span></text:p>
      <text:p text:style-name="P117">- <text:span text:style-name="T1200">Ты знала, что в Кантерлотской библиотек</text:span><text:span text:style-name="T1272">е</text:span><text:span text:style-name="T1200"> есть очень </text:span><text:span text:style-name="T1273">старинные</text:span><text:span text:style-name="T1200"> издания </text:span><text:span text:style-name="T1201">книг, </text:span><text:span text:style-name="T1202">которые ты не сможешь найти ни в одном уголку Эквестрии? — </text:span><text:span text:style-name="T1207">спросила</text:span><text:span text:style-name="T1205"> Лара</text:span></text:p>
      <text:p text:style-name="P117">- <text:span text:style-name="T1203">Нет, я не настолько люблю читать — </text:span><text:span text:style-name="T1206">ответила Флурри, </text:span><text:span text:style-name="T1208">и сделал</text:span><text:span text:style-name="T1210">а</text:span><text:span text:style-name="T1208"> поворот </text:span><text:span text:style-name="T1209">направо, как было </text:span><text:span text:style-name="T1211">написано</text:span><text:span text:style-name="T1209"> на указател</text:span><text:span text:style-name="T1212">е</text:span><text:span text:style-name="T1209">.</text:span></text:p>
      <text:p text:style-name="P117">- <text:span text:style-name="T1204">Там была </text:span><text:span text:style-name="T1213">особая книга, о ней мало кто знает </text:span><text:span text:style-name="T1214">и её </text:span><text:span text:style-name="T1215">разрешают читать</text:span><text:span text:style-name="T1214"> только на самых старших курсах — </text:span><text:span text:style-name="T1216">говорила Лара, </text:span><text:span text:style-name="T1217">начиная уставать от бега — </text:span><text:span text:style-name="T1218">Она называется «Секреты Аликорнов». </text:span><text:span text:style-name="T1219">Никому не известно её точного автора, кто-то говорит что сама </text:span><text:soft-page-break/><text:span text:style-name="T1275">принцесса </text:span><text:span text:style-name="T1219">Селестия её написала. </text:span><text:span text:style-name="T1276">Д</text:span><text:span text:style-name="T1219">ругие утверждают, что однажды </text:span><text:span text:style-name="T1220">неизвестный </text:span><text:span text:style-name="T1219">Аликорн покинул свою страну и решил попутешествовать по Эквестрии. </text:span><text:span text:style-name="T1277">О</text:span><text:span text:style-name="T1221">н увидел много красивых мест и решил</text:span><text:span text:style-name="T1219"> </text:span><text:span text:style-name="T1221">оставить</text:span><text:span text:style-name="T1219"> книгу для </text:span><text:span text:style-name="T1278">жителей Эквестрии</text:span><text:span text:style-name="T1219">, </text:span><text:span text:style-name="T1222">как подарок.</text:span></text:p>
      <text:p text:style-name="P118">- <text:span text:style-name="T1223">Ты читала эту книгу? - заинтересовалась Флурри.</text:span></text:p>
      <text:p text:style-name="P118">- <text:span text:style-name="T1224">Нет конечно, но я знала о ней — </text:span><text:span text:style-name="T1229">ответила Лара и остановилась, у неё больше не было сил </text:span><text:span text:style-name="T1279">бежать</text:span><text:span text:style-name="T1229">.</text:span></text:p>
      <text:p text:style-name="P118">- <text:span text:style-name="T1225">Ты говорила, что в школе что-то произошло </text:span></text:p>
      <text:p text:style-name="P118">- <text:span text:style-name="T1225">Да, эта книга пропала</text:span></text:p>
      <text:p text:style-name="P118">- <text:span text:style-name="T1226">Что? </text:span><text:span text:style-name="T1227">Когда? - </text:span><text:span text:style-name="T1230">удивилась Флурри.</text:span></text:p>
      <text:p text:style-name="P118">- <text:span text:style-name="T1227">Возможно месяц назад или два, точно неизвестно, вместо книги была её поддельная копия, по которой сразу было невозможно определить, </text:span><text:span text:style-name="T1231">что это подделка</text:span></text:p>
      <text:p text:style-name="P118">- <text:span text:style-name="T1232">А как</text:span><text:span text:style-name="T1228"> ты </text:span><text:span text:style-name="T1233">узнала о том, что её украли</text:span><text:span text:style-name="T1228">?</text:span></text:p>
      <text:p text:style-name="P118">- <text:span text:style-name="T1234">Все очень просто, я хорошо знаю </text:span><text:span text:style-name="T1235">мистера </text:span><text:span text:style-name="T1236">Санлайта, который заведу</text:span><text:span text:style-name="T1280">е</text:span><text:span text:style-name="T1236">т всякими старинными и запретными вещами </text:span><text:span text:style-name="T1238">в библиотеке Кантерлота</text:span><text:span text:style-name="T1236">, </text:span><text:span text:style-name="T1237">он со мной и поделился</text:span></text:p>
      <text:p text:style-name="P119">- Я не понимаю, зачем нужно было красть эту книгу? Что в ней такого особенного?</text:p>
      <text:p text:style-name="P119"><text:soft-page-break/>- <text:span text:style-name="T1239">В этом и заключается весь интерес, мистер Санлайт открывал её несколько раз и </text:span><text:span text:style-name="T1240">все страницы всегда оказывались пустыми</text:span></text:p>
      <text:p text:style-name="P119">- <text:span text:style-name="T1241">Это уже становится интересным</text:span></text:p>
      <text:p text:style-name="P119">- <text:span text:style-name="T1242">Прибавь тот факт, что её украли и украли гениально, </text:span><text:span text:style-name="T1281">не оставив ни следа </text:span><text:span text:style-name="T1282">после себя</text:span></text:p>
      <text:p text:style-name="P119">- <text:span text:style-name="T1243">Я уже вновь хочу отправиться </text:span><text:span text:style-name="T1244">в Кантерлот, чтобы </text:span><text:span text:style-name="T1283">побольше узнать об этом происшествии и поболтать</text:span><text:span text:style-name="T1245"> с мистером Санлайтом</text:span></text:p>
      <text:p text:style-name="P119">- <text:span text:style-name="T1246">А я думала, что сложные и запутанные загадки для тебя скучное занятие </text:span></text:p>
      <text:p text:style-name="P119">- <text:span text:style-name="T1247">Да, но </text:span><text:span text:style-name="T1284">в этой загадке есть </text:span><text:span text:style-name="T1247">что-то </text:span><text:span text:style-name="T1248">особенно интересное — </text:span><text:span text:style-name="T1285">не могла успокоиться Флурри.</text:span></text:p>
      <text:p text:style-name="P119">- <text:span text:style-name="T1249">Хорошо, так уж и быть устрою тебе встречу с мистером Санлайтом и проведу для тебя экскурсию по библиотеке Кантерлота</text:span></text:p>
      <text:p text:style-name="P119">- <text:span text:style-name="T1250">Спасибо, Лара</text:span></text:p>
      <text:p text:style-name="P120"><text:tab/>Флурри и Лара пробежали только малую часть всего забега и решили вернуться обратно. </text:p>
      <text:p text:style-name="P120"><text:soft-page-break/><text:tab/>Остальные пони мчались к финишу. <text:span text:style-name="T1252">К</text:span>расно-желтые листья <text:span text:style-name="T1252">под их ногами</text:span> <text:span text:style-name="T1251">перемешивались </text:span><text:span text:style-name="T1252">и разлетались в разные </text:span><text:span text:style-name="T1253">стороны.</text:span></text:p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224"><text:bookmark-start text:name="__DdeLink__10447_4030418583"/><text:soft-page-break/>15. Тайна происхождения<text:bookmark-end text:name="__DdeLink__10447_4030418583"/></text:p>
      <text:p text:style-name="P123"><text:tab/><text:span text:style-name="T1289">Эмбер Грим пробиралась через </text:span><text:span text:style-name="T1290">дикие кустарники. </text:span></text:p>
      <text:p text:style-name="P123"><text:span text:style-name="T1290"><text:tab/>Она</text:span><text:span text:style-name="T1420"> не</text:span><text:span text:style-name="T1290"> виделась со своим отцом </text:span><text:span text:style-name="T1420">с тех пор, как уехала в школу Кантерлота.</text:span></text:p>
      <text:p text:style-name="P123"><text:tab/><text:span text:style-name="T1291">За вереницей диких кустарников и деревьев была расположена маленькая деревня, </text:span><text:span text:style-name="T1292">в которой жили земные пони.</text:span></text:p>
      <text:p text:style-name="P126"><text:tab/><text:span text:style-name="T1293">Это был родной дом Эмбер. </text:span><text:span text:style-name="T1294">О</text:span><text:span text:style-name="T1293">на с </text:span><text:span text:style-name="T1421">волнением</text:span><text:span text:style-name="T1293"> побежала вдоль единственной желто-изумрудной тропинки </text:span><text:span text:style-name="T1295">к маленькому деревянному домику на окраине деревни</text:span><text:span text:style-name="T1293">.</text:span></text:p>
      <text:p text:style-name="P124"><text:tab/><text:span text:style-name="T1296">Дверь была открыта и Эмбер вошла внутрь, </text:span><text:span text:style-name="T1422">но никого там не было</text:span><text:span text:style-name="T1297">.</text:span></text:p>
      <text:p text:style-name="P124"><text:tab/><text:span text:style-name="T1298">Она решила отправиться к соседней хижине и </text:span><text:span text:style-name="T1299">узнать </text:span><text:span text:style-name="T1423">о своем отце</text:span><text:span text:style-name="T1299"> от мистера </text:span><text:span text:style-name="T1300">Гринграсса, </text:span><text:span text:style-name="T1301">который обожал выращивать овощи </text:span><text:span text:style-name="T1302">и ягоду </text:span><text:span text:style-name="T1303">и имел самый огромный огород в деревне</text:span><text:span text:style-name="T1302">.</text:span></text:p>
      <text:p text:style-name="P124">- <text:span text:style-name="T1304">Здравствуйте, мистер Гринграсс — поприве</text:span><text:span text:style-name="T1305">т</text:span><text:span text:style-name="T1304">ствовала Эмбер Грим своего </text:span><text:span text:style-name="T1424">давнего друга</text:span></text:p>
      <text:p text:style-name="P124"><text:soft-page-break/>- <text:span text:style-name="T1306">Неужели Эмбер? </text:span><text:span text:style-name="T1307">Ты так изменилась, уже закончила школ</text:span><text:span text:style-name="T1425">у</text:span><text:span text:style-name="T1307">? - </text:span><text:span text:style-name="T1308">удивленно спросил Гринграсс, он не ожидала увидеть Эмбер.</text:span></text:p>
      <text:p text:style-name="P124">- <text:span text:style-name="T1309">Нет, я ушла из школы, но это не важно, мне нужно найти моего отца, где он?</text:span></text:p>
      <text:p text:style-name="P127"><text:tab/>Гринграсс <text:span text:style-name="T1310">подошел к деревянному бочонку, в котором был брусничный сок, </text:span><text:span text:style-name="T1311">налил его в кружку и протянул Эмбер.</text:span></text:p>
      <text:p text:style-name="P127">- <text:span text:style-name="T1312">Что-то случилось? - </text:span><text:span text:style-name="T1313">спросила Эмбер с волнением.</text:span></text:p>
      <text:p text:style-name="P127">- <text:span text:style-name="T1314">Да, твой отец… - не решался сказать Гринграсс.</text:span></text:p>
      <text:p text:style-name="P127">- <text:span text:style-name="T1315">Нет, он не мог умереть, вы лжёте — </text:span><text:span text:style-name="T1316">начала злиться Эмбер.</text:span></text:p>
      <text:p text:style-name="P127">- <text:span text:style-name="T1317">Эмбер, прости, но я не смог помочь ему, а все так надеялись на меня, я плохой друг</text:span></text:p>
      <text:p text:style-name="P128"><text:tab/><text:span text:style-name="T1318">Эмбер замолчала, </text:span><text:span text:style-name="T1319">её жизнь становилась ещё более невыносимой после ухода </text:span><text:span text:style-name="T1426">её отца</text:span><text:span text:style-name="T1320">, который всегда верил в </text:span><text:span text:style-name="T1427">нее</text:span><text:span text:style-name="T1320"> и </text:span><text:span text:style-name="T1321">был готов помоч</text:span><text:span text:style-name="T1427">ь </text:span><text:span text:style-name="T1428">во всем.</text:span><text:span text:style-name="T1321"> <text:s/></text:span></text:p>
      <text:p text:style-name="P128"><text:span text:style-name="T1322"><text:tab/>Она решила взять себя в копыта несмотря ни на что и узнать </text:span><text:span text:style-name="T1323">всю </text:span><text:span text:style-name="T1322">правду </text:span><text:span text:style-name="T1323">о его смерти.</text:span></text:p>
      <text:p text:style-name="P128">- <text:span text:style-name="T1324">Как он умер? - сказ</text:span><text:span text:style-name="T1429">ала </text:span><text:span text:style-name="T1324">Эмбер после длительного молчания.</text:span></text:p>
      <text:p text:style-name="P128"><text:soft-page-break/>- <text:span text:style-name="T1325">Это довольно странная и ужасная история</text:span></text:p>
      <text:p text:style-name="P128">- <text:span text:style-name="T1328">М</text:span><text:span text:style-name="T1326">истер Гринграсс я должна знать вс</text:span><text:span text:style-name="T1327">ю правду, абсолютно </text:span><text:span text:style-name="T1328">всё — </text:span><text:span text:style-name="T1430">твердо отрезала Эмбер.</text:span></text:p>
      <text:p text:style-name="P128">- <text:span text:style-name="T1329">Хорошо, я расскажу </text:span><text:span text:style-name="T1330">тебе Эмбер всю историю. </text:span><text:span text:style-name="T1331">Это началось после твоего отъезда в школу Кантерлот</text:span><text:span text:style-name="T1431">а</text:span><text:span text:style-name="T1331">. </text:span><text:span text:style-name="T1332">Он долго грустил <text:s/>и у него начали появляться сильные головные боли. Я часто посещал его и </text:span><text:span text:style-name="T1334">при</text:span><text:span text:style-name="T1335">носил ему лекарства</text:span><text:span text:style-name="T1333">. </text:span><text:span text:style-name="T1336">Но ничего не помогало и он несмотря ни на что решил отправиться на </text:span><text:span text:style-name="T1339">ежегодную </text:span><text:span text:style-name="T1336">ярмарку. </text:span><text:span text:style-name="T1340">Во время пути ему</text:span><text:span text:style-name="T1337"> стало плохо </text:span><text:span text:style-name="T1338">и он начал бредить </text:span><text:span text:style-name="T1341">и поэтому его спутник </text:span><text:span text:style-name="T1342">мистер Паинт </text:span><text:span text:style-name="T1343">помог ему снова добраться до дом</text:span><text:span text:style-name="T1344">а, а сам поехал на ярмарку чтобы выполнить просьбу твоего отца. </text:span><text:span text:style-name="T1345">Через несколько дней его кожа начала бледнеть и </text:span><text:span text:style-name="T1346">с ним начали происходить странные вещи. </text:span><text:span text:style-name="T1347">Он </text:span><text:span text:style-name="T1349">постоянно</text:span><text:span text:style-name="T1347"> повторял «</text:span><text:span text:style-name="T1348">В</text:span><text:span text:style-name="T1347">онрокила </text:span><text:span text:style-name="T1348">Н</text:span><text:span text:style-name="T1347">артс», </text:span><text:span text:style-name="T1349">иногда </text:span><text:span text:style-name="T1432">случалось</text:span><text:span text:style-name="T1349"> что он взлетал над кроватью и светился. Конечно в этот бред никто не ве</text:span><text:span text:style-name="T1350">рил, </text:span><text:span text:style-name="T1351">но я видел это <text:s/>своими глазами. </text:span><text:span text:style-name="T1352">В последнюю ночь я был с ним и держал его за копыт</text:span><text:span text:style-name="T1433">а</text:span><text:span text:style-name="T1352">. </text:span><text:span text:style-name="T1353">Вдруг я заметил что он нач</text:span><text:span text:style-name="T1355">ал </text:span><text:span text:style-name="T1356">растворяться </text:span><text:span text:style-name="T1357">как облако</text:span><text:span text:style-name="T1354">, мне ничего не удалось сделать, от него осталась только горстка </text:span><text:span text:style-name="T1358">черной </text:span><text:span text:style-name="T1359">пыли.</text:span></text:p>
      <text:p text:style-name="P129"><text:soft-page-break/><text:tab/>Эмбер внимательно слушала и не могла поверить в это. Все было настолько мрачным и странным что <text:span text:style-name="T1434">ей</text:span> становилось <text:span text:style-name="T1434">только хуже</text:span>.</text:p>
      <text:p text:style-name="P125">- <text:span text:style-name="T1360">Многие жители этой деревни приняли это как проклятье и обвинили во все тебя, Эмбер — </text:span><text:span text:style-name="T1361">с сожалением продолжал Гринграсс.</text:span></text:p>
      <text:p text:style-name="P125">- <text:span text:style-name="T1361">Меня? Почему?</text:span></text:p>
      <text:p text:style-name="P125">- <text:span text:style-name="T1362">Потому что он приютил тебя, </text:span><text:span text:style-name="T1363">когда ты осталась совсем одна в заброшенном лесу — </text:span><text:span text:style-name="T1364">со вздохом ответил Гринграсс.</text:span></text:p>
      <text:p text:style-name="P125">- <text:span text:style-name="T1364">И они думают, что я была проклята с самого начала </text:span><text:span text:style-name="T1365">и все мои приметы говорили им об этом, а мой отец расплачивался за то, что приютил меня?</text:span></text:p>
      <text:p text:style-name="P125">- <text:span text:style-name="T1366">К сожалению этот слух разлетелся и в соседние деревни, поэтому тебе </text:span><text:span text:style-name="T1367">лучше стоит </text:span><text:span text:style-name="T1435">обратно</text:span><text:span text:style-name="T1367"> вернуться в школу</text:span></text:p>
      <text:p text:style-name="P130">- Ни за что, пока не узнаю правду. Где останки моего отца? - твердо сказала Эмбер Грим и высушила кружку брусничного сока.</text:p>
      <text:p text:style-name="P130">- <text:span text:style-name="T1368">Я все оставил в его хижине, </text:span><text:span text:style-name="T1369">в </text:span><text:span text:style-name="T1370">единственном </text:span><text:span text:style-name="T1371">маленьком шкафчике, в которо</text:span><text:span text:style-name="T1372">й ты раньше клала книги</text:span></text:p>
      <text:p text:style-name="P131"><text:soft-page-break/>- <text:span text:style-name="T1436">Большое </text:span><text:span text:style-name="T1437">с</text:span><text:span text:style-name="T1436">пасибо</text:span><text:span text:style-name="T1373"> вам, мистер Гринграсс и прощайте — </text:span><text:span text:style-name="T1374">протянула копыто Эмбер.</text:span></text:p>
      <text:p text:style-name="P131"><text:span text:style-name="T1375"><text:tab/>Гринграсс </text:span><text:span text:style-name="T1374"><text:s/></text:span><text:span text:style-name="T1375">кивнул и пожал её копыто.</text:span></text:p>
      <text:p text:style-name="P132"><text:tab/><text:span text:style-name="T1376">Эмбер </text:span><text:span text:style-name="T1377">снова вернулась в </text:span><text:span text:style-name="T1438">свой маленький домик</text:span><text:span text:style-name="T1377">, </text:span><text:span text:style-name="T1439">в котором прошло всё её детство</text:span><text:span text:style-name="T1377">. <text:s/></text:span></text:p>
      <text:p text:style-name="P139"><text:tab/>Она решила не терять ни минуты и кинулась к шкафчику. </text:p>
      <text:p text:style-name="P131"><text:tab/><text:span text:style-name="T1378">На самой верхней полке была деревянная коробочка, в которой она нашла черную </text:span><text:span text:style-name="T1379">пыль, похожую на пепел. </text:span></text:p>
      <text:p text:style-name="P133"><text:tab/><text:span text:style-name="T1380">Она не смогла сдержаться и заплакала. </text:span></text:p>
      <text:p text:style-name="P134"><text:span text:style-name="T1381"><text:tab/>Вдруг ей показалось что она находится снова в том замке, который </text:span><text:span text:style-name="T1440">впервые увидела,</text:span><text:span text:style-name="T1381"> </text:span><text:span text:style-name="T1382">когда Флурри её обняла. </text:span></text:p>
      <text:p text:style-name="P135"><text:span text:style-name="T1382"><text:tab/>Это был огромный </text:span><text:span text:style-name="T1441">черный замок и он постоянно удалился</text:span><text:span text:style-name="T1382">. </text:span><text:span text:style-name="T1383">Картина мгновенно изменилась и Эмбер </text:span><text:span text:style-name="T1384">уже в темном лесу совершенно одна. </text:span></text:p>
      <text:p text:style-name="P135"><text:span text:style-name="T1385"><text:tab/>Здесь её нашел отец </text:span><text:span text:style-name="T1386">и приютил у себя. </text:span><text:span text:style-name="T1389">Он</text:span><text:span text:style-name="T1386"> всегда </text:span><text:span text:style-name="T1388">останется для неё родным отцом и лучшим другом на свете</text:span><text:span text:style-name="T1387">.</text:span></text:p>
      <text:p text:style-name="P131"><text:soft-page-break/><text:tab/><text:span text:style-name="T1390">Эмбер долго находилась в тоскливой задумчивости. </text:span><text:span text:style-name="T1391">Внезапно она заметила на второй полке коробку, на которой было написано «От мистера Паинта».</text:span></text:p>
      <text:p text:style-name="P131"><text:tab/><text:span text:style-name="T1392">Она взяла её и открыла. </text:span><text:span text:style-name="T1393">Внутри была темно-розовая лента с надписью Эмбер Грим (её имя при рождении подумала она) и </text:span><text:span text:style-name="T1394">плотная багровая ткань, в которой по всей видимости и нашел её отец.</text:span></text:p>
      <text:p text:style-name="P131"><text:tab/>«<text:span text:style-name="T1395">Если мистер Паинт купил эти вещи на ярмарке, т</text:span><text:span text:style-name="T1396">о получается, что мой отец решил от них избавиться, чтобы </text:span><text:span text:style-name="T1397">они не напоминали ему </text:span><text:span text:style-name="T1442">о том, что меня бросили</text:span><text:span text:style-name="T1397">. </text:span><text:span text:style-name="T1398">Тогда зачем он захотел их вернуть обратно? Возможно потому что он хотел рассказать мне всю правду</text:span><text:span text:style-name="T1395">» - </text:span><text:span text:style-name="T1399">думала Эмбер.</text:span></text:p>
      <text:p text:style-name="P131"><text:tab/><text:span text:style-name="T1400">Она снова </text:span><text:span text:style-name="T1401">обратила внимание на внутренности шкафчика и чуть не забыла про коробку </text:span><text:span text:style-name="T1402">писем, </text:span><text:span text:style-name="T1403">в которой лежало одно единственное адресованное ей письмо.</text:span></text:p>
      <text:p text:style-name="P131"><text:tab/><text:span text:style-name="T1403">Эмбер развернула его и </text:span><text:span text:style-name="T1443">прочла</text:span><text:span text:style-name="T1403">:</text:span></text:p>
      <text:p text:style-name="P131"><text:tab/>«<text:span text:style-name="T1403">Дорогая Эмбер, </text:span><text:span text:style-name="T1404">я всегда желал тебе только добра и хотел, чтобы ты была счастлива, </text:span><text:span text:style-name="T1405">но к глубокому твоему огорчению я ничего не смог тебе дать кроме </text:span><text:span text:style-name="T1406">настоящей и преданной любви. Я всегда </text:span><text:soft-page-break/><text:span text:style-name="T1406">буду верить в тебя <text:s/>и ты обязательно узнаешь всю правду</text:span>».</text:p>
      <text:p text:style-name="P131"><text:tab/><text:span text:style-name="T1407">Внизу была приписка: «Твой любящий тебя </text:span><text:span text:style-name="T1444">вечно</text:span><text:span text:style-name="T1407"> отец»</text:span></text:p>
      <text:p text:style-name="P131"><text:tab/><text:span text:style-name="T1408">У Эмбер снова пошли слезы, она </text:span><text:span text:style-name="T1409">впала в глубокую тоску и </text:span><text:span text:style-name="T1410">пробыла в таком состоянии всю </text:span><text:span text:style-name="T1411">ночь.</text:span></text:p>
      <text:p text:style-name="P131"><text:tab/><text:span text:style-name="T1412">В этот день ночь в Эквестрии </text:span><text:span text:style-name="T1413">была холодной и </text:span><text:span text:style-name="T1414"><text:s/></text:span><text:span text:style-name="T1415">никто </text:span><text:span text:style-name="T1414">не решал</text:span><text:span text:style-name="T1415">ся</text:span><text:span text:style-name="T1414"> выйти на </text:span><text:span text:style-name="T1416">столь</text:span><text:span text:style-name="T1414"> позднюю прогулку </text:span><text:span text:style-name="T1417">по темным </text:span><text:span text:style-name="T1418">уголкам это</text:span><text:span text:style-name="T1446">го</text:span><text:span text:style-name="T1418"> </text:span><text:span text:style-name="T1445">удивительно</text:span><text:span text:style-name="T1446">го</text:span><text:span text:style-name="T1418"> </text:span><text:span text:style-name="T1419">и </text:span><text:span text:style-name="T1445">полно</text:span><text:span text:style-name="T1446">го</text:span><text:span text:style-name="T1445"> загадочных вещей</text:span><text:span text:style-name="T1419"> </text:span><text:span text:style-name="T1447">места</text:span><text:span text:style-name="T1414">.</text:span></text:p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218"><text:soft-page-break/>16. <text:bookmark-start text:name="__DdeLink__10449_4030418583"/>Расследование<text:bookmark-end text:name="__DdeLink__10449_4030418583"/></text:p>
      <text:p text:style-name="P219"><text:span text:style-name="T528"><text:tab/></text:span><text:span text:style-name="T529">Наступил первый день зимы </text:span><text:span text:style-name="T530">и в Кантерлоте пошел снег.</text:span></text:p>
      <text:p text:style-name="P221"><text:span text:style-name="T530"><text:tab/></text:span><text:span text:style-name="T531">Флурри </text:span><text:span text:style-name="T532">вдыхала свежий воздух и наслаждалась снегопадом. </text:span></text:p>
      <text:p text:style-name="P221"><text:span text:style-name="T532"><text:tab/></text:span><text:span text:style-name="T533">Она </text:span><text:span text:style-name="T534">снова приступила к занятиям и </text:span><text:span text:style-name="T535">решила вместе с Ларой отправиться в библиотеку Кантерлота, чтобы узнать </text:span><text:span text:style-name="T536">больше о загадочной краже <text:s/>столько необычной книги.</text:span></text:p>
      <text:p text:style-name="P220"><text:span text:style-name="T536">- </text:span><text:span text:style-name="T537">Флурри, познакомься, это мистер </text:span><text:span text:style-name="T538">Санлайт — представила </text:span><text:span text:style-name="T539">Лара своего </text:span><text:span text:style-name="T540">книжного друга.</text:span></text:p>
      <text:p text:style-name="P225"><text:span text:style-name="T540">- </text:span><text:span text:style-name="T541">Значит вы храните тайну всяких загадочных вещей в </text:span><text:span text:style-name="T593">этой библиотеке?</text:span><text:span text:style-name="T541"> — поинтересовалась Флурри.</text:span></text:p>
      <text:p text:style-name="P225"><text:span text:style-name="T541">- </text:span><text:span text:style-name="T542">Простите, </text:span><text:span text:style-name="T543">это тайна — улыбнулся мистер Санлайт.</text:span></text:p>
      <text:p text:style-name="P225"><text:span text:style-name="T543">- </text:span><text:span text:style-name="T544">Но вы рассказали моей подруге о </text:span><text:span text:style-name="T545">таинственной краже </text:span><text:span text:style-name="T546">книги под названием «</text:span><text:span text:style-name="T547">Тайны</text:span><text:span text:style-name="T546"> Аликорн</text:span><text:span text:style-name="T548">ов</text:span><text:span text:style-name="T546">» - </text:span><text:span text:style-name="T549">продолжала интересоваться Флурри.</text:span></text:p>
      <text:p text:style-name="P225"><text:span text:style-name="T549">- «Секреты Аликорнов» - поправил </text:span><text:span text:style-name="T594">её </text:span><text:span text:style-name="T549">мистер Санлайт — Да. Я поделился с вашей подругой. Это довольно </text:span><text:span text:style-name="T550">загадочная </text:span><text:span text:style-name="T551">и необычная </text:span><text:span text:style-name="T550">кража</text:span></text:p>
      <text:p text:style-name="P225"><text:span text:style-name="T550">- </text:span><text:span text:style-name="T552">А как вы думаете кто мог украсть её?</text:span></text:p>
      <text:p text:style-name="P225"><text:soft-page-break/><text:span text:style-name="T552">- </text:span><text:span text:style-name="T553">Я даже не могу предположить, что это кто-то из учеников потому что </text:span><text:span text:style-name="T554">эту книгу никто бы не смог прочитать. Даже мне не удалось с моими книжными и магическими способностями. Я работал над ней на протяжении десятков лет, </text:span><text:span text:style-name="T555">но загадку так и не решил.</text:span></text:p>
      <text:p text:style-name="P225"><text:span text:style-name="T555">- </text:span><text:span text:style-name="T556">Хм, </text:span><text:span text:style-name="T557">то есть никто раньше не пытался её украсть? Может это была с самого начала подделка?</text:span></text:p>
      <text:p text:style-name="P140">- Нет конечно. Там стояла магическая метка и всё время что она хранилась здесь она не менялась.</text:p>
      <text:p text:style-name="P225"><text:span text:style-name="T557">- </text:span><text:span text:style-name="T558">А можно каким-нибудь образом определить точное время кражи?</text:span></text:p>
      <text:p text:style-name="P225"><text:span text:style-name="T558">- Точностью конечно я не могу похвастаться, но </text:span><text:span text:style-name="T559">с помощью </text:span><text:span text:style-name="T560">директора Стар Свирла мне удалось узнать что это произошло на второй недели сент</text:span><text:span text:style-name="T561">ября.</text:span></text:p>
      <text:p text:style-name="P225"><text:span text:style-name="T561">- </text:span><text:span text:style-name="T562">А как охранялась книга?</text:span></text:p>
      <text:p text:style-name="P226"><text:span text:style-name="T562">- Абсолютно так же как и все другие </text:span><text:span text:style-name="T595">ценные книги</text:span><text:span text:style-name="T562"> — </text:span><text:span text:style-name="T596">ответил мистер Санлайт и на этом их разговор закончился.</text:span></text:p>
      <text:p text:style-name="P226"><text:span text:style-name="T596"><text:tab/></text:span><text:span text:style-name="T564">Флурри вышла из библиотек</text:span><text:span text:style-name="T597">и</text:span><text:span text:style-name="T564">, чтобы вновь подышать свежим воздухом и все </text:span><text:span text:style-name="T598">хорошенько </text:span><text:span text:style-name="T564">обдумать.</text:span></text:p>
      <text:p text:style-name="P227"><text:soft-page-break/><text:span text:style-name="T563">- </text:span><text:span text:style-name="T565">Ну что Флурри, </text:span><text:span text:style-name="T567">разгадала</text:span><text:span text:style-name="T565"> загадку? - </text:span><text:span text:style-name="T566">следом за ней вышла Лара.</text:span></text:p>
      <text:p text:style-name="P228"><text:span text:style-name="T566">- </text:span><text:span text:style-name="T568">Ещё нет, а каким образом охраняются книги в библиотеке Кантерлота?</text:span></text:p>
      <text:p text:style-name="P141">- Разве ты не знаешь? - с большим удивлением спросила Лара.</text:p>
      <text:p text:style-name="P228"><text:span text:style-name="T568">- </text:span><text:span text:style-name="T569">К сожалению я не настолько начитана как ты</text:span></text:p>
      <text:p text:style-name="P142">- Нам об этом рассказывали еще на первом учебном году и ни один раз.</text:p>
      <text:p text:style-name="P228"><text:span text:style-name="T569">- </text:span><text:span text:style-name="T570">Ладно, </text:span><text:span text:style-name="T571">расскажи ещё раз</text:span></text:p>
      <text:p text:style-name="P228"><text:span text:style-name="T571">- </text:span><text:span text:style-name="T572">Во-первых в библиотеке всегда остается хранитель или его заместитель, </text:span><text:span text:style-name="T573">который может моментально </text:span><text:span text:style-name="T574">оповестить всю стражу Кантерлота</text:span><text:span text:style-name="T575">. Во-вторых после закрытия библиотек</text:span><text:span text:style-name="T599">а</text:span><text:span text:style-name="T575"> блокируется защитными чарами, также ими блокируются </text:span><text:span text:style-name="T581">книжные</text:span><text:span text:style-name="T575"> полки, </text:span><text:span text:style-name="T580">на которых хранятся старинные и ценные издания,</text:span><text:span text:style-name="T575"> </text:span><text:span text:style-name="T576">поэтому </text:span><text:span text:style-name="T577">ни у кого </text:span><text:span text:style-name="T582">практически не было шансов украсть эту книгу</text:span><text:span text:style-name="T577">.</text:span></text:p>
      <text:p text:style-name="P228"><text:span text:style-name="T577">- </text:span><text:span text:style-name="T578">Если это не ученик, который зашел в обычные будние дни, как это сделали мы, </text:span><text:span text:style-name="T579">разве нет?</text:span></text:p>
      <text:p text:style-name="P228"><text:span text:style-name="T579">- </text:span><text:span text:style-name="T580">Верно, </text:span><text:span text:style-name="T583">но я ещё раз повторюсь, на этой книг</text:span><text:span text:style-name="T584">е</text:span><text:span text:style-name="T583"> были непростые защитные чары</text:span></text:p>
      <text:p text:style-name="P228"><text:soft-page-break/><text:span text:style-name="T583">- </text:span><text:span text:style-name="T585">А ты сможешь снять эти чары?</text:span></text:p>
      <text:p text:style-name="P228"><text:span text:style-name="T585">- </text:span><text:span text:style-name="T586">Я проводила этот эксперимент с </text:span><text:span text:style-name="T600">разрешения</text:span><text:span text:style-name="T586"> мистера Санлайта, но мне не удалось это сделать даже после недели практики.</text:span></text:p>
      <text:p text:style-name="P228"><text:span text:style-name="T586">- </text:span><text:span text:style-name="T587">Значит вора нужно искать среди </text:span><text:span text:style-name="T588">самых лучших учеников</text:span></text:p>
      <text:p text:style-name="P228"><text:span text:style-name="T588">- </text:span><text:span text:style-name="T589">Да, </text:span><text:span text:style-name="T601">все верно, </text:span><text:span text:style-name="T602">ты в правильном направлении</text:span></text:p>
      <text:p text:style-name="P143">- То есть ты уже знаешь кто забрал книгу? </text:p>
      <text:p text:style-name="P228"><text:span text:style-name="T589">- </text:span><text:span text:style-name="T590">Я </text:span><text:span text:style-name="T603">могу только предполагать, потому что ещё не имею точных доказательств</text:span></text:p>
      <text:p text:style-name="P228"><text:span text:style-name="T590">- </text:span><text:span text:style-name="T604">И кого ты предполагаешь? - все больше стала интересоваться Флурри.</text:span></text:p>
      <text:p text:style-name="P228"><text:span text:style-name="T590">- Прости, Флурри, </text:span><text:span text:style-name="T605">это всего лишь предположение и я не хочу, чтобы он</text:span><text:span text:style-name="T606">о </text:span><text:span text:style-name="T607">взрастило</text:span><text:span text:style-name="T606"> в тебе ложные доводы — </text:span><text:span text:style-name="T608">спокойно ответила Лара.</text:span></text:p>
      <text:p text:style-name="P228"><text:span text:style-name="T590">- </text:span><text:span text:style-name="T591">Я сама узнаю! - </text:span><text:span text:style-name="T592">торжественно сказал</text:span><text:span text:style-name="T609">а</text:span><text:span text:style-name="T592"> Флурри.</text:span></text:p>
      <text:p text:style-name="P229"><text:span text:style-name="T592"><text:tab/>Л</text:span><text:span text:style-name="T444">ара улыбнулась и они поспешили на урок по истории Магии, на котором Флурри часто отвлекалась.</text:span></text:p>
      <text:p text:style-name="P230"><text:soft-page-break/><text:span text:style-name="T444"><text:tab/>Кантерлотские башни уже покрылись снежным покровом и их </text:span><text:span text:style-name="T610">когда-то золотистые</text:span><text:span text:style-name="T444"> крыши </text:span><text:span text:style-name="T610">стали белоснежными.</text:span></text:p>
      <text:p text:style-name="P136"/>
      <text:p text:style-name="P136"/>
      <text:p text:style-name="P136"/>
      <text:p text:style-name="P136"/>
      <text:p text:style-name="P136"/>
      <text:p text:style-name="P136"/>
      <text:p text:style-name="P136"/>
      <text:p text:style-name="P136"/>
      <text:p text:style-name="P136"/>
      <text:p text:style-name="P136"/>
      <text:p text:style-name="P136"/>
      <text:p text:style-name="P136"/>
      <text:p text:style-name="P136"/>
      <text:p text:style-name="P136"/>
      <text:p text:style-name="P136"/>
      <text:p text:style-name="P218"><text:soft-page-break/>17. <text:bookmark-start text:name="__DdeLink__10451_4030418583"/>Оборотни<text:bookmark-end text:name="__DdeLink__10451_4030418583"/></text:p>
      <text:p text:style-name="P136"><text:tab/><text:span text:style-name="T1448">Посреди темно-зелено</text:span><text:span text:style-name="T1923">ватого</text:span><text:span text:style-name="T1448"> леса возвышался <text:s/>серо-синий замок, </text:span><text:span text:style-name="T1449">местами покрытый густой травой </text:span><text:span text:style-name="T1450">и мхом.</text:span></text:p>
      <text:p text:style-name="P136"><text:tab/><text:span text:style-name="T1451">Это был улей, в котором жили оборот</text:span><text:span text:style-name="T1452">ни.</text:span></text:p>
      <text:p text:style-name="P136"><text:tab/><text:span text:style-name="T1452">Эмбер </text:span><text:span text:style-name="T1453">уже успела познакомиться с Торексом и </text:span><text:span text:style-name="T1454">узнать очень много интересного из жизни оборотней.</text:span></text:p>
      <text:p text:style-name="P136">- <text:span text:style-name="T1455">Спасибо большое, что поделились со мной вашей историей — </text:span><text:span text:style-name="T1456">говорила Эмбер — это будет очень интересная статья для школы Кантерлота </text:span><text:span text:style-name="T1457">и для всей Эквестрии.</text:span></text:p>
      <text:p text:style-name="P136">- <text:span text:style-name="T1458">Я рад был поделиться </text:span><text:span text:style-name="T1545">нашей историей </text:span><text:span text:style-name="T1458">— </text:span><text:span text:style-name="T1459">ответил Торек</text:span><text:span text:style-name="T1460">с.</text:span></text:p>
      <text:p text:style-name="P144"><text:tab/>Эмб<text:span text:style-name="T1461">ер </text:span><text:span text:style-name="T1462">направилась в </text:span><text:span text:style-name="T1464">свою комнату, отведенную </text:span><text:span text:style-name="T1546">для неё</text:span><text:span text:style-name="T1464"> в улье</text:span><text:span text:style-name="T1463">, чтобы просмотреть все заметки и записи, которые она успела </text:span><text:span text:style-name="T1464">сделать</text:span><text:span text:style-name="T1463"> пока Торекс рассказывал <text:s/></text:span><text:span text:style-name="T1547">длинную </text:span><text:span text:style-name="T1463">историю </text:span><text:span text:style-name="T1548">о прошлом оборотней</text:span><text:span text:style-name="T1463">.</text:span></text:p>
      <text:p text:style-name="P145">«<text:span text:style-name="T1465">Это будет очень интересная </text:span><text:span text:style-name="T1549">статья</text:span><text:span text:style-name="T1465">, которую будет читать вся школа Кантерлота, директору она понравится больше всего</text:span>» - <text:span text:style-name="T1465">думала Эмбер.</text:span></text:p>
      <text:p text:style-name="P146"><text:soft-page-break/><text:tab/>Она всегда хотела научиться менять свой облик, как это делали оборотни, и <text:span text:style-name="T1466">директор Стар Свирл очень удачно выбрал </text:span><text:span text:style-name="T1467">место, </text:span><text:span text:style-name="T1550">в которое ей нужно было </text:span><text:span text:style-name="T1551">отправиться</text:span><text:span text:style-name="T1467">.</text:span></text:p>
      <text:p text:style-name="P146"><text:tab/><text:span text:style-name="T1468">Эмбер давно поняла, что перевоплощение это часть магии </text:span><text:span text:style-name="T1469">оборотней, а их магия не такая, как у неё. <text:s/></text:span></text:p>
      <text:p text:style-name="P146"><text:tab/><text:span text:style-name="T1470">Недавно она узнала о </text:span><text:span text:style-name="T1471">своем </text:span><text:span text:style-name="T1472">прошлом почти все и теперь она не сомневалась, что ее магия </text:span><text:span text:style-name="T1473">особенная и она способна </text:span><text:span text:style-name="T1474">вбирать в себя магию других существ, </text:span><text:span text:style-name="T1475">но для этого нужно сконцентрироваться и находится </text:span><text:span text:style-name="T1476">постоянно в улье, пока она не сможет </text:span><text:span text:style-name="T1477">научиться менять свой облик.</text:span></text:p>
      <text:p text:style-name="P146"><text:tab/><text:span text:style-name="T1478">Вечером она решила </text:span><text:span text:style-name="T1479">вновь </text:span><text:span text:style-name="T1478">прогуляться </text:span><text:span text:style-name="T1479">по всему улью и внезапно встретилась с </text:span><text:span text:style-name="T1480">Джу</text:span><text:span text:style-name="T1552">л</text:span><text:span text:style-name="T1480">лекой.</text:span></text:p>
      <text:p text:style-name="P146"><text:tab/><text:span text:style-name="T1481">Она было одним из самых близких друзей Торекса </text:span><text:span text:style-name="T1482">и часто помогала ему </text:span><text:span text:style-name="T1483">организовывать поездки и праздники.</text:span></text:p>
      <text:p text:style-name="P146">- <text:span text:style-name="T1484">Ты уже собираешься </text:span><text:span text:style-name="T1485">домой? - поинтересовалась Джу</text:span><text:span text:style-name="T1553">л</text:span><text:span text:style-name="T1485">лека.</text:span></text:p>
      <text:p text:style-name="P146">- <text:span text:style-name="T1486">Нет, я хотела прогуляться по улью еще раз — </text:span><text:span text:style-name="T1554">ответила Эмбер.</text:span></text:p>
      <text:p text:style-name="P146"><text:soft-page-break/>- <text:span text:style-name="T1487">Вот как, я </text:span><text:span text:style-name="T1489">могу показать тебе самые интересные места.</text:span></text:p>
      <text:p text:style-name="P146">- <text:span text:style-name="T1488">Хорошо.</text:span></text:p>
      <text:p text:style-name="P144"><text:tab/><text:span text:style-name="T1490">Эмбер </text:span><text:span text:style-name="T1491">направилась вместе с Джул</text:span><text:span text:style-name="T1555">л</text:span><text:span text:style-name="T1491">екой вновь исследовать загадочный улей.</text:span></text:p>
      <text:p text:style-name="P147">- <text:span text:style-name="T1492">Знаешь, мы ведь раньше были черного цвета, как ты, </text:span><text:span text:style-name="T1493">прости если я случайно тебя обидела.</text:span></text:p>
      <text:p text:style-name="P147">- <text:span text:style-name="T1494">Ничего.</text:span></text:p>
      <text:p text:style-name="P147">- <text:span text:style-name="T1495">Стар Свирл написал нам письмо перед тем, как ты приехала, </text:span><text:span text:style-name="T1496">он сказал что ты очень талантливая пони и обладаешь </text:span><text:span text:style-name="T1556">особенной </text:span><text:span text:style-name="T1496">магией.</text:span></text:p>
      <text:p text:style-name="P147">- <text:span text:style-name="T1497">Да, это так.</text:span></text:p>
      <text:p text:style-name="P147">- <text:span text:style-name="T1498">Я видела н</text:span><text:span text:style-name="T1557">и</text:span><text:span text:style-name="T1498"> раз пони и как они используют свою магию, но у них был рог, </text:span><text:span text:style-name="T1499">а у тебя его нет, как тебе удается? - </text:span><text:span text:style-name="T1500">удивленно спросила Джу</text:span><text:span text:style-name="T1558">л</text:span><text:span text:style-name="T1500">лека.</text:span></text:p>
      <text:p text:style-name="P147">- <text:span text:style-name="T1500">Магия бывает разной.</text:span></text:p>
      <text:p text:style-name="P147">- <text:span text:style-name="T1501">То есть ты обладаешь другой магией, </text:span><text:span text:style-name="T1502">не той магией которой обладают все пони?</text:span></text:p>
      <text:p text:style-name="P147">- <text:span text:style-name="T1503">Возможно.</text:span></text:p>
      <text:p text:style-name="P147">- <text:span text:style-name="T1504">Это так интересно!</text:span></text:p>
      <text:p text:style-name="P148"><text:soft-page-break/><text:tab/>Джул<text:span text:style-name="T1559">л</text:span>ека задумалась и <text:span text:style-name="T1505">для Эмбер показалось, что она не знает куда идет. </text:span></text:p>
      <text:p text:style-name="P148"><text:span text:style-name="T1506"><text:tab/>Но когда она увидела сверкающий зал, полный разных светящихся камней и </text:span><text:span text:style-name="T1507">кристаллов, она поняла.</text:span></text:p>
      <text:p text:style-name="P148">- Т<text:span text:style-name="T1508">ы удивлена? - </text:span><text:span text:style-name="T1509">спросила Джу</text:span><text:span text:style-name="T1560">л</text:span><text:span text:style-name="T1509">лека.</text:span></text:p>
      <text:p text:style-name="P148">- <text:span text:style-name="T1510">Да! Торекс мне не показывал это место.</text:span></text:p>
      <text:p text:style-name="P148">- <text:span text:style-name="T1511">Это такая странность. Торекс очень гостеприимный, но он часто забывает показать свои</text:span><text:span text:style-name="T1561">м</text:span><text:span text:style-name="T1511"> гостям это место.</text:span></text:p>
      <text:p text:style-name="P148">- <text:span text:style-name="T1512">Да, </text:span><text:span text:style-name="T1562">это странно</text:span><text:span text:style-name="T1512"> - </text:span><text:span text:style-name="T1563">согласилась Эмбер.</text:span></text:p>
      <text:p text:style-name="P148">- <text:span text:style-name="T1513">Эти камни </text:span><text:span text:style-name="T1514">мы привезли из разных уголков Эквестрии, а кристаллы </text:span><text:span text:style-name="T1515">нам</text:span><text:span text:style-name="T1514"> подарили, когда мы ездили летом в Кристальную империю.</text:span></text:p>
      <text:p text:style-name="P149">«Флурри из Кристальной империи» - подумала Эмбер.</text:p>
      <text:p text:style-name="P149">- <text:span text:style-name="T1516">Это очень интересно, Джул</text:span><text:span text:style-name="T1564">л</text:span><text:span text:style-name="T1516">ека — </text:span><text:span text:style-name="T1517">Эмбер сделала еще одну заметку </text:span><text:span text:style-name="T1518">в своей </text:span><text:span text:style-name="T1519">маленькой книжке.</text:span></text:p>
      <text:p text:style-name="P150"><text:tab/>Джул<text:span text:style-name="T1565">л</text:span>ека показала много новых мест, в которых Эмбер еще не бывал<text:span text:style-name="T1524">а</text:span> и это <text:span text:style-name="T1520">еще прибавило интересного материала, а главное она начала </text:span><text:span text:style-name="T1566">больше</text:span><text:span text:style-name="T1520"> чувствовать магию оборотней и </text:span><text:span text:style-name="T1521">возможно она скоро </text:span><text:soft-page-break/><text:span text:style-name="T1521">сможет менять свой облик, как это делал Торекс, </text:span><text:span text:style-name="T1522">когда рассказывал ей </text:span><text:span text:style-name="T1566">историю о драконах</text:span><text:span text:style-name="T1523">.</text:span></text:p>
      <text:p text:style-name="P151"><text:tab/><text:span text:style-name="T1525">Эмбер вернулась к себе, </text:span><text:span text:style-name="T1526">просмотрела вновь старый альбом, в котором были фотографии ее отца. <text:s/><text:tab/></text:span><text:span text:style-name="T1527">Она очень сильно его любила и </text:span><text:span text:style-name="T1528">ей удалось узнать всю правду о нем.</text:span></text:p>
      <text:p text:style-name="P151"><text:tab/><text:span text:style-name="T1529">Старая мантия, в которой е</text:span><text:span text:style-name="T1567">ё</text:span><text:span text:style-name="T1529"> нашел отец, была не из Эквестрии, а из совершенно другого </text:span><text:span text:style-name="T1530">загадочного</text:span><text:span text:style-name="T1529"> места, </text:span><text:span text:style-name="T1531">о котором она не так много знала.</text:span></text:p>
      <text:p text:style-name="P151"><text:tab/><text:span text:style-name="T1532">В книге, которую ей удалось выкрасть из библиотеки Кантерлота она ничего не могла увидеть, пока не поняла, что книга была магической и чтобы </text:span><text:span text:style-name="T1533">увидеть написанный текст, нужно было использовать особые магические заклинания, о которых она узнала, когда сконцентрировалась на ней.</text:span></text:p>
      <text:p text:style-name="P151"><text:tab/><text:span text:style-name="T1534">Е</text:span><text:span text:style-name="T1571">ё</text:span><text:span text:style-name="T1534"> особенная магия позволяла </text:span><text:span text:style-name="T1568">видеть</text:span><text:span text:style-name="T1534"> мир по другому и находить новые </text:span><text:span text:style-name="T1535">магические заклинания, которы</text:span><text:span text:style-name="T1569">е</text:span><text:span text:style-name="T1535"> никому </text:span><text:span text:style-name="T1570">и никогда</text:span><text:span text:style-name="T1535"> раньше не были известны.</text:span></text:p>
      <text:p text:style-name="P151"><text:tab/><text:span text:style-name="T1536">На следующий день </text:span><text:span text:style-name="T1537">Эмбер написала статью и прочитала её Торексу и Джул</text:span><text:span text:style-name="T1572">л</text:span><text:span text:style-name="T1538">еке.</text:span></text:p>
      <text:p text:style-name="P151">- <text:span text:style-name="T1539">Отличная статья, у тебя хорошо получилось! — </text:span><text:span text:style-name="T1540">сказал Торекс.</text:span></text:p>
      <text:p text:style-name="P151"><text:soft-page-break/>- <text:span text:style-name="T1541">Это восхитительно, мне очень понравилось! - добавила Джул</text:span><text:span text:style-name="T1573">л</text:span><text:span text:style-name="T1541">ека.</text:span></text:p>
      <text:p text:style-name="P152"><text:tab/><text:span text:style-name="T1542">Эмбер отправила письмо Стар Свирлу </text:span><text:span text:style-name="T1574">вместе со своей статьей</text:span><text:span text:style-name="T1542"> </text:span><text:span text:style-name="T1543">и решила </text:span><text:span text:style-name="T1544">закончить последнее дело — овладеть магией оборотней.</text:span></text:p>
      <text:p text:style-name="P152"><text:tab/></text:p>
      <text:p text:style-name="P149"/>
      <text:p text:style-name="P149"/>
      <text:p text:style-name="P149"/>
      <text:p text:style-name="P149"/>
      <text:p text:style-name="P149"/>
      <text:p text:style-name="P149"/>
      <text:p text:style-name="P149"/>
      <text:p text:style-name="P149"/>
      <text:p text:style-name="P149"/>
      <text:p text:style-name="P149"/>
      <text:p text:style-name="P149"/>
      <text:p text:style-name="P149"/>
      <text:p text:style-name="P218"><text:soft-page-break/>18. <text:bookmark-start text:name="__DdeLink__10453_4030418583"/><text:span text:style-name="T1575">История оборотней</text:span><text:bookmark-end text:name="__DdeLink__10453_4030418583"/></text:p>
      <text:p text:style-name="P136"><text:tab/><text:span text:style-name="T1576">Флурри на протяжении недели думала об исчезновении книги </text:span><text:span text:style-name="T1577">и забыла про свое сообщение, которое отправила Эмбер </text:span><text:span text:style-name="T1658">еще </text:span><text:span text:style-name="T1659">неделю назад.</text:span></text:p>
      <text:p text:style-name="P136"><text:tab/><text:span text:style-name="T1578">Неожиданно она увидела объявление в главном зале школы, </text:span><text:span text:style-name="T1579">которое гласило:</text:span></text:p>
      <text:p text:style-name="P136">«<text:span text:style-name="T1580">Школа Кантерлота с удовольствием одобрила заявку на получени</text:span><text:span text:style-name="T1660">е</text:span><text:span text:style-name="T1580"> научно-исследовательской работы для талантливой учениц</text:span><text:span text:style-name="T1583">ы </text:span><text:span text:style-name="T1580">Эмбер Грим. </text:span><text:span text:style-name="T1581">С радостью сообщаем всем ученикам, что первая ее статья о</text:span><text:span text:style-name="T1584">б</text:span><text:span text:style-name="T1581"> истории оборотней уже доступна в </text:span><text:span text:style-name="T1582">библиотеке Кантерлота</text:span>».</text:p>
      <text:p text:style-name="P136"><text:tab/><text:span text:style-name="T1585">Флурри была </text:span><text:span text:style-name="T1661">удивлена и сильно</text:span><text:span text:style-name="T1585"> обрадована. </text:span><text:span text:style-name="T1662">Она </text:span><text:span text:style-name="T1585">с нетерпением </text:span><text:span text:style-name="T1586">кинулась</text:span><text:span text:style-name="T1585"> в библиотеку, чтобы </text:span><text:span text:style-name="T1663">прочесть</text:span><text:span text:style-name="T1585"> статью.</text:span></text:p>
      <text:p text:style-name="P136"><text:tab/><text:span text:style-name="T1587">Она была потрясена складным слогом Эмбер </text:span><text:span text:style-name="T1588">и решила поделиться с Ларой.</text:span></text:p>
      <text:p text:style-name="P136">- <text:span text:style-name="T1588">Спасибо Флурри! Я уже читала её статью и ни один раз. Я полностью с тобой согласна, она написана гениально и очень интересно! - </text:span><text:span text:style-name="T1665">ответила</text:span><text:span text:style-name="T1589"> Лара на предложени</text:span><text:span text:style-name="T1666">е</text:span><text:span text:style-name="T1589"> Флурри</text:span><text:span text:style-name="T1664">.</text:span></text:p>
      <text:p text:style-name="P136"><text:soft-page-break/>- <text:span text:style-name="T1590">Как я могла узнать об этом в самый последний момент! - </text:span><text:span text:style-name="T1591">удивилась Флурри.</text:span></text:p>
      <text:p text:style-name="P136">- <text:span text:style-name="T1592">Ты </text:span><text:span text:style-name="T1593">была занята загадкой об исчезновении книги и </text:span><text:span text:style-name="T1594">поэтому не могла думать о другом</text:span><text:span text:style-name="T1592"> — улыбнулась Лара.</text:span></text:p>
      <text:p text:style-name="P137">- <text:span text:style-name="T1595">Да! Постой, я совершенно забыла! - </text:span><text:span text:style-name="T1596">воскликнула Флурри и достала магическую книгу.</text:span></text:p>
      <text:p text:style-name="P137"><text:span text:style-name="T1597"><text:tab/>Она взглянула на ту страницу, где написала Эмбер сообщение и увидела, что </text:span><text:span text:style-name="T1598">добавились две новые строчки:</text:span></text:p>
      <text:p text:style-name="P136">«<text:span text:style-name="T1599">Все хорошо! </text:span><text:span text:style-name="T1600">Я узнала очень многое из истории оборотней. </text:span><text:span text:style-name="T1599">Тебе понравилась моя статья?</text:span>»</text:p>
      <text:p text:style-name="P138">- <text:span text:style-name="T1601">Смотри! Она ответила! - </text:span><text:span text:style-name="T1602">замахала крыльями Флурри и чуть не задела Силл</text:span><text:span text:style-name="T1667">и — </text:span><text:span text:style-name="T1669">Ой, прости!</text:span></text:p>
      <text:p text:style-name="P138"><text:span text:style-name="T1669"><text:tab/>Силли</text:span><text:span text:style-name="T1668"> ничего не </text:span><text:span text:style-name="T1670">ответил</text:span><text:span text:style-name="T1668">, потому что сильно спешил на историю магии — </text:span><text:span text:style-name="T1672">на </text:span><text:span text:style-name="T1668">урок, </text:span><text:span text:style-name="T1671">который никогда ему не удавался.</text:span></text:p>
      <text:p text:style-name="P136">- <text:span text:style-name="T1603">Я вижу ты очень рада! - </text:span><text:span text:style-name="T1604">сказала Лара и </text:span><text:span text:style-name="T1605">глянула в книгу, куда добавились еще </text:span><text:span text:style-name="T1606">три</text:span><text:span text:style-name="T1605"> строчки, написанные только что Флурри:</text:span></text:p>
      <text:p text:style-name="P136"><text:soft-page-break/>«<text:span text:style-name="T1605">Твоя статья шедевр! Она понравилась всем без исключения, я в этом не сомневаюсь. Лара сказала, что ты гениальна! </text:span><text:span text:style-name="T1673">П</text:span><text:span text:style-name="T1605">иши чаще!</text:span>».</text:p>
      <text:p text:style-name="P136">- <text:span text:style-name="T1607">Да, я переполнена энергией! - </text:span><text:span text:style-name="T1674">перечитывая еще раз ответ Эмбер, сказала Флурри.</text:span></text:p>
      <text:p text:style-name="P136">- <text:span text:style-name="T1608">Месяц назад ты хотела её убить, а сейчас ты сходишь с ума от радости, когда она отвечает на твои сообщения.</text:span></text:p>
      <text:p text:style-name="P136">- <text:span text:style-name="T1609">Да! </text:span><text:span text:style-name="T1610">Ты всегда была права, </text:span><text:span text:style-name="T1611">Лара!</text:span></text:p>
      <text:p text:style-name="P136">- <text:span text:style-name="T1612">Согласна, но если бы не та магическая дуэль, так бы не сложилось, поэтому Флурри </text:span><text:span text:style-name="T1613">это заслуга </text:span><text:span text:style-name="T1614">принадлежит и тебе.</text:span></text:p>
      <text:p text:style-name="P136">- <text:span text:style-name="T1675">Как ты думаешь,</text:span><text:span text:style-name="T1615"> куда она сейчас </text:span><text:span text:style-name="T1676">отправиться</text:span><text:span text:style-name="T1615">?</text:span></text:p>
      <text:p text:style-name="P136">- <text:span text:style-name="T1616">Не знаю, может быть в Кристальную империю.</text:span></text:p>
      <text:p text:style-name="P136">- <text:span text:style-name="T1617">Я бы с удовольствием ей показала </text:span><text:span text:style-name="T1618">самые красивые и невероятные места!</text:span></text:p>
      <text:p text:style-name="P136">- <text:span text:style-name="T1619">Остановись Флурри, там директор!</text:span></text:p>
      <text:p text:style-name="P136">- <text:span text:style-name="T1619">Да, прости, </text:span><text:span text:style-name="T1677">я</text:span><text:span text:style-name="T1619"> слишком энергичная.</text:span></text:p>
      <text:p text:style-name="P136"><text:tab/><text:span text:style-name="T1620">Стар Свирл разговаривал с одним из грифонов </text:span><text:span text:style-name="T1621">около школьного кабинета, где преподавали историю.</text:span></text:p>
      <text:p text:style-name="P136"><text:soft-page-break/><text:tab/><text:span text:style-name="T1622">Флурри решила подслушать их разговор и спряталась за углом. </text:span></text:p>
      <text:p text:style-name="P136">- <text:span text:style-name="T1623">Флурри </text:span><text:span text:style-name="T1678">что ты делаешь</text:span><text:span text:style-name="T1623">?… - не договорила Лара.</text:span></text:p>
      <text:p text:style-name="P136">- <text:span text:style-name="T1623">Тссс! - </text:span><text:span text:style-name="T1624">перебила е</text:span><text:span text:style-name="T1679">ё</text:span><text:span text:style-name="T1624"> Флурри.</text:span></text:p>
      <text:p text:style-name="P136">- <text:span text:style-name="T1625">Известий больше не было </text:span><text:span text:style-name="T1626">от Марбла? - </text:span><text:span text:style-name="T1627">спросил Стар Свирл у грифона.</text:span></text:p>
      <text:p text:style-name="P136">- <text:span text:style-name="T1629">Самое последнее я вам сообщил два дня назад. </text:span><text:span text:style-name="T1627"><text:s/>— </text:span><text:span text:style-name="T1628">ответил тот.</text:span></text:p>
      <text:p text:style-name="P136">- <text:span text:style-name="T1630">Возможно что-то случилось — </text:span><text:span text:style-name="T1631">задумчиво говорил Стар Свирл.</text:span></text:p>
      <text:p text:style-name="P153">- <text:s/><text:span text:style-name="T1632">Мой брат самый надеж</text:span><text:span text:style-name="T1633">ный</text:span><text:span text:style-name="T1632"> из грифонов </text:span><text:span text:style-name="T1633">и я сильно беспокоюсь о нем.</text:span></text:p>
      <text:p text:style-name="P154"><text:span text:style-name="T1632">- </text:span><text:span text:style-name="T1634">Успокойтесь, Эль</text:span><text:span text:style-name="T1635">бер</text:span><text:span text:style-name="T1636">ус</text:span><text:span text:style-name="T1634">, </text:span><text:span text:style-name="T1637">может быть он просто </text:span><text:span text:style-name="T1638">по случайности оставил где-нибудь чернила и </text:span><text:span text:style-name="T1680">магическую </text:span><text:span text:style-name="T1638">бумагу.</text:span></text:p>
      <text:p text:style-name="P155"><text:span text:style-name="T1634">- </text:span><text:span text:style-name="T1639">Это невозможно! </text:span><text:span text:style-name="T1640">А Эмбер что-нибудь ответила вам?</text:span></text:p>
      <text:p text:style-name="P155"><text:span text:style-name="T1634">- </text:span><text:span text:style-name="T1640">Она отправила только статью, </text:span><text:span text:style-name="T1641">а на остальные сообщения она ничего не отвечает.</text:span></text:p>
      <text:p text:style-name="P155">- <text:span text:style-name="T1642">Вы же можете телепортироваться и узнать у оборотней куда она могла направиться</text:span></text:p>
      <text:p text:style-name="P155"><text:soft-page-break/>- <text:span text:style-name="T1642">Я уже сделал это утром. К сожалению они ничего не знают.</text:span></text:p>
      <text:p text:style-name="P155">- <text:span text:style-name="T1681">Вдруг… - </text:span><text:span text:style-name="T1687">не договорил</text:span><text:span text:style-name="T1681"> грифон.</text:span></text:p>
      <text:p text:style-name="P156">- <text:span text:style-name="T1682">Не стоит беспокоиться! </text:span><text:span text:style-name="T1681">С</text:span><text:span text:style-name="T1643"> вашим братом все будет хорошо! </text:span><text:span text:style-name="T1683">Не бросайтесь в поиск</text:span><text:span text:style-name="T1685">и</text:span><text:span text:style-name="T1683">, </text:span><text:span text:style-name="T1644">а то придется вас еще искать. </text:span><text:span text:style-name="T1684">Я сам разберусь с этим</text:span><text:span text:style-name="T1644"> —</text:span><text:span text:style-name="T1645"> </text:span><text:span text:style-name="T1686">сказал</text:span><text:span text:style-name="T1645"> Стар Свирл.</text:span></text:p>
      <text:p text:style-name="P157"><text:tab/>Грифон кивнул и удалился.</text:p>
      <text:p text:style-name="P158"><text:tab/>Флурри <text:span text:style-name="T1646">вместе с Ларой вышли из-за угла </text:span><text:span text:style-name="T1647">и поприветствовали директора, словно они ничего не слышали</text:span><text:span text:style-name="T1646">.</text:span></text:p>
      <text:p text:style-name="P159"><text:span text:style-name="T1646">- </text:span><text:span text:style-name="T1648">Что ты думаешь об этом? <text:s/>- </text:span><text:span text:style-name="T1649">спросила Флурри свою подругу.</text:span></text:p>
      <text:p text:style-name="P160"><text:span text:style-name="T1646">- </text:span><text:span text:style-name="T1688">Э</text:span><text:span text:style-name="T1650">то уже становиться очень интересным.</text:span></text:p>
      <text:p text:style-name="P161"><text:span text:style-name="T1646">- </text:span><text:span text:style-name="T1651">Да! Может Эмбер угрожает опасность и поэтому она решила уехать, чтобы </text:span><text:span text:style-name="T1652">не навлечь беду на нас!</text:span></text:p>
      <text:p text:style-name="P161"><text:span text:style-name="T1646">- </text:span><text:span text:style-name="T1653">Возможно. А что ты думаешь о грифоне Марбле?</text:span></text:p>
      <text:p text:style-name="P162"><text:span text:style-name="T1646">- </text:span><text:span text:style-name="T1653">Он интересный собеседник и очень надежный. <text:s/>Я немного с ним общалась, но в этом я смогла убедиться.</text:span></text:p>
      <text:p text:style-name="P163"><text:soft-page-break/><text:span text:style-name="T1646">- </text:span><text:span text:style-name="T1654">Он пропал, Флурри! И Эмбер тоже! </text:span><text:span text:style-name="T1655">Его попросили приглядеть за ней.</text:span></text:p>
      <text:p text:style-name="P164"><text:span text:style-name="T1646">- </text:span><text:span text:style-name="T1655">Значит здесь замешана темная магия!?</text:span></text:p>
      <text:p text:style-name="P164"><text:span text:style-name="T1646">- </text:span><text:span text:style-name="T1656">Все возможно, я чувствую, что скоро мы узнаем об этом.</text:span></text:p>
      <text:p text:style-name="P164"><text:span text:style-name="T1656"><text:tab/>Флурри</text:span><text:span text:style-name="T1646"><text:tab/> </text:span><text:span text:style-name="T1656">достала книгу и глянула туда ещё раз.</text:span></text:p>
      <text:p text:style-name="P164">- <text:span text:style-name="T1657">Думаешь она ответит? - </text:span><text:span text:style-name="T1690">спросила Лара, поглядывая в книгу.</text:span></text:p>
      <text:p text:style-name="P164">- <text:span text:style-name="T1657">Возможно нет, но я </text:span><text:span text:style-name="T1689">все равно </text:span><text:span text:style-name="T1657">напишу — </text:span><text:span text:style-name="T1691">ответила Флурри и </text:span><text:span text:style-name="T1657">дописала еще несколько строчек:</text:span></text:p>
      <text:p text:style-name="P164">«<text:span text:style-name="T1657">Я слышала, что ты перестала писать директору и что грифон Марбл, который согласился приглядеть за тобой пропал, пожалуйста ответь что-нибудь</text:span>».</text:p>
      <text:p text:style-name="P222"><text:tab/><text:span text:style-name="T611">Лара кивнула и они вместе зашли в кабинет по истории магии.</text:span></text:p>
      <text:p text:style-name="P165"/>
      <text:p text:style-name="P165"/>
      <text:p text:style-name="P165"/>
      <text:p text:style-name="P165"/>
      <text:p text:style-name="P165"/>
      <text:p text:style-name="P232"><text:soft-page-break/>19. <text:bookmark-start text:name="__DdeLink__10455_4030418583"/><text:span text:style-name="T1286">Колокольчик Грог</text:span><text:span text:style-name="T1287">ара</text:span><text:bookmark-end text:name="__DdeLink__10455_4030418583"/></text:p>
      <text:p text:style-name="P166"><text:tab/><text:span text:style-name="T1740">На следующий день г</text:span><text:span text:style-name="T1739">рифон Марбл прилетел в Кантерлот. </text:span><text:span text:style-name="T1740">О</text:span><text:span text:style-name="T1739">н не мог вспомнить, что произошло когда Эмбер покинула улей оборотней, и не мог понять как он оказался в зарослях темного-зеленного леса.</text:span></text:p>
      <text:p text:style-name="P166"><text:tab/><text:span text:style-name="T1741">Флурри быстро об этом узнала и все рассказала своей лучшей подруг</text:span><text:span text:style-name="T1807">е</text:span><text:span text:style-name="T1741">.</text:span></text:p>
      <text:p text:style-name="P166">- <text:span text:style-name="T1742">Это еще одна важная деталь — </text:span><text:span text:style-name="T1744">сказала Лара, когда они направлялись в библиотеку Кантерлота.</text:span></text:p>
      <text:p text:style-name="P166">- <text:span text:style-name="T1743">Лара, мне кажется ты уже знаешь в чем дело?! - поинтересовалась Флурри.</text:span></text:p>
      <text:p text:style-name="P166">- <text:span text:style-name="T1744">Возможно, но это только предположения.</text:span></text:p>
      <text:p text:style-name="P166">- <text:span text:style-name="T1745">Может уже расскажешь, я не могу ждать!</text:span></text:p>
      <text:p text:style-name="P166">- <text:span text:style-name="T1746">А разве ты не догадываешься?</text:span></text:p>
      <text:p text:style-name="P166">- <text:span text:style-name="T1747">О чем? Эмбер преследуют темные силы? </text:span><text:span text:style-name="T1748">Или она стала темной пони?</text:span></text:p>
      <text:p text:style-name="P166">- <text:span text:style-name="T1749">Не совсем.</text:span></text:p>
      <text:p text:style-name="P166">- <text:span text:style-name="T1749">Ты про все эти странные события?</text:span></text:p>
      <text:p text:style-name="P166"><text:soft-page-break/>- <text:span text:style-name="T1749">Да, на первом учебном году ничего подобного не было, разве не помнишь? Все началось с</text:span><text:span text:style-name="T1808"> поступления</text:span><text:span text:style-name="T1749"> Эмбер </text:span><text:span text:style-name="T1808">в школу</text:span><text:span text:style-name="T1749">.</text:span></text:p>
      <text:p text:style-name="P166">- <text:span text:style-name="T1750">Неужели она украла книгу и стерла память грифону Марблу?</text:span></text:p>
      <text:p text:style-name="P166">- <text:span text:style-name="T1751">Не торопись Флурри! </text:span><text:span text:style-name="T1752">Все началось с того… - не успела договорить Лара. Она заметила мистера </text:span><text:span text:style-name="T1753">Санлайта у входа в библиотеку.</text:span></text:p>
      <text:p text:style-name="P166">- <text:span text:style-name="T1754">Лара, ты в порядке? </text:span></text:p>
      <text:p text:style-name="P166">- <text:span text:style-name="T1755">Я не понимаю, мистер Санлайт ведь должен быть </text:span><text:span text:style-name="T1756">в школе. </text:span><text:span text:style-name="T1810">Р</text:span><text:span text:style-name="T1809">азве ты</text:span><text:span text:style-name="T1756"> не помнишь? Он согласился провести урок.</text:span></text:p>
      <text:p text:style-name="P166">- <text:span text:style-name="T1757">Может быть он вернулся, чтобы взять </text:span><text:span text:style-name="T1758">книги.</text:span></text:p>
      <text:p text:style-name="P166">- <text:span text:style-name="T1758">Возможно, идем!</text:span></text:p>
      <text:p text:style-name="P166"><text:tab/><text:span text:style-name="T1759">Флурри последовала за Ларой и они <text:s/>оказались в </text:span><text:span text:style-name="T1760">тихом и спокойном месте, наполненн</text:span><text:span text:style-name="T1761">ом</text:span><text:span text:style-name="T1760"> знаниями в переплетах и свитках.</text:span></text:p>
      <text:p text:style-name="P166"><text:tab/><text:span text:style-name="T1762">Мистер Санлайт </text:span><text:span text:style-name="T1763">не </text:span><text:span text:style-name="T1765">заметил</text:span><text:span text:style-name="T1763"> их и направился к </text:span><text:span text:style-name="T1764">дальней </text:span><text:span text:style-name="T1766">темно-коричневой </text:span><text:span text:style-name="T1764">двери.</text:span></text:p>
      <text:p text:style-name="P167"><text:tab/><text:span text:style-name="T1767">Лара взяла несколько книг, </text:span><text:span text:style-name="T1768">которые хотела прочитать ещё в начале года, </text:span><text:span text:style-name="T1811">а </text:span><text:span text:style-name="T1769">Флурри все это время </text:span><text:soft-page-break/><text:span text:style-name="T1769">следила за дверью и другими посетителями. </text:span><text:span text:style-name="T1770">Она также как и Лара </text:span><text:span text:style-name="T1771">предчувствовала что-то нехорошее.</text:span></text:p>
      <text:p text:style-name="P167"><text:tab/><text:span text:style-name="T1772">Когда они вышли из библиотеки, Лара </text:span><text:span text:style-name="T1812">заговорила</text:span><text:span text:style-name="T1772">:</text:span></text:p>
      <text:p text:style-name="P167">- <text:span text:style-name="T1773">Я узнала у библиотекаря, что мистеру Санлайту было поручено важное дело и он не смог провести урок в школе, поэтому </text:span><text:span text:style-name="T1774">он снова вернулся.</text:span></text:p>
      <text:p text:style-name="P167">- <text:span text:style-name="T1774">А я уже подумала, что случилось что-то ужасное и </text:span><text:span text:style-name="T1775">начала беспокоиться.</text:span></text:p>
      <text:p text:style-name="P167">- <text:span text:style-name="T1813">Да, я тоже так подумала. </text:span><text:span text:style-name="T1776">Идем на урок?</text:span></text:p>
      <text:p text:style-name="P167">- <text:span text:style-name="T1813">Идем.</text:span></text:p>
      <text:p text:style-name="P168"><text:tab/>И две подруги <text:span text:style-name="T1777">снова вернулись в школу. В коридоре пра</text:span><text:span text:style-name="T1778">вого крыла они были полностью поражены и сбиты с толку: </text:span><text:span text:style-name="T1779">мистер Санлайт разговаривал с Магитемзом.</text:span></text:p>
      <text:p text:style-name="P168">- <text:span text:style-name="T1780">Лара! </text:span><text:span text:style-name="T1781">Ты видишь </text:span><text:span text:style-name="T1782">мистера Санлайта</text:span><text:span text:style-name="T1781">?</text:span></text:p>
      <text:p text:style-name="P170">- <text:span text:style-name="T1780">Этого не может быть! - </text:span><text:span text:style-name="T1782">удивилась Лара не меньше своей подруги.</text:span></text:p>
      <text:p text:style-name="P185"><text:tab/>Она не стала медлить и сразу рассказала все мистеру Санлайту. Он не раздумывая бросился в библиотеку. </text:p>
      <text:p text:style-name="P185"><text:soft-page-break/><text:tab/>Флурри с Ларой последовали за ним и когда он вышел из той самой двери, в которую заходил его загадочный двойник, он не мог сказать ни слова.</text:p>
      <text:p text:style-name="P169">- <text:span text:style-name="T1783">Мистер Санлайт, что случилось? - взволнованно спросила Лара.</text:span></text:p>
      <text:p text:style-name="P169">- <text:span text:style-name="T1783">Это… Просто ужасно!.. - не мог говорить </text:span><text:span text:style-name="T1784">мистер Санлайт.</text:span></text:p>
      <text:p text:style-name="P169">- <text:span text:style-name="T1785">Успокойтесь, расскажите все по порядку, нам вы можете верить.</text:span></text:p>
      <text:p text:style-name="P169">- <text:span text:style-name="T1785">Флурри, Лара, подойдите поближе, это большой секрет и никто из учеников и даже учителей не должен об этом знать, вы ником</text:span><text:span text:style-name="T1815">у </text:span><text:span text:style-name="T1785">не скаж</text:span><text:span text:style-name="T1814">е</text:span><text:span text:style-name="T1785">те?</text:span></text:p>
      <text:p text:style-name="P171"><text:tab/>Обе подруги кивнули.</text:p>
      <text:p text:style-name="P171">- В этой библиотеке хранятся не только книги. — продолжал мистер Санлайт — Иногда сюда попадают магические предметы, и не так давно <text:span text:style-name="T1786">здесь появился колокольчик Грогара. Я думаю вы уже знаете о нем, </text:span><text:span text:style-name="T1787">не так ли?</text:span></text:p>
      <text:p text:style-name="P171">- <text:span text:style-name="T1787">Да, </text:span><text:span text:style-name="T1788">мы недавно изучали его на магических предметах — </text:span><text:span text:style-name="T1789">согласилась</text:span><text:span text:style-name="T1788"> Лара.</text:span></text:p>
      <text:p text:style-name="P171">- <text:span text:style-name="T1816">Так вот, о</text:span><text:span text:style-name="T1790">н пропал! Его украл тот двойник о котором вы говорили и теперь мне точно не до урока. </text:span><text:soft-page-break/><text:span text:style-name="T1817">Я прошу вас, пожалуйста</text:span><text:span text:style-name="T1790"> сообщите все директору </text:span><text:span text:style-name="T1818">прямо сейчас</text:span><text:span text:style-name="T1791">.</text:span></text:p>
      <text:p text:style-name="P171">- <text:span text:style-name="T1792">Мы это сделаем! - твердо </text:span><text:span text:style-name="T1819">ответила</text:span><text:span text:style-name="T1792"> Флурри и они </text:span><text:span text:style-name="T1820">вместе </text:span><text:span text:style-name="T1792">с Ларой мгновенно исчезли.</text:span></text:p>
      <text:p text:style-name="P171"><text:tab/><text:span text:style-name="T1793">Стар Свирл внимательно их выслушал и сказал идти на урок и никому не сообщать об этом, </text:span><text:span text:style-name="T1821">даже самым лучшим друзьям</text:span><text:span text:style-name="T1793">.</text:span></text:p>
      <text:p text:style-name="P171">- <text:span text:style-name="T1793">Что происходит? Лара! Почему ты молчишь? Ты все знаешь! - </text:span><text:span text:style-name="T1794">не могла успокоиться Флурри, когда они поднимал</text:span><text:span text:style-name="T1795">ись</text:span><text:span text:style-name="T1794"> </text:span><text:span text:style-name="T1795">по бирюзовым ступенькам</text:span><text:span text:style-name="T1794"> </text:span><text:span text:style-name="T1795">север</text:span><text:span text:style-name="T1822">о</text:span><text:span text:style-name="T1795">-</text:span><text:span text:style-name="T1822">в</text:span><text:span text:style-name="T1794">осточн</text:span><text:span text:style-name="T1795">ой</text:span><text:span text:style-name="T1794"> башн</text:span><text:span text:style-name="T1795">и</text:span><text:span text:style-name="T1794">.</text:span></text:p>
      <text:p text:style-name="P171">- <text:span text:style-name="T1796">Флурри, остановись! </text:span><text:span text:style-name="T1797">Теперь я уже точно уверена, это сделала Эмбер, в этом нет сомнений.</text:span></text:p>
      <text:p text:style-name="P171">- <text:span text:style-name="T1798">Что?!</text:span></text:p>
      <text:p text:style-name="P172">- <text:span text:style-name="T1799">Когда она ушла из школы, то я поняла, что у неё есть какой-то план. </text:span><text:span text:style-name="T1800">На протяжении нескольких месяцев я узнала о ней достаточно, чтобы понять, что улей оборотней и эта научно-исследовательская работа были не случайностью, ей </text:span><text:span text:style-name="T1823">всегда х</text:span><text:span text:style-name="T1800">отелось овладеть этой магией и она смогла </text:span><text:span text:style-name="T1823">это сделать</text:span><text:span text:style-name="T1800">. Так она и украла колокольчик Грогара</text:span><text:span text:style-name="T1799">.</text:span></text:p>
      <text:p text:style-name="P172"><text:span text:style-name="T1799">- </text:span><text:span text:style-name="T1800">Я не могу в </text:span><text:span text:style-name="T1824">это</text:span><text:span text:style-name="T1800"> поверить! А книга?!</text:span></text:p>
      <text:p text:style-name="P172"><text:soft-page-break/><text:span text:style-name="T1799">- </text:span><text:span text:style-name="T1800">И книгу украла тоже она, тогда я часто видела её в том зале </text:span><text:span text:style-name="T1825">библиотеки</text:span><text:span text:style-name="T1800"> и для меня это </text:span><text:span text:style-name="T1826">уже казалось</text:span><text:span text:style-name="T1800"> </text:span><text:span text:style-name="T1801">подозрительн</text:span><text:span text:style-name="T1826">ым</text:span><text:span text:style-name="T1801">.</text:span></text:p>
      <text:p text:style-name="P172">- <text:span text:style-name="T1802">А зачем ей колокольчик Грогара?</text:span></text:p>
      <text:p text:style-name="P172">- <text:span text:style-name="T1802">Ты не знаешь для чего колокольчик Грогара?</text:span></text:p>
      <text:p text:style-name="P172">- <text:span text:style-name="T1802">Знаю, он позволяет вбирать в себя магию и сохранять её.</text:span></text:p>
      <text:p text:style-name="P172">- <text:span text:style-name="T1827">Да, </text:span><text:span text:style-name="T1828">все верно</text:span><text:span text:style-name="T1803">. Возможно она решила забрать магию у кого-то или отдать свою.</text:span></text:p>
      <text:p text:style-name="P172">- <text:span text:style-name="T1804">Отдать свою? Что это значит?</text:span></text:p>
      <text:p text:style-name="P172">- <text:span text:style-name="T1804">Я тебе говорила, что у неё необычная магия </text:span><text:span text:style-name="T1829">загадочного</text:span><text:span text:style-name="T1804"> происхождения. </text:span><text:span text:style-name="T1830">Может быть</text:span><text:span text:style-name="T1804"> она </text:span><text:span text:style-name="T1830">поняла, что является угрозой для Эквестрии </text:span><text:span text:style-name="T1831">и </text:span><text:span text:style-name="T1804">решила поступить таким образом.</text:span></text:p>
      <text:p text:style-name="P172">- <text:span text:style-name="T1804">Нам нужно найти её! Где моя магическая книга? - начала рыться в рюкзаке Флурри.</text:span></text:p>
      <text:p text:style-name="P172"><text:tab/><text:span text:style-name="T1805">Книга была заложена другими и поэтому Флурри не сразу её </text:span><text:span text:style-name="T1832">нашла. К</text:span><text:span text:style-name="T1805">огда она </text:span><text:span text:style-name="T1832">прикоснулась к </text:span><text:span text:style-name="T1805"><text:s/></text:span><text:span text:style-name="T1833">ней,</text:span><text:span text:style-name="T1805"> она открылась на середине и засветилась.</text:span></text:p>
      <text:p text:style-name="P173">- Что это? <text:span text:style-name="T1806">Тут какие-то символы. Лара! </text:span><text:span text:style-name="T1834">С</text:span><text:span text:style-name="T1806">мотри!</text:span></text:p>
      <text:p text:style-name="P173">- <text:span text:style-name="T1806">Это же магическая метка для телепортации!</text:span></text:p>
      <text:p text:style-name="P173"><text:soft-page-break/>- <text:span text:style-name="T1806">Что?</text:span></text:p>
      <text:p text:style-name="P173">- <text:span text:style-name="T1806">Мы можем по ней телепортироваться, Флурри!</text:span></text:p>
      <text:p text:style-name="P173">- <text:span text:style-name="T1806">Ты хочешь сказать, что Эмбе</text:span><text:span text:style-name="T1835">р с</text:span><text:span text:style-name="T1806">пециально её оставила </text:span><text:span text:style-name="T1836">для нас?</text:span></text:p>
      <text:p text:style-name="P173">- <text:span text:style-name="T1806">Да! </text:span></text:p>
      <text:p text:style-name="P173">- <text:span text:style-name="T1838">Тогда что</text:span><text:span text:style-name="T1806"> нужно </text:span><text:span text:style-name="T1839">с</text:span><text:span text:style-name="T1806">делать </text:span><text:span text:style-name="T1837">чтобы телепортироваться</text:span><text:span text:style-name="T1806">?</text:span></text:p>
      <text:p text:style-name="P173">- <text:span text:style-name="T1840">Возьми</text:span><text:span text:style-name="T1806"> меня за копыто, все должно получиться.</text:span></text:p>
      <text:p text:style-name="P174"><text:tab/>Лара закрыла глаза и произнесла заклинания. </text:p>
      <text:p text:style-name="P174"><text:tab/>Обе подруги мгновенно <text:span text:style-name="T1841">растворились </text:span><text:span text:style-name="T1842">и оставили только облачко из мелких кристалликов</text:span><text:span text:style-name="T1841">. </text:span></text:p>
      <text:p text:style-name="P168"/>
      <text:p text:style-name="P166"><text:tab/></text:p>
      <text:p text:style-name="P166"/>
      <text:p text:style-name="P166"/>
      <text:p text:style-name="P166"/>
      <text:p text:style-name="P166"/>
      <text:p text:style-name="P166"/>
      <text:p text:style-name="P166"/>
      <text:p text:style-name="P223"><text:soft-page-break/>20. <text:span text:style-name="T1288">Темная пони</text:span></text:p>
      <text:p text:style-name="P136"><text:tab/><text:span text:style-name="T1843">Флурри и Лара оказались на огромной каменной скале </text:span><text:span text:style-name="T1844">и увидели Эмбер, которая </text:span><text:span text:style-name="T1845">держала</text:span><text:span text:style-name="T1844"> колокольчик <text:s/>Грогара.</text:span></text:p>
      <text:p text:style-name="P136">- <text:span text:style-name="T1846">Эмбер! Что </text:span><text:span text:style-name="T1896">ты делаешь</text:span><text:span text:style-name="T1846">? - </text:span><text:span text:style-name="T1847">с беспокойством </text:span><text:span text:style-name="T1897">сказала</text:span><text:span text:style-name="T1847"> Флурри.</text:span></text:p>
      <text:p text:style-name="P136">- <text:span text:style-name="T1848">Привет Флурри. </text:span><text:span text:style-name="T1898">П</text:span><text:span text:style-name="T1848">ривет Лара. - </text:span><text:span text:style-name="T1849">спокойно ответила Эмбер.</text:span></text:p>
      <text:p text:style-name="P136">- <text:span text:style-name="T1850">Зачем тебе колокольчик Грогара? </text:span><text:span text:style-name="T1899">Т</text:span><text:span text:style-name="T1850">ы хочешь забрать мою магию? Ты стала темной пони? - </text:span><text:span text:style-name="T1851">не могла остановиться Флурри.</text:span></text:p>
      <text:p text:style-name="P136">- <text:span text:style-name="T1851">Я думаю, твоя подруга уже догадалась, </text:span><text:span text:style-name="T1852">что я собираюсь сделать.</text:span></text:p>
      <text:p text:style-name="P136">- <text:span text:style-name="T1853">Ты хочешь забрать магию у всех существ Эквестрии?</text:span></text:p>
      <text:p text:style-name="P175">- Нет, я хочу <text:span text:style-name="T1854">чтобы все моя магия перешла в этот колокольчик.</text:span></text:p>
      <text:p text:style-name="P176">- <text:span text:style-name="T1900">Зачем тебе лишать</text:span><text:span text:style-name="T1855"> </text:span><text:span text:style-name="T1900">себя магии</text:span><text:span text:style-name="T1855">? Ты </text:span><text:span text:style-name="T1901">ведь </text:span><text:span text:style-name="T1855">особенная пони и обладаешь невероятной магией, так же как и я. <text:s/></text:span><text:span text:style-name="T1902">И ты</text:span><text:span text:style-name="T1855"> не злая! Ты хорошая пони!</text:span></text:p>
      <text:p text:style-name="P175">- <text:span text:style-name="T1856">Прости Флурри, я не могу по-другому.</text:span></text:p>
      <text:p text:style-name="P175"><text:soft-page-break/>- <text:span text:style-name="T1856">Почему?</text:span></text:p>
      <text:p text:style-name="P175">- <text:span text:style-name="T1856">Я расскажу вам всю правду обо мне потому что я верю в вашу доброту и честность, вы особенные пони и мы могли бы стать лучшими подругами — </text:span><text:span text:style-name="T1903">ответила</text:span><text:span text:style-name="T1857"> Эмбер и слегка улыбнулась.</text:span></text:p>
      <text:p text:style-name="P178"><text:span text:style-name="T1904"><text:tab/>На скале был сильный ветер и поэтому </text:span><text:span text:style-name="T1858">Флурри с Ларой подошли </text:span><text:span text:style-name="T1904">по</text:span><text:span text:style-name="T1858">ближе к Эмбер.</text:span></text:p>
      <text:p text:style-name="P177">- <text:span text:style-name="T1859">Всё началось в совершенно другой стране. Возможно вы слышали о стране Аликорнов?</text:span></text:p>
      <text:p text:style-name="P177">- <text:span text:style-name="T1860">Да, но о ней мало </text:span><text:span text:style-name="T1905">чего </text:span><text:span text:style-name="T1860">известно — ответила Лара.</text:span></text:p>
      <text:p text:style-name="P177">- <text:span text:style-name="T1861">В этой стране был рожден мой отец. </text:span><text:span text:style-name="T1862">Он всегда стремился быть лучше других и хотел завладеть властью, чтобы управлять всей страной. </text:span><text:span text:style-name="T1863">Однажды ему удалось найти место, именуемое средоточием всего мира, </text:span><text:span text:style-name="T1864">там была невероятная магия не доступная даже Аликорнам. </text:span><text:span text:style-name="T1865">Мало кто слышал о том месте и мог покинуть его живым. </text:span><text:span text:style-name="T1866">Мой <text:s/>отец нашел это место и взамен на могущественную и самую сильную магию он пожертвовал всем, что у него было: друзьями, родными, моей матерью и в том числе мной. </text:span><text:span text:style-name="T1867">Магия которую он получил </text:span><text:span text:style-name="T1906">взамен</text:span><text:span text:style-name="T1867"> была </text:span><text:span text:style-name="T1906">слишком сильной </text:span><text:span text:style-name="T1907">и </text:span><text:span text:style-name="T1906">поэтому </text:span><text:span text:style-name="T1867">он погиб. После его смерти родилась я. </text:span><text:span text:style-name="T1908">М</text:span><text:span text:style-name="T1867">оя мама увидела во мне </text:span><text:soft-page-break/><text:span text:style-name="T1868">слишком много странностей для Аликорна и не хотела чтобы моё будущее было жестоким </text:span><text:span text:style-name="T1908">и несправедливым</text:span><text:span text:style-name="T1868">. </text:span><text:span text:style-name="T1908">П</text:span><text:span text:style-name="T1868">оэтому она решила отправить меня в Эквестрию и устроила все таким образом, что меня нашел благородный пони и усыновил. </text:span><text:span text:style-name="T1869">М</text:span><text:span text:style-name="T1868">ама не прожила долго из-за болезни </text:span><text:span text:style-name="T1869">и я выросла в </text:span><text:span text:style-name="T1908">той</text:span><text:span text:style-name="T1869"> маленькой деревни — </text:span><text:span text:style-name="T1908">Эмбер </text:span><text:span text:style-name="T1869">показала в сторону маленького поселения, </text:span><text:span text:style-name="T1870">которое стояло посреди леса.</text:span></text:p>
      <text:p text:style-name="P177">- <text:span text:style-name="T1871">Значит магия, которая в тебе настолько могущественная и может уничтожить всю Эквестрию? - ужаснулась Флурри.</text:span></text:p>
      <text:p text:style-name="P177">- <text:span text:style-name="T1872">Да, Флурр</text:span><text:span text:style-name="T1873">и. Моя магия причинила вред моего отцу, который взял меня и воспитал как родную дочь. Он умер несколько месяцев назад, от него осталась только горстка пепла и больше ничего. - </text:span><text:span text:style-name="T1874">Эмбер наклонила голову, с её глаз капнула слезинка.</text:span></text:p>
      <text:p text:style-name="P177">- <text:span text:style-name="T1874">Прости, Эмбер, мы не знали об этом.</text:span></text:p>
      <text:p text:style-name="P177">- <text:span text:style-name="T1874">Не стоит Флурри, сегодня я положу конец </text:span><text:span text:style-name="T1875">этой</text:span><text:span text:style-name="T1874"> истории. </text:span><text:span text:style-name="T1876">Я смогла овладеть магией оборотней через несколько дней, мне удалось украсть книгу из библиотеки Кантерлота и колокольчик Грогара, на что моя магия способна ещё? Вдруг я уничтожу всю Эквестрию?</text:span></text:p>
      <text:p text:style-name="P177"><text:soft-page-break/>- <text:span text:style-name="T1877">Эмбер, ты не способна на это, ты добрая пони, мы верим в тебя, ведь мы </text:span><text:span text:style-name="T1909">твои </text:span><text:span text:style-name="T1877">друзья?! - улыбнулась Флурри.</text:span></text:p>
      <text:p text:style-name="P177">- <text:span text:style-name="T1877">Да, Флурри, мы </text:span><text:span text:style-name="T1910">мои </text:span><text:span text:style-name="T1877">друзья и поэтому я хочу с вами попрощаться.</text:span></text:p>
      <text:p text:style-name="P177">- <text:span text:style-name="T1877">Попрощаться?!</text:span></text:p>
      <text:p text:style-name="P177">- <text:span text:style-name="T1878">Мой ненастоящий отец, я никогда не назову его настоящим, дал клятву тогда, что отрекается от всего взамен на </text:span><text:span text:style-name="T1911">самую могущественную магию</text:span><text:span text:style-name="T1878">. </text:span><text:span text:style-name="T1879">Он не смог ей воспользоваться и поэтому часть той магии теперь во мне.</text:span></text:p>
      <text:p text:style-name="P177">- <text:span text:style-name="T1880">Но в тебе есть добрая часть, ты можешь контролировать свою магию. Лара расскажи Эмбер, что я на первом учебном году чуть не разнесла башню по зельеварению!</text:span></text:p>
      <text:p text:style-name="P177">- <text:span text:style-name="T1881">Не нужно Флурри, ты не понимаешь, что во мне мало осталось своей собственной воли. </text:span><text:span text:style-name="T1882">Та магия </text:span><text:span text:style-name="T1911">существует </text:span><text:span text:style-name="T1882">только потому что она часть меня, когда </text:span><text:span text:style-name="T1912">колокольчик Грогара вберёт</text:span><text:span text:style-name="T1882"> её то она погибнет.</text:span></text:p>
      <text:p text:style-name="P177">- <text:span text:style-name="T1882">А что станет с тобой? Ты ведь тоже можешь погибнуть Эмбер?</text:span></text:p>
      <text:p text:style-name="P177"><text:soft-page-break/>- <text:span text:style-name="T1883">Флурри, ты когда-то считала меня демоном. - Эмбер подошла </text:span><text:span text:style-name="T1885">по</text:span><text:span text:style-name="T1883">бли</text:span><text:span text:style-name="T1885">ж</text:span><text:span text:style-name="T1883">е и посмотрела в </text:span><text:span text:style-name="T1884">кристально-бирюзовые</text:span><text:span text:style-name="T1883"> глаза Флурри.</text:span></text:p>
      <text:p text:style-name="P177">- <text:span text:style-name="T1885">Это потому что я </text:span><text:span text:style-name="T1886">была глупа, прости…</text:span></text:p>
      <text:p text:style-name="P177">- <text:span text:style-name="T1886">Не извиняйся, </text:span><text:span text:style-name="T1913">у тебя будет счастливая жизнь, даже без меня. А </text:span><text:span text:style-name="T1886">мне никогда не было места в этом мире, я была рождена </text:span><text:span text:style-name="T1887">злом и </text:span><text:span text:style-name="T1914">поэтому это мой </text:span><text:span text:style-name="T1915">долг</text:span><text:span text:style-name="T1914"> положить этому конец</text:span><text:span text:style-name="T1887">.</text:span></text:p>
      <text:p text:style-name="P179"><text:tab/>Флурри ничего не могла сказать, у неё потекли слезы. Она не могла поверить, что Эмбер умрёт во благо всей Эквестрии <text:span text:style-name="T1888">потому что её магия способна принести много вреда.</text:span></text:p>
      <text:p text:style-name="P179">- <text:span text:style-name="T1889">Эмбер, я не могу позволить тебе… - не успела договорить Флурри.</text:span></text:p>
      <text:p text:style-name="P179">- <text:span text:style-name="T1889">Сделай это для меня пожалуйста — перебила её Эмбер и обратилась к Ларе — </text:span><text:span text:style-name="T1890">возьми колокольчик Грогара и забери мою магию.</text:span></text:p>
      <text:p text:style-name="P180"><text:tab/>Лара долго думала и поняла, что другого выхода нет, им не известно, что это за магия и способности Эмбер слишком колоссальны, вдруг завтра она захочет забрать магию у принцессы Эквестрии и других магических существ, тогда её никто не сможет остановить, <text:span text:style-name="T1916">д</text:span>аже Дискорд со своей силой. <text:soft-page-break/><text:span text:style-name="T1891">Она медленно протянула копыта к колокольчику и взяла его.</text:span></text:p>
      <text:p text:style-name="P181"><text:tab/>Флурри обняла Эмбер.</text:p>
      <text:p text:style-name="P181">- Прощай Флурри, может когда-нибудь увид<text:span text:style-name="T1917">и</text:span>мся — улыбнулась Эмбер.</text:p>
      <text:p text:style-name="P181">- <text:span text:style-name="T1892">Прощай Эмбер.</text:span></text:p>
      <text:p text:style-name="P182"><text:tab/><text:span text:style-name="T1892">Флурри </text:span><text:span text:style-name="T1918">отошла от Эмбер</text:span><text:span text:style-name="T1892"> и </text:span><text:span text:style-name="T1893">колокольчик Грогара зазвенел громовым ударом. </text:span></text:p>
      <text:p text:style-name="P182"><text:span text:style-name="T1893"><text:tab/>Эмбер </text:span><text:span text:style-name="T1894">не сопротивлялась, она смотрела на своих друзей и думала, какая прекрасная жизнь их ждет </text:span><text:span text:style-name="T1920">и </text:span><text:span text:style-name="T1894">была рада, </text:span><text:span text:style-name="T1919">что они лучшие подруги</text:span><text:span text:style-name="T1894">.</text:span></text:p>
      <text:p text:style-name="P183"><text:span text:style-name="T1894"><text:tab/></text:span><text:span text:style-name="T1895">Магия быстро покинула Эмбер и она упала на </text:span><text:span text:style-name="T1921">холодную каменную повер</text:span><text:span text:style-name="T1922">х</text:span><text:span text:style-name="T1921">ность</text:span><text:span text:style-name="T1895">.</text:span></text:p>
      <text:p text:style-name="P184"><text:span text:style-name="T1894"><text:tab/></text:span><text:span text:style-name="T1895">Флурри с Ларой кинулись к ней.</text:span></text:p>
      <text:p text:style-name="P250"><text:span text:style-name="T154">- </text:span><text:span text:style-name="T155">Какое прекрасное небо! Как жаль, что я не замечала этого раньше — тихо </text:span><text:span text:style-name="T157">проговорила</text:span><text:span text:style-name="T155"> Эмбер и её грива начала растворяться в черном облаке.</text:span></text:p>
      <text:p text:style-name="P250"><text:span text:style-name="T155"><text:tab/></text:span><text:span text:style-name="T156">Флурри не успела ничего </text:span><text:span text:style-name="T157">сделать:</text:span><text:span text:style-name="T156"> от Эмбер ничего не осталось. </text:span><text:span text:style-name="T158">Л</text:span><text:span text:style-name="T156">ишь черное облако, </text:span><text:span text:style-name="T158">которое уносил ветер, стремилось прочь</text:span><text:span text:style-name="T156"> </text:span><text:span text:style-name="T158">в темно-зеленый лес</text:span><text:span text:style-name="T156">.</text:span><text:span text:style-name="T155"> </text:span><text:span text:style-name="T154"><text:s/></text:span></text:p>
      <text:p text:style-name="P181"><text:soft-page-break/></text:p>
      <text:p text:style-name="P17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Times New Roman" svg:font-family="'Times New Roman'" style:font-family-generic="roman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04T14:16:08.789348276</meta:creation-date>
    <dc:date>2022-07-05T18:20:10.816630194</dc:date>
    <meta:editing-duration>P2DT1H57M20S</meta:editing-duration>
    <meta:editing-cycles>4582</meta:editing-cycles>
    <meta:generator>LibreOffice/7.2.6.2$Linux_X86_64 LibreOffice_project/20$Build-2</meta:generator>
    <meta:document-statistic meta:table-count="0" meta:image-count="0" meta:object-count="0" meta:page-count="132" meta:paragraph-count="1036" meta:word-count="16501" meta:character-count="100939" meta:non-whitespace-character-count="84806"/>
  </office:meta>
</office:document-meta>
</file>